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co1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6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66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67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68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69" style:family="table-cell" style:parent-style-name="Default">
      <style:table-cell-properties fo:border-bottom="none" fo:border-left="0.06pt solid #000000" fo:border-right="0.06pt solid #000000" fo:border-top="none"/>
    </style:style>
    <style:style style:name="ce7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94925" calcext:value-type="float">
            <text:p>194925</text:p>
          </table:table-cell>
          <table:table-cell office:value-type="float" office:value="1295.649048" calcext:value-type="float">
            <text:p>1295,64904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105" calcext:value-type="float">
            <text:p>195105</text:p>
          </table:table-cell>
          <table:table-cell office:value-type="float" office:value="1358.354004" calcext:value-type="float">
            <text:p>135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239" calcext:value-type="float">
            <text:p>195239</text:p>
          </table:table-cell>
          <table:table-cell office:value-type="float" office:value="1403.02002" calcext:value-type="float">
            <text:p>1403,020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57" calcext:value-type="float">
            <text:p>91057</text:p>
          </table:table-cell>
          <table:table-cell office:value-type="float" office:value="1475.630981" calcext:value-type="float">
            <text:p>1475,63098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45" calcext:value-type="float">
            <text:p>91245</text:p>
          </table:table-cell>
          <table:table-cell office:value-type="float" office:value="1374.911987" calcext:value-type="float">
            <text:p>1374,9119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44" calcext:value-type="float">
            <text:p>91744</text:p>
          </table:table-cell>
          <table:table-cell office:value-type="float" office:value="1385.922974" calcext:value-type="float">
            <text:p>1385,9229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24" calcext:value-type="float">
            <text:p>91924</text:p>
          </table:table-cell>
          <table:table-cell office:value-type="float" office:value="1311.622925" calcext:value-type="float">
            <text:p>1311,6229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40" calcext:value-type="float">
            <text:p>92140</text:p>
          </table:table-cell>
          <table:table-cell office:value-type="float" office:value="1211.45105" calcext:value-type="float">
            <text:p>1211,451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16" calcext:value-type="float">
            <text:p>92616</text:p>
          </table:table-cell>
          <table:table-cell office:value-type="float" office:value="1464.375" calcext:value-type="float">
            <text:p>1464,3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1" calcext:value-type="float">
            <text:p>92801</text:p>
          </table:table-cell>
          <table:table-cell office:value-type="float" office:value="1428.98999" calcext:value-type="float">
            <text:p>1428,989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50" calcext:value-type="float">
            <text:p>92950</text:p>
          </table:table-cell>
          <table:table-cell office:value-type="float" office:value="1098.111084" calcext:value-type="float">
            <text:p>1098,11108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29" calcext:value-type="float">
            <text:p>93129</text:p>
          </table:table-cell>
          <table:table-cell office:value-type="float" office:value="1196.322021" calcext:value-type="float">
            <text:p>1196,322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54" calcext:value-type="float">
            <text:p>93554</text:p>
          </table:table-cell>
          <table:table-cell office:value-type="float" office:value="1031.448975" calcext:value-type="float">
            <text:p>1031,448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51" calcext:value-type="float">
            <text:p>93851</text:p>
          </table:table-cell>
          <table:table-cell office:value-type="float" office:value="1057.579102" calcext:value-type="float">
            <text:p>1057,57910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25" calcext:value-type="float">
            <text:p>94025</text:p>
          </table:table-cell>
          <table:table-cell office:value-type="float" office:value="1099.725952" calcext:value-type="float">
            <text:p>1099,72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54" calcext:value-type="float">
            <text:p>94254</text:p>
          </table:table-cell>
          <table:table-cell office:value-type="float" office:value="1390.486938" calcext:value-type="float">
            <text:p>1390,486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35" calcext:value-type="float">
            <text:p>94435</text:p>
          </table:table-cell>
          <table:table-cell office:value-type="float" office:value="1230.761108" calcext:value-type="float">
            <text:p>1230,7611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15" calcext:value-type="float">
            <text:p>94615</text:p>
          </table:table-cell>
          <table:table-cell office:value-type="float" office:value="967.836975" calcext:value-type="float">
            <text:p>967,83697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56" calcext:value-type="float">
            <text:p>95456</text:p>
          </table:table-cell>
          <table:table-cell office:value-type="float" office:value="1155.128906" calcext:value-type="float">
            <text:p>1155,1289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34" calcext:value-type="float">
            <text:p>95634</text:p>
          </table:table-cell>
          <table:table-cell office:value-type="float" office:value="1178.390015" calcext:value-type="float">
            <text:p>1178,390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12" calcext:value-type="float">
            <text:p>95812</text:p>
          </table:table-cell>
          <table:table-cell office:value-type="float" office:value="1080.340942" calcext:value-type="float">
            <text:p>1080,340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46" calcext:value-type="float">
            <text:p>95946</text:p>
          </table:table-cell>
          <table:table-cell office:value-type="float" office:value="1022.246033" calcext:value-type="float">
            <text:p>1022,246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153" calcext:value-type="float">
            <text:p>100153</text:p>
          </table:table-cell>
          <table:table-cell office:value-type="float" office:value="1241.359985" calcext:value-type="float">
            <text:p>1241,3599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611" calcext:value-type="float">
            <text:p>100611</text:p>
          </table:table-cell>
          <table:table-cell office:value-type="float" office:value="935.304993" calcext:value-type="float">
            <text:p>935,30499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1374.006958" calcext:value-type="float">
            <text:p>1374,0069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930" calcext:value-type="float">
            <text:p>100930</text:p>
          </table:table-cell>
          <table:table-cell office:value-type="float" office:value="1469.228027" calcext:value-type="float">
            <text:p>1469,228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06" calcext:value-type="float">
            <text:p>101106</text:p>
          </table:table-cell>
          <table:table-cell office:value-type="float" office:value="1127.715942" calcext:value-type="float">
            <text:p>1127,71594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242" calcext:value-type="float">
            <text:p>101242</text:p>
          </table:table-cell>
          <table:table-cell office:value-type="float" office:value="980.614014" calcext:value-type="float">
            <text:p>980,614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1008.960938" calcext:value-type="float">
            <text:p>1008,9609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630" calcext:value-type="float">
            <text:p>101630</text:p>
          </table:table-cell>
          <table:table-cell office:value-type="float" office:value="1082.975952" calcext:value-type="float">
            <text:p>1082,97595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214.6157613" calcext:value-type="float">
            <text:p>1214,6157613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203.8865355" calcext:value-type="float">
            <text:p>1203,886535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9.363908842322" calcext:value-type="float">
            <text:p>169,3639088423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214.6157613" calcext:value-type="float">
            <text:p>1214,6157613</text:p>
          </table:table-cell>
          <table:table-cell table:style-name="Default" table:formula="of:=STDEV([.B5:.B34];[.F5:.F34];[.J5:.J34];[.N5:.N34];[.R5:.R34];[.V5:.V34];[.Z5:.Z34];[.AD5:.AD34];[.AH5:.AH34])" office:value-type="float" office:value="169.363908842322" calcext:value-type="float">
            <text:p>169,3639088423</text:p>
          </table:table-cell>
          <table:table-cell table:style-name="Default" table:formula="of:=COUNT([.B5:.B34];[.F5:.F34];[.J5:.J34];[.N5:.N34];[.R5:.R34];[.V5:.V34];[.Z5:.Z34];[.AD5:.AD34];[.AH5:.AH34])" office:value-type="float" office:value="30" calcext:value-type="float">
            <text:p>30</text:p>
          </table:table-cell>
          <table:table-cell table:formula="of:=2*[.C40]/SQRT([.D40])" office:value-type="float" office:value="61.842955533459" calcext:value-type="float">
            <text:p>61,8429555335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34];[.G5:.G34];[.K5:.K34];[.O5:.O34];[.S5:.S34];[.W5:.W34];[.AA5:.AA34];[.AE5:.AE34];[.AI5:.AI34])" office:value-type="float" office:value="0" calcext:value-type="float">
            <text:p>0</text:p>
          </table:table-cell>
          <table:table-cell table:style-name="ce17" table:formula="of:=COUNT([.C5:.C34];[.G5:.G34];[.K5:.K34];[.O5:.O34];[.S5:.S34];[.W5:.W34];[.AA5:.AA34];[.AE5:.AE34];[.AI5:.AI34])" office:value-type="float" office:value="30" calcext:value-type="float">
            <text:p>3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34];[.H5:.H34];[.L5:.L34];[.P5:.P34];[.T5:.T34];[.X5:.X34];[.AB5:.AB34];[.AF5:.AF34];[.AJ5:.AJ34])" office:value-type="float" office:value="0" calcext:value-type="float">
            <text:p>0</text:p>
          </table:table-cell>
          <table:table-cell table:style-name="Default" table:formula="of:=COUNT([.D5:.D34];[.H5:.H34];[.L5:.L34];[.P5:.P34];[.T5:.T34];[.X5:.X34];[.AB5:.AB34];[.AF5:.AF34];[.AJ5:.AJ34])" office:value-type="float" office:value="30" calcext:value-type="float">
            <text:p>3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2529" calcext:value-type="float">
            <text:p>182529</text:p>
          </table:table-cell>
          <table:table-cell office:value-type="float" office:value="1315.613037" calcext:value-type="float">
            <text:p>131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529" calcext:value-type="float">
            <text:p>182529</text:p>
          </table:table-cell>
          <table:table-cell office:value-type="float" office:value="1104.692017" calcext:value-type="float">
            <text:p>1104,69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15" calcext:value-type="float">
            <text:p>182715</text:p>
          </table:table-cell>
          <table:table-cell office:value-type="float" office:value="986.473999" calcext:value-type="float">
            <text:p>986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715" calcext:value-type="float">
            <text:p>182715</text:p>
          </table:table-cell>
          <table:table-cell office:value-type="float" office:value="987.618958" calcext:value-type="float">
            <text:p>987,618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57" calcext:value-type="float">
            <text:p>182857</text:p>
          </table:table-cell>
          <table:table-cell office:value-type="float" office:value="1225.630005" calcext:value-type="float">
            <text:p>1225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857" calcext:value-type="float">
            <text:p>182857</text:p>
          </table:table-cell>
          <table:table-cell office:value-type="float" office:value="1266.605957" calcext:value-type="float">
            <text:p>1266,605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44" calcext:value-type="float">
            <text:p>183044</text:p>
          </table:table-cell>
          <table:table-cell office:value-type="float" office:value="1336.760986" calcext:value-type="float">
            <text:p>1336,760986</text:p>
          </table:table-cell>
          <table:table-cell office:value-type="float" office:value="1" calcext:value-type="float">
            <text:p>1</text:p>
          </table:table-cell>
          <table:table-cell office:value-type="float" office:value="440.16098" calcext:value-type="float">
            <text:p>440,16098</text:p>
          </table:table-cell>
          <table:table-cell office:value-type="float" office:value="183044" calcext:value-type="float">
            <text:p>183044</text:p>
          </table:table-cell>
          <table:table-cell office:value-type="float" office:value="1357.526978" calcext:value-type="float">
            <text:p>1357,526978</text:p>
          </table:table-cell>
          <table:table-cell office:value-type="float" office:value="1" calcext:value-type="float">
            <text:p>1</text:p>
          </table:table-cell>
          <table:table-cell office:value-type="float" office:value="32.613998" calcext:value-type="float">
            <text:p>32,613998</text:p>
          </table:table-cell>
        </table:table-row>
        <table:table-row table:style-name="ro1">
          <table:table-cell office:value-type="float" office:value="183229" calcext:value-type="float">
            <text:p>183229</text:p>
          </table:table-cell>
          <table:table-cell office:value-type="float" office:value="1045.219971" calcext:value-type="float">
            <text:p>1045,219971</text:p>
          </table:table-cell>
          <table:table-cell office:value-type="float" office:value="1" calcext:value-type="float">
            <text:p>1</text:p>
          </table:table-cell>
          <table:table-cell office:value-type="float" office:value="40.247002" calcext:value-type="float">
            <text:p>40,247002</text:p>
          </table:table-cell>
          <table:table-cell office:value-type="float" office:value="183229" calcext:value-type="float">
            <text:p>183229</text:p>
          </table:table-cell>
          <table:table-cell office:value-type="float" office:value="1130.25" calcext:value-type="float">
            <text:p>1130,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09" calcext:value-type="float">
            <text:p>183409</text:p>
          </table:table-cell>
          <table:table-cell office:value-type="float" office:value="977.932983" calcext:value-type="float">
            <text:p>977,93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409" calcext:value-type="float">
            <text:p>183409</text:p>
          </table:table-cell>
          <table:table-cell office:value-type="float" office:value="1225.674072" calcext:value-type="float">
            <text:p>1225,6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52" calcext:value-type="float">
            <text:p>183552</text:p>
          </table:table-cell>
          <table:table-cell office:value-type="float" office:value="1650.978027" calcext:value-type="float">
            <text:p>1650,97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2" calcext:value-type="float">
            <text:p>183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38" calcext:value-type="float">
            <text:p>183738</text:p>
          </table:table-cell>
          <table:table-cell office:value-type="float" office:value="1925.107056" calcext:value-type="float">
            <text:p>1925,107056</text:p>
          </table:table-cell>
          <table:table-cell office:value-type="float" office:value="2" calcext:value-type="float">
            <text:p>2</text:p>
          </table:table-cell>
          <table:table-cell office:value-type="float" office:value="61.738998" calcext:value-type="float">
            <text:p>61,738998</text:p>
          </table:table-cell>
          <table:table-cell office:value-type="float" office:value="183738" calcext:value-type="float">
            <text:p>183738</text:p>
          </table:table-cell>
          <table:table-cell office:value-type="float" office:value="1788.210938" calcext:value-type="float">
            <text:p>1788,21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23" calcext:value-type="float">
            <text:p>183923</text:p>
          </table:table-cell>
          <table:table-cell office:value-type="float" office:value="985.380005" calcext:value-type="float">
            <text:p>985,38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923" calcext:value-type="float">
            <text:p>183923</text:p>
          </table:table-cell>
          <table:table-cell office:value-type="float" office:value="911.584961" calcext:value-type="float">
            <text:p>911,58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32" calcext:value-type="float">
            <text:p>184132</text:p>
          </table:table-cell>
          <table:table-cell office:value-type="float" office:value="1268.089966" calcext:value-type="float">
            <text:p>1268,08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132" calcext:value-type="float">
            <text:p>184132</text:p>
          </table:table-cell>
          <table:table-cell office:value-type="float" office:value="1296.947998" calcext:value-type="float">
            <text:p>1296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15" calcext:value-type="float">
            <text:p>184315</text:p>
          </table:table-cell>
          <table:table-cell office:value-type="float" office:value="1196.990967" calcext:value-type="float">
            <text:p>1196,990967</text:p>
          </table:table-cell>
          <table:table-cell office:value-type="float" office:value="1" calcext:value-type="float">
            <text:p>1</text:p>
          </table:table-cell>
          <table:table-cell office:value-type="float" office:value="50.074001" calcext:value-type="float">
            <text:p>50,074001</text:p>
          </table:table-cell>
          <table:table-cell office:value-type="float" office:value="184315" calcext:value-type="float">
            <text:p>184315</text:p>
          </table:table-cell>
          <table:table-cell office:value-type="float" office:value="1122.36792" calcext:value-type="float">
            <text:p>1122,36792</text:p>
          </table:table-cell>
          <table:table-cell office:value-type="float" office:value="1" calcext:value-type="float">
            <text:p>1</text:p>
          </table:table-cell>
          <table:table-cell office:value-type="float" office:value="85.695999" calcext:value-type="float">
            <text:p>85,695999</text:p>
          </table:table-cell>
        </table:table-row>
        <table:table-row table:style-name="ro1">
          <table:table-cell office:value-type="float" office:value="184509" calcext:value-type="float">
            <text:p>184509</text:p>
          </table:table-cell>
          <table:table-cell office:value-type="float" office:value="1691.714966" calcext:value-type="float">
            <text:p>1691,7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09" calcext:value-type="float">
            <text:p>184509</text:p>
          </table:table-cell>
          <table:table-cell office:value-type="float" office:value="1092.228027" calcext:value-type="float">
            <text:p>1092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52" calcext:value-type="float">
            <text:p>184652</text:p>
          </table:table-cell>
          <table:table-cell office:value-type="float" office:value="1035.341919" calcext:value-type="float">
            <text:p>1035,34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52" calcext:value-type="float">
            <text:p>184652</text:p>
          </table:table-cell>
          <table:table-cell office:value-type="float" office:value="1068.728027" calcext:value-type="float">
            <text:p>1068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36" calcext:value-type="float">
            <text:p>184836</text:p>
          </table:table-cell>
          <table:table-cell office:value-type="float" office:value="1340.598999" calcext:value-type="float">
            <text:p>1340,5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836" calcext:value-type="float">
            <text:p>184836</text:p>
          </table:table-cell>
          <table:table-cell office:value-type="float" office:value="1298.215088" calcext:value-type="float">
            <text:p>1298,215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19" calcext:value-type="float">
            <text:p>185019</text:p>
          </table:table-cell>
          <table:table-cell office:value-type="float" office:value="1356.036987" calcext:value-type="float">
            <text:p>1356,036987</text:p>
          </table:table-cell>
          <table:table-cell office:value-type="float" office:value="1" calcext:value-type="float">
            <text:p>1</text:p>
          </table:table-cell>
          <table:table-cell office:value-type="float" office:value="66.518997" calcext:value-type="float">
            <text:p>66,518997</text:p>
          </table:table-cell>
          <table:table-cell office:value-type="float" office:value="185019" calcext:value-type="float">
            <text:p>185019</text:p>
          </table:table-cell>
          <table:table-cell office:value-type="float" office:value="1626.416992" calcext:value-type="float">
            <text:p>1626,416992</text:p>
          </table:table-cell>
          <table:table-cell office:value-type="float" office:value="1" calcext:value-type="float">
            <text:p>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185458" calcext:value-type="float">
            <text:p>185458</text:p>
          </table:table-cell>
          <table:table-cell office:value-type="float" office:value="1451.850098" calcext:value-type="float">
            <text:p>1451,85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458" calcext:value-type="float">
            <text:p>185458</text:p>
          </table:table-cell>
          <table:table-cell office:value-type="float" office:value="1119.452026" calcext:value-type="float">
            <text:p>1119,452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42" calcext:value-type="float">
            <text:p>185642</text:p>
          </table:table-cell>
          <table:table-cell office:value-type="float" office:value="1333.696045" calcext:value-type="float">
            <text:p>1333,6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642" calcext:value-type="float">
            <text:p>185642</text:p>
          </table:table-cell>
          <table:table-cell office:value-type="float" office:value="1285.153931" calcext:value-type="float">
            <text:p>1285,153931</text:p>
          </table:table-cell>
          <table:table-cell office:value-type="float" office:value="1" calcext:value-type="float">
            <text:p>1</text:p>
          </table:table-cell>
          <table:table-cell office:value-type="float" office:value="19.502998" calcext:value-type="float">
            <text:p>19,502998</text:p>
          </table:table-cell>
        </table:table-row>
        <table:table-row table:style-name="ro1">
          <table:table-cell office:value-type="float" office:value="185913" calcext:value-type="float">
            <text:p>185913</text:p>
          </table:table-cell>
          <table:table-cell office:value-type="float" office:value="1195.304077" calcext:value-type="float">
            <text:p>1195,30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913" calcext:value-type="float">
            <text:p>185913</text:p>
          </table:table-cell>
          <table:table-cell office:value-type="float" office:value="1225.140991" calcext:value-type="float">
            <text:p>1225,140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37" calcext:value-type="float">
            <text:p>190337</text:p>
          </table:table-cell>
          <table:table-cell office:value-type="float" office:value="1339.916992" calcext:value-type="float">
            <text:p>1339,9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337" calcext:value-type="float">
            <text:p>190337</text:p>
          </table:table-cell>
          <table:table-cell office:value-type="float" office:value="1356.044067" calcext:value-type="float">
            <text:p>1356,04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21" calcext:value-type="float">
            <text:p>190521</text:p>
          </table:table-cell>
          <table:table-cell office:value-type="float" office:value="1412.845947" calcext:value-type="float">
            <text:p>1412,8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521" calcext:value-type="float">
            <text:p>190521</text:p>
          </table:table-cell>
          <table:table-cell office:value-type="float" office:value="1587.55896" calcext:value-type="float">
            <text:p>1587,55896</text:p>
          </table:table-cell>
          <table:table-cell office:value-type="float" office:value="1" calcext:value-type="float">
            <text:p>1</text:p>
          </table:table-cell>
          <table:table-cell office:value-type="float" office:value="41.465" calcext:value-type="float">
            <text:p>41,465</text:p>
          </table:table-cell>
        </table:table-row>
        <table:table-row table:style-name="ro1">
          <table:table-cell office:value-type="float" office:value="190805" calcext:value-type="float">
            <text:p>190805</text:p>
          </table:table-cell>
          <table:table-cell office:value-type="float" office:value="1312.438965" calcext:value-type="float">
            <text:p>1312,4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805" calcext:value-type="float">
            <text:p>190805</text:p>
          </table:table-cell>
          <table:table-cell office:value-type="float" office:value="1523.684937" calcext:value-type="float">
            <text:p>1523,684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53" calcext:value-type="float">
            <text:p>190953</text:p>
          </table:table-cell>
          <table:table-cell office:value-type="float" office:value="955.994995" calcext:value-type="float">
            <text:p>955,994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953" calcext:value-type="float">
            <text:p>190953</text:p>
          </table:table-cell>
          <table:table-cell office:value-type="float" office:value="940.065979" calcext:value-type="float">
            <text:p>940,065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13" calcext:value-type="float">
            <text:p>191513</text:p>
          </table:table-cell>
          <table:table-cell office:value-type="float" office:value="1507.667969" calcext:value-type="float">
            <text:p>1507,6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513" calcext:value-type="float">
            <text:p>191513</text:p>
          </table:table-cell>
          <table:table-cell office:value-type="float" office:value="1123.024902" calcext:value-type="float">
            <text:p>1123,024902</text:p>
          </table:table-cell>
          <table:table-cell office:value-type="float" office:value="1" calcext:value-type="float">
            <text:p>1</text:p>
          </table:table-cell>
          <table:table-cell office:value-type="float" office:value="25.723" calcext:value-type="float">
            <text:p>25,723</text:p>
          </table:table-cell>
        </table:table-row>
        <table:table-row table:style-name="ro1">
          <table:table-cell office:value-type="float" office:value="191658" calcext:value-type="float">
            <text:p>191658</text:p>
          </table:table-cell>
          <table:table-cell office:value-type="float" office:value="935.156982" calcext:value-type="float">
            <text:p>935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658" calcext:value-type="float">
            <text:p>191658</text:p>
          </table:table-cell>
          <table:table-cell office:value-type="float" office:value="985.482971" calcext:value-type="float">
            <text:p>985,482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32" calcext:value-type="float">
            <text:p>193032</text:p>
          </table:table-cell>
          <table:table-cell office:value-type="float" office:value="1243.113037" calcext:value-type="float">
            <text:p>1243,1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032" calcext:value-type="float">
            <text:p>193032</text:p>
          </table:table-cell>
          <table:table-cell office:value-type="float" office:value="1686.210083" calcext:value-type="float">
            <text:p>1686,210083</text:p>
          </table:table-cell>
          <table:table-cell office:value-type="float" office:value="1" calcext:value-type="float">
            <text:p>1</text:p>
          </table:table-cell>
          <table:table-cell office:value-type="float" office:value="43.529999" calcext:value-type="float">
            <text:p>43,529999</text:p>
          </table:table-cell>
        </table:table-row>
        <table:table-row table:style-name="ro1">
          <table:table-cell office:value-type="float" office:value="193906" calcext:value-type="float">
            <text:p>193906</text:p>
          </table:table-cell>
          <table:table-cell office:value-type="float" office:value="1106.280029" calcext:value-type="float">
            <text:p>1106,28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06" calcext:value-type="float">
            <text:p>193906</text:p>
          </table:table-cell>
          <table:table-cell office:value-type="float" office:value="1130.403076" calcext:value-type="float">
            <text:p>1130,4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19" calcext:value-type="float">
            <text:p>194419</text:p>
          </table:table-cell>
          <table:table-cell office:value-type="float" office:value="946.439026" calcext:value-type="float">
            <text:p>946,43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419" calcext:value-type="float">
            <text:p>194419</text:p>
          </table:table-cell>
          <table:table-cell office:value-type="float" office:value="1145.459961" calcext:value-type="float">
            <text:p>1145,459961</text:p>
          </table:table-cell>
          <table:table-cell office:value-type="float" office:value="1" calcext:value-type="float">
            <text:p>1</text:p>
          </table:table-cell>
          <table:table-cell office:value-type="float" office:value="21.889999" calcext:value-type="float">
            <text:p>21,889999</text:p>
          </table:table-cell>
        </table:table-row>
        <table:table-row table:style-name="ro1">
          <table:table-cell office:value-type="float" office:value="194608" calcext:value-type="float">
            <text:p>194608</text:p>
          </table:table-cell>
          <table:table-cell office:value-type="float" office:value="1203.224976" calcext:value-type="float">
            <text:p>1203,224976</text:p>
          </table:table-cell>
          <table:table-cell office:value-type="float" office:value="1" calcext:value-type="float">
            <text:p>1</text:p>
          </table:table-cell>
          <table:table-cell office:value-type="float" office:value="25.207001" calcext:value-type="float">
            <text:p>25,207001</text:p>
          </table:table-cell>
          <table:table-cell office:value-type="float" office:value="194608" calcext:value-type="float">
            <text:p>194608</text:p>
          </table:table-cell>
          <table:table-cell office:value-type="float" office:value="1219.062988" calcext:value-type="float">
            <text:p>1219,06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44" calcext:value-type="float">
            <text:p>194744</text:p>
          </table:table-cell>
          <table:table-cell office:value-type="float" office:value="998.114014" calcext:value-type="float">
            <text:p>998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744" calcext:value-type="float">
            <text:p>194744</text:p>
          </table:table-cell>
          <table:table-cell office:value-type="float" office:value="1026.079102" calcext:value-type="float">
            <text:p>1026,079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50" calcext:value-type="float">
            <text:p>112750</text:p>
          </table:table-cell>
          <table:table-cell office:value-type="float" office:value="957.820007" calcext:value-type="float">
            <text:p>957,82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750" calcext:value-type="float">
            <text:p>112750</text:p>
          </table:table-cell>
          <table:table-cell office:value-type="float" office:value="965.490967" calcext:value-type="float">
            <text:p>965,49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241.25776773333" calcext:value-type="float">
            <text:p>1241,2577677333</text:p>
          </table:table-cell>
          <table:table-cell table:style-name="ce1" table:formula="of:=AVERAGE([C2.C5:.C34])" office:value-type="float" office:value="0.233333333333333" calcext:value-type="float">
            <text:p>0,2333333333</text:p>
          </table:table-cell>
          <table:table-cell table:style-name="ce15" table:formula="of:=AVERAGE([C2.D5:.D34])" office:value-type="float" office:value="22.7982326333333" calcext:value-type="float">
            <text:p>22,7982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186.51276246667" calcext:value-type="float">
            <text:p>1186,5127624667</text:p>
          </table:table-cell>
          <table:table-cell table:style-name="ce1" table:formula="of:=AVERAGE([C2.G5:.G34])" office:value-type="float" office:value="0.266666666666667" calcext:value-type="float">
            <text:p>0,2666666667</text:p>
          </table:table-cell>
          <table:table-cell table:style-name="ce15" table:formula="of:=AVERAGE([C2.H5:.H34])" office:value-type="float" office:value="9.96069976666667" calcext:value-type="float">
            <text:p>9,9606997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234.371521" calcext:value-type="float">
            <text:p>1234,371521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137.9315185" calcext:value-type="float">
            <text:p>1137,931518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245.718313763179" calcext:value-type="float">
            <text:p>245,7183137632</text:p>
          </table:table-cell>
          <table:table-cell table:style-name="ce11" table:formula="of:=STDEV([C2.C5:.C34])" office:value-type="float" office:value="0.504006932993731" calcext:value-type="float">
            <text:p>0,504006933</text:p>
          </table:table-cell>
          <table:table-cell table:style-name="ce16" table:formula="of:=STDEV([C2.D5:.D34])" office:value-type="float" office:value="81.1868866725649" calcext:value-type="float">
            <text:p>81,1868866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317.938483560383" calcext:value-type="float">
            <text:p>317,9384835604</text:p>
          </table:table-cell>
          <table:table-cell table:style-name="ce11" table:formula="of:=STDEV([C2.G5:.G34])" office:value-type="float" office:value="0.449776445108804" calcext:value-type="float">
            <text:p>0,4497764451</text:p>
          </table:table-cell>
          <table:table-cell table:style-name="ce16" table:formula="of:=STDEV([C2.H5:.H34])" office:value-type="float" office:value="19.803334505922" calcext:value-type="float">
            <text:p>19,803334505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213.8852651" calcext:value-type="float">
            <text:p>1213,8852651</text:p>
          </table:table-cell>
          <table:table-cell table:formula="of:=STDEV([.B5:.B34];[.F5:.F34];[.J5:.J34];[.N5:.N34];[.R5:.R34];[.V5:.V34];[.Z5:.Z34];[.AD5:.AD34];[.AH5:.AH34])" office:value-type="float" office:value="283.063265863469" calcext:value-type="float">
            <text:p>283,0632658635</text:p>
          </table:table-cell>
          <table:table-cell table:style-name="Default" table:formula="of:=COUNT([.B5:.B34];[.F5:.F34];[.J5:.J34];[.N5:.N34];[.R5:.R34];[.V5:.V34];[.Z5:.Z34];[.AD5:.AD34];[.AH5:.AH34])" office:value-type="float" office:value="60" calcext:value-type="float">
            <text:p>60</text:p>
          </table:table-cell>
          <table:table-cell table:style-name="Default" table:formula="of:=2*[.C40]/SQRT([.D40])" office:value-type="float" office:value="73.0866209741533" calcext:value-type="float">
            <text:p>73,0866209742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.25" calcext:value-type="float">
            <text:p>0,25</text:p>
          </table:table-cell>
          <table:table-cell table:formula="of:=STDEV([.C5:.C34];[.G5:.G34];[.K5:.K34];[.O5:.O34];[.S5:.S34];[.W5:.W34];[.AA5:.AA34];[.AE5:.AE34];[.AI5:.AI34])" office:value-type="float" office:value="0.473894789153079" calcext:value-type="float">
            <text:p>0,4738947892</text:p>
          </table:table-cell>
          <table:table-cell table:style-name="ce17" table:formula="of:=COUNT([.C5:.C34];[.G5:.G34];[.K5:.K34];[.O5:.O34];[.S5:.S34];[.W5:.W34];[.AA5:.AA34];[.AE5:.AE34];[.AI5:.AI34])" office:value-type="float" office:value="60" calcext:value-type="float">
            <text:p>60</text:p>
          </table:table-cell>
          <table:table-cell table:style-name="Default" table:formula="of:=2*[.C41]/SQRT([.D41])" office:value-type="float" office:value="0.12235910841629" calcext:value-type="float">
            <text:p>0,122359108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16.3794662" calcext:value-type="float">
            <text:p>16,3794662</text:p>
          </table:table-cell>
          <table:table-cell table:formula="of:=STDEV([.D5:.D34];[.H5:.H34];[.L5:.L34];[.P5:.P34];[.T5:.T34];[.X5:.X34];[.AB5:.AB34];[.AF5:.AF34];[.AJ5:.AJ34])" office:value-type="float" office:value="58.944534382487" calcext:value-type="float">
            <text:p>58,9445343825</text:p>
          </table:table-cell>
          <table:table-cell table:style-name="Default" table:formula="of:=COUNT([.D5:.D34];[.H5:.H34];[.L5:.L34];[.P5:.P34];[.T5:.T34];[.X5:.X34];[.AB5:.AB34];[.AF5:.AF34];[.AJ5:.AJ34])" office:value-type="float" office:value="60" calcext:value-type="float">
            <text:p>60</text:p>
          </table:table-cell>
          <table:table-cell table:style-name="Default" table:formula="of:=2*[.C42]/SQRT([.D42])" office:value-type="float" office:value="15.2194133342215" calcext:value-type="float">
            <text:p>15,2194133342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3130" calcext:value-type="float">
            <text:p>153130</text:p>
          </table:table-cell>
          <table:table-cell office:value-type="float" office:value="1478.096924" calcext:value-type="float">
            <text:p>1478,096924</text:p>
          </table:table-cell>
          <table:table-cell office:value-type="float" office:value="5" calcext:value-type="float">
            <text:p>5</text:p>
          </table:table-cell>
          <table:table-cell office:value-type="float" office:value="328.735992" calcext:value-type="float">
            <text:p>328,735992</text:p>
          </table:table-cell>
          <table:table-cell office:value-type="float" office:value="153130" calcext:value-type="float">
            <text:p>153130</text:p>
          </table:table-cell>
          <table:table-cell office:value-type="float" office:value="1407.189941" calcext:value-type="float">
            <text:p>1407,189941</text:p>
          </table:table-cell>
          <table:table-cell office:value-type="float" office:value="4" calcext:value-type="float">
            <text:p>4</text:p>
          </table:table-cell>
          <table:table-cell office:value-type="float" office:value="124.932007" calcext:value-type="float">
            <text:p>124,932007</text:p>
          </table:table-cell>
          <table:table-cell office:value-type="float" office:value="153130" calcext:value-type="float">
            <text:p>153130</text:p>
          </table:table-cell>
          <table:table-cell office:value-type="float" office:value="1260.427979" calcext:value-type="float">
            <text:p>1260,427979</text:p>
          </table:table-cell>
          <table:table-cell office:value-type="float" office:value="2" calcext:value-type="float">
            <text:p>2</text:p>
          </table:table-cell>
          <table:table-cell office:value-type="float" office:value="156.395004" calcext:value-type="float">
            <text:p>156,395004</text:p>
          </table:table-cell>
        </table:table-row>
        <table:table-row table:style-name="ro1">
          <table:table-cell office:value-type="float" office:value="153313" calcext:value-type="float">
            <text:p>153313</text:p>
          </table:table-cell>
          <table:table-cell office:value-type="float" office:value="1089.551025" calcext:value-type="float">
            <text:p>1089,551025</text:p>
          </table:table-cell>
          <table:table-cell office:value-type="float" office:value="2" calcext:value-type="float">
            <text:p>2</text:p>
          </table:table-cell>
          <table:table-cell office:value-type="float" office:value="51.548" calcext:value-type="float">
            <text:p>51,54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57.208984" calcext:value-type="float">
            <text:p>1057,208984</text:p>
          </table:table-cell>
          <table:table-cell office:value-type="float" office:value="1" calcext:value-type="float">
            <text:p>1</text:p>
          </table:table-cell>
          <table:table-cell office:value-type="float" office:value="36.759998" calcext:value-type="float">
            <text:p>36,759998</text:p>
          </table:table-cell>
          <table:table-cell office:value-type="float" office:value="153313" calcext:value-type="float">
            <text:p>153313</text:p>
          </table:table-cell>
          <table:table-cell office:value-type="float" office:value="1001.044983" calcext:value-type="float">
            <text:p>1001,04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31" calcext:value-type="float">
            <text:p>153831</text:p>
          </table:table-cell>
          <table:table-cell office:value-type="float" office:value="1364.906982" calcext:value-type="float">
            <text:p>1364,906982</text:p>
          </table:table-cell>
          <table:table-cell office:value-type="float" office:value="4" calcext:value-type="float">
            <text:p>4</text:p>
          </table:table-cell>
          <table:table-cell office:value-type="float" office:value="666.755981" calcext:value-type="float">
            <text:p>666,75598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257.182983" calcext:value-type="float">
            <text:p>1257,182983</text:p>
          </table:table-cell>
          <table:table-cell office:value-type="float" office:value="4" calcext:value-type="float">
            <text:p>4</text:p>
          </table:table-cell>
          <table:table-cell office:value-type="float" office:value="325.595001" calcext:value-type="float">
            <text:p>325,595001</text:p>
          </table:table-cell>
          <table:table-cell office:value-type="float" office:value="153831" calcext:value-type="float">
            <text:p>153831</text:p>
          </table:table-cell>
          <table:table-cell office:value-type="float" office:value="1421.062012" calcext:value-type="float">
            <text:p>1421,062012</text:p>
          </table:table-cell>
          <table:table-cell office:value-type="float" office:value="6" calcext:value-type="float">
            <text:p>6</text:p>
          </table:table-cell>
          <table:table-cell office:value-type="float" office:value="576.560974" calcext:value-type="float">
            <text:p>576,560974</text:p>
          </table:table-cell>
        </table:table-row>
        <table:table-row table:style-name="ro1">
          <table:table-cell office:value-type="float" office:value="154155" calcext:value-type="float">
            <text:p>154155</text:p>
          </table:table-cell>
          <table:table-cell office:value-type="float" office:value="1606.18811" calcext:value-type="float">
            <text:p>1606,18811</text:p>
          </table:table-cell>
          <table:table-cell office:value-type="float" office:value="6" calcext:value-type="float">
            <text:p>6</text:p>
          </table:table-cell>
          <table:table-cell office:value-type="float" office:value="1960.125854" calcext:value-type="float">
            <text:p>1960,125854</text:p>
          </table:table-cell>
          <table:table-cell office:value-type="float" office:value="154155" calcext:value-type="float">
            <text:p>154155</text:p>
          </table:table-cell>
          <table:table-cell office:value-type="float" office:value="1311.388062" calcext:value-type="float">
            <text:p>1311,388062</text:p>
          </table:table-cell>
          <table:table-cell office:value-type="float" office:value="3" calcext:value-type="float">
            <text:p>3</text:p>
          </table:table-cell>
          <table:table-cell office:value-type="float" office:value="145.447006" calcext:value-type="float">
            <text:p>145,447006</text:p>
          </table:table-cell>
          <table:table-cell office:value-type="float" office:value="154155" calcext:value-type="float">
            <text:p>154155</text:p>
          </table:table-cell>
          <table:table-cell office:value-type="float" office:value="1219.411987" calcext:value-type="float">
            <text:p>1219,411987</text:p>
          </table:table-cell>
          <table:table-cell office:value-type="float" office:value="2" calcext:value-type="float">
            <text:p>2</text:p>
          </table:table-cell>
          <table:table-cell office:value-type="float" office:value="307.511017" calcext:value-type="float">
            <text:p>307,511017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  <table:table-cell office:value-type="float" office:value="1288.031006" calcext:value-type="float">
            <text:p>1288,031006</text:p>
          </table:table-cell>
          <table:table-cell office:value-type="float" office:value="7" calcext:value-type="float">
            <text:p>7</text:p>
          </table:table-cell>
          <table:table-cell office:value-type="float" office:value="424.136993" calcext:value-type="float">
            <text:p>424,13699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491.152954" calcext:value-type="float">
            <text:p>1491,152954</text:p>
          </table:table-cell>
          <table:table-cell office:value-type="float" office:value="5" calcext:value-type="float">
            <text:p>5</text:p>
          </table:table-cell>
          <table:table-cell office:value-type="float" office:value="510.022003" calcext:value-type="float">
            <text:p>510,022003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92.807983" calcext:value-type="float">
            <text:p>1592,807983</text:p>
          </table:table-cell>
          <table:table-cell office:value-type="float" office:value="3" calcext:value-type="float">
            <text:p>3</text:p>
          </table:table-cell>
          <table:table-cell office:value-type="float" office:value="748.229004" calcext:value-type="float">
            <text:p>748,229004</text:p>
          </table:table-cell>
        </table:table-row>
        <table:table-row table:style-name="ro1">
          <table:table-cell office:value-type="float" office:value="154924" calcext:value-type="float">
            <text:p>154924</text:p>
          </table:table-cell>
          <table:table-cell office:value-type="float" office:value="1469.158081" calcext:value-type="float">
            <text:p>1469,158081</text:p>
          </table:table-cell>
          <table:table-cell office:value-type="float" office:value="1" calcext:value-type="float">
            <text:p>1</text:p>
          </table:table-cell>
          <table:table-cell office:value-type="float" office:value="58.883999" calcext:value-type="float">
            <text:p>58,883999</text:p>
          </table:table-cell>
          <table:table-cell office:value-type="float" office:value="154924" calcext:value-type="float">
            <text:p>154924</text:p>
          </table:table-cell>
          <table:table-cell office:value-type="float" office:value="1242.833008" calcext:value-type="float">
            <text:p>1242,833008</text:p>
          </table:table-cell>
          <table:table-cell office:value-type="float" office:value="1" calcext:value-type="float">
            <text:p>1</text:p>
          </table:table-cell>
          <table:table-cell office:value-type="float" office:value="52.211998" calcext:value-type="float">
            <text:p>52,211998</text:p>
          </table:table-cell>
          <table:table-cell office:value-type="float" office:value="154924" calcext:value-type="float">
            <text:p>154924</text:p>
          </table:table-cell>
          <table:table-cell office:value-type="float" office:value="1409.639038" calcext:value-type="float">
            <text:p>1409,639038</text:p>
          </table:table-cell>
          <table:table-cell office:value-type="float" office:value="1" calcext:value-type="float">
            <text:p>1</text:p>
          </table:table-cell>
          <table:table-cell office:value-type="float" office:value="58.483002" calcext:value-type="float">
            <text:p>58,483002</text:p>
          </table:table-cell>
        </table:table-row>
        <table:table-row table:style-name="ro1">
          <table:table-cell office:value-type="float" office:value="160121" calcext:value-type="float">
            <text:p>160121</text:p>
          </table:table-cell>
          <table:table-cell office:value-type="float" office:value="1381.863037" calcext:value-type="float">
            <text:p>1381,863037</text:p>
          </table:table-cell>
          <table:table-cell office:value-type="float" office:value="1" calcext:value-type="float">
            <text:p>1</text:p>
          </table:table-cell>
          <table:table-cell office:value-type="float" office:value="88.813995" calcext:value-type="float">
            <text:p>88,813995</text:p>
          </table:table-cell>
          <table:table-cell office:value-type="float" office:value="160121" calcext:value-type="float">
            <text:p>160121</text:p>
          </table:table-cell>
          <table:table-cell office:value-type="float" office:value="1535.133057" calcext:value-type="float">
            <text:p>1535,133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21" calcext:value-type="float">
            <text:p>160121</text:p>
          </table:table-cell>
          <table:table-cell office:value-type="float" office:value="1342.714966" calcext:value-type="float">
            <text:p>1342,7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24" calcext:value-type="float">
            <text:p>160424</text:p>
          </table:table-cell>
          <table:table-cell office:value-type="float" office:value="858.407959" calcext:value-type="float">
            <text:p>858,40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424" calcext:value-type="float">
            <text:p>160424</text:p>
          </table:table-cell>
          <table:table-cell office:value-type="float" office:value="1001.343994" calcext:value-type="float">
            <text:p>1001,343994</text:p>
          </table:table-cell>
          <table:table-cell office:value-type="float" office:value="3" calcext:value-type="float">
            <text:p>3</text:p>
          </table:table-cell>
          <table:table-cell office:value-type="float" office:value="99.500999" calcext:value-type="float">
            <text:p>99,500999</text:p>
          </table:table-cell>
          <table:table-cell office:value-type="float" office:value="160424" calcext:value-type="float">
            <text:p>160424</text:p>
          </table:table-cell>
          <table:table-cell office:value-type="float" office:value="949.60199" calcext:value-type="float">
            <text:p>949,6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09" calcext:value-type="float">
            <text:p>160609</text:p>
          </table:table-cell>
          <table:table-cell office:value-type="float" office:value="1214.130005" calcext:value-type="float">
            <text:p>1214,130005</text:p>
          </table:table-cell>
          <table:table-cell office:value-type="float" office:value="3" calcext:value-type="float">
            <text:p>3</text:p>
          </table:table-cell>
          <table:table-cell office:value-type="float" office:value="281.983002" calcext:value-type="float">
            <text:p>281,983002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23.978027" calcext:value-type="float">
            <text:p>1223,978027</text:p>
          </table:table-cell>
          <table:table-cell office:value-type="float" office:value="3" calcext:value-type="float">
            <text:p>3</text:p>
          </table:table-cell>
          <table:table-cell office:value-type="float" office:value="227.936996" calcext:value-type="float">
            <text:p>227,936996</text:p>
          </table:table-cell>
          <table:table-cell office:value-type="float" office:value="160609" calcext:value-type="float">
            <text:p>160609</text:p>
          </table:table-cell>
          <table:table-cell office:value-type="float" office:value="1247.463013" calcext:value-type="float">
            <text:p>1247,463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17" calcext:value-type="float">
            <text:p>160817</text:p>
          </table:table-cell>
          <table:table-cell office:value-type="float" office:value="1147.151978" calcext:value-type="float">
            <text:p>1147,151978</text:p>
          </table:table-cell>
          <table:table-cell office:value-type="float" office:value="2" calcext:value-type="float">
            <text:p>2</text:p>
          </table:table-cell>
          <table:table-cell office:value-type="float" office:value="73.305" calcext:value-type="float">
            <text:p>73,305</text:p>
          </table:table-cell>
          <table:table-cell office:value-type="float" office:value="160817" calcext:value-type="float">
            <text:p>160817</text:p>
          </table:table-cell>
          <table:table-cell office:value-type="float" office:value="1103.360107" calcext:value-type="float">
            <text:p>1103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17" calcext:value-type="float">
            <text:p>160817</text:p>
          </table:table-cell>
          <table:table-cell office:value-type="float" office:value="1093.692993" calcext:value-type="float">
            <text:p>1093,6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18" calcext:value-type="float">
            <text:p>162018</text:p>
          </table:table-cell>
          <table:table-cell office:value-type="float" office:value="1146.630981" calcext:value-type="float">
            <text:p>1146,630981</text:p>
          </table:table-cell>
          <table:table-cell office:value-type="float" office:value="1" calcext:value-type="float">
            <text:p>1</text:p>
          </table:table-cell>
          <table:table-cell office:value-type="float" office:value="30.518" calcext:value-type="float">
            <text:p>30,51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023.444031" calcext:value-type="float">
            <text:p>1023,444031</text:p>
          </table:table-cell>
          <table:table-cell office:value-type="float" office:value="1" calcext:value-type="float">
            <text:p>1</text:p>
          </table:table-cell>
          <table:table-cell office:value-type="float" office:value="58.058998" calcext:value-type="float">
            <text:p>58,058998</text:p>
          </table:table-cell>
          <table:table-cell office:value-type="float" office:value="162018" calcext:value-type="float">
            <text:p>162018</text:p>
          </table:table-cell>
          <table:table-cell office:value-type="float" office:value="1161.87793" calcext:value-type="float">
            <text:p>1161,87793</text:p>
          </table:table-cell>
          <table:table-cell office:value-type="float" office:value="2" calcext:value-type="float">
            <text:p>2</text:p>
          </table:table-cell>
          <table:table-cell office:value-type="float" office:value="64.781006" calcext:value-type="float">
            <text:p>64,781006</text:p>
          </table:table-cell>
        </table:table-row>
        <table:table-row table:style-name="ro1">
          <table:table-cell office:value-type="float" office:value="162159" calcext:value-type="float">
            <text:p>162159</text:p>
          </table:table-cell>
          <table:table-cell office:value-type="float" office:value="1255.578979" calcext:value-type="float">
            <text:p>1255,578979</text:p>
          </table:table-cell>
          <table:table-cell office:value-type="float" office:value="38" calcext:value-type="float">
            <text:p>38</text:p>
          </table:table-cell>
          <table:table-cell office:value-type="float" office:value="1135.215942" calcext:value-type="float">
            <text:p>1135,215942</text:p>
          </table:table-cell>
          <table:table-cell office:value-type="float" office:value="162159" calcext:value-type="float">
            <text:p>162159</text:p>
          </table:table-cell>
          <table:table-cell office:value-type="float" office:value="1521.242065" calcext:value-type="float">
            <text:p>1521,242065</text:p>
          </table:table-cell>
          <table:table-cell office:value-type="float" office:value="1" calcext:value-type="float">
            <text:p>1</text:p>
          </table:table-cell>
          <table:table-cell office:value-type="float" office:value="451.463989" calcext:value-type="float">
            <text:p>451,463989</text:p>
          </table:table-cell>
          <table:table-cell office:value-type="float" office:value="162159" calcext:value-type="float">
            <text:p>162159</text:p>
          </table:table-cell>
          <table:table-cell office:value-type="float" office:value="1486.305054" calcext:value-type="float">
            <text:p>1486,305054</text:p>
          </table:table-cell>
          <table:table-cell office:value-type="float" office:value="3" calcext:value-type="float">
            <text:p>3</text:p>
          </table:table-cell>
          <table:table-cell office:value-type="float" office:value="338.106018" calcext:value-type="float">
            <text:p>338,106018</text:p>
          </table:table-cell>
        </table:table-row>
        <table:table-row table:style-name="ro1">
          <table:table-cell office:value-type="float" office:value="162350" calcext:value-type="float">
            <text:p>162350</text:p>
          </table:table-cell>
          <table:table-cell office:value-type="float" office:value="1608.930908" calcext:value-type="float">
            <text:p>1608,930908</text:p>
          </table:table-cell>
          <table:table-cell office:value-type="float" office:value="1" calcext:value-type="float">
            <text:p>1</text:p>
          </table:table-cell>
          <table:table-cell office:value-type="float" office:value="173.583008" calcext:value-type="float">
            <text:p>173,583008</text:p>
          </table:table-cell>
          <table:table-cell office:value-type="float" office:value="162350" calcext:value-type="float">
            <text:p>162350</text:p>
          </table:table-cell>
          <table:table-cell office:value-type="float" office:value="1932.077026" calcext:value-type="float">
            <text:p>1932,07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350" calcext:value-type="float">
            <text:p>162350</text:p>
          </table:table-cell>
          <table:table-cell office:value-type="float" office:value="1497.882935" calcext:value-type="float">
            <text:p>1497,882935</text:p>
          </table:table-cell>
          <table:table-cell office:value-type="float" office:value="2" calcext:value-type="float">
            <text:p>2</text:p>
          </table:table-cell>
          <table:table-cell office:value-type="float" office:value="453.515015" calcext:value-type="float">
            <text:p>453,515015</text:p>
          </table:table-cell>
        </table:table-row>
        <table:table-row table:style-name="ro1">
          <table:table-cell office:value-type="float" office:value="162558" calcext:value-type="float">
            <text:p>162558</text:p>
          </table:table-cell>
          <table:table-cell office:value-type="float" office:value="1262.292969" calcext:value-type="float">
            <text:p>1262,292969</text:p>
          </table:table-cell>
          <table:table-cell office:value-type="float" office:value="1" calcext:value-type="float">
            <text:p>1</text:p>
          </table:table-cell>
          <table:table-cell office:value-type="float" office:value="24.105" calcext:value-type="float">
            <text:p>24,105</text:p>
          </table:table-cell>
          <table:table-cell office:value-type="float" office:value="162558" calcext:value-type="float">
            <text:p>162558</text:p>
          </table:table-cell>
          <table:table-cell office:value-type="float" office:value="1240.430908" calcext:value-type="float">
            <text:p>1240,430908</text:p>
          </table:table-cell>
          <table:table-cell office:value-type="float" office:value="1" calcext:value-type="float">
            <text:p>1</text:p>
          </table:table-cell>
          <table:table-cell office:value-type="float" office:value="198.122986" calcext:value-type="float">
            <text:p>198,122986</text:p>
          </table:table-cell>
          <table:table-cell office:value-type="float" office:value="162558" calcext:value-type="float">
            <text:p>162558</text:p>
          </table:table-cell>
          <table:table-cell office:value-type="float" office:value="1104.515015" calcext:value-type="float">
            <text:p>1104,515015</text:p>
          </table:table-cell>
          <table:table-cell office:value-type="float" office:value="1" calcext:value-type="float">
            <text:p>1</text:p>
          </table:table-cell>
          <table:table-cell office:value-type="float" office:value="65.152" calcext:value-type="float">
            <text:p>65,152</text:p>
          </table:table-cell>
        </table:table-row>
        <table:table-row table:style-name="ro1">
          <table:table-cell office:value-type="float" office:value="162744" calcext:value-type="float">
            <text:p>162744</text:p>
          </table:table-cell>
          <table:table-cell office:value-type="float" office:value="1446.515015" calcext:value-type="float">
            <text:p>1446,515015</text:p>
          </table:table-cell>
          <table:table-cell office:value-type="float" office:value="2" calcext:value-type="float">
            <text:p>2</text:p>
          </table:table-cell>
          <table:table-cell office:value-type="float" office:value="91.846001" calcext:value-type="float">
            <text:p>91,84600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320.562012" calcext:value-type="float">
            <text:p>1320,562012</text:p>
          </table:table-cell>
          <table:table-cell office:value-type="float" office:value="1" calcext:value-type="float">
            <text:p>1</text:p>
          </table:table-cell>
          <table:table-cell office:value-type="float" office:value="150.959991" calcext:value-type="float">
            <text:p>150,9599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1445.333008" calcext:value-type="float">
            <text:p>1445,333008</text:p>
          </table:table-cell>
          <table:table-cell office:value-type="float" office:value="1" calcext:value-type="float">
            <text:p>1</text:p>
          </table:table-cell>
          <table:table-cell office:value-type="float" office:value="204.812012" calcext:value-type="float">
            <text:p>204,812012</text:p>
          </table:table-cell>
        </table:table-row>
        <table:table-row table:style-name="ro1">
          <table:table-cell office:value-type="float" office:value="163105" calcext:value-type="float">
            <text:p>163105</text:p>
          </table:table-cell>
          <table:table-cell office:value-type="float" office:value="1033.719971" calcext:value-type="float">
            <text:p>1033,719971</text:p>
          </table:table-cell>
          <table:table-cell office:value-type="float" office:value="4" calcext:value-type="float">
            <text:p>4</text:p>
          </table:table-cell>
          <table:table-cell office:value-type="float" office:value="165.966995" calcext:value-type="float">
            <text:p>165,966995</text:p>
          </table:table-cell>
          <table:table-cell office:value-type="float" office:value="163105" calcext:value-type="float">
            <text:p>163105</text:p>
          </table:table-cell>
          <table:table-cell office:value-type="float" office:value="1392.981079" calcext:value-type="float">
            <text:p>1392,981079</text:p>
          </table:table-cell>
          <table:table-cell office:value-type="float" office:value="2" calcext:value-type="float">
            <text:p>2</text:p>
          </table:table-cell>
          <table:table-cell office:value-type="float" office:value="266.628998" calcext:value-type="float">
            <text:p>266,628998</text:p>
          </table:table-cell>
          <table:table-cell office:value-type="float" office:value="163105" calcext:value-type="float">
            <text:p>163105</text:p>
          </table:table-cell>
          <table:table-cell office:value-type="float" office:value="1015.437012" calcext:value-type="float">
            <text:p>1015,437012</text:p>
          </table:table-cell>
          <table:table-cell office:value-type="float" office:value="3" calcext:value-type="float">
            <text:p>3</text:p>
          </table:table-cell>
          <table:table-cell office:value-type="float" office:value="169.029999" calcext:value-type="float">
            <text:p>169,029999</text:p>
          </table:table-cell>
        </table:table-row>
        <table:table-row table:style-name="ro1">
          <table:table-cell office:value-type="float" office:value="163347" calcext:value-type="float">
            <text:p>163347</text:p>
          </table:table-cell>
          <table:table-cell office:value-type="float" office:value="909.699036" calcext:value-type="float">
            <text:p>909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965.013977" calcext:value-type="float">
            <text:p>965,01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347" calcext:value-type="float">
            <text:p>163347</text:p>
          </table:table-cell>
          <table:table-cell office:value-type="float" office:value="849.437012" calcext:value-type="float">
            <text:p>849,437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03" calcext:value-type="float">
            <text:p>164103</text:p>
          </table:table-cell>
          <table:table-cell office:value-type="float" office:value="1382.015015" calcext:value-type="float">
            <text:p>1382,015015</text:p>
          </table:table-cell>
          <table:table-cell office:value-type="float" office:value="1" calcext:value-type="float">
            <text:p>1</text:p>
          </table:table-cell>
          <table:table-cell office:value-type="float" office:value="27.278" calcext:value-type="float">
            <text:p>27,278</text:p>
          </table:table-cell>
          <table:table-cell office:value-type="float" office:value="164103" calcext:value-type="float">
            <text:p>164103</text:p>
          </table:table-cell>
          <table:table-cell office:value-type="float" office:value="1447.56897" calcext:value-type="float">
            <text:p>1447,56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103" calcext:value-type="float">
            <text:p>164103</text:p>
          </table:table-cell>
          <table:table-cell office:value-type="float" office:value="1396.850952" calcext:value-type="float">
            <text:p>1396,850952</text:p>
          </table:table-cell>
          <table:table-cell office:value-type="float" office:value="2" calcext:value-type="float">
            <text:p>2</text:p>
          </table:table-cell>
          <table:table-cell office:value-type="float" office:value="182.899002" calcext:value-type="float">
            <text:p>182,899002</text:p>
          </table:table-cell>
        </table:table-row>
        <table:table-row table:style-name="ro1">
          <table:table-cell office:value-type="float" office:value="165527" calcext:value-type="float">
            <text:p>165527</text:p>
          </table:table-cell>
          <table:table-cell office:value-type="float" office:value="1176.571045" calcext:value-type="float">
            <text:p>1176,571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28.456055" calcext:value-type="float">
            <text:p>1228,456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527" calcext:value-type="float">
            <text:p>165527</text:p>
          </table:table-cell>
          <table:table-cell office:value-type="float" office:value="1244.797974" calcext:value-type="float">
            <text:p>1244,79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49" calcext:value-type="float">
            <text:p>165849</text:p>
          </table:table-cell>
          <table:table-cell office:value-type="float" office:value="1362.562988" calcext:value-type="float">
            <text:p>1362,562988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65849" calcext:value-type="float">
            <text:p>165849</text:p>
          </table:table-cell>
          <table:table-cell office:value-type="float" office:value="1164.895996" calcext:value-type="float">
            <text:p>1164,89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849" calcext:value-type="float">
            <text:p>165849</text:p>
          </table:table-cell>
          <table:table-cell office:value-type="float" office:value="1431.781982" calcext:value-type="float">
            <text:p>1431,781982</text:p>
          </table:table-cell>
          <table:table-cell office:value-type="float" office:value="1" calcext:value-type="float">
            <text:p>1</text:p>
          </table:table-cell>
          <table:table-cell office:value-type="float" office:value="27.212" calcext:value-type="float">
            <text:p>27,212</text:p>
          </table:table-cell>
        </table:table-row>
        <table:table-row table:style-name="ro1">
          <table:table-cell office:value-type="float" office:value="170109" calcext:value-type="float">
            <text:p>170109</text:p>
          </table:table-cell>
          <table:table-cell office:value-type="float" office:value="1070.636963" calcext:value-type="float">
            <text:p>1070,636963</text:p>
          </table:table-cell>
          <table:table-cell office:value-type="float" office:value="2" calcext:value-type="float">
            <text:p>2</text:p>
          </table:table-cell>
          <table:table-cell office:value-type="float" office:value="139.792007" calcext:value-type="float">
            <text:p>139,792007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02.017944" calcext:value-type="float">
            <text:p>1002,01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109" calcext:value-type="float">
            <text:p>170109</text:p>
          </table:table-cell>
          <table:table-cell office:value-type="float" office:value="1049.375" calcext:value-type="float">
            <text:p>1049,375</text:p>
          </table:table-cell>
          <table:table-cell office:value-type="float" office:value="2" calcext:value-type="float">
            <text:p>2</text:p>
          </table:table-cell>
          <table:table-cell office:value-type="float" office:value="99.725006" calcext:value-type="float">
            <text:p>99,725006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float" office:value="978.856995" calcext:value-type="float">
            <text:p>978,856995</text:p>
          </table:table-cell>
          <table:table-cell office:value-type="float" office:value="2" calcext:value-type="float">
            <text:p>2</text:p>
          </table:table-cell>
          <table:table-cell office:value-type="float" office:value="506.848999" calcext:value-type="float">
            <text:p>506,848999</text:p>
          </table:table-cell>
          <table:table-cell office:value-type="float" office:value="170715" calcext:value-type="float">
            <text:p>170715</text:p>
          </table:table-cell>
          <table:table-cell office:value-type="float" office:value="1713.783081" calcext:value-type="float">
            <text:p>1713,783081</text:p>
          </table:table-cell>
          <table:table-cell office:value-type="float" office:value="2" calcext:value-type="float">
            <text:p>2</text:p>
          </table:table-cell>
          <table:table-cell office:value-type="float" office:value="159.471008" calcext:value-type="float">
            <text:p>159,471008</text:p>
          </table:table-cell>
          <table:table-cell office:value-type="float" office:value="170715" calcext:value-type="float">
            <text:p>170715</text:p>
          </table:table-cell>
          <table:table-cell office:value-type="float" office:value="1350.726929" calcext:value-type="float">
            <text:p>1350,726929</text:p>
          </table:table-cell>
          <table:table-cell office:value-type="float" office:value="2" calcext:value-type="float">
            <text:p>2</text:p>
          </table:table-cell>
          <table:table-cell office:value-type="float" office:value="170.931" calcext:value-type="float">
            <text:p>170,931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float" office:value="1130.962036" calcext:value-type="float">
            <text:p>1130,962036</text:p>
          </table:table-cell>
          <table:table-cell office:value-type="float" office:value="1" calcext:value-type="float">
            <text:p>1</text:p>
          </table:table-cell>
          <table:table-cell office:value-type="float" office:value="97.153999" calcext:value-type="float">
            <text:p>97,153999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68.736938" calcext:value-type="float">
            <text:p>1268,736938</text:p>
          </table:table-cell>
          <table:table-cell office:value-type="float" office:value="1" calcext:value-type="float">
            <text:p>1</text:p>
          </table:table-cell>
          <table:table-cell office:value-type="float" office:value="79.190002" calcext:value-type="float">
            <text:p>79,190002</text:p>
          </table:table-cell>
          <table:table-cell office:value-type="float" office:value="170911" calcext:value-type="float">
            <text:p>170911</text:p>
          </table:table-cell>
          <table:table-cell office:value-type="float" office:value="1236.156982" calcext:value-type="float">
            <text:p>1236,156982</text:p>
          </table:table-cell>
          <table:table-cell office:value-type="float" office:value="1" calcext:value-type="float">
            <text:p>1</text:p>
          </table:table-cell>
          <table:table-cell office:value-type="float" office:value="16.047998" calcext:value-type="float">
            <text:p>16,047998</text:p>
          </table:table-cell>
        </table:table-row>
        <table:table-row table:style-name="ro1">
          <table:table-cell office:value-type="float" office:value="171118" calcext:value-type="float">
            <text:p>171118</text:p>
          </table:table-cell>
          <table:table-cell office:value-type="float" office:value="1313.755005" calcext:value-type="float">
            <text:p>1313,755005</text:p>
          </table:table-cell>
          <table:table-cell office:value-type="float" office:value="1" calcext:value-type="float">
            <text:p>1</text:p>
          </table:table-cell>
          <table:table-cell office:value-type="float" office:value="23.209" calcext:value-type="float">
            <text:p>23,209</text:p>
          </table:table-cell>
          <table:table-cell office:value-type="float" office:value="171118" calcext:value-type="float">
            <text:p>171118</text:p>
          </table:table-cell>
          <table:table-cell office:value-type="float" office:value="1399.059082" calcext:value-type="float">
            <text:p>1399,059082</text:p>
          </table:table-cell>
          <table:table-cell office:value-type="float" office:value="1" calcext:value-type="float">
            <text:p>1</text:p>
          </table:table-cell>
          <table:table-cell office:value-type="float" office:value="41.274998" calcext:value-type="float">
            <text:p>41,274998</text:p>
          </table:table-cell>
          <table:table-cell office:value-type="float" office:value="171118" calcext:value-type="float">
            <text:p>171118</text:p>
          </table:table-cell>
          <table:table-cell office:value-type="float" office:value="1701.696045" calcext:value-type="float">
            <text:p>1701,696045</text:p>
          </table:table-cell>
          <table:table-cell office:value-type="float" office:value="1" calcext:value-type="float">
            <text:p>1</text:p>
          </table:table-cell>
          <table:table-cell office:value-type="float" office:value="63.699001" calcext:value-type="float">
            <text:p>63,699001</text:p>
          </table:table-cell>
        </table:table-row>
        <table:table-row table:style-name="ro1">
          <table:table-cell office:value-type="float" office:value="171259" calcext:value-type="float">
            <text:p>171259</text:p>
          </table:table-cell>
          <table:table-cell office:value-type="float" office:value="1043.230957" calcext:value-type="float">
            <text:p>1043,230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1115.618896" calcext:value-type="float">
            <text:p>1115,61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59" calcext:value-type="float">
            <text:p>171259</text:p>
          </table:table-cell>
          <table:table-cell office:value-type="float" office:value="924.885986" calcext:value-type="float">
            <text:p>924,885986</text:p>
          </table:table-cell>
          <table:table-cell office:value-type="float" office:value="1" calcext:value-type="float">
            <text:p>1</text:p>
          </table:table-cell>
          <table:table-cell office:value-type="float" office:value="55.964001" calcext:value-type="float">
            <text:p>55,964001</text:p>
          </table:table-cell>
        </table:table-row>
        <table:table-row table:style-name="ro1">
          <table:table-cell office:value-type="float" office:value="171815" calcext:value-type="float">
            <text:p>171815</text:p>
          </table:table-cell>
          <table:table-cell office:value-type="float" office:value="1320.512085" calcext:value-type="float">
            <text:p>1320,512085</text:p>
          </table:table-cell>
          <table:table-cell office:value-type="float" office:value="3" calcext:value-type="float">
            <text:p>3</text:p>
          </table:table-cell>
          <table:table-cell office:value-type="float" office:value="128.821991" calcext:value-type="float">
            <text:p>128,821991</text:p>
          </table:table-cell>
          <table:table-cell office:value-type="float" office:value="171815" calcext:value-type="float">
            <text:p>171815</text:p>
          </table:table-cell>
          <table:table-cell office:value-type="float" office:value="1218.879028" calcext:value-type="float">
            <text:p>1218,879028</text:p>
          </table:table-cell>
          <table:table-cell office:value-type="float" office:value="2" calcext:value-type="float">
            <text:p>2</text:p>
          </table:table-cell>
          <table:table-cell office:value-type="float" office:value="342.013" calcext:value-type="float">
            <text:p>342,013</text:p>
          </table:table-cell>
          <table:table-cell office:value-type="float" office:value="171815" calcext:value-type="float">
            <text:p>171815</text:p>
          </table:table-cell>
          <table:table-cell office:value-type="float" office:value="1003.751038" calcext:value-type="float">
            <text:p>1003,751038</text:p>
          </table:table-cell>
          <table:table-cell office:value-type="float" office:value="2" calcext:value-type="float">
            <text:p>2</text:p>
          </table:table-cell>
          <table:table-cell office:value-type="float" office:value="386.416992" calcext:value-type="float">
            <text:p>386,416992</text:p>
          </table:table-cell>
        </table:table-row>
        <table:table-row table:style-name="ro1">
          <table:table-cell office:value-type="float" office:value="172002" calcext:value-type="float">
            <text:p>172002</text:p>
          </table:table-cell>
          <table:table-cell office:value-type="float" office:value="911.517029" calcext:value-type="float">
            <text:p>911,517029</text:p>
          </table:table-cell>
          <table:table-cell office:value-type="float" office:value="1" calcext:value-type="float">
            <text:p>1</text:p>
          </table:table-cell>
          <table:table-cell office:value-type="float" office:value="105.590996" calcext:value-type="float">
            <text:p>105,590996</text:p>
          </table:table-cell>
          <table:table-cell office:value-type="float" office:value="172002" calcext:value-type="float">
            <text:p>172002</text:p>
          </table:table-cell>
          <table:table-cell office:value-type="float" office:value="874.355957" calcext:value-type="float">
            <text:p>874,355957</text:p>
          </table:table-cell>
          <table:table-cell office:value-type="float" office:value="2" calcext:value-type="float">
            <text:p>2</text:p>
          </table:table-cell>
          <table:table-cell office:value-type="float" office:value="198.731003" calcext:value-type="float">
            <text:p>198,731003</text:p>
          </table:table-cell>
          <table:table-cell office:value-type="float" office:value="172002" calcext:value-type="float">
            <text:p>172002</text:p>
          </table:table-cell>
          <table:table-cell office:value-type="float" office:value="907.299011" calcext:value-type="float">
            <text:p>907,299011</text:p>
          </table:table-cell>
          <table:table-cell office:value-type="float" office:value="3" calcext:value-type="float">
            <text:p>3</text:p>
          </table:table-cell>
          <table:table-cell office:value-type="float" office:value="261.887024" calcext:value-type="float">
            <text:p>261,887024</text:p>
          </table:table-cell>
        </table:table-row>
        <table:table-row table:style-name="ro1">
          <table:table-cell office:value-type="float" office:value="181130" calcext:value-type="float">
            <text:p>181130</text:p>
          </table:table-cell>
          <table:table-cell office:value-type="float" office:value="905.905029" calcext:value-type="float">
            <text:p>905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1032.574951" calcext:value-type="float">
            <text:p>1032,574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130" calcext:value-type="float">
            <text:p>181130</text:p>
          </table:table-cell>
          <table:table-cell office:value-type="float" office:value="850.419006" calcext:value-type="float">
            <text:p>850,419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19" calcext:value-type="float">
            <text:p>181819</text:p>
          </table:table-cell>
          <table:table-cell office:value-type="float" office:value="1183.527954" calcext:value-type="float">
            <text:p>1183,527954</text:p>
          </table:table-cell>
          <table:table-cell office:value-type="float" office:value="2" calcext:value-type="float">
            <text:p>2</text:p>
          </table:table-cell>
          <table:table-cell office:value-type="float" office:value="184.48201" calcext:value-type="float">
            <text:p>184,48201</text:p>
          </table:table-cell>
          <table:table-cell office:value-type="float" office:value="181819" calcext:value-type="float">
            <text:p>181819</text:p>
          </table:table-cell>
          <table:table-cell office:value-type="float" office:value="969.85199" calcext:value-type="float">
            <text:p>969,85199</text:p>
          </table:table-cell>
          <table:table-cell office:value-type="float" office:value="1" calcext:value-type="float">
            <text:p>1</text:p>
          </table:table-cell>
          <table:table-cell office:value-type="float" office:value="26.295" calcext:value-type="float">
            <text:p>26,295</text:p>
          </table:table-cell>
          <table:table-cell office:value-type="float" office:value="181819" calcext:value-type="float">
            <text:p>181819</text:p>
          </table:table-cell>
          <table:table-cell office:value-type="float" office:value="991.859009" calcext:value-type="float">
            <text:p>991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57" calcext:value-type="float">
            <text:p>181957</text:p>
          </table:table-cell>
          <table:table-cell office:value-type="float" office:value="927.093018" calcext:value-type="float">
            <text:p>927,093018</text:p>
          </table:table-cell>
          <table:table-cell office:value-type="float" office:value="3" calcext:value-type="float">
            <text:p>3</text:p>
          </table:table-cell>
          <table:table-cell office:value-type="float" office:value="429.251007" calcext:value-type="float">
            <text:p>429,251007</text:p>
          </table:table-cell>
          <table:table-cell office:value-type="float" office:value="181957" calcext:value-type="float">
            <text:p>181957</text:p>
          </table:table-cell>
          <table:table-cell office:value-type="float" office:value="999.307983" calcext:value-type="float">
            <text:p>999,307983</text:p>
          </table:table-cell>
          <table:table-cell office:value-type="float" office:value="4" calcext:value-type="float">
            <text:p>4</text:p>
          </table:table-cell>
          <table:table-cell office:value-type="float" office:value="393.354004" calcext:value-type="float">
            <text:p>393,354004</text:p>
          </table:table-cell>
          <table:table-cell office:value-type="float" office:value="181957" calcext:value-type="float">
            <text:p>181957</text:p>
          </table:table-cell>
          <table:table-cell office:value-type="float" office:value="861.64801" calcext:value-type="float">
            <text:p>861,64801</text:p>
          </table:table-cell>
          <table:table-cell office:value-type="float" office:value="1" calcext:value-type="float">
            <text:p>1</text:p>
          </table:table-cell>
          <table:table-cell office:value-type="float" office:value="50.849003" calcext:value-type="float">
            <text:p>50,84900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208.93330283333" calcext:value-type="float">
            <text:p>1208,9333028333</text:p>
          </table:table-cell>
          <table:table-cell table:style-name="ce1" table:formula="of:=AVERAGE([C3.C5:.C34])" office:value-type="float" office:value="3.2" calcext:value-type="float">
            <text:p>3,2</text:p>
          </table:table-cell>
          <table:table-cell table:style-name="ce15" table:formula="of:=AVERAGE([C3.D5:.D34])" office:value-type="float" office:value="245.6667258" calcext:value-type="float">
            <text:p>245,666725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248.72096953333" calcext:value-type="float">
            <text:p>1248,7209695333</text:p>
          </table:table-cell>
          <table:table-cell table:style-name="ce1" table:formula="of:=AVERAGE([C3.G5:.G34])" office:value-type="float" office:value="1.43333333333333" calcext:value-type="float">
            <text:p>1,4333333333</text:p>
          </table:table-cell>
          <table:table-cell table:style-name="ce15" table:formula="of:=AVERAGE([C3.H5:.H34])" office:value-type="float" office:value="129.5989995" calcext:value-type="float">
            <text:p>129,598999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201.6634278" calcext:value-type="float">
            <text:p>1201,6634278</text:p>
          </table:table-cell>
          <table:table-cell table:style-name="ce1" table:formula="of:=AVERAGE([C3.K5:.K34])" office:value-type="float" office:value="1.4" calcext:value-type="float">
            <text:p>1,4</text:p>
          </table:table-cell>
          <table:table-cell table:style-name="ce15" table:formula="of:=AVERAGE([C3.L5:.L34])" office:value-type="float" office:value="148.606869266667" calcext:value-type="float">
            <text:p>148,6068692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198.8289795" calcext:value-type="float">
            <text:p>1198,8289795</text:p>
          </table:table-cell>
          <table:table-cell table:style-name="ce1" table:formula="of:=MEDIAN([C3.C5:.C34])" office:value-type="float" office:value="2" calcext:value-type="float">
            <text:p>2</text:p>
          </table:table-cell>
          <table:table-cell table:style-name="ce15" table:formula="of:=MEDIAN([C3.D5:.D34])" office:value-type="float" office:value="101.3724975" calcext:value-type="float">
            <text:p>101,37249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234.4434815" calcext:value-type="float">
            <text:p>1234,4434815</text:p>
          </table:table-cell>
          <table:table-cell table:style-name="ce1" table:formula="of:=MEDIAN([C3.G5:.G34])" office:value-type="float" office:value="1" calcext:value-type="float">
            <text:p>1</text:p>
          </table:table-cell>
          <table:table-cell table:style-name="ce15" table:formula="of:=MEDIAN([C3.H5:.H34])" office:value-type="float" office:value="68.6245" calcext:value-type="float">
            <text:p>68,62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227.7844845" calcext:value-type="float">
            <text:p>1227,7844845</text:p>
          </table:table-cell>
          <table:table-cell table:style-name="ce1" table:formula="of:=MEDIAN([C3.K5:.K34])" office:value-type="float" office:value="1" calcext:value-type="float">
            <text:p>1</text:p>
          </table:table-cell>
          <table:table-cell table:style-name="ce15" table:formula="of:=MEDIAN([C3.L5:.L34])" office:value-type="float" office:value="64.2400035" calcext:value-type="float">
            <text:p>64,240003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210.829466943302" calcext:value-type="float">
            <text:p>210,8294669433</text:p>
          </table:table-cell>
          <table:table-cell table:style-name="ce11" table:formula="of:=STDEV([C3.C5:.C34])" office:value-type="float" office:value="6.80466371511936" calcext:value-type="float">
            <text:p>6,8046637151</text:p>
          </table:table-cell>
          <table:table-cell table:style-name="ce16" table:formula="of:=STDEV([C3.D5:.D34])" office:value-type="float" office:value="406.078271459196" calcext:value-type="float">
            <text:p>406,07827145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240.736192758614" calcext:value-type="float">
            <text:p>240,7361927586</text:p>
          </table:table-cell>
          <table:table-cell table:style-name="ce11" table:formula="of:=STDEV([C3.G5:.G34])" office:value-type="float" office:value="1.47819398972678" calcext:value-type="float">
            <text:p>1,4781939897</text:p>
          </table:table-cell>
          <table:table-cell table:style-name="ce16" table:formula="of:=STDEV([C3.H5:.H34])" office:value-type="float" office:value="149.777778641887" calcext:value-type="float">
            <text:p>149,777778641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239.14109862585" calcext:value-type="float">
            <text:p>239,1410986259</text:p>
          </table:table-cell>
          <table:table-cell table:style-name="ce11" table:formula="of:=STDEV([C3.K5:.K34])" office:value-type="float" office:value="1.35443078768193" calcext:value-type="float">
            <text:p>1,3544307877</text:p>
          </table:table-cell>
          <table:table-cell table:style-name="ce16" table:formula="of:=STDEV([C3.L5:.L34])" office:value-type="float" office:value="190.501558020094" calcext:value-type="float">
            <text:p>190,501558020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219.77256672222" calcext:value-type="float">
            <text:p>1219,7725667222</text:p>
          </table:table-cell>
          <table:table-cell table:formula="of:=STDEV([.B5:.B34];[.F5:.F34];[.J5:.J34];[.N5:.N34];[.R5:.R34];[.V5:.V34];[.Z5:.Z34];[.AD5:.AD34];[.AH5:.AH34])" office:value-type="float" office:value="228.985429209212" calcext:value-type="float">
            <text:p>228,9854292092</text:p>
          </table:table-cell>
          <table:table-cell table:style-name="Default" table:formula="of:=COUNT([.B5:.B34];[.F5:.F34];[.J5:.J34];[.N5:.N34];[.R5:.R34];[.V5:.V34];[.Z5:.Z34];[.AD5:.AD34];[.AH5:.AH34])" office:value-type="float" office:value="90" calcext:value-type="float">
            <text:p>90</text:p>
          </table:table-cell>
          <table:table-cell table:style-name="Default" table:formula="of:=2*[.C40]/SQRT([.D40])" office:value-type="float" office:value="48.2743671528239" calcext:value-type="float">
            <text:p>48,274367152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2.01111111111111" calcext:value-type="float">
            <text:p>2,0111111111</text:p>
          </table:table-cell>
          <table:table-cell table:formula="of:=STDEV([.C5:.C34];[.G5:.G34];[.K5:.K34];[.O5:.O34];[.S5:.S34];[.W5:.W34];[.AA5:.AA34];[.AE5:.AE34];[.AI5:.AI34])" office:value-type="float" office:value="4.1366936926266" calcext:value-type="float">
            <text:p>4,1366936926</text:p>
          </table:table-cell>
          <table:table-cell table:style-name="ce17" table:formula="of:=COUNT([.C5:.C34];[.G5:.G34];[.K5:.K34];[.O5:.O34];[.S5:.S34];[.W5:.W34];[.AA5:.AA34];[.AE5:.AE34];[.AI5:.AI34])" office:value-type="float" office:value="90" calcext:value-type="float">
            <text:p>90</text:p>
          </table:table-cell>
          <table:table-cell table:style-name="Default" table:formula="of:=2*[.C41]/SQRT([.D41])" office:value-type="float" office:value="0.87209160341017" calcext:value-type="float">
            <text:p>0,872091603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174.624198188889" calcext:value-type="float">
            <text:p>174,6241981889</text:p>
          </table:table-cell>
          <table:table-cell table:formula="of:=STDEV([.D5:.D34];[.H5:.H34];[.L5:.L34];[.P5:.P34];[.T5:.T34];[.X5:.X34];[.AB5:.AB34];[.AF5:.AF34];[.AJ5:.AJ34])" office:value-type="float" office:value="274.734319146673" calcext:value-type="float">
            <text:p>274,7343191467</text:p>
          </table:table-cell>
          <table:table-cell table:style-name="Default" table:formula="of:=COUNT([.D5:.D34];[.H5:.H34];[.L5:.L34];[.P5:.P34];[.T5:.T34];[.X5:.X34];[.AB5:.AB34];[.AF5:.AF34];[.AJ5:.AJ34])" office:value-type="float" office:value="90" calcext:value-type="float">
            <text:p>90</text:p>
          </table:table-cell>
          <table:table-cell table:style-name="Default" table:formula="of:=2*[.C42]/SQRT([.D42])" office:value-type="float" office:value="57.9190799946062" calcext:value-type="float">
            <text:p>57,919079994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5356" calcext:value-type="float">
            <text:p>115356</text:p>
          </table:table-cell>
          <table:table-cell office:value-type="float" office:value="918.265015" calcext:value-type="float">
            <text:p>918,265015</text:p>
          </table:table-cell>
          <table:table-cell office:value-type="float" office:value="4" calcext:value-type="float">
            <text:p>4</text:p>
          </table:table-cell>
          <table:table-cell office:value-type="float" office:value="428.175995" calcext:value-type="float">
            <text:p>428,175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1142.80603" calcext:value-type="float">
            <text:p>1142,80603</text:p>
          </table:table-cell>
          <table:table-cell office:value-type="float" office:value="3" calcext:value-type="float">
            <text:p>3</text:p>
          </table:table-cell>
          <table:table-cell office:value-type="float" office:value="183.231995" calcext:value-type="float">
            <text:p>183,231995</text:p>
          </table:table-cell>
          <table:table-cell office:value-type="float" office:value="115356" calcext:value-type="float">
            <text:p>115356</text:p>
          </table:table-cell>
          <table:table-cell office:value-type="float" office:value="821.453979" calcext:value-type="float">
            <text:p>821,453979</text:p>
          </table:table-cell>
          <table:table-cell office:value-type="float" office:value="3" calcext:value-type="float">
            <text:p>3</text:p>
          </table:table-cell>
          <table:table-cell office:value-type="float" office:value="564.300049" calcext:value-type="float">
            <text:p>564,300049</text:p>
          </table:table-cell>
          <table:table-cell office:value-type="float" office:value="115356" calcext:value-type="float">
            <text:p>115356</text:p>
          </table:table-cell>
          <table:table-cell office:value-type="float" office:value="970.009033" calcext:value-type="float">
            <text:p>970,009033</text:p>
          </table:table-cell>
          <table:table-cell office:value-type="float" office:value="2" calcext:value-type="float">
            <text:p>2</text:p>
          </table:table-cell>
          <table:table-cell office:value-type="float" office:value="262.580994" calcext:value-type="float">
            <text:p>262,580994</text:p>
          </table:table-cell>
        </table:table-row>
        <table:table-row table:style-name="ro1">
          <table:table-cell office:value-type="float" office:value="115538" calcext:value-type="float">
            <text:p>115538</text:p>
          </table:table-cell>
          <table:table-cell office:value-type="float" office:value="1501.243896" calcext:value-type="float">
            <text:p>1501,24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38" calcext:value-type="float">
            <text:p>115538</text:p>
          </table:table-cell>
          <table:table-cell office:value-type="float" office:value="1419.999023" calcext:value-type="float">
            <text:p>1419,999023</text:p>
          </table:table-cell>
          <table:table-cell office:value-type="float" office:value="3" calcext:value-type="float">
            <text:p>3</text:p>
          </table:table-cell>
          <table:table-cell office:value-type="float" office:value="130.363998" calcext:value-type="float">
            <text:p>130,363998</text:p>
          </table:table-cell>
          <table:table-cell office:value-type="float" office:value="115538" calcext:value-type="float">
            <text:p>115538</text:p>
          </table:table-cell>
          <table:table-cell office:value-type="float" office:value="1237.329956" calcext:value-type="float">
            <text:p>1237,329956</text:p>
          </table:table-cell>
          <table:table-cell office:value-type="float" office:value="1" calcext:value-type="float">
            <text:p>1</text:p>
          </table:table-cell>
          <table:table-cell office:value-type="float" office:value="13.594" calcext:value-type="float">
            <text:p>13,594</text:p>
          </table:table-cell>
          <table:table-cell office:value-type="float" office:value="115538" calcext:value-type="float">
            <text:p>115538</text:p>
          </table:table-cell>
          <table:table-cell office:value-type="float" office:value="1373.720093" calcext:value-type="float">
            <text:p>1373,720093</text:p>
          </table:table-cell>
          <table:table-cell office:value-type="float" office:value="1" calcext:value-type="float">
            <text:p>1</text:p>
          </table:table-cell>
          <table:table-cell office:value-type="float" office:value="75.594002" calcext:value-type="float">
            <text:p>75,594002</text:p>
          </table:table-cell>
        </table:table-row>
        <table:table-row table:style-name="ro1">
          <table:table-cell office:value-type="float" office:value="115724" calcext:value-type="float">
            <text:p>115724</text:p>
          </table:table-cell>
          <table:table-cell office:value-type="float" office:value="1061.406982" calcext:value-type="float">
            <text:p>1061,406982</text:p>
          </table:table-cell>
          <table:table-cell office:value-type="float" office:value="2" calcext:value-type="float">
            <text:p>2</text:p>
          </table:table-cell>
          <table:table-cell office:value-type="float" office:value="86.632004" calcext:value-type="float">
            <text:p>86,632004</text:p>
          </table:table-cell>
          <table:table-cell office:value-type="float" office:value="115724" calcext:value-type="float">
            <text:p>115724</text:p>
          </table:table-cell>
          <table:table-cell office:value-type="float" office:value="1250.740967" calcext:value-type="float">
            <text:p>1250,740967</text:p>
          </table:table-cell>
          <table:table-cell office:value-type="float" office:value="6" calcext:value-type="float">
            <text:p>6</text:p>
          </table:table-cell>
          <table:table-cell office:value-type="float" office:value="1338.422119" calcext:value-type="float">
            <text:p>1338,422119</text:p>
          </table:table-cell>
          <table:table-cell office:value-type="float" office:value="115724" calcext:value-type="float">
            <text:p>115724</text:p>
          </table:table-cell>
          <table:table-cell office:value-type="float" office:value="946.219971" calcext:value-type="float">
            <text:p>946,219971</text:p>
          </table:table-cell>
          <table:table-cell office:value-type="float" office:value="43" calcext:value-type="float">
            <text:p>43</text:p>
          </table:table-cell>
          <table:table-cell office:value-type="float" office:value="2750.369385" calcext:value-type="float">
            <text:p>2750,369385</text:p>
          </table:table-cell>
          <table:table-cell office:value-type="float" office:value="115724" calcext:value-type="float">
            <text:p>115724</text:p>
          </table:table-cell>
          <table:table-cell office:value-type="float" office:value="1123.895996" calcext:value-type="float">
            <text:p>1123,895996</text:p>
          </table:table-cell>
          <table:table-cell office:value-type="float" office:value="18" calcext:value-type="float">
            <text:p>18</text:p>
          </table:table-cell>
          <table:table-cell office:value-type="float" office:value="1641.662964" calcext:value-type="float">
            <text:p>1641,662964</text:p>
          </table:table-cell>
        </table:table-row>
        <table:table-row table:style-name="ro1">
          <table:table-cell office:value-type="float" office:value="121947" calcext:value-type="float">
            <text:p>121947</text:p>
          </table:table-cell>
          <table:table-cell office:value-type="float" office:value="1115.633911" calcext:value-type="float">
            <text:p>1115,633911</text:p>
          </table:table-cell>
          <table:table-cell office:value-type="float" office:value="1" calcext:value-type="float">
            <text:p>1</text:p>
          </table:table-cell>
          <table:table-cell office:value-type="float" office:value="1.555" calcext:value-type="float">
            <text:p>1,55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378.656982" calcext:value-type="float">
            <text:p>1378,656982</text:p>
          </table:table-cell>
          <table:table-cell office:value-type="float" office:value="2" calcext:value-type="float">
            <text:p>2</text:p>
          </table:table-cell>
          <table:table-cell office:value-type="float" office:value="106.331001" calcext:value-type="float">
            <text:p>106,331001</text:p>
          </table:table-cell>
          <table:table-cell office:value-type="float" office:value="121947" calcext:value-type="float">
            <text:p>121947</text:p>
          </table:table-cell>
          <table:table-cell office:value-type="float" office:value="1248.582031" calcext:value-type="float">
            <text:p>1248,582031</text:p>
          </table:table-cell>
          <table:table-cell office:value-type="float" office:value="3" calcext:value-type="float">
            <text:p>3</text:p>
          </table:table-cell>
          <table:table-cell office:value-type="float" office:value="343.550995" calcext:value-type="float">
            <text:p>343,550995</text:p>
          </table:table-cell>
          <table:table-cell office:value-type="float" office:value="121947" calcext:value-type="float">
            <text:p>121947</text:p>
          </table:table-cell>
          <table:table-cell office:value-type="float" office:value="1192.242065" calcext:value-type="float">
            <text:p>1192,242065</text:p>
          </table:table-cell>
          <table:table-cell office:value-type="float" office:value="1" calcext:value-type="float">
            <text:p>1</text:p>
          </table:table-cell>
          <table:table-cell office:value-type="float" office:value="233.843002" calcext:value-type="float">
            <text:p>233,843002</text:p>
          </table:table-cell>
        </table:table-row>
        <table:table-row table:style-name="ro1">
          <table:table-cell office:value-type="float" office:value="122135" calcext:value-type="float">
            <text:p>122135</text:p>
          </table:table-cell>
          <table:table-cell office:value-type="float" office:value="1467.06604" calcext:value-type="float">
            <text:p>1467,06604</text:p>
          </table:table-cell>
          <table:table-cell office:value-type="float" office:value="3" calcext:value-type="float">
            <text:p>3</text:p>
          </table:table-cell>
          <table:table-cell office:value-type="float" office:value="356.25" calcext:value-type="float">
            <text:p>356,25</text:p>
          </table:table-cell>
          <table:table-cell office:value-type="float" office:value="122135" calcext:value-type="float">
            <text:p>122135</text:p>
          </table:table-cell>
          <table:table-cell office:value-type="float" office:value="1167.546997" calcext:value-type="float">
            <text:p>1167,546997</text:p>
          </table:table-cell>
          <table:table-cell office:value-type="float" office:value="1" calcext:value-type="float">
            <text:p>1</text:p>
          </table:table-cell>
          <table:table-cell office:value-type="float" office:value="198.751007" calcext:value-type="float">
            <text:p>198,751007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24.510986" calcext:value-type="float">
            <text:p>1224,510986</text:p>
          </table:table-cell>
          <table:table-cell office:value-type="float" office:value="1" calcext:value-type="float">
            <text:p>1</text:p>
          </table:table-cell>
          <table:table-cell office:value-type="float" office:value="40.173" calcext:value-type="float">
            <text:p>40,173</text:p>
          </table:table-cell>
          <table:table-cell office:value-type="float" office:value="122135" calcext:value-type="float">
            <text:p>122135</text:p>
          </table:table-cell>
          <table:table-cell office:value-type="float" office:value="1281.928955" calcext:value-type="float">
            <text:p>1281,928955</text:p>
          </table:table-cell>
          <table:table-cell office:value-type="float" office:value="1" calcext:value-type="float">
            <text:p>1</text:p>
          </table:table-cell>
          <table:table-cell office:value-type="float" office:value="95.106995" calcext:value-type="float">
            <text:p>95,106995</text:p>
          </table:table-cell>
        </table:table-row>
        <table:table-row table:style-name="ro1">
          <table:table-cell office:value-type="float" office:value="122348" calcext:value-type="float">
            <text:p>122348</text:p>
          </table:table-cell>
          <table:table-cell office:value-type="float" office:value="1517.27002" calcext:value-type="float">
            <text:p>1517,27002</text:p>
          </table:table-cell>
          <table:table-cell office:value-type="float" office:value="1" calcext:value-type="float">
            <text:p>1</text:p>
          </table:table-cell>
          <table:table-cell office:value-type="float" office:value="188.335007" calcext:value-type="float">
            <text:p>188,335007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93.711914" calcext:value-type="float">
            <text:p>1593,711914</text:p>
          </table:table-cell>
          <table:table-cell office:value-type="float" office:value="2" calcext:value-type="float">
            <text:p>2</text:p>
          </table:table-cell>
          <table:table-cell office:value-type="float" office:value="178.686005" calcext:value-type="float">
            <text:p>178,686005</text:p>
          </table:table-cell>
          <table:table-cell office:value-type="float" office:value="122348" calcext:value-type="float">
            <text:p>122348</text:p>
          </table:table-cell>
          <table:table-cell office:value-type="float" office:value="1517.947998" calcext:value-type="float">
            <text:p>1517,947998</text:p>
          </table:table-cell>
          <table:table-cell office:value-type="float" office:value="2" calcext:value-type="float">
            <text:p>2</text:p>
          </table:table-cell>
          <table:table-cell office:value-type="float" office:value="604.575989" calcext:value-type="float">
            <text:p>604,575989</text:p>
          </table:table-cell>
          <table:table-cell office:value-type="float" office:value="122348" calcext:value-type="float">
            <text:p>122348</text:p>
          </table:table-cell>
          <table:table-cell office:value-type="float" office:value="1462.334961" calcext:value-type="float">
            <text:p>1462,334961</text:p>
          </table:table-cell>
          <table:table-cell office:value-type="float" office:value="6" calcext:value-type="float">
            <text:p>6</text:p>
          </table:table-cell>
          <table:table-cell office:value-type="float" office:value="644.859985" calcext:value-type="float">
            <text:p>644,859985</text:p>
          </table:table-cell>
        </table:table-row>
        <table:table-row table:style-name="ro1">
          <table:table-cell office:value-type="float" office:value="122814" calcext:value-type="float">
            <text:p>122814</text:p>
          </table:table-cell>
          <table:table-cell office:value-type="float" office:value="1478.502075" calcext:value-type="float">
            <text:p>1478,502075</text:p>
          </table:table-cell>
          <table:table-cell office:value-type="float" office:value="4" calcext:value-type="float">
            <text:p>4</text:p>
          </table:table-cell>
          <table:table-cell office:value-type="float" office:value="1347.602051" calcext:value-type="float">
            <text:p>1347,60205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420.969971" calcext:value-type="float">
            <text:p>1420,969971</text:p>
          </table:table-cell>
          <table:table-cell office:value-type="float" office:value="2" calcext:value-type="float">
            <text:p>2</text:p>
          </table:table-cell>
          <table:table-cell office:value-type="float" office:value="162.893005" calcext:value-type="float">
            <text:p>162,893005</text:p>
          </table:table-cell>
          <table:table-cell office:value-type="float" office:value="122814" calcext:value-type="float">
            <text:p>122814</text:p>
          </table:table-cell>
          <table:table-cell office:value-type="float" office:value="1210.755005" calcext:value-type="float">
            <text:p>1210,755005</text:p>
          </table:table-cell>
          <table:table-cell office:value-type="float" office:value="3" calcext:value-type="float">
            <text:p>3</text:p>
          </table:table-cell>
          <table:table-cell office:value-type="float" office:value="395.34201" calcext:value-type="float">
            <text:p>395,34201</text:p>
          </table:table-cell>
          <table:table-cell office:value-type="float" office:value="122814" calcext:value-type="float">
            <text:p>122814</text:p>
          </table:table-cell>
          <table:table-cell office:value-type="float" office:value="1522.192017" calcext:value-type="float">
            <text:p>1522,192017</text:p>
          </table:table-cell>
          <table:table-cell office:value-type="float" office:value="5" calcext:value-type="float">
            <text:p>5</text:p>
          </table:table-cell>
          <table:table-cell office:value-type="float" office:value="1266.782104" calcext:value-type="float">
            <text:p>1266,782104</text:p>
          </table:table-cell>
        </table:table-row>
        <table:table-row table:style-name="ro1">
          <table:table-cell office:value-type="float" office:value="130342" calcext:value-type="float">
            <text:p>130342</text:p>
          </table:table-cell>
          <table:table-cell office:value-type="float" office:value="1146.638062" calcext:value-type="float">
            <text:p>1146,638062</text:p>
          </table:table-cell>
          <table:table-cell office:value-type="float" office:value="1" calcext:value-type="float">
            <text:p>1</text:p>
          </table:table-cell>
          <table:table-cell office:value-type="float" office:value="224.44101" calcext:value-type="float">
            <text:p>224,441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1072.125" calcext:value-type="float">
            <text:p>1072,125</text:p>
          </table:table-cell>
          <table:table-cell office:value-type="float" office:value="1" calcext:value-type="float">
            <text:p>1</text:p>
          </table:table-cell>
          <table:table-cell office:value-type="float" office:value="62.530003" calcext:value-type="float">
            <text:p>62,530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12.742004" calcext:value-type="float">
            <text:p>912,742004</text:p>
          </table:table-cell>
          <table:table-cell office:value-type="float" office:value="2" calcext:value-type="float">
            <text:p>2</text:p>
          </table:table-cell>
          <table:table-cell office:value-type="float" office:value="99.495003" calcext:value-type="float">
            <text:p>99,495003</text:p>
          </table:table-cell>
          <table:table-cell office:value-type="float" office:value="130342" calcext:value-type="float">
            <text:p>130342</text:p>
          </table:table-cell>
          <table:table-cell office:value-type="float" office:value="968.064026" calcext:value-type="float">
            <text:p>968,064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26" calcext:value-type="float">
            <text:p>134626</text:p>
          </table:table-cell>
          <table:table-cell office:value-type="float" office:value="1355.24292" calcext:value-type="float">
            <text:p>1355,24292</text:p>
          </table:table-cell>
          <table:table-cell office:value-type="float" office:value="6" calcext:value-type="float">
            <text:p>6</text:p>
          </table:table-cell>
          <table:table-cell office:value-type="float" office:value="977.607056" calcext:value-type="float">
            <text:p>977,607056</text:p>
          </table:table-cell>
          <table:table-cell office:value-type="float" office:value="134626" calcext:value-type="float">
            <text:p>134626</text:p>
          </table:table-cell>
          <table:table-cell office:value-type="float" office:value="1411.378052" calcext:value-type="float">
            <text:p>1411,378052</text:p>
          </table:table-cell>
          <table:table-cell office:value-type="float" office:value="2" calcext:value-type="float">
            <text:p>2</text:p>
          </table:table-cell>
          <table:table-cell office:value-type="float" office:value="223.136993" calcext:value-type="float">
            <text:p>223,136993</text:p>
          </table:table-cell>
          <table:table-cell office:value-type="float" office:value="134626" calcext:value-type="float">
            <text:p>134626</text:p>
          </table:table-cell>
          <table:table-cell office:value-type="float" office:value="1243.995972" calcext:value-type="float">
            <text:p>1243,995972</text:p>
          </table:table-cell>
          <table:table-cell office:value-type="float" office:value="1" calcext:value-type="float">
            <text:p>1</text:p>
          </table:table-cell>
          <table:table-cell office:value-type="float" office:value="55.250999" calcext:value-type="float">
            <text:p>55,250999</text:p>
          </table:table-cell>
          <table:table-cell office:value-type="float" office:value="134626" calcext:value-type="float">
            <text:p>134626</text:p>
          </table:table-cell>
          <table:table-cell office:value-type="float" office:value="1373.898071" calcext:value-type="float">
            <text:p>1373,898071</text:p>
          </table:table-cell>
          <table:table-cell office:value-type="float" office:value="2" calcext:value-type="float">
            <text:p>2</text:p>
          </table:table-cell>
          <table:table-cell office:value-type="float" office:value="86.361" calcext:value-type="float">
            <text:p>86,361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1012.238037" calcext:value-type="float">
            <text:p>1012,238037</text:p>
          </table:table-cell>
          <table:table-cell office:value-type="float" office:value="1" calcext:value-type="float">
            <text:p>1</text:p>
          </table:table-cell>
          <table:table-cell office:value-type="float" office:value="79.223999" calcext:value-type="float">
            <text:p>79,223999</text:p>
          </table:table-cell>
          <table:table-cell office:value-type="float" office:value="135000" calcext:value-type="float">
            <text:p>135000</text:p>
          </table:table-cell>
          <table:table-cell office:value-type="float" office:value="1150.098022" calcext:value-type="float">
            <text:p>1150,098022</text:p>
          </table:table-cell>
          <table:table-cell office:value-type="float" office:value="1" calcext:value-type="float">
            <text:p>1</text:p>
          </table:table-cell>
          <table:table-cell office:value-type="float" office:value="54.346001" calcext:value-type="float">
            <text:p>54,346001</text:p>
          </table:table-cell>
          <table:table-cell office:value-type="float" office:value="135000" calcext:value-type="float">
            <text:p>135000</text:p>
          </table:table-cell>
          <table:table-cell office:value-type="float" office:value="987.234985" calcext:value-type="float">
            <text:p>987,234985</text:p>
          </table:table-cell>
          <table:table-cell office:value-type="float" office:value="4" calcext:value-type="float">
            <text:p>4</text:p>
          </table:table-cell>
          <table:table-cell office:value-type="float" office:value="221.226013" calcext:value-type="float">
            <text:p>221,226013</text:p>
          </table:table-cell>
          <table:table-cell office:value-type="float" office:value="135000" calcext:value-type="float">
            <text:p>135000</text:p>
          </table:table-cell>
          <table:table-cell office:value-type="float" office:value="1014.593933" calcext:value-type="float">
            <text:p>1014,593933</text:p>
          </table:table-cell>
          <table:table-cell office:value-type="float" office:value="1" calcext:value-type="float">
            <text:p>1</text:p>
          </table:table-cell>
          <table:table-cell office:value-type="float" office:value="69.153" calcext:value-type="float">
            <text:p>69,153</text:p>
          </table:table-cell>
        </table:table-row>
        <table:table-row table:style-name="ro1">
          <table:table-cell office:value-type="float" office:value="135141" calcext:value-type="float">
            <text:p>135141</text:p>
          </table:table-cell>
          <table:table-cell office:value-type="float" office:value="1321.683105" calcext:value-type="float">
            <text:p>1321,683105</text:p>
          </table:table-cell>
          <table:table-cell office:value-type="float" office:value="2" calcext:value-type="float">
            <text:p>2</text:p>
          </table:table-cell>
          <table:table-cell office:value-type="float" office:value="1582.008911" calcext:value-type="float">
            <text:p>1582,008911</text:p>
          </table:table-cell>
          <table:table-cell office:value-type="float" office:value="135141" calcext:value-type="float">
            <text:p>135141</text:p>
          </table:table-cell>
          <table:table-cell office:value-type="float" office:value="1305.94397" calcext:value-type="float">
            <text:p>1305,94397</text:p>
          </table:table-cell>
          <table:table-cell office:value-type="float" office:value="4" calcext:value-type="float">
            <text:p>4</text:p>
          </table:table-cell>
          <table:table-cell office:value-type="float" office:value="760.689026" calcext:value-type="float">
            <text:p>760,68902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78.657959" calcext:value-type="float">
            <text:p>1478,657959</text:p>
          </table:table-cell>
          <table:table-cell office:value-type="float" office:value="2" calcext:value-type="float">
            <text:p>2</text:p>
          </table:table-cell>
          <table:table-cell office:value-type="float" office:value="1136.395996" calcext:value-type="float">
            <text:p>1136,395996</text:p>
          </table:table-cell>
          <table:table-cell office:value-type="float" office:value="135141" calcext:value-type="float">
            <text:p>135141</text:p>
          </table:table-cell>
          <table:table-cell office:value-type="float" office:value="1402.7229" calcext:value-type="float">
            <text:p>1402,7229</text:p>
          </table:table-cell>
          <table:table-cell office:value-type="float" office:value="3" calcext:value-type="float">
            <text:p>3</text:p>
          </table:table-cell>
          <table:table-cell office:value-type="float" office:value="163.438995" calcext:value-type="float">
            <text:p>163,438995</text:p>
          </table:table-cell>
        </table:table-row>
        <table:table-row table:style-name="ro1">
          <table:table-cell office:value-type="float" office:value="135321" calcext:value-type="float">
            <text:p>135321</text:p>
          </table:table-cell>
          <table:table-cell office:value-type="float" office:value="927.397034" calcext:value-type="float">
            <text:p>927,397034</text:p>
          </table:table-cell>
          <table:table-cell office:value-type="float" office:value="2" calcext:value-type="float">
            <text:p>2</text:p>
          </table:table-cell>
          <table:table-cell office:value-type="float" office:value="80.584" calcext:value-type="float">
            <text:p>80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929.643005" calcext:value-type="float">
            <text:p>929,643005</text:p>
          </table:table-cell>
          <table:table-cell office:value-type="float" office:value="1" calcext:value-type="float">
            <text:p>1</text:p>
          </table:table-cell>
          <table:table-cell office:value-type="float" office:value="24.380001" calcext:value-type="float">
            <text:p>24,380001</text:p>
          </table:table-cell>
          <table:table-cell office:value-type="float" office:value="135321" calcext:value-type="float">
            <text:p>135321</text:p>
          </table:table-cell>
          <table:table-cell office:value-type="float" office:value="956.336975" calcext:value-type="float">
            <text:p>956,336975</text:p>
          </table:table-cell>
          <table:table-cell office:value-type="float" office:value="2" calcext:value-type="float">
            <text:p>2</text:p>
          </table:table-cell>
          <table:table-cell office:value-type="float" office:value="152.584" calcext:value-type="float">
            <text:p>152,584</text:p>
          </table:table-cell>
          <table:table-cell office:value-type="float" office:value="135321" calcext:value-type="float">
            <text:p>135321</text:p>
          </table:table-cell>
          <table:table-cell office:value-type="float" office:value="898.070007" calcext:value-type="float">
            <text:p>898,070007</text:p>
          </table:table-cell>
          <table:table-cell office:value-type="float" office:value="1" calcext:value-type="float">
            <text:p>1</text:p>
          </table:table-cell>
          <table:table-cell office:value-type="float" office:value="49.924999" calcext:value-type="float">
            <text:p>49,924999</text:p>
          </table:table-cell>
        </table:table-row>
        <table:table-row table:style-name="ro1">
          <table:table-cell office:value-type="float" office:value="140456" calcext:value-type="float">
            <text:p>140456</text:p>
          </table:table-cell>
          <table:table-cell office:value-type="float" office:value="1373.842896" calcext:value-type="float">
            <text:p>1373,842896</text:p>
          </table:table-cell>
          <table:table-cell office:value-type="float" office:value="6" calcext:value-type="float">
            <text:p>6</text:p>
          </table:table-cell>
          <table:table-cell office:value-type="float" office:value="525.014038" calcext:value-type="float">
            <text:p>525,014038</text:p>
          </table:table-cell>
          <table:table-cell office:value-type="float" office:value="140456" calcext:value-type="float">
            <text:p>140456</text:p>
          </table:table-cell>
          <table:table-cell office:value-type="float" office:value="1201.290039" calcext:value-type="float">
            <text:p>1201,290039</text:p>
          </table:table-cell>
          <table:table-cell office:value-type="float" office:value="3" calcext:value-type="float">
            <text:p>3</text:p>
          </table:table-cell>
          <table:table-cell office:value-type="float" office:value="356.587006" calcext:value-type="float">
            <text:p>356,587006</text:p>
          </table:table-cell>
          <table:table-cell office:value-type="float" office:value="140456" calcext:value-type="float">
            <text:p>140456</text:p>
          </table:table-cell>
          <table:table-cell office:value-type="float" office:value="1677.119019" calcext:value-type="float">
            <text:p>1677,119019</text:p>
          </table:table-cell>
          <table:table-cell office:value-type="float" office:value="3" calcext:value-type="float">
            <text:p>3</text:p>
          </table:table-cell>
          <table:table-cell office:value-type="float" office:value="347.177002" calcext:value-type="float">
            <text:p>347,177002</text:p>
          </table:table-cell>
          <table:table-cell office:value-type="float" office:value="140456" calcext:value-type="float">
            <text:p>140456</text:p>
          </table:table-cell>
          <table:table-cell office:value-type="float" office:value="1323.285034" calcext:value-type="float">
            <text:p>1323,285034</text:p>
          </table:table-cell>
          <table:table-cell office:value-type="float" office:value="3" calcext:value-type="float">
            <text:p>3</text:p>
          </table:table-cell>
          <table:table-cell office:value-type="float" office:value="228.796005" calcext:value-type="float">
            <text:p>228,796005</text:p>
          </table:table-cell>
        </table:table-row>
        <table:table-row table:style-name="ro1">
          <table:table-cell office:value-type="float" office:value="141236" calcext:value-type="float">
            <text:p>141236</text:p>
          </table:table-cell>
          <table:table-cell office:value-type="float" office:value="1120.679932" calcext:value-type="float">
            <text:p>1120,679932</text:p>
          </table:table-cell>
          <table:table-cell office:value-type="float" office:value="4" calcext:value-type="float">
            <text:p>4</text:p>
          </table:table-cell>
          <table:table-cell office:value-type="float" office:value="829.323975" calcext:value-type="float">
            <text:p>829,323975</text:p>
          </table:table-cell>
          <table:table-cell office:value-type="float" office:value="141236" calcext:value-type="float">
            <text:p>141236</text:p>
          </table:table-cell>
          <table:table-cell office:value-type="float" office:value="1254.833008" calcext:value-type="float">
            <text:p>1254,833008</text:p>
          </table:table-cell>
          <table:table-cell office:value-type="float" office:value="3" calcext:value-type="float">
            <text:p>3</text:p>
          </table:table-cell>
          <table:table-cell office:value-type="float" office:value="298.447998" calcext:value-type="float">
            <text:p>298,447998</text:p>
          </table:table-cell>
          <table:table-cell office:value-type="float" office:value="141236" calcext:value-type="float">
            <text:p>141236</text:p>
          </table:table-cell>
          <table:table-cell office:value-type="float" office:value="1013.630981" calcext:value-type="float">
            <text:p>1013,630981</text:p>
          </table:table-cell>
          <table:table-cell office:value-type="float" office:value="4" calcext:value-type="float">
            <text:p>4</text:p>
          </table:table-cell>
          <table:table-cell office:value-type="float" office:value="232.636002" calcext:value-type="float">
            <text:p>232,636002</text:p>
          </table:table-cell>
          <table:table-cell office:value-type="float" office:value="141236" calcext:value-type="float">
            <text:p>141236</text:p>
          </table:table-cell>
          <table:table-cell office:value-type="float" office:value="908.072998" calcext:value-type="float">
            <text:p>908,072998</text:p>
          </table:table-cell>
          <table:table-cell office:value-type="float" office:value="6" calcext:value-type="float">
            <text:p>6</text:p>
          </table:table-cell>
          <table:table-cell office:value-type="float" office:value="675.700012" calcext:value-type="float">
            <text:p>675,700012</text:p>
          </table:table-cell>
        </table:table-row>
        <table:table-row table:style-name="ro1">
          <table:table-cell office:value-type="float" office:value="141552" calcext:value-type="float">
            <text:p>141552</text:p>
          </table:table-cell>
          <table:table-cell office:value-type="float" office:value="969.112976" calcext:value-type="float">
            <text:p>969,11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515.51001" calcext:value-type="float">
            <text:p>1515,51001</text:p>
          </table:table-cell>
          <table:table-cell office:value-type="float" office:value="2" calcext:value-type="float">
            <text:p>2</text:p>
          </table:table-cell>
          <table:table-cell office:value-type="float" office:value="296.072998" calcext:value-type="float">
            <text:p>296,072998</text:p>
          </table:table-cell>
          <table:table-cell office:value-type="float" office:value="141552" calcext:value-type="float">
            <text:p>141552</text:p>
          </table:table-cell>
          <table:table-cell office:value-type="float" office:value="1316.822998" calcext:value-type="float">
            <text:p>1316,8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52" calcext:value-type="float">
            <text:p>141552</text:p>
          </table:table-cell>
          <table:table-cell office:value-type="float" office:value="1270.540894" calcext:value-type="float">
            <text:p>1270,540894</text:p>
          </table:table-cell>
          <table:table-cell office:value-type="float" office:value="5" calcext:value-type="float">
            <text:p>5</text:p>
          </table:table-cell>
          <table:table-cell office:value-type="float" office:value="447.48999" calcext:value-type="float">
            <text:p>447,48999</text:p>
          </table:table-cell>
        </table:table-row>
        <table:table-row table:style-name="ro1">
          <table:table-cell office:value-type="float" office:value="142110" calcext:value-type="float">
            <text:p>142110</text:p>
          </table:table-cell>
          <table:table-cell office:value-type="float" office:value="1321.550049" calcext:value-type="float">
            <text:p>1321,550049</text:p>
          </table:table-cell>
          <table:table-cell office:value-type="float" office:value="1" calcext:value-type="float">
            <text:p>1</text:p>
          </table:table-cell>
          <table:table-cell office:value-type="float" office:value="285.268982" calcext:value-type="float">
            <text:p>285,268982</text:p>
          </table:table-cell>
          <table:table-cell office:value-type="float" office:value="142110" calcext:value-type="float">
            <text:p>142110</text:p>
          </table:table-cell>
          <table:table-cell office:value-type="float" office:value="1423.12207" calcext:value-type="float">
            <text:p>1423,12207</text:p>
          </table:table-cell>
          <table:table-cell office:value-type="float" office:value="4" calcext:value-type="float">
            <text:p>4</text:p>
          </table:table-cell>
          <table:table-cell office:value-type="float" office:value="535.049988" calcext:value-type="float">
            <text:p>535,049988</text:p>
          </table:table-cell>
          <table:table-cell office:value-type="float" office:value="142110" calcext:value-type="float">
            <text:p>142110</text:p>
          </table:table-cell>
          <table:table-cell office:value-type="float" office:value="1270.171997" calcext:value-type="float">
            <text:p>1270,171997</text:p>
          </table:table-cell>
          <table:table-cell office:value-type="float" office:value="5" calcext:value-type="float">
            <text:p>5</text:p>
          </table:table-cell>
          <table:table-cell office:value-type="float" office:value="526.890015" calcext:value-type="float">
            <text:p>526,890015</text:p>
          </table:table-cell>
          <table:table-cell office:value-type="float" office:value="142110" calcext:value-type="float">
            <text:p>142110</text:p>
          </table:table-cell>
          <table:table-cell office:value-type="float" office:value="1315.557007" calcext:value-type="float">
            <text:p>1315,557007</text:p>
          </table:table-cell>
          <table:table-cell office:value-type="float" office:value="5" calcext:value-type="float">
            <text:p>5</text:p>
          </table:table-cell>
          <table:table-cell office:value-type="float" office:value="759.195007" calcext:value-type="float">
            <text:p>759,195007</text:p>
          </table:table-cell>
        </table:table-row>
        <table:table-row table:style-name="ro1">
          <table:table-cell office:value-type="float" office:value="144415" calcext:value-type="float">
            <text:p>144415</text:p>
          </table:table-cell>
          <table:table-cell office:value-type="float" office:value="1556.95105" calcext:value-type="float">
            <text:p>1556,95105</text:p>
          </table:table-cell>
          <table:table-cell office:value-type="float" office:value="7" calcext:value-type="float">
            <text:p>7</text:p>
          </table:table-cell>
          <table:table-cell office:value-type="float" office:value="260.147003" calcext:value-type="float">
            <text:p>260,147003</text:p>
          </table:table-cell>
          <table:table-cell office:value-type="float" office:value="144415" calcext:value-type="float">
            <text:p>144415</text:p>
          </table:table-cell>
          <table:table-cell office:value-type="float" office:value="1513.520996" calcext:value-type="float">
            <text:p>1513,520996</text:p>
          </table:table-cell>
          <table:table-cell office:value-type="float" office:value="1" calcext:value-type="float">
            <text:p>1</text:p>
          </table:table-cell>
          <table:table-cell office:value-type="float" office:value="91.393997" calcext:value-type="float">
            <text:p>91,393997</text:p>
          </table:table-cell>
          <table:table-cell office:value-type="float" office:value="144415" calcext:value-type="float">
            <text:p>144415</text:p>
          </table:table-cell>
          <table:table-cell office:value-type="float" office:value="1761.461914" calcext:value-type="float">
            <text:p>1761,461914</text:p>
          </table:table-cell>
          <table:table-cell office:value-type="float" office:value="12" calcext:value-type="float">
            <text:p>12</text:p>
          </table:table-cell>
          <table:table-cell office:value-type="float" office:value="264.910004" calcext:value-type="float">
            <text:p>264,910004</text:p>
          </table:table-cell>
          <table:table-cell office:value-type="float" office:value="144415" calcext:value-type="float">
            <text:p>144415</text:p>
          </table:table-cell>
          <table:table-cell office:value-type="float" office:value="1362.5" calcext:value-type="float">
            <text:p>1362,5</text:p>
          </table:table-cell>
          <table:table-cell office:value-type="float" office:value="21" calcext:value-type="float">
            <text:p>21</text:p>
          </table:table-cell>
          <table:table-cell office:value-type="float" office:value="490.864014" calcext:value-type="float">
            <text:p>490,864014</text:p>
          </table:table-cell>
        </table:table-row>
        <table:table-row table:style-name="ro1">
          <table:table-cell office:value-type="float" office:value="144607" calcext:value-type="float">
            <text:p>144607</text:p>
          </table:table-cell>
          <table:table-cell office:value-type="float" office:value="992.727966" calcext:value-type="float">
            <text:p>992,72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75.386047" calcext:value-type="float">
            <text:p>975,3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900.416992" calcext:value-type="float">
            <text:p>900,41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07" calcext:value-type="float">
            <text:p>144607</text:p>
          </table:table-cell>
          <table:table-cell office:value-type="float" office:value="1091.209961" calcext:value-type="float">
            <text:p>1091,209961</text:p>
          </table:table-cell>
          <table:table-cell office:value-type="float" office:value="1" calcext:value-type="float">
            <text:p>1</text:p>
          </table:table-cell>
          <table:table-cell office:value-type="float" office:value="59.032997" calcext:value-type="float">
            <text:p>59,032997</text:p>
          </table:table-cell>
        </table:table-row>
        <table:table-row table:style-name="ro1">
          <table:table-cell office:value-type="float" office:value="150650" calcext:value-type="float">
            <text:p>150650</text:p>
          </table:table-cell>
          <table:table-cell office:value-type="float" office:value="1518.015015" calcext:value-type="float">
            <text:p>1518,015015</text:p>
          </table:table-cell>
          <table:table-cell office:value-type="float" office:value="64" calcext:value-type="float">
            <text:p>64</text:p>
          </table:table-cell>
          <table:table-cell office:value-type="float" office:value="2023.956909" calcext:value-type="float">
            <text:p>2023,956909</text:p>
          </table:table-cell>
          <table:table-cell office:value-type="float" office:value="150650" calcext:value-type="float">
            <text:p>150650</text:p>
          </table:table-cell>
          <table:table-cell office:value-type="float" office:value="1374.062988" calcext:value-type="float">
            <text:p>1374,062988</text:p>
          </table:table-cell>
          <table:table-cell office:value-type="float" office:value="1" calcext:value-type="float">
            <text:p>1</text:p>
          </table:table-cell>
          <table:table-cell office:value-type="float" office:value="283.708984" calcext:value-type="float">
            <text:p>283,708984</text:p>
          </table:table-cell>
          <table:table-cell office:value-type="float" office:value="150650" calcext:value-type="float">
            <text:p>150650</text:p>
          </table:table-cell>
          <table:table-cell office:value-type="float" office:value="1606.758057" calcext:value-type="float">
            <text:p>1606,75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650" calcext:value-type="float">
            <text:p>150650</text:p>
          </table:table-cell>
          <table:table-cell office:value-type="float" office:value="1479.393066" calcext:value-type="float">
            <text:p>1479,393066</text:p>
          </table:table-cell>
          <table:table-cell office:value-type="float" office:value="72" calcext:value-type="float">
            <text:p>72</text:p>
          </table:table-cell>
          <table:table-cell office:value-type="float" office:value="2284.619385" calcext:value-type="float">
            <text:p>2284,619385</text:p>
          </table:table-cell>
        </table:table-row>
        <table:table-row table:style-name="ro1">
          <table:table-cell office:value-type="float" office:value="150835" calcext:value-type="float">
            <text:p>150835</text:p>
          </table:table-cell>
          <table:table-cell office:value-type="float" office:value="1414.621948" calcext:value-type="float">
            <text:p>1414,621948</text:p>
          </table:table-cell>
          <table:table-cell office:value-type="float" office:value="1" calcext:value-type="float">
            <text:p>1</text:p>
          </table:table-cell>
          <table:table-cell office:value-type="float" office:value="175.805008" calcext:value-type="float">
            <text:p>175,80500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510.373047" calcext:value-type="float">
            <text:p>1510,373047</text:p>
          </table:table-cell>
          <table:table-cell office:value-type="float" office:value="1" calcext:value-type="float">
            <text:p>1</text:p>
          </table:table-cell>
          <table:table-cell office:value-type="float" office:value="118.598" calcext:value-type="float">
            <text:p>118,598</text:p>
          </table:table-cell>
          <table:table-cell office:value-type="float" office:value="150835" calcext:value-type="float">
            <text:p>150835</text:p>
          </table:table-cell>
          <table:table-cell office:value-type="float" office:value="1408.249023" calcext:value-type="float">
            <text:p>1408,249023</text:p>
          </table:table-cell>
          <table:table-cell office:value-type="float" office:value="2" calcext:value-type="float">
            <text:p>2</text:p>
          </table:table-cell>
          <table:table-cell office:value-type="float" office:value="194.470001" calcext:value-type="float">
            <text:p>194,470001</text:p>
          </table:table-cell>
          <table:table-cell office:value-type="float" office:value="150835" calcext:value-type="float">
            <text:p>150835</text:p>
          </table:table-cell>
          <table:table-cell office:value-type="float" office:value="1325.420044" calcext:value-type="float">
            <text:p>1325,420044</text:p>
          </table:table-cell>
          <table:table-cell office:value-type="float" office:value="1" calcext:value-type="float">
            <text:p>1</text:p>
          </table:table-cell>
          <table:table-cell office:value-type="float" office:value="68.741005" calcext:value-type="float">
            <text:p>68,741005</text:p>
          </table:table-cell>
        </table:table-row>
        <table:table-row table:style-name="ro1">
          <table:table-cell office:value-type="float" office:value="151231" calcext:value-type="float">
            <text:p>151231</text:p>
          </table:table-cell>
          <table:table-cell office:value-type="float" office:value="1621.462036" calcext:value-type="float">
            <text:p>1621,462036</text:p>
          </table:table-cell>
          <table:table-cell office:value-type="float" office:value="4" calcext:value-type="float">
            <text:p>4</text:p>
          </table:table-cell>
          <table:table-cell office:value-type="float" office:value="700.671997" calcext:value-type="float">
            <text:p>700,671997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426025" calcext:value-type="float">
            <text:p>1326,426025</text:p>
          </table:table-cell>
          <table:table-cell office:value-type="float" office:value="4" calcext:value-type="float">
            <text:p>4</text:p>
          </table:table-cell>
          <table:table-cell office:value-type="float" office:value="463.119995" calcext:value-type="float">
            <text:p>463,11999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212.928101" calcext:value-type="float">
            <text:p>1212,928101</text:p>
          </table:table-cell>
          <table:table-cell office:value-type="float" office:value="7" calcext:value-type="float">
            <text:p>7</text:p>
          </table:table-cell>
          <table:table-cell office:value-type="float" office:value="745.426025" calcext:value-type="float">
            <text:p>745,426025</text:p>
          </table:table-cell>
          <table:table-cell office:value-type="float" office:value="151231" calcext:value-type="float">
            <text:p>151231</text:p>
          </table:table-cell>
          <table:table-cell office:value-type="float" office:value="1326.320068" calcext:value-type="float">
            <text:p>1326,320068</text:p>
          </table:table-cell>
          <table:table-cell office:value-type="float" office:value="2" calcext:value-type="float">
            <text:p>2</text:p>
          </table:table-cell>
          <table:table-cell office:value-type="float" office:value="197.154007" calcext:value-type="float">
            <text:p>197,154007</text:p>
          </table:table-cell>
        </table:table-row>
        <table:table-row table:style-name="ro1">
          <table:table-cell office:value-type="float" office:value="151830" calcext:value-type="float">
            <text:p>151830</text:p>
          </table:table-cell>
          <table:table-cell office:value-type="float" office:value="1391.927002" calcext:value-type="float">
            <text:p>1391,927002</text:p>
          </table:table-cell>
          <table:table-cell office:value-type="float" office:value="31" calcext:value-type="float">
            <text:p>31</text:p>
          </table:table-cell>
          <table:table-cell office:value-type="float" office:value="1593.333008" calcext:value-type="float">
            <text:p>1593,333008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08.882935" calcext:value-type="float">
            <text:p>1408,882935</text:p>
          </table:table-cell>
          <table:table-cell office:value-type="float" office:value="3" calcext:value-type="float">
            <text:p>3</text:p>
          </table:table-cell>
          <table:table-cell office:value-type="float" office:value="120.279999" calcext:value-type="float">
            <text:p>120,279999</text:p>
          </table:table-cell>
          <table:table-cell office:value-type="float" office:value="151830" calcext:value-type="float">
            <text:p>151830</text:p>
          </table:table-cell>
          <table:table-cell office:value-type="float" office:value="1357.119019" calcext:value-type="float">
            <text:p>1357,119019</text:p>
          </table:table-cell>
          <table:table-cell office:value-type="float" office:value="37" calcext:value-type="float">
            <text:p>37</text:p>
          </table:table-cell>
          <table:table-cell office:value-type="float" office:value="1325.549805" calcext:value-type="float">
            <text:p>1325,549805</text:p>
          </table:table-cell>
          <table:table-cell office:value-type="float" office:value="151830" calcext:value-type="float">
            <text:p>151830</text:p>
          </table:table-cell>
          <table:table-cell office:value-type="float" office:value="1452.26709" calcext:value-type="float">
            <text:p>1452,26709</text:p>
          </table:table-cell>
          <table:table-cell office:value-type="float" office:value="38" calcext:value-type="float">
            <text:p>38</text:p>
          </table:table-cell>
          <table:table-cell office:value-type="float" office:value="1564.471436" calcext:value-type="float">
            <text:p>1564,471436</text:p>
          </table:table-cell>
        </table:table-row>
        <table:table-row table:style-name="ro1">
          <table:table-cell office:value-type="float" office:value="152024" calcext:value-type="float">
            <text:p>152024</text:p>
          </table:table-cell>
          <table:table-cell office:value-type="float" office:value="1125.781982" calcext:value-type="float">
            <text:p>1125,781982</text:p>
          </table:table-cell>
          <table:table-cell office:value-type="float" office:value="2" calcext:value-type="float">
            <text:p>2</text:p>
          </table:table-cell>
          <table:table-cell office:value-type="float" office:value="220.903" calcext:value-type="float">
            <text:p>220,9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929.945984" calcext:value-type="float">
            <text:p>929,945984</text:p>
          </table:table-cell>
          <table:table-cell office:value-type="float" office:value="2" calcext:value-type="float">
            <text:p>2</text:p>
          </table:table-cell>
          <table:table-cell office:value-type="float" office:value="186.132996" calcext:value-type="float">
            <text:p>186,132996</text:p>
          </table:table-cell>
          <table:table-cell office:value-type="float" office:value="152024" calcext:value-type="float">
            <text:p>152024</text:p>
          </table:table-cell>
          <table:table-cell office:value-type="float" office:value="1080.744995" calcext:value-type="float">
            <text:p>1080,744995</text:p>
          </table:table-cell>
          <table:table-cell office:value-type="float" office:value="7" calcext:value-type="float">
            <text:p>7</text:p>
          </table:table-cell>
          <table:table-cell office:value-type="float" office:value="166.787003" calcext:value-type="float">
            <text:p>166,787003</text:p>
          </table:table-cell>
          <table:table-cell office:value-type="float" office:value="152024" calcext:value-type="float">
            <text:p>152024</text:p>
          </table:table-cell>
          <table:table-cell office:value-type="float" office:value="1120.473022" calcext:value-type="float">
            <text:p>1120,473022</text:p>
          </table:table-cell>
          <table:table-cell office:value-type="float" office:value="56" calcext:value-type="float">
            <text:p>56</text:p>
          </table:table-cell>
          <table:table-cell office:value-type="float" office:value="2189.918945" calcext:value-type="float">
            <text:p>2189,918945</text:p>
          </table:table-cell>
        </table:table-row>
        <table:table-row table:style-name="ro1">
          <table:table-cell office:value-type="float" office:value="152207" calcext:value-type="float">
            <text:p>152207</text:p>
          </table:table-cell>
          <table:table-cell office:value-type="float" office:value="1932.237061" calcext:value-type="float">
            <text:p>1932,237061</text:p>
          </table:table-cell>
          <table:table-cell office:value-type="float" office:value="25" calcext:value-type="float">
            <text:p>25</text:p>
          </table:table-cell>
          <table:table-cell office:value-type="float" office:value="627.067017" calcext:value-type="float">
            <text:p>627,067017</text:p>
          </table:table-cell>
          <table:table-cell office:value-type="float" office:value="152207" calcext:value-type="float">
            <text:p>152207</text:p>
          </table:table-cell>
          <table:table-cell office:value-type="float" office:value="1450.721924" calcext:value-type="float">
            <text:p>1450,721924</text:p>
          </table:table-cell>
          <table:table-cell office:value-type="float" office:value="1" calcext:value-type="float">
            <text:p>1</text:p>
          </table:table-cell>
          <table:table-cell office:value-type="float" office:value="182.106995" calcext:value-type="float">
            <text:p>182,10699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91.725098" calcext:value-type="float">
            <text:p>1791,725098</text:p>
          </table:table-cell>
          <table:table-cell office:value-type="float" office:value="42" calcext:value-type="float">
            <text:p>42</text:p>
          </table:table-cell>
          <table:table-cell office:value-type="float" office:value="1736.997925" calcext:value-type="float">
            <text:p>1736,997925</text:p>
          </table:table-cell>
          <table:table-cell office:value-type="float" office:value="152207" calcext:value-type="float">
            <text:p>152207</text:p>
          </table:table-cell>
          <table:table-cell office:value-type="float" office:value="1775.534058" calcext:value-type="float">
            <text:p>1775,534058</text:p>
          </table:table-cell>
          <table:table-cell office:value-type="float" office:value="80" calcext:value-type="float">
            <text:p>80</text:p>
          </table:table-cell>
          <table:table-cell office:value-type="float" office:value="3763.364014" calcext:value-type="float">
            <text:p>3763,364014</text:p>
          </table:table-cell>
        </table:table-row>
        <table:table-row table:style-name="ro1">
          <table:table-cell office:value-type="float" office:value="152354" calcext:value-type="float">
            <text:p>152354</text:p>
          </table:table-cell>
          <table:table-cell office:value-type="float" office:value="1129.726074" calcext:value-type="float">
            <text:p>1129,726074</text:p>
          </table:table-cell>
          <table:table-cell office:value-type="float" office:value="2" calcext:value-type="float">
            <text:p>2</text:p>
          </table:table-cell>
          <table:table-cell office:value-type="float" office:value="164.272003" calcext:value-type="float">
            <text:p>164,272003</text:p>
          </table:table-cell>
          <table:table-cell office:value-type="float" office:value="152354" calcext:value-type="float">
            <text:p>152354</text:p>
          </table:table-cell>
          <table:table-cell office:value-type="float" office:value="1136.876953" calcext:value-type="float">
            <text:p>1136,876953</text:p>
          </table:table-cell>
          <table:table-cell office:value-type="float" office:value="5" calcext:value-type="float">
            <text:p>5</text:p>
          </table:table-cell>
          <table:table-cell office:value-type="float" office:value="377.133026" calcext:value-type="float">
            <text:p>377,133026</text:p>
          </table:table-cell>
          <table:table-cell office:value-type="float" office:value="152354" calcext:value-type="float">
            <text:p>152354</text:p>
          </table:table-cell>
          <table:table-cell office:value-type="float" office:value="1096.145996" calcext:value-type="float">
            <text:p>1096,145996</text:p>
          </table:table-cell>
          <table:table-cell office:value-type="float" office:value="1" calcext:value-type="float">
            <text:p>1</text:p>
          </table:table-cell>
          <table:table-cell office:value-type="float" office:value="413.325012" calcext:value-type="float">
            <text:p>413,325012</text:p>
          </table:table-cell>
          <table:table-cell office:value-type="float" office:value="152354" calcext:value-type="float">
            <text:p>152354</text:p>
          </table:table-cell>
          <table:table-cell office:value-type="float" office:value="1344.744019" calcext:value-type="float">
            <text:p>1344,744019</text:p>
          </table:table-cell>
          <table:table-cell office:value-type="float" office:value="1" calcext:value-type="float">
            <text:p>1</text:p>
          </table:table-cell>
          <table:table-cell office:value-type="float" office:value="36.737" calcext:value-type="float">
            <text:p>36,737</text:p>
          </table:table-cell>
        </table:table-row>
        <table:table-row table:style-name="ro1">
          <table:table-cell office:value-type="float" office:value="152539" calcext:value-type="float">
            <text:p>152539</text:p>
          </table:table-cell>
          <table:table-cell office:value-type="float" office:value="1086.774048" calcext:value-type="float">
            <text:p>1086,774048</text:p>
          </table:table-cell>
          <table:table-cell office:value-type="float" office:value="2" calcext:value-type="float">
            <text:p>2</text:p>
          </table:table-cell>
          <table:table-cell office:value-type="float" office:value="335.031982" calcext:value-type="float">
            <text:p>335,031982</text:p>
          </table:table-cell>
          <table:table-cell office:value-type="float" office:value="152539" calcext:value-type="float">
            <text:p>152539</text:p>
          </table:table-cell>
          <table:table-cell office:value-type="float" office:value="1221.284058" calcext:value-type="float">
            <text:p>1221,284058</text:p>
          </table:table-cell>
          <table:table-cell office:value-type="float" office:value="3" calcext:value-type="float">
            <text:p>3</text:p>
          </table:table-cell>
          <table:table-cell office:value-type="float" office:value="164.470001" calcext:value-type="float">
            <text:p>164,470001</text:p>
          </table:table-cell>
          <table:table-cell office:value-type="float" office:value="152539" calcext:value-type="float">
            <text:p>152539</text:p>
          </table:table-cell>
          <table:table-cell office:value-type="float" office:value="1377.29895" calcext:value-type="float">
            <text:p>1377,29895</text:p>
          </table:table-cell>
          <table:table-cell office:value-type="float" office:value="1" calcext:value-type="float">
            <text:p>1</text:p>
          </table:table-cell>
          <table:table-cell office:value-type="float" office:value="28.434" calcext:value-type="float">
            <text:p>28,434</text:p>
          </table:table-cell>
          <table:table-cell office:value-type="float" office:value="152539" calcext:value-type="float">
            <text:p>152539</text:p>
          </table:table-cell>
          <table:table-cell office:value-type="float" office:value="1103.244995" calcext:value-type="float">
            <text:p>1103,244995</text:p>
          </table:table-cell>
          <table:table-cell office:value-type="float" office:value="5" calcext:value-type="float">
            <text:p>5</text:p>
          </table:table-cell>
          <table:table-cell office:value-type="float" office:value="227.334" calcext:value-type="float">
            <text:p>227,334</text:p>
          </table:table-cell>
        </table:table-row>
        <table:table-row table:style-name="ro1">
          <table:table-cell office:value-type="float" office:value="152944" calcext:value-type="float">
            <text:p>152944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4" calcext:value-type="float">
            <text:p>14</text:p>
          </table:table-cell>
          <table:table-cell office:value-type="float" office:value="294.39801" calcext:value-type="float">
            <text:p>294,39801</text:p>
          </table:table-cell>
          <table:table-cell office:value-type="float" office:value="152944" calcext:value-type="float">
            <text:p>152944</text:p>
          </table:table-cell>
          <table:table-cell office:value-type="float" office:value="1068.740967" calcext:value-type="float">
            <text:p>1068,740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944" calcext:value-type="float">
            <text:p>152944</text:p>
          </table:table-cell>
          <table:table-cell office:value-type="float" office:value="1348.48291" calcext:value-type="float">
            <text:p>1348,48291</text:p>
          </table:table-cell>
          <table:table-cell office:value-type="float" office:value="1" calcext:value-type="float">
            <text:p>1</text:p>
          </table:table-cell>
          <table:table-cell office:value-type="float" office:value="233.210999" calcext:value-type="float">
            <text:p>233,210999</text:p>
          </table:table-cell>
          <table:table-cell office:value-type="float" office:value="152944" calcext:value-type="float">
            <text:p>152944</text:p>
          </table:table-cell>
          <table:table-cell office:value-type="float" office:value="1115.531006" calcext:value-type="float">
            <text:p>1115,531006</text:p>
          </table:table-cell>
          <table:table-cell office:value-type="float" office:value="2" calcext:value-type="float">
            <text:p>2</text:p>
          </table:table-cell>
          <table:table-cell office:value-type="float" office:value="118.897003" calcext:value-type="float">
            <text:p>118,897003</text:p>
          </table:table-cell>
        </table:table-row>
        <table:table-row table:style-name="ro1">
          <table:table-cell office:value-type="float" office:value="111643" calcext:value-type="float">
            <text:p>111643</text:p>
          </table:table-cell>
          <table:table-cell office:value-type="float" office:value="974.630981" calcext:value-type="float">
            <text:p>974,630981</text:p>
          </table:table-cell>
          <table:table-cell office:value-type="float" office:value="1" calcext:value-type="float">
            <text:p>1</text:p>
          </table:table-cell>
          <table:table-cell office:value-type="float" office:value="38.398003" calcext:value-type="float">
            <text:p>38,398003</text:p>
          </table:table-cell>
          <table:table-cell office:value-type="float" office:value="111643" calcext:value-type="float">
            <text:p>111643</text:p>
          </table:table-cell>
          <table:table-cell office:value-type="float" office:value="1111.351074" calcext:value-type="float">
            <text:p>1111,351074</text:p>
          </table:table-cell>
          <table:table-cell office:value-type="float" office:value="1" calcext:value-type="float">
            <text:p>1</text:p>
          </table:table-cell>
          <table:table-cell office:value-type="float" office:value="34.404999" calcext:value-type="float">
            <text:p>34,404999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20.971985" calcext:value-type="float">
            <text:p>1020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643" calcext:value-type="float">
            <text:p>111643</text:p>
          </table:table-cell>
          <table:table-cell office:value-type="float" office:value="1045.412964" calcext:value-type="float">
            <text:p>1045,41296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2322" calcext:value-type="float">
            <text:p>112322</text:p>
          </table:table-cell>
          <table:table-cell office:value-type="float" office:value="948.299988" calcext:value-type="float">
            <text:p>948,299988</text:p>
          </table:table-cell>
          <table:table-cell office:value-type="float" office:value="1" calcext:value-type="float">
            <text:p>1</text:p>
          </table:table-cell>
          <table:table-cell office:value-type="float" office:value="290.901001" calcext:value-type="float">
            <text:p>290,901001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44.454956" calcext:value-type="float">
            <text:p>1144,454956</text:p>
          </table:table-cell>
          <table:table-cell office:value-type="float" office:value="4" calcext:value-type="float">
            <text:p>4</text:p>
          </table:table-cell>
          <table:table-cell office:value-type="float" office:value="760.356018" calcext:value-type="float">
            <text:p>760,356018</text:p>
          </table:table-cell>
          <table:table-cell office:value-type="float" office:value="112322" calcext:value-type="float">
            <text:p>112322</text:p>
          </table:table-cell>
          <table:table-cell office:value-type="float" office:value="1238.822021" calcext:value-type="float">
            <text:p>1238,822021</text:p>
          </table:table-cell>
          <table:table-cell office:value-type="float" office:value="2" calcext:value-type="float">
            <text:p>2</text:p>
          </table:table-cell>
          <table:table-cell office:value-type="float" office:value="993.975037" calcext:value-type="float">
            <text:p>993,975037</text:p>
          </table:table-cell>
          <table:table-cell office:value-type="float" office:value="112322" calcext:value-type="float">
            <text:p>112322</text:p>
          </table:table-cell>
          <table:table-cell office:value-type="float" office:value="1169.944092" calcext:value-type="float">
            <text:p>1169,944092</text:p>
          </table:table-cell>
          <table:table-cell office:value-type="float" office:value="3" calcext:value-type="float">
            <text:p>3</text:p>
          </table:table-cell>
          <table:table-cell office:value-type="float" office:value="1076.47998" calcext:value-type="float">
            <text:p>1076,47998</text:p>
          </table:table-cell>
        </table:table-row>
        <table:table-row table:style-name="ro1">
          <table:table-cell office:value-type="float" office:value="112506" calcext:value-type="float">
            <text:p>112506</text:p>
          </table:table-cell>
          <table:table-cell office:value-type="float" office:value="1156.98999" calcext:value-type="float">
            <text:p>1156,98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02.868042" calcext:value-type="float">
            <text:p>1002,868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091.542969" calcext:value-type="float">
            <text:p>1091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506" calcext:value-type="float">
            <text:p>112506</text:p>
          </table:table-cell>
          <table:table-cell office:value-type="float" office:value="1190.001953" calcext:value-type="float">
            <text:p>1190,001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255.0516032" calcext:value-type="float">
            <text:p>1255,0516032</text:p>
          </table:table-cell>
          <table:table-cell table:style-name="ce1" table:formula="of:=AVERAGE([C4.C5:.C34])" office:value-type="float" office:value="6.4" calcext:value-type="float">
            <text:p>6,4</text:p>
          </table:table-cell>
          <table:table-cell table:style-name="ce15" table:formula="of:=AVERAGE([C4.D5:.D34])" office:value-type="float" office:value="457.2302323" calcext:value-type="float">
            <text:p>457,230232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260.44236853333" calcext:value-type="float">
            <text:p>1260,4423685333</text:p>
          </table:table-cell>
          <table:table-cell table:style-name="ce1" table:formula="of:=AVERAGE([C4.G5:.G34])" office:value-type="float" office:value="2.2" calcext:value-type="float">
            <text:p>2,2</text:p>
          </table:table-cell>
          <table:table-cell table:style-name="ce15" table:formula="of:=AVERAGE([C4.H5:.H34])" office:value-type="float" office:value="256.3874718" calcext:value-type="float">
            <text:p>256,387471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45.2060282" calcext:value-type="float">
            <text:p>1245,2060282</text:p>
          </table:table-cell>
          <table:table-cell table:style-name="ce1" table:formula="of:=AVERAGE([C4.K5:.K34])" office:value-type="float" office:value="6.36666666666667" calcext:value-type="float">
            <text:p>6,3666666667</text:p>
          </table:table-cell>
          <table:table-cell table:style-name="ce15" table:formula="of:=AVERAGE([C4.L5:.L34])" office:value-type="float" office:value="452.888208966667" calcext:value-type="float">
            <text:p>452,888208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43.4374776" calcext:value-type="float">
            <text:p>1243,4374776</text:p>
          </table:table-cell>
          <table:table-cell table:style-name="ce1" table:formula="of:=AVERAGE([C4.O5:.O34])" office:value-type="float" office:value="11.4333333333333" calcext:value-type="float">
            <text:p>11,4333333333</text:p>
          </table:table-cell>
          <table:table-cell table:style-name="ce15" table:formula="of:=AVERAGE([C4.P5:.P34])" office:value-type="float" office:value="626.970094666667" calcext:value-type="float">
            <text:p>626,9700946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1175.3099975" calcext:value-type="float">
            <text:p>1175,3099975</text:p>
          </table:table-cell>
          <table:table-cell table:style-name="ce1" table:formula="of:=MEDIAN([C4.C5:.C34])" office:value-type="float" office:value="2" calcext:value-type="float">
            <text:p>2</text:p>
          </table:table-cell>
          <table:table-cell table:style-name="ce15" table:formula="of:=MEDIAN([C4.D5:.D34])" office:value-type="float" office:value="272.7079925" calcext:value-type="float">
            <text:p>272,70799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252.7869875" calcext:value-type="float">
            <text:p>1252,7869875</text:p>
          </table:table-cell>
          <table:table-cell table:style-name="ce1" table:formula="of:=MEDIAN([C4.G5:.G34])" office:value-type="float" office:value="2" calcext:value-type="float">
            <text:p>2</text:p>
          </table:table-cell>
          <table:table-cell table:style-name="ce15" table:formula="of:=MEDIAN([C4.H5:.H34])" office:value-type="float" office:value="180.3965" calcext:value-type="float">
            <text:p>180,39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238.0759885" calcext:value-type="float">
            <text:p>1238,0759885</text:p>
          </table:table-cell>
          <table:table-cell table:style-name="ce1" table:formula="of:=MEDIAN([C4.K5:.K34])" office:value-type="float" office:value="2" calcext:value-type="float">
            <text:p>2</text:p>
          </table:table-cell>
          <table:table-cell table:style-name="ce15" table:formula="of:=MEDIAN([C4.L5:.L34])" office:value-type="float" office:value="232.9235005" calcext:value-type="float">
            <text:p>232,9235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276.2349245" calcext:value-type="float">
            <text:p>1276,2349245</text:p>
          </table:table-cell>
          <table:table-cell table:style-name="ce1" table:formula="of:=MEDIAN([C4.O5:.O34])" office:value-type="float" office:value="2.5" calcext:value-type="float">
            <text:p>2,5</text:p>
          </table:table-cell>
          <table:table-cell table:style-name="ce15" table:formula="of:=MEDIAN([C4.P5:.P34])" office:value-type="float" office:value="228.0650025" calcext:value-type="float">
            <text:p>228,06500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250.413736601259" calcext:value-type="float">
            <text:p>250,4137366013</text:p>
          </table:table-cell>
          <table:table-cell table:style-name="ce11" table:formula="of:=STDEV([C4.C5:.C34])" office:value-type="float" office:value="12.9657373422257" calcext:value-type="float">
            <text:p>12,9657373422</text:p>
          </table:table-cell>
          <table:table-cell table:style-name="ce16" table:formula="of:=STDEV([C4.D5:.D34])" office:value-type="float" office:value="539.556933177865" calcext:value-type="float">
            <text:p>539,556933177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87.900137661072" calcext:value-type="float">
            <text:p>187,9001376611</text:p>
          </table:table-cell>
          <table:table-cell table:style-name="ce11" table:formula="of:=STDEV([C4.G5:.G34])" office:value-type="float" office:value="1.51771152590407" calcext:value-type="float">
            <text:p>1,5177115259</text:p>
          </table:table-cell>
          <table:table-cell table:style-name="ce16" table:formula="of:=STDEV([C4.H5:.H34])" office:value-type="float" office:value="284.877842278053" calcext:value-type="float">
            <text:p>284,87784227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256.787735970964" calcext:value-type="float">
            <text:p>256,787735971</text:p>
          </table:table-cell>
          <table:table-cell table:style-name="ce11" table:formula="of:=STDEV([C4.K5:.K34])" office:value-type="float" office:value="11.9351215509848" calcext:value-type="float">
            <text:p>11,935121551</text:p>
          </table:table-cell>
          <table:table-cell table:style-name="ce16" table:formula="of:=STDEV([C4.L5:.L34])" office:value-type="float" office:value="612.511520083473" calcext:value-type="float">
            <text:p>612,51152008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202.792555498669" calcext:value-type="float">
            <text:p>202,7925554987</text:p>
          </table:table-cell>
          <table:table-cell table:style-name="ce11" table:formula="of:=STDEV([C4.O5:.O34])" office:value-type="float" office:value="21.3601035341242" calcext:value-type="float">
            <text:p>21,3601035341</text:p>
          </table:table-cell>
          <table:table-cell table:style-name="ce16" table:formula="of:=STDEV([C4.P5:.P34])" office:value-type="float" office:value="881.396757051203" calcext:value-type="float">
            <text:p>881,396757051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251.03436938333" calcext:value-type="float">
            <text:p>1251,0343693833</text:p>
          </table:table-cell>
          <table:table-cell table:formula="of:=STDEV([.B5:.B34];[.F5:.F34];[.J5:.J34];[.N5:.N34];[.R5:.R34];[.V5:.V34];[.Z5:.Z34];[.AD5:.AD34];[.AH5:.AH34])" office:value-type="float" office:value="223.666159519466" calcext:value-type="float">
            <text:p>223,6661595195</text:p>
          </table:table-cell>
          <table:table-cell table:style-name="Default" table:formula="of:=COUNT([.B5:.B34];[.F5:.F34];[.J5:.J34];[.N5:.N34];[.R5:.R34];[.V5:.V34];[.Z5:.Z34];[.AD5:.AD34];[.AH5:.AH34])" office:value-type="float" office:value="120" calcext:value-type="float">
            <text:p>120</text:p>
          </table:table-cell>
          <table:table-cell table:style-name="Default" table:formula="of:=2*[.C40]/SQRT([.D40])" office:value-type="float" office:value="40.8356669731202" calcext:value-type="float">
            <text:p>40,835666973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6.6" calcext:value-type="float">
            <text:p>6,6</text:p>
          </table:table-cell>
          <table:table-cell table:formula="of:=STDEV([.C5:.C34];[.G5:.G34];[.K5:.K34];[.O5:.O34];[.S5:.S34];[.W5:.W34];[.AA5:.AA34];[.AE5:.AE34];[.AI5:.AI34])" office:value-type="float" office:value="14.07924749708" calcext:value-type="float">
            <text:p>14,0792474971</text:p>
          </table:table-cell>
          <table:table-cell table:style-name="ce17" table:formula="of:=COUNT([.C5:.C34];[.G5:.G34];[.K5:.K34];[.O5:.O34];[.S5:.S34];[.W5:.W34];[.AA5:.AA34];[.AE5:.AE34];[.AI5:.AI34])" office:value-type="float" office:value="120" calcext:value-type="float">
            <text:p>120</text:p>
          </table:table-cell>
          <table:table-cell table:style-name="Default" table:formula="of:=2*[.C41]/SQRT([.D41])" office:value-type="float" office:value="2.57050714894962" calcext:value-type="float">
            <text:p>2,570507148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448.369001933333" calcext:value-type="float">
            <text:p>448,3690019333</text:p>
          </table:table-cell>
          <table:table-cell table:formula="of:=STDEV([.D5:.D34];[.H5:.H34];[.L5:.L34];[.P5:.P34];[.T5:.T34];[.X5:.X34];[.AB5:.AB34];[.AF5:.AF34];[.AJ5:.AJ34])" office:value-type="float" office:value="623.56085504624" calcext:value-type="float">
            <text:p>623,5608550462</text:p>
          </table:table-cell>
          <table:table-cell table:style-name="Default" table:formula="of:=COUNT([.D5:.D34];[.H5:.H34];[.L5:.L34];[.P5:.P34];[.T5:.T34];[.X5:.X34];[.AB5:.AB34];[.AF5:.AF34];[.AJ5:.AJ34])" office:value-type="float" office:value="120" calcext:value-type="float">
            <text:p>120</text:p>
          </table:table-cell>
          <table:table-cell table:style-name="Default" table:formula="of:=2*[.C42]/SQRT([.D42])" office:value-type="float" office:value="113.846115428678" calcext:value-type="float">
            <text:p>113,846115428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92847" calcext:value-type="float">
            <text:p>92847</text:p>
          </table:table-cell>
          <table:table-cell office:value-type="float" office:value="1125.859009" calcext:value-type="float">
            <text:p>1125,859009</text:p>
          </table:table-cell>
          <table:table-cell office:value-type="float" office:value="3" calcext:value-type="float">
            <text:p>3</text:p>
          </table:table-cell>
          <table:table-cell office:value-type="float" office:value="264.763" calcext:value-type="float">
            <text:p>264,763</text:p>
          </table:table-cell>
          <table:table-cell office:value-type="float" office:value="92847" calcext:value-type="float">
            <text:p>92847</text:p>
          </table:table-cell>
          <table:table-cell office:value-type="float" office:value="1196.800903" calcext:value-type="float">
            <text:p>1196,800903</text:p>
          </table:table-cell>
          <table:table-cell office:value-type="float" office:value="1" calcext:value-type="float">
            <text:p>1</text:p>
          </table:table-cell>
          <table:table-cell office:value-type="float" office:value="7.993" calcext:value-type="float">
            <text:p>7,993</text:p>
          </table:table-cell>
          <table:table-cell office:value-type="float" office:value="92847" calcext:value-type="float">
            <text:p>92847</text:p>
          </table:table-cell>
          <table:table-cell office:value-type="float" office:value="1399.447998" calcext:value-type="float">
            <text:p>1399,447998</text:p>
          </table:table-cell>
          <table:table-cell office:value-type="float" office:value="1" calcext:value-type="float">
            <text:p>1</text:p>
          </table:table-cell>
          <table:table-cell office:value-type="float" office:value="62.228001" calcext:value-type="float">
            <text:p>62,228001</text:p>
          </table:table-cell>
          <table:table-cell office:value-type="float" office:value="92847" calcext:value-type="float">
            <text:p>92847</text:p>
          </table:table-cell>
          <table:table-cell office:value-type="float" office:value="1279.271973" calcext:value-type="float">
            <text:p>1279,271973</text:p>
          </table:table-cell>
          <table:table-cell office:value-type="float" office:value="1" calcext:value-type="float">
            <text:p>1</text:p>
          </table:table-cell>
          <table:table-cell office:value-type="float" office:value="296.531006" calcext:value-type="float">
            <text:p>296,531006</text:p>
          </table:table-cell>
          <table:table-cell office:value-type="float" office:value="92847" calcext:value-type="float">
            <text:p>92847</text:p>
          </table:table-cell>
          <table:table-cell office:value-type="float" office:value="1313.274048" calcext:value-type="float">
            <text:p>1313,274048</text:p>
          </table:table-cell>
          <table:table-cell office:value-type="float" office:value="2" calcext:value-type="float">
            <text:p>2</text:p>
          </table:table-cell>
          <table:table-cell office:value-type="float" office:value="120.725998" calcext:value-type="float">
            <text:p>120,725998</text:p>
          </table:table-cell>
        </table:table-row>
        <table:table-row table:style-name="ro1">
          <table:table-cell office:value-type="float" office:value="93032" calcext:value-type="float">
            <text:p>93032</text:p>
          </table:table-cell>
          <table:table-cell office:value-type="float" office:value="1105.36499" calcext:value-type="float">
            <text:p>1105,36499</text:p>
          </table:table-cell>
          <table:table-cell office:value-type="float" office:value="5" calcext:value-type="float">
            <text:p>5</text:p>
          </table:table-cell>
          <table:table-cell office:value-type="float" office:value="753.377014" calcext:value-type="float">
            <text:p>753,377014</text:p>
          </table:table-cell>
          <table:table-cell office:value-type="float" office:value="93032" calcext:value-type="float">
            <text:p>93032</text:p>
          </table:table-cell>
          <table:table-cell office:value-type="float" office:value="1708.026978" calcext:value-type="float">
            <text:p>1708,026978</text:p>
          </table:table-cell>
          <table:table-cell office:value-type="float" office:value="3" calcext:value-type="float">
            <text:p>3</text:p>
          </table:table-cell>
          <table:table-cell office:value-type="float" office:value="461.394012" calcext:value-type="float">
            <text:p>461,394012</text:p>
          </table:table-cell>
          <table:table-cell office:value-type="float" office:value="93032" calcext:value-type="float">
            <text:p>93032</text:p>
          </table:table-cell>
          <table:table-cell office:value-type="float" office:value="1501.911987" calcext:value-type="float">
            <text:p>1501,911987</text:p>
          </table:table-cell>
          <table:table-cell office:value-type="float" office:value="3" calcext:value-type="float">
            <text:p>3</text:p>
          </table:table-cell>
          <table:table-cell office:value-type="float" office:value="645.658997" calcext:value-type="float">
            <text:p>645,658997</text:p>
          </table:table-cell>
          <table:table-cell office:value-type="float" office:value="93032" calcext:value-type="float">
            <text:p>93032</text:p>
          </table:table-cell>
          <table:table-cell office:value-type="float" office:value="1367.880005" calcext:value-type="float">
            <text:p>1367,880005</text:p>
          </table:table-cell>
          <table:table-cell office:value-type="float" office:value="2" calcext:value-type="float">
            <text:p>2</text:p>
          </table:table-cell>
          <table:table-cell office:value-type="float" office:value="305.938019" calcext:value-type="float">
            <text:p>305,938019</text:p>
          </table:table-cell>
          <table:table-cell office:value-type="float" office:value="93032" calcext:value-type="float">
            <text:p>93032</text:p>
          </table:table-cell>
          <table:table-cell office:value-type="float" office:value="1155.10498" calcext:value-type="float">
            <text:p>1155,10498</text:p>
          </table:table-cell>
          <table:table-cell office:value-type="float" office:value="2" calcext:value-type="float">
            <text:p>2</text:p>
          </table:table-cell>
          <table:table-cell office:value-type="float" office:value="106.358002" calcext:value-type="float">
            <text:p>106,358002</text:p>
          </table:table-cell>
        </table:table-row>
        <table:table-row table:style-name="ro1">
          <table:table-cell office:value-type="float" office:value="93335" calcext:value-type="float">
            <text:p>93335</text:p>
          </table:table-cell>
          <table:table-cell office:value-type="float" office:value="1130.937012" calcext:value-type="float">
            <text:p>1130,937012</text:p>
          </table:table-cell>
          <table:table-cell office:value-type="float" office:value="2" calcext:value-type="float">
            <text:p>2</text:p>
          </table:table-cell>
          <table:table-cell office:value-type="float" office:value="115.456001" calcext:value-type="float">
            <text:p>115,456001</text:p>
          </table:table-cell>
          <table:table-cell office:value-type="float" office:value="93335" calcext:value-type="float">
            <text:p>93335</text:p>
          </table:table-cell>
          <table:table-cell office:value-type="float" office:value="1193.515991" calcext:value-type="float">
            <text:p>1193,515991</text:p>
          </table:table-cell>
          <table:table-cell office:value-type="float" office:value="2" calcext:value-type="float">
            <text:p>2</text:p>
          </table:table-cell>
          <table:table-cell office:value-type="float" office:value="138.856003" calcext:value-type="float">
            <text:p>138,856003</text:p>
          </table:table-cell>
          <table:table-cell office:value-type="float" office:value="93335" calcext:value-type="float">
            <text:p>93335</text:p>
          </table:table-cell>
          <table:table-cell office:value-type="float" office:value="1108.770996" calcext:value-type="float">
            <text:p>1108,770996</text:p>
          </table:table-cell>
          <table:table-cell office:value-type="float" office:value="1" calcext:value-type="float">
            <text:p>1</text:p>
          </table:table-cell>
          <table:table-cell office:value-type="float" office:value="83.075005" calcext:value-type="float">
            <text:p>83,075005</text:p>
          </table:table-cell>
          <table:table-cell office:value-type="float" office:value="93335" calcext:value-type="float">
            <text:p>93335</text:p>
          </table:table-cell>
          <table:table-cell office:value-type="float" office:value="1122.059937" calcext:value-type="float">
            <text:p>1122,059937</text:p>
          </table:table-cell>
          <table:table-cell office:value-type="float" office:value="2" calcext:value-type="float">
            <text:p>2</text:p>
          </table:table-cell>
          <table:table-cell office:value-type="float" office:value="294.169006" calcext:value-type="float">
            <text:p>294,169006</text:p>
          </table:table-cell>
          <table:table-cell office:value-type="float" office:value="93335" calcext:value-type="float">
            <text:p>93335</text:p>
          </table:table-cell>
          <table:table-cell office:value-type="float" office:value="1059.166992" calcext:value-type="float">
            <text:p>1059,166992</text:p>
          </table:table-cell>
          <table:table-cell office:value-type="float" office:value="4" calcext:value-type="float">
            <text:p>4</text:p>
          </table:table-cell>
          <table:table-cell office:value-type="float" office:value="611.924011" calcext:value-type="float">
            <text:p>611,924011</text:p>
          </table:table-cell>
        </table:table-row>
        <table:table-row table:style-name="ro1">
          <table:table-cell office:value-type="float" office:value="93518" calcext:value-type="float">
            <text:p>93518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2" calcext:value-type="float">
            <text:p>2</text:p>
          </table:table-cell>
          <table:table-cell office:value-type="float" office:value="101.018005" calcext:value-type="float">
            <text:p>101,018005</text:p>
          </table:table-cell>
          <table:table-cell office:value-type="float" office:value="93518" calcext:value-type="float">
            <text:p>93518</text:p>
          </table:table-cell>
          <table:table-cell office:value-type="float" office:value="1210.85498" calcext:value-type="float">
            <text:p>1210,85498</text:p>
          </table:table-cell>
          <table:table-cell office:value-type="float" office:value="3" calcext:value-type="float">
            <text:p>3</text:p>
          </table:table-cell>
          <table:table-cell office:value-type="float" office:value="593.175964" calcext:value-type="float">
            <text:p>593,175964</text:p>
          </table:table-cell>
          <table:table-cell office:value-type="float" office:value="93518" calcext:value-type="float">
            <text:p>93518</text:p>
          </table:table-cell>
          <table:table-cell office:value-type="float" office:value="1213.981079" calcext:value-type="float">
            <text:p>1213,981079</text:p>
          </table:table-cell>
          <table:table-cell office:value-type="float" office:value="4" calcext:value-type="float">
            <text:p>4</text:p>
          </table:table-cell>
          <table:table-cell office:value-type="float" office:value="225.867004" calcext:value-type="float">
            <text:p>225,867004</text:p>
          </table:table-cell>
          <table:table-cell office:value-type="float" office:value="93518" calcext:value-type="float">
            <text:p>93518</text:p>
          </table:table-cell>
          <table:table-cell office:value-type="float" office:value="1261.348022" calcext:value-type="float">
            <text:p>1261,348022</text:p>
          </table:table-cell>
          <table:table-cell office:value-type="float" office:value="4" calcext:value-type="float">
            <text:p>4</text:p>
          </table:table-cell>
          <table:table-cell office:value-type="float" office:value="995.745972" calcext:value-type="float">
            <text:p>995,745972</text:p>
          </table:table-cell>
          <table:table-cell office:value-type="float" office:value="93518" calcext:value-type="float">
            <text:p>93518</text:p>
          </table:table-cell>
          <table:table-cell office:value-type="float" office:value="1440.166016" calcext:value-type="float">
            <text:p>1440,166016</text:p>
          </table:table-cell>
          <table:table-cell office:value-type="float" office:value="3" calcext:value-type="float">
            <text:p>3</text:p>
          </table:table-cell>
          <table:table-cell office:value-type="float" office:value="225.731003" calcext:value-type="float">
            <text:p>225,731003</text:p>
          </table:table-cell>
        </table:table-row>
        <table:table-row table:style-name="ro1">
          <table:table-cell office:value-type="float" office:value="93728" calcext:value-type="float">
            <text:p>93728</text:p>
          </table:table-cell>
          <table:table-cell office:value-type="float" office:value="1196.825928" calcext:value-type="float">
            <text:p>1196,8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28" calcext:value-type="float">
            <text:p>93728</text:p>
          </table:table-cell>
          <table:table-cell office:value-type="float" office:value="965.875977" calcext:value-type="float">
            <text:p>965,875977</text:p>
          </table:table-cell>
          <table:table-cell office:value-type="float" office:value="2" calcext:value-type="float">
            <text:p>2</text:p>
          </table:table-cell>
          <table:table-cell office:value-type="float" office:value="75.417999" calcext:value-type="float">
            <text:p>75,417999</text:p>
          </table:table-cell>
          <table:table-cell office:value-type="float" office:value="93728" calcext:value-type="float">
            <text:p>93728</text:p>
          </table:table-cell>
          <table:table-cell office:value-type="float" office:value="925.980957" calcext:value-type="float">
            <text:p>925,980957</text:p>
          </table:table-cell>
          <table:table-cell office:value-type="float" office:value="1" calcext:value-type="float">
            <text:p>1</text:p>
          </table:table-cell>
          <table:table-cell office:value-type="float" office:value="24.622999" calcext:value-type="float">
            <text:p>24,622999</text:p>
          </table:table-cell>
          <table:table-cell office:value-type="float" office:value="93728" calcext:value-type="float">
            <text:p>93728</text:p>
          </table:table-cell>
          <table:table-cell office:value-type="float" office:value="1078.588013" calcext:value-type="float">
            <text:p>1078,588013</text:p>
          </table:table-cell>
          <table:table-cell office:value-type="float" office:value="2" calcext:value-type="float">
            <text:p>2</text:p>
          </table:table-cell>
          <table:table-cell office:value-type="float" office:value="115.161003" calcext:value-type="float">
            <text:p>115,161003</text:p>
          </table:table-cell>
          <table:table-cell office:value-type="float" office:value="93728" calcext:value-type="float">
            <text:p>93728</text:p>
          </table:table-cell>
          <table:table-cell office:value-type="float" office:value="1105.411987" calcext:value-type="float">
            <text:p>1105,411987</text:p>
          </table:table-cell>
          <table:table-cell office:value-type="float" office:value="2" calcext:value-type="float">
            <text:p>2</text:p>
          </table:table-cell>
          <table:table-cell office:value-type="float" office:value="133.962006" calcext:value-type="float">
            <text:p>133,962006</text:p>
          </table:table-cell>
        </table:table-row>
        <table:table-row table:style-name="ro1">
          <table:table-cell office:value-type="float" office:value="93913" calcext:value-type="float">
            <text:p>93913</text:p>
          </table:table-cell>
          <table:table-cell office:value-type="float" office:value="1221.902954" calcext:value-type="float">
            <text:p>1221,902954</text:p>
          </table:table-cell>
          <table:table-cell office:value-type="float" office:value="9" calcext:value-type="float">
            <text:p>9</text:p>
          </table:table-cell>
          <table:table-cell office:value-type="float" office:value="2079.195068" calcext:value-type="float">
            <text:p>2079,195068</text:p>
          </table:table-cell>
          <table:table-cell office:value-type="float" office:value="93913" calcext:value-type="float">
            <text:p>93913</text:p>
          </table:table-cell>
          <table:table-cell office:value-type="float" office:value="1237.180054" calcext:value-type="float">
            <text:p>1237,180054</text:p>
          </table:table-cell>
          <table:table-cell office:value-type="float" office:value="6" calcext:value-type="float">
            <text:p>6</text:p>
          </table:table-cell>
          <table:table-cell office:value-type="float" office:value="864.327942" calcext:value-type="float">
            <text:p>864,327942</text:p>
          </table:table-cell>
          <table:table-cell office:value-type="float" office:value="93913" calcext:value-type="float">
            <text:p>93913</text:p>
          </table:table-cell>
          <table:table-cell office:value-type="float" office:value="1243.190063" calcext:value-type="float">
            <text:p>1243,190063</text:p>
          </table:table-cell>
          <table:table-cell office:value-type="float" office:value="6" calcext:value-type="float">
            <text:p>6</text:p>
          </table:table-cell>
          <table:table-cell office:value-type="float" office:value="830.088013" calcext:value-type="float">
            <text:p>830,088013</text:p>
          </table:table-cell>
          <table:table-cell office:value-type="float" office:value="93913" calcext:value-type="float">
            <text:p>93913</text:p>
          </table:table-cell>
          <table:table-cell office:value-type="float" office:value="1775.115967" calcext:value-type="float">
            <text:p>1775,115967</text:p>
          </table:table-cell>
          <table:table-cell office:value-type="float" office:value="13" calcext:value-type="float">
            <text:p>13</text:p>
          </table:table-cell>
          <table:table-cell office:value-type="float" office:value="2050.275146" calcext:value-type="float">
            <text:p>2050,275146</text:p>
          </table:table-cell>
          <table:table-cell office:value-type="float" office:value="93913" calcext:value-type="float">
            <text:p>93913</text:p>
          </table:table-cell>
          <table:table-cell office:value-type="float" office:value="1437.461914" calcext:value-type="float">
            <text:p>1437,461914</text:p>
          </table:table-cell>
          <table:table-cell office:value-type="float" office:value="4" calcext:value-type="float">
            <text:p>4</text:p>
          </table:table-cell>
          <table:table-cell office:value-type="float" office:value="934.602966" calcext:value-type="float">
            <text:p>934,602966</text:p>
          </table:table-cell>
        </table:table-row>
        <table:table-row table:style-name="ro1">
          <table:table-cell office:value-type="float" office:value="94604" calcext:value-type="float">
            <text:p>94604</text:p>
          </table:table-cell>
          <table:table-cell office:value-type="float" office:value="1372.0271" calcext:value-type="float">
            <text:p>1372,0271</text:p>
          </table:table-cell>
          <table:table-cell office:value-type="float" office:value="5" calcext:value-type="float">
            <text:p>5</text:p>
          </table:table-cell>
          <table:table-cell office:value-type="float" office:value="429.165039" calcext:value-type="float">
            <text:p>429,165039</text:p>
          </table:table-cell>
          <table:table-cell office:value-type="float" office:value="94604" calcext:value-type="float">
            <text:p>94604</text:p>
          </table:table-cell>
          <table:table-cell office:value-type="float" office:value="1322.190063" calcext:value-type="float">
            <text:p>1322,190063</text:p>
          </table:table-cell>
          <table:table-cell office:value-type="float" office:value="15" calcext:value-type="float">
            <text:p>15</text:p>
          </table:table-cell>
          <table:table-cell office:value-type="float" office:value="876.973999" calcext:value-type="float">
            <text:p>876,973999</text:p>
          </table:table-cell>
          <table:table-cell office:value-type="float" office:value="94604" calcext:value-type="float">
            <text:p>94604</text:p>
          </table:table-cell>
          <table:table-cell office:value-type="float" office:value="1345.633057" calcext:value-type="float">
            <text:p>1345,633057</text:p>
          </table:table-cell>
          <table:table-cell office:value-type="float" office:value="3" calcext:value-type="float">
            <text:p>3</text:p>
          </table:table-cell>
          <table:table-cell office:value-type="float" office:value="370.522003" calcext:value-type="float">
            <text:p>370,522003</text:p>
          </table:table-cell>
          <table:table-cell office:value-type="float" office:value="94604" calcext:value-type="float">
            <text:p>94604</text:p>
          </table:table-cell>
          <table:table-cell office:value-type="float" office:value="1409.660034" calcext:value-type="float">
            <text:p>1409,660034</text:p>
          </table:table-cell>
          <table:table-cell office:value-type="float" office:value="3" calcext:value-type="float">
            <text:p>3</text:p>
          </table:table-cell>
          <table:table-cell office:value-type="float" office:value="329.459015" calcext:value-type="float">
            <text:p>329,459015</text:p>
          </table:table-cell>
          <table:table-cell office:value-type="float" office:value="94604" calcext:value-type="float">
            <text:p>94604</text:p>
          </table:table-cell>
          <table:table-cell office:value-type="float" office:value="1297.060913" calcext:value-type="float">
            <text:p>1297,060913</text:p>
          </table:table-cell>
          <table:table-cell office:value-type="float" office:value="14" calcext:value-type="float">
            <text:p>14</text:p>
          </table:table-cell>
          <table:table-cell office:value-type="float" office:value="456.281006" calcext:value-type="float">
            <text:p>456,281006</text:p>
          </table:table-cell>
        </table:table-row>
        <table:table-row table:style-name="ro1">
          <table:table-cell office:value-type="float" office:value="94748" calcext:value-type="float">
            <text:p>94748</text:p>
          </table:table-cell>
          <table:table-cell office:value-type="float" office:value="1387.590088" calcext:value-type="float">
            <text:p>1387,590088</text:p>
          </table:table-cell>
          <table:table-cell office:value-type="float" office:value="4" calcext:value-type="float">
            <text:p>4</text:p>
          </table:table-cell>
          <table:table-cell office:value-type="float" office:value="363.502991" calcext:value-type="float">
            <text:p>363,502991</text:p>
          </table:table-cell>
          <table:table-cell office:value-type="float" office:value="94748" calcext:value-type="float">
            <text:p>94748</text:p>
          </table:table-cell>
          <table:table-cell office:value-type="float" office:value="1120.463989" calcext:value-type="float">
            <text:p>1120,463989</text:p>
          </table:table-cell>
          <table:table-cell office:value-type="float" office:value="1" calcext:value-type="float">
            <text:p>1</text:p>
          </table:table-cell>
          <table:table-cell office:value-type="float" office:value="43.888" calcext:value-type="float">
            <text:p>43,888</text:p>
          </table:table-cell>
          <table:table-cell office:value-type="float" office:value="94748" calcext:value-type="float">
            <text:p>94748</text:p>
          </table:table-cell>
          <table:table-cell office:value-type="float" office:value="1198.000977" calcext:value-type="float">
            <text:p>1198,000977</text:p>
          </table:table-cell>
          <table:table-cell office:value-type="float" office:value="5" calcext:value-type="float">
            <text:p>5</text:p>
          </table:table-cell>
          <table:table-cell office:value-type="float" office:value="653.288025" calcext:value-type="float">
            <text:p>653,288025</text:p>
          </table:table-cell>
          <table:table-cell office:value-type="float" office:value="94748" calcext:value-type="float">
            <text:p>94748</text:p>
          </table:table-cell>
          <table:table-cell office:value-type="float" office:value="1047.289917" calcext:value-type="float">
            <text:p>1047,28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48" calcext:value-type="float">
            <text:p>94748</text:p>
          </table:table-cell>
          <table:table-cell office:value-type="float" office:value="1231.646973" calcext:value-type="float">
            <text:p>1231,646973</text:p>
          </table:table-cell>
          <table:table-cell office:value-type="float" office:value="2" calcext:value-type="float">
            <text:p>2</text:p>
          </table:table-cell>
          <table:table-cell office:value-type="float" office:value="333.791016" calcext:value-type="float">
            <text:p>333,791016</text:p>
          </table:table-cell>
        </table:table-row>
        <table:table-row table:style-name="ro1">
          <table:table-cell office:value-type="float" office:value="94950" calcext:value-type="float">
            <text:p>94950</text:p>
          </table:table-cell>
          <table:table-cell office:value-type="float" office:value="1301.61499" calcext:value-type="float">
            <text:p>1301,61499</text:p>
          </table:table-cell>
          <table:table-cell office:value-type="float" office:value="6" calcext:value-type="float">
            <text:p>6</text:p>
          </table:table-cell>
          <table:table-cell office:value-type="float" office:value="307.377991" calcext:value-type="float">
            <text:p>307,377991</text:p>
          </table:table-cell>
          <table:table-cell office:value-type="float" office:value="94950" calcext:value-type="float">
            <text:p>94950</text:p>
          </table:table-cell>
          <table:table-cell office:value-type="float" office:value="1212.089966" calcext:value-type="float">
            <text:p>1212,089966</text:p>
          </table:table-cell>
          <table:table-cell office:value-type="float" office:value="6" calcext:value-type="float">
            <text:p>6</text:p>
          </table:table-cell>
          <table:table-cell office:value-type="float" office:value="439.992981" calcext:value-type="float">
            <text:p>439,992981</text:p>
          </table:table-cell>
          <table:table-cell office:value-type="float" office:value="94950" calcext:value-type="float">
            <text:p>94950</text:p>
          </table:table-cell>
          <table:table-cell office:value-type="float" office:value="1382.477051" calcext:value-type="float">
            <text:p>1382,477051</text:p>
          </table:table-cell>
          <table:table-cell office:value-type="float" office:value="4" calcext:value-type="float">
            <text:p>4</text:p>
          </table:table-cell>
          <table:table-cell office:value-type="float" office:value="604.97699" calcext:value-type="float">
            <text:p>604,97699</text:p>
          </table:table-cell>
          <table:table-cell office:value-type="float" office:value="94950" calcext:value-type="float">
            <text:p>94950</text:p>
          </table:table-cell>
          <table:table-cell office:value-type="float" office:value="1119.434937" calcext:value-type="float">
            <text:p>1119,434937</text:p>
          </table:table-cell>
          <table:table-cell office:value-type="float" office:value="4" calcext:value-type="float">
            <text:p>4</text:p>
          </table:table-cell>
          <table:table-cell office:value-type="float" office:value="446.096008" calcext:value-type="float">
            <text:p>446,096008</text:p>
          </table:table-cell>
          <table:table-cell office:value-type="float" office:value="94950" calcext:value-type="float">
            <text:p>94950</text:p>
          </table:table-cell>
          <table:table-cell office:value-type="float" office:value="1171.231934" calcext:value-type="float">
            <text:p>1171,231934</text:p>
          </table:table-cell>
          <table:table-cell office:value-type="float" office:value="3" calcext:value-type="float">
            <text:p>3</text:p>
          </table:table-cell>
          <table:table-cell office:value-type="float" office:value="241.630005" calcext:value-type="float">
            <text:p>241,630005</text:p>
          </table:table-cell>
        </table:table-row>
        <table:table-row table:style-name="ro1">
          <table:table-cell office:value-type="float" office:value="95232" calcext:value-type="float">
            <text:p>95232</text:p>
          </table:table-cell>
          <table:table-cell office:value-type="float" office:value="1176.113037" calcext:value-type="float">
            <text:p>1176,113037</text:p>
          </table:table-cell>
          <table:table-cell office:value-type="float" office:value="7" calcext:value-type="float">
            <text:p>7</text:p>
          </table:table-cell>
          <table:table-cell office:value-type="float" office:value="766.070984" calcext:value-type="float">
            <text:p>766,070984</text:p>
          </table:table-cell>
          <table:table-cell office:value-type="float" office:value="95232" calcext:value-type="float">
            <text:p>95232</text:p>
          </table:table-cell>
          <table:table-cell office:value-type="float" office:value="1121.132935" calcext:value-type="float">
            <text:p>1121,132935</text:p>
          </table:table-cell>
          <table:table-cell office:value-type="float" office:value="2" calcext:value-type="float">
            <text:p>2</text:p>
          </table:table-cell>
          <table:table-cell office:value-type="float" office:value="262.237" calcext:value-type="float">
            <text:p>262,237</text:p>
          </table:table-cell>
          <table:table-cell office:value-type="float" office:value="95232" calcext:value-type="float">
            <text:p>95232</text:p>
          </table:table-cell>
          <table:table-cell office:value-type="float" office:value="1145.499023" calcext:value-type="float">
            <text:p>1145,499023</text:p>
          </table:table-cell>
          <table:table-cell office:value-type="float" office:value="3" calcext:value-type="float">
            <text:p>3</text:p>
          </table:table-cell>
          <table:table-cell office:value-type="float" office:value="429.278015" calcext:value-type="float">
            <text:p>429,278015</text:p>
          </table:table-cell>
          <table:table-cell office:value-type="float" office:value="95232" calcext:value-type="float">
            <text:p>95232</text:p>
          </table:table-cell>
          <table:table-cell office:value-type="float" office:value="1232.322998" calcext:value-type="float">
            <text:p>1232,322998</text:p>
          </table:table-cell>
          <table:table-cell office:value-type="float" office:value="3" calcext:value-type="float">
            <text:p>3</text:p>
          </table:table-cell>
          <table:table-cell office:value-type="float" office:value="622.042969" calcext:value-type="float">
            <text:p>622,042969</text:p>
          </table:table-cell>
          <table:table-cell office:value-type="float" office:value="95232" calcext:value-type="float">
            <text:p>95232</text:p>
          </table:table-cell>
          <table:table-cell office:value-type="float" office:value="1048.098022" calcext:value-type="float">
            <text:p>1048,098022</text:p>
          </table:table-cell>
          <table:table-cell office:value-type="float" office:value="4" calcext:value-type="float">
            <text:p>4</text:p>
          </table:table-cell>
          <table:table-cell office:value-type="float" office:value="527.333984" calcext:value-type="float">
            <text:p>527,333984</text:p>
          </table:table-cell>
        </table:table-row>
        <table:table-row table:style-name="ro1">
          <table:table-cell office:value-type="float" office:value="95413" calcext:value-type="float">
            <text:p>95413</text:p>
          </table:table-cell>
          <table:table-cell office:value-type="float" office:value="1500.607056" calcext:value-type="float">
            <text:p>1500,607056</text:p>
          </table:table-cell>
          <table:table-cell office:value-type="float" office:value="16" calcext:value-type="float">
            <text:p>16</text:p>
          </table:table-cell>
          <table:table-cell office:value-type="float" office:value="2670.039307" calcext:value-type="float">
            <text:p>2670,039307</text:p>
          </table:table-cell>
          <table:table-cell office:value-type="float" office:value="95413" calcext:value-type="float">
            <text:p>95413</text:p>
          </table:table-cell>
          <table:table-cell office:value-type="float" office:value="1246.786987" calcext:value-type="float">
            <text:p>1246,786987</text:p>
          </table:table-cell>
          <table:table-cell office:value-type="float" office:value="5" calcext:value-type="float">
            <text:p>5</text:p>
          </table:table-cell>
          <table:table-cell office:value-type="float" office:value="713.71698" calcext:value-type="float">
            <text:p>713,71698</text:p>
          </table:table-cell>
          <table:table-cell office:value-type="float" office:value="95413" calcext:value-type="float">
            <text:p>95413</text:p>
          </table:table-cell>
          <table:table-cell office:value-type="float" office:value="1242.678101" calcext:value-type="float">
            <text:p>1242,678101</text:p>
          </table:table-cell>
          <table:table-cell office:value-type="float" office:value="2" calcext:value-type="float">
            <text:p>2</text:p>
          </table:table-cell>
          <table:table-cell office:value-type="float" office:value="111.819" calcext:value-type="float">
            <text:p>111,819</text:p>
          </table:table-cell>
          <table:table-cell office:value-type="float" office:value="95413" calcext:value-type="float">
            <text:p>95413</text:p>
          </table:table-cell>
          <table:table-cell office:value-type="float" office:value="1059.887085" calcext:value-type="float">
            <text:p>1059,887085</text:p>
          </table:table-cell>
          <table:table-cell office:value-type="float" office:value="2" calcext:value-type="float">
            <text:p>2</text:p>
          </table:table-cell>
          <table:table-cell office:value-type="float" office:value="205.64299" calcext:value-type="float">
            <text:p>205,64299</text:p>
          </table:table-cell>
          <table:table-cell office:value-type="float" office:value="95413" calcext:value-type="float">
            <text:p>95413</text:p>
          </table:table-cell>
          <table:table-cell office:value-type="float" office:value="1325.114014" calcext:value-type="float">
            <text:p>1325,114014</text:p>
          </table:table-cell>
          <table:table-cell office:value-type="float" office:value="2" calcext:value-type="float">
            <text:p>2</text:p>
          </table:table-cell>
          <table:table-cell office:value-type="float" office:value="344.333008" calcext:value-type="float">
            <text:p>344,333008</text:p>
          </table:table-cell>
        </table:table-row>
        <table:table-row table:style-name="ro1">
          <table:table-cell office:value-type="float" office:value="95619" calcext:value-type="float">
            <text:p>95619</text:p>
          </table:table-cell>
          <table:table-cell office:value-type="float" office:value="1183.882935" calcext:value-type="float">
            <text:p>1183,882935</text:p>
          </table:table-cell>
          <table:table-cell office:value-type="float" office:value="1" calcext:value-type="float">
            <text:p>1</text:p>
          </table:table-cell>
          <table:table-cell office:value-type="float" office:value="23.316" calcext:value-type="float">
            <text:p>23,316</text:p>
          </table:table-cell>
          <table:table-cell office:value-type="float" office:value="95619" calcext:value-type="float">
            <text:p>95619</text:p>
          </table:table-cell>
          <table:table-cell office:value-type="float" office:value="1039.360962" calcext:value-type="float">
            <text:p>1039,360962</text:p>
          </table:table-cell>
          <table:table-cell office:value-type="float" office:value="1" calcext:value-type="float">
            <text:p>1</text:p>
          </table:table-cell>
          <table:table-cell office:value-type="float" office:value="50.797001" calcext:value-type="float">
            <text:p>50,797001</text:p>
          </table:table-cell>
          <table:table-cell office:value-type="float" office:value="95619" calcext:value-type="float">
            <text:p>95619</text:p>
          </table:table-cell>
          <table:table-cell office:value-type="float" office:value="1336.276978" calcext:value-type="float">
            <text:p>1336,2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619" calcext:value-type="float">
            <text:p>95619</text:p>
          </table:table-cell>
          <table:table-cell office:value-type="float" office:value="990.25" calcext:value-type="float">
            <text:p>990,25</text:p>
          </table:table-cell>
          <table:table-cell office:value-type="float" office:value="2" calcext:value-type="float">
            <text:p>2</text:p>
          </table:table-cell>
          <table:table-cell office:value-type="float" office:value="103.653999" calcext:value-type="float">
            <text:p>103,653999</text:p>
          </table:table-cell>
          <table:table-cell office:value-type="float" office:value="95619" calcext:value-type="float">
            <text:p>95619</text:p>
          </table:table-cell>
          <table:table-cell office:value-type="float" office:value="1136.422974" calcext:value-type="float">
            <text:p>1136,422974</text:p>
          </table:table-cell>
          <table:table-cell office:value-type="float" office:value="1" calcext:value-type="float">
            <text:p>1</text:p>
          </table:table-cell>
          <table:table-cell office:value-type="float" office:value="250.692993" calcext:value-type="float">
            <text:p>250,692993</text:p>
          </table:table-cell>
        </table:table-row>
        <table:table-row table:style-name="ro1">
          <table:table-cell office:value-type="float" office:value="100906" calcext:value-type="float">
            <text:p>100906</text:p>
          </table:table-cell>
          <table:table-cell office:value-type="float" office:value="1076.400024" calcext:value-type="float">
            <text:p>1076,400024</text:p>
          </table:table-cell>
          <table:table-cell office:value-type="float" office:value="4" calcext:value-type="float">
            <text:p>4</text:p>
          </table:table-cell>
          <table:table-cell office:value-type="float" office:value="555.085022" calcext:value-type="float">
            <text:p>555,085022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06.00293" calcext:value-type="float">
            <text:p>1306,00293</text:p>
          </table:table-cell>
          <table:table-cell office:value-type="float" office:value="2" calcext:value-type="float">
            <text:p>2</text:p>
          </table:table-cell>
          <table:table-cell office:value-type="float" office:value="275.717987" calcext:value-type="float">
            <text:p>275,717987</text:p>
          </table:table-cell>
          <table:table-cell office:value-type="float" office:value="100906" calcext:value-type="float">
            <text:p>100906</text:p>
          </table:table-cell>
          <table:table-cell office:value-type="float" office:value="1130.555054" calcext:value-type="float">
            <text:p>1130,555054</text:p>
          </table:table-cell>
          <table:table-cell office:value-type="float" office:value="3" calcext:value-type="float">
            <text:p>3</text:p>
          </table:table-cell>
          <table:table-cell office:value-type="float" office:value="220.94899" calcext:value-type="float">
            <text:p>220,948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343.160034" calcext:value-type="float">
            <text:p>1343,160034</text:p>
          </table:table-cell>
          <table:table-cell office:value-type="float" office:value="1" calcext:value-type="float">
            <text:p>1</text:p>
          </table:table-cell>
          <table:table-cell office:value-type="float" office:value="48.424999" calcext:value-type="float">
            <text:p>48,424999</text:p>
          </table:table-cell>
          <table:table-cell office:value-type="float" office:value="100906" calcext:value-type="float">
            <text:p>100906</text:p>
          </table:table-cell>
          <table:table-cell office:value-type="float" office:value="1256.587036" calcext:value-type="float">
            <text:p>1256,587036</text:p>
          </table:table-cell>
          <table:table-cell office:value-type="float" office:value="2" calcext:value-type="float">
            <text:p>2</text:p>
          </table:table-cell>
          <table:table-cell office:value-type="float" office:value="144.109009" calcext:value-type="float">
            <text:p>144,109009</text:p>
          </table:table-cell>
        </table:table-row>
        <table:table-row table:style-name="ro1">
          <table:table-cell office:value-type="float" office:value="101438" calcext:value-type="float">
            <text:p>101438</text:p>
          </table:table-cell>
          <table:table-cell office:value-type="float" office:value="1090.677002" calcext:value-type="float">
            <text:p>1090,677002</text:p>
          </table:table-cell>
          <table:table-cell office:value-type="float" office:value="3" calcext:value-type="float">
            <text:p>3</text:p>
          </table:table-cell>
          <table:table-cell office:value-type="float" office:value="448.651978" calcext:value-type="float">
            <text:p>448,651978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7.686035" calcext:value-type="float">
            <text:p>1177,686035</text:p>
          </table:table-cell>
          <table:table-cell office:value-type="float" office:value="1" calcext:value-type="float">
            <text:p>1</text:p>
          </table:table-cell>
          <table:table-cell office:value-type="float" office:value="56.407001" calcext:value-type="float">
            <text:p>56,407001</text:p>
          </table:table-cell>
          <table:table-cell office:value-type="float" office:value="101438" calcext:value-type="float">
            <text:p>101438</text:p>
          </table:table-cell>
          <table:table-cell office:value-type="float" office:value="1381.093994" calcext:value-type="float">
            <text:p>1381,093994</text:p>
          </table:table-cell>
          <table:table-cell office:value-type="float" office:value="2" calcext:value-type="float">
            <text:p>2</text:p>
          </table:table-cell>
          <table:table-cell office:value-type="float" office:value="265.333984" calcext:value-type="float">
            <text:p>265,333984</text:p>
          </table:table-cell>
          <table:table-cell office:value-type="float" office:value="101438" calcext:value-type="float">
            <text:p>101438</text:p>
          </table:table-cell>
          <table:table-cell office:value-type="float" office:value="1172.723999" calcext:value-type="float">
            <text:p>1172,723999</text:p>
          </table:table-cell>
          <table:table-cell office:value-type="float" office:value="2" calcext:value-type="float">
            <text:p>2</text:p>
          </table:table-cell>
          <table:table-cell office:value-type="float" office:value="69.113007" calcext:value-type="float">
            <text:p>69,113007</text:p>
          </table:table-cell>
          <table:table-cell office:value-type="float" office:value="101438" calcext:value-type="float">
            <text:p>101438</text:p>
          </table:table-cell>
          <table:table-cell office:value-type="float" office:value="1060.452026" calcext:value-type="float">
            <text:p>1060,452026</text:p>
          </table:table-cell>
          <table:table-cell office:value-type="float" office:value="3" calcext:value-type="float">
            <text:p>3</text:p>
          </table:table-cell>
          <table:table-cell office:value-type="float" office:value="414.936981" calcext:value-type="float">
            <text:p>414,936981</text:p>
          </table:table-cell>
        </table:table-row>
        <table:table-row table:style-name="ro1">
          <table:table-cell office:value-type="float" office:value="101756" calcext:value-type="float">
            <text:p>101756</text:p>
          </table:table-cell>
          <table:table-cell office:value-type="float" office:value="1393.628052" calcext:value-type="float">
            <text:p>1393,628052</text:p>
          </table:table-cell>
          <table:table-cell office:value-type="float" office:value="4" calcext:value-type="float">
            <text:p>4</text:p>
          </table:table-cell>
          <table:table-cell office:value-type="float" office:value="117.283005" calcext:value-type="float">
            <text:p>117,283005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18.01001" calcext:value-type="float">
            <text:p>1118,01001</text:p>
          </table:table-cell>
          <table:table-cell office:value-type="float" office:value="5" calcext:value-type="float">
            <text:p>5</text:p>
          </table:table-cell>
          <table:table-cell office:value-type="float" office:value="130.587997" calcext:value-type="float">
            <text:p>130,587997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7.296021" calcext:value-type="float">
            <text:p>1197,296021</text:p>
          </table:table-cell>
          <table:table-cell office:value-type="float" office:value="3" calcext:value-type="float">
            <text:p>3</text:p>
          </table:table-cell>
          <table:table-cell office:value-type="float" office:value="202.613998" calcext:value-type="float">
            <text:p>202,613998</text:p>
          </table:table-cell>
          <table:table-cell office:value-type="float" office:value="101756" calcext:value-type="float">
            <text:p>101756</text:p>
          </table:table-cell>
          <table:table-cell office:value-type="float" office:value="1193.861938" calcext:value-type="float">
            <text:p>1193,861938</text:p>
          </table:table-cell>
          <table:table-cell office:value-type="float" office:value="5" calcext:value-type="float">
            <text:p>5</text:p>
          </table:table-cell>
          <table:table-cell office:value-type="float" office:value="603.22699" calcext:value-type="float">
            <text:p>603,22699</text:p>
          </table:table-cell>
          <table:table-cell office:value-type="float" office:value="101756" calcext:value-type="float">
            <text:p>101756</text:p>
          </table:table-cell>
          <table:table-cell office:value-type="float" office:value="1410.113037" calcext:value-type="float">
            <text:p>1410,113037</text:p>
          </table:table-cell>
          <table:table-cell office:value-type="float" office:value="5" calcext:value-type="float">
            <text:p>5</text:p>
          </table:table-cell>
          <table:table-cell office:value-type="float" office:value="390.081024" calcext:value-type="float">
            <text:p>390,081024</text:p>
          </table:table-cell>
        </table:table-row>
        <table:table-row table:style-name="ro1">
          <table:table-cell office:value-type="float" office:value="102054" calcext:value-type="float">
            <text:p>102054</text:p>
          </table:table-cell>
          <table:table-cell office:value-type="float" office:value="1315.920044" calcext:value-type="float">
            <text:p>1315,920044</text:p>
          </table:table-cell>
          <table:table-cell office:value-type="float" office:value="3" calcext:value-type="float">
            <text:p>3</text:p>
          </table:table-cell>
          <table:table-cell office:value-type="float" office:value="172.535995" calcext:value-type="float">
            <text:p>172,535995</text:p>
          </table:table-cell>
          <table:table-cell office:value-type="float" office:value="102054" calcext:value-type="float">
            <text:p>102054</text:p>
          </table:table-cell>
          <table:table-cell office:value-type="float" office:value="1239.015015" calcext:value-type="float">
            <text:p>1239,015015</text:p>
          </table:table-cell>
          <table:table-cell office:value-type="float" office:value="4" calcext:value-type="float">
            <text:p>4</text:p>
          </table:table-cell>
          <table:table-cell office:value-type="float" office:value="252.798981" calcext:value-type="float">
            <text:p>252,798981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4.588013" calcext:value-type="float">
            <text:p>1354,588013</text:p>
          </table:table-cell>
          <table:table-cell office:value-type="float" office:value="3" calcext:value-type="float">
            <text:p>3</text:p>
          </table:table-cell>
          <table:table-cell office:value-type="float" office:value="431.667023" calcext:value-type="float">
            <text:p>431,667023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81.477051" calcext:value-type="float">
            <text:p>1381,477051</text:p>
          </table:table-cell>
          <table:table-cell office:value-type="float" office:value="3" calcext:value-type="float">
            <text:p>3</text:p>
          </table:table-cell>
          <table:table-cell office:value-type="float" office:value="766.248047" calcext:value-type="float">
            <text:p>766,248047</text:p>
          </table:table-cell>
          <table:table-cell office:value-type="float" office:value="102054" calcext:value-type="float">
            <text:p>102054</text:p>
          </table:table-cell>
          <table:table-cell office:value-type="float" office:value="1352.88501" calcext:value-type="float">
            <text:p>1352,88501</text:p>
          </table:table-cell>
          <table:table-cell office:value-type="float" office:value="4" calcext:value-type="float">
            <text:p>4</text:p>
          </table:table-cell>
          <table:table-cell office:value-type="float" office:value="684.099976" calcext:value-type="float">
            <text:p>684,099976</text:p>
          </table:table-cell>
        </table:table-row>
        <table:table-row table:style-name="ro1">
          <table:table-cell office:value-type="float" office:value="102440" calcext:value-type="float">
            <text:p>102440</text:p>
          </table:table-cell>
          <table:table-cell office:value-type="float" office:value="1206.233032" calcext:value-type="float">
            <text:p>1206,233032</text:p>
          </table:table-cell>
          <table:table-cell office:value-type="float" office:value="5" calcext:value-type="float">
            <text:p>5</text:p>
          </table:table-cell>
          <table:table-cell office:value-type="float" office:value="742.312012" calcext:value-type="float">
            <text:p>742,312012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406006" calcext:value-type="float">
            <text:p>1158,406006</text:p>
          </table:table-cell>
          <table:table-cell office:value-type="float" office:value="5" calcext:value-type="float">
            <text:p>5</text:p>
          </table:table-cell>
          <table:table-cell office:value-type="float" office:value="428.252014" calcext:value-type="float">
            <text:p>428,252014</text:p>
          </table:table-cell>
          <table:table-cell office:value-type="float" office:value="102440" calcext:value-type="float">
            <text:p>102440</text:p>
          </table:table-cell>
          <table:table-cell office:value-type="float" office:value="1079.880981" calcext:value-type="float">
            <text:p>1079,880981</text:p>
          </table:table-cell>
          <table:table-cell office:value-type="float" office:value="5" calcext:value-type="float">
            <text:p>5</text:p>
          </table:table-cell>
          <table:table-cell office:value-type="float" office:value="691.142029" calcext:value-type="float">
            <text:p>691,142029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39.572998" calcext:value-type="float">
            <text:p>1139,572998</text:p>
          </table:table-cell>
          <table:table-cell office:value-type="float" office:value="4" calcext:value-type="float">
            <text:p>4</text:p>
          </table:table-cell>
          <table:table-cell office:value-type="float" office:value="479.84201" calcext:value-type="float">
            <text:p>479,84201</text:p>
          </table:table-cell>
          <table:table-cell office:value-type="float" office:value="102440" calcext:value-type="float">
            <text:p>102440</text:p>
          </table:table-cell>
          <table:table-cell office:value-type="float" office:value="1158.033936" calcext:value-type="float">
            <text:p>1158,033936</text:p>
          </table:table-cell>
          <table:table-cell office:value-type="float" office:value="2" calcext:value-type="float">
            <text:p>2</text:p>
          </table:table-cell>
          <table:table-cell office:value-type="float" office:value="56.593002" calcext:value-type="float">
            <text:p>56,593002</text:p>
          </table:table-cell>
        </table:table-row>
        <table:table-row table:style-name="ro1">
          <table:table-cell office:value-type="float" office:value="103130" calcext:value-type="float">
            <text:p>103130</text:p>
          </table:table-cell>
          <table:table-cell office:value-type="float" office:value="1380.061035" calcext:value-type="float">
            <text:p>1380,061035</text:p>
          </table:table-cell>
          <table:table-cell office:value-type="float" office:value="5" calcext:value-type="float">
            <text:p>5</text:p>
          </table:table-cell>
          <table:table-cell office:value-type="float" office:value="630.771973" calcext:value-type="float">
            <text:p>630,771973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57.247925" calcext:value-type="float">
            <text:p>1357,247925</text:p>
          </table:table-cell>
          <table:table-cell office:value-type="float" office:value="3" calcext:value-type="float">
            <text:p>3</text:p>
          </table:table-cell>
          <table:table-cell office:value-type="float" office:value="789.795959" calcext:value-type="float">
            <text:p>789,79595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368.166992" calcext:value-type="float">
            <text:p>1368,166992</text:p>
          </table:table-cell>
          <table:table-cell office:value-type="float" office:value="4" calcext:value-type="float">
            <text:p>4</text:p>
          </table:table-cell>
          <table:table-cell office:value-type="float" office:value="520.783997" calcext:value-type="float">
            <text:p>520,783997</text:p>
          </table:table-cell>
          <table:table-cell office:value-type="float" office:value="103130" calcext:value-type="float">
            <text:p>103130</text:p>
          </table:table-cell>
          <table:table-cell office:value-type="float" office:value="1906.852051" calcext:value-type="float">
            <text:p>1906,852051</text:p>
          </table:table-cell>
          <table:table-cell office:value-type="float" office:value="3" calcext:value-type="float">
            <text:p>3</text:p>
          </table:table-cell>
          <table:table-cell office:value-type="float" office:value="583.460999" calcext:value-type="float">
            <text:p>583,460999</text:p>
          </table:table-cell>
          <table:table-cell office:value-type="float" office:value="103130" calcext:value-type="float">
            <text:p>103130</text:p>
          </table:table-cell>
          <table:table-cell office:value-type="float" office:value="1536.334961" calcext:value-type="float">
            <text:p>1536,334961</text:p>
          </table:table-cell>
          <table:table-cell office:value-type="float" office:value="5" calcext:value-type="float">
            <text:p>5</text:p>
          </table:table-cell>
          <table:table-cell office:value-type="float" office:value="1217.415039" calcext:value-type="float">
            <text:p>1217,415039</text:p>
          </table:table-cell>
        </table:table-row>
        <table:table-row table:style-name="ro1">
          <table:table-cell office:value-type="float" office:value="104551" calcext:value-type="float">
            <text:p>104551</text:p>
          </table:table-cell>
          <table:table-cell office:value-type="float" office:value="1241.541016" calcext:value-type="float">
            <text:p>1241,5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26.894897" calcext:value-type="float">
            <text:p>1126,894897</text:p>
          </table:table-cell>
          <table:table-cell office:value-type="float" office:value="3" calcext:value-type="float">
            <text:p>3</text:p>
          </table:table-cell>
          <table:table-cell office:value-type="float" office:value="219.637985" calcext:value-type="float">
            <text:p>219,637985</text:p>
          </table:table-cell>
          <table:table-cell office:value-type="float" office:value="104551" calcext:value-type="float">
            <text:p>104551</text:p>
          </table:table-cell>
          <table:table-cell office:value-type="float" office:value="1222.715942" calcext:value-type="float">
            <text:p>1222,715942</text:p>
          </table:table-cell>
          <table:table-cell office:value-type="float" office:value="1" calcext:value-type="float">
            <text:p>1</text:p>
          </table:table-cell>
          <table:table-cell office:value-type="float" office:value="52.421001" calcext:value-type="float">
            <text:p>52,421001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32.163086" calcext:value-type="float">
            <text:p>1132,163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51" calcext:value-type="float">
            <text:p>104551</text:p>
          </table:table-cell>
          <table:table-cell office:value-type="float" office:value="1195.502075" calcext:value-type="float">
            <text:p>1195,502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6" calcext:value-type="float">
            <text:p>105546</text:p>
          </table:table-cell>
          <table:table-cell office:value-type="float" office:value="1047.244995" calcext:value-type="float">
            <text:p>1047,244995</text:p>
          </table:table-cell>
          <table:table-cell office:value-type="float" office:value="6" calcext:value-type="float">
            <text:p>6</text:p>
          </table:table-cell>
          <table:table-cell office:value-type="float" office:value="789.519958" calcext:value-type="float">
            <text:p>789,519958</text:p>
          </table:table-cell>
          <table:table-cell office:value-type="float" office:value="105546" calcext:value-type="float">
            <text:p>105546</text:p>
          </table:table-cell>
          <table:table-cell office:value-type="float" office:value="1333.019043" calcext:value-type="float">
            <text:p>1333,019043</text:p>
          </table:table-cell>
          <table:table-cell office:value-type="float" office:value="5" calcext:value-type="float">
            <text:p>5</text:p>
          </table:table-cell>
          <table:table-cell office:value-type="float" office:value="1293.938965" calcext:value-type="float">
            <text:p>1293,93896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95.526001" calcext:value-type="float">
            <text:p>1195,526001</text:p>
          </table:table-cell>
          <table:table-cell office:value-type="float" office:value="4" calcext:value-type="float">
            <text:p>4</text:p>
          </table:table-cell>
          <table:table-cell office:value-type="float" office:value="505.433014" calcext:value-type="float">
            <text:p>505,433014</text:p>
          </table:table-cell>
          <table:table-cell office:value-type="float" office:value="105546" calcext:value-type="float">
            <text:p>105546</text:p>
          </table:table-cell>
          <table:table-cell office:value-type="float" office:value="1158.901001" calcext:value-type="float">
            <text:p>1158,901001</text:p>
          </table:table-cell>
          <table:table-cell office:value-type="float" office:value="2" calcext:value-type="float">
            <text:p>2</text:p>
          </table:table-cell>
          <table:table-cell office:value-type="float" office:value="255.255005" calcext:value-type="float">
            <text:p>255,255005</text:p>
          </table:table-cell>
          <table:table-cell office:value-type="float" office:value="105546" calcext:value-type="float">
            <text:p>105546</text:p>
          </table:table-cell>
          <table:table-cell office:value-type="float" office:value="1012.047058" calcext:value-type="float">
            <text:p>1012,047058</text:p>
          </table:table-cell>
          <table:table-cell office:value-type="float" office:value="1" calcext:value-type="float">
            <text:p>1</text:p>
          </table:table-cell>
          <table:table-cell office:value-type="float" office:value="562.531982" calcext:value-type="float">
            <text:p>562,531982</text:p>
          </table:table-cell>
        </table:table-row>
        <table:table-row table:style-name="ro1">
          <table:table-cell office:value-type="float" office:value="105748" calcext:value-type="float">
            <text:p>105748</text:p>
          </table:table-cell>
          <table:table-cell office:value-type="float" office:value="1351.578979" calcext:value-type="float">
            <text:p>1351,578979</text:p>
          </table:table-cell>
          <table:table-cell office:value-type="float" office:value="2" calcext:value-type="float">
            <text:p>2</text:p>
          </table:table-cell>
          <table:table-cell office:value-type="float" office:value="580.39801" calcext:value-type="float">
            <text:p>580,3980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58.916016" calcext:value-type="float">
            <text:p>1158,916016</text:p>
          </table:table-cell>
          <table:table-cell office:value-type="float" office:value="2" calcext:value-type="float">
            <text:p>2</text:p>
          </table:table-cell>
          <table:table-cell office:value-type="float" office:value="547.945007" calcext:value-type="float">
            <text:p>547,945007</text:p>
          </table:table-cell>
          <table:table-cell office:value-type="float" office:value="105748" calcext:value-type="float">
            <text:p>105748</text:p>
          </table:table-cell>
          <table:table-cell office:value-type="float" office:value="1511.744995" calcext:value-type="float">
            <text:p>1511,744995</text:p>
          </table:table-cell>
          <table:table-cell office:value-type="float" office:value="5" calcext:value-type="float">
            <text:p>5</text:p>
          </table:table-cell>
          <table:table-cell office:value-type="float" office:value="487.284973" calcext:value-type="float">
            <text:p>487,284973</text:p>
          </table:table-cell>
          <table:table-cell office:value-type="float" office:value="105748" calcext:value-type="float">
            <text:p>105748</text:p>
          </table:table-cell>
          <table:table-cell office:value-type="float" office:value="1166.910034" calcext:value-type="float">
            <text:p>1166,910034</text:p>
          </table:table-cell>
          <table:table-cell office:value-type="float" office:value="1" calcext:value-type="float">
            <text:p>1</text:p>
          </table:table-cell>
          <table:table-cell office:value-type="float" office:value="625.059021" calcext:value-type="float">
            <text:p>625,059021</text:p>
          </table:table-cell>
          <table:table-cell office:value-type="float" office:value="105748" calcext:value-type="float">
            <text:p>105748</text:p>
          </table:table-cell>
          <table:table-cell office:value-type="float" office:value="1249.490967" calcext:value-type="float">
            <text:p>1249,490967</text:p>
          </table:table-cell>
          <table:table-cell office:value-type="float" office:value="4" calcext:value-type="float">
            <text:p>4</text:p>
          </table:table-cell>
          <table:table-cell office:value-type="float" office:value="295.688995" calcext:value-type="float">
            <text:p>295,688995</text:p>
          </table:table-cell>
        </table:table-row>
        <table:table-row table:style-name="ro1">
          <table:table-cell office:value-type="float" office:value="110313" calcext:value-type="float">
            <text:p>110313</text:p>
          </table:table-cell>
          <table:table-cell office:value-type="float" office:value="1045.356934" calcext:value-type="float">
            <text:p>1045,356934</text:p>
          </table:table-cell>
          <table:table-cell office:value-type="float" office:value="2" calcext:value-type="float">
            <text:p>2</text:p>
          </table:table-cell>
          <table:table-cell office:value-type="float" office:value="118.82" calcext:value-type="float">
            <text:p>118,82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25.653076" calcext:value-type="float">
            <text:p>1125,653076</text:p>
          </table:table-cell>
          <table:table-cell office:value-type="float" office:value="6" calcext:value-type="float">
            <text:p>6</text:p>
          </table:table-cell>
          <table:table-cell office:value-type="float" office:value="426.039001" calcext:value-type="float">
            <text:p>426,0390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073.661987" calcext:value-type="float">
            <text:p>1073,661987</text:p>
          </table:table-cell>
          <table:table-cell office:value-type="float" office:value="1" calcext:value-type="float">
            <text:p>1</text:p>
          </table:table-cell>
          <table:table-cell office:value-type="float" office:value="16.701" calcext:value-type="float">
            <text:p>16,701</text:p>
          </table:table-cell>
          <table:table-cell office:value-type="float" office:value="110313" calcext:value-type="float">
            <text:p>110313</text:p>
          </table:table-cell>
          <table:table-cell office:value-type="float" office:value="1308.401001" calcext:value-type="float">
            <text:p>1308,40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13" calcext:value-type="float">
            <text:p>110313</text:p>
          </table:table-cell>
          <table:table-cell office:value-type="float" office:value="1155.226929" calcext:value-type="float">
            <text:p>1155,226929</text:p>
          </table:table-cell>
          <table:table-cell office:value-type="float" office:value="2" calcext:value-type="float">
            <text:p>2</text:p>
          </table:table-cell>
          <table:table-cell office:value-type="float" office:value="102.739998" calcext:value-type="float">
            <text:p>102,739998</text:p>
          </table:table-cell>
        </table:table-row>
        <table:table-row table:style-name="ro1">
          <table:table-cell office:value-type="float" office:value="110458" calcext:value-type="float">
            <text:p>110458</text:p>
          </table:table-cell>
          <table:table-cell office:value-type="float" office:value="915.724976" calcext:value-type="float">
            <text:p>915,724976</text:p>
          </table:table-cell>
          <table:table-cell office:value-type="float" office:value="4" calcext:value-type="float">
            <text:p>4</text:p>
          </table:table-cell>
          <table:table-cell office:value-type="float" office:value="790.674011" calcext:value-type="float">
            <text:p>790,674011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57.685059" calcext:value-type="float">
            <text:p>1057,685059</text:p>
          </table:table-cell>
          <table:table-cell office:value-type="float" office:value="2" calcext:value-type="float">
            <text:p>2</text:p>
          </table:table-cell>
          <table:table-cell office:value-type="float" office:value="428.229004" calcext:value-type="float">
            <text:p>428,229004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25.643921" calcext:value-type="float">
            <text:p>1125,643921</text:p>
          </table:table-cell>
          <table:table-cell office:value-type="float" office:value="3" calcext:value-type="float">
            <text:p>3</text:p>
          </table:table-cell>
          <table:table-cell office:value-type="float" office:value="240.329987" calcext:value-type="float">
            <text:p>240,329987</text:p>
          </table:table-cell>
          <table:table-cell office:value-type="float" office:value="110458" calcext:value-type="float">
            <text:p>110458</text:p>
          </table:table-cell>
          <table:table-cell office:value-type="float" office:value="1033.185059" calcext:value-type="float">
            <text:p>1033,185059</text:p>
          </table:table-cell>
          <table:table-cell office:value-type="float" office:value="2" calcext:value-type="float">
            <text:p>2</text:p>
          </table:table-cell>
          <table:table-cell office:value-type="float" office:value="543.955994" calcext:value-type="float">
            <text:p>543,955994</text:p>
          </table:table-cell>
          <table:table-cell office:value-type="float" office:value="110458" calcext:value-type="float">
            <text:p>110458</text:p>
          </table:table-cell>
          <table:table-cell office:value-type="float" office:value="876.143982" calcext:value-type="float">
            <text:p>876,143982</text:p>
          </table:table-cell>
          <table:table-cell office:value-type="float" office:value="7" calcext:value-type="float">
            <text:p>7</text:p>
          </table:table-cell>
          <table:table-cell office:value-type="float" office:value="881.989014" calcext:value-type="float">
            <text:p>881,989014</text:p>
          </table:table-cell>
        </table:table-row>
        <table:table-row table:style-name="ro1">
          <table:table-cell office:value-type="float" office:value="114119" calcext:value-type="float">
            <text:p>114119</text:p>
          </table:table-cell>
          <table:table-cell office:value-type="float" office:value="992.104004" calcext:value-type="float">
            <text:p>992,104004</text:p>
          </table:table-cell>
          <table:table-cell office:value-type="float" office:value="3" calcext:value-type="float">
            <text:p>3</text:p>
          </table:table-cell>
          <table:table-cell office:value-type="float" office:value="192.378998" calcext:value-type="float">
            <text:p>192,378998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1.987" calcext:value-type="float">
            <text:p>991,987</text:p>
          </table:table-cell>
          <table:table-cell office:value-type="float" office:value="4" calcext:value-type="float">
            <text:p>4</text:p>
          </table:table-cell>
          <table:table-cell office:value-type="float" office:value="277.838989" calcext:value-type="float">
            <text:p>277,838989</text:p>
          </table:table-cell>
          <table:table-cell office:value-type="float" office:value="114119" calcext:value-type="float">
            <text:p>114119</text:p>
          </table:table-cell>
          <table:table-cell office:value-type="float" office:value="893.10498" calcext:value-type="float">
            <text:p>893,10498</text:p>
          </table:table-cell>
          <table:table-cell office:value-type="float" office:value="3" calcext:value-type="float">
            <text:p>3</text:p>
          </table:table-cell>
          <table:table-cell office:value-type="float" office:value="311.903015" calcext:value-type="float">
            <text:p>311,903015</text:p>
          </table:table-cell>
          <table:table-cell office:value-type="float" office:value="114119" calcext:value-type="float">
            <text:p>114119</text:p>
          </table:table-cell>
          <table:table-cell office:value-type="float" office:value="813.315002" calcext:value-type="float">
            <text:p>813,315002</text:p>
          </table:table-cell>
          <table:table-cell office:value-type="float" office:value="3" calcext:value-type="float">
            <text:p>3</text:p>
          </table:table-cell>
          <table:table-cell office:value-type="float" office:value="283.792999" calcext:value-type="float">
            <text:p>283,792999</text:p>
          </table:table-cell>
          <table:table-cell office:value-type="float" office:value="114119" calcext:value-type="float">
            <text:p>114119</text:p>
          </table:table-cell>
          <table:table-cell office:value-type="float" office:value="1021.921021" calcext:value-type="float">
            <text:p>1021,921021</text:p>
          </table:table-cell>
          <table:table-cell office:value-type="float" office:value="5" calcext:value-type="float">
            <text:p>5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14446" calcext:value-type="float">
            <text:p>114446</text:p>
          </table:table-cell>
          <table:table-cell office:value-type="float" office:value="1447.208984" calcext:value-type="float">
            <text:p>1447,208984</text:p>
          </table:table-cell>
          <table:table-cell office:value-type="float" office:value="3" calcext:value-type="float">
            <text:p>3</text:p>
          </table:table-cell>
          <table:table-cell office:value-type="float" office:value="701.361023" calcext:value-type="float">
            <text:p>701,361023</text:p>
          </table:table-cell>
          <table:table-cell office:value-type="float" office:value="114446" calcext:value-type="float">
            <text:p>114446</text:p>
          </table:table-cell>
          <table:table-cell office:value-type="float" office:value="1421.888916" calcext:value-type="float">
            <text:p>1421,888916</text:p>
          </table:table-cell>
          <table:table-cell office:value-type="float" office:value="3" calcext:value-type="float">
            <text:p>3</text:p>
          </table:table-cell>
          <table:table-cell office:value-type="float" office:value="260.653992" calcext:value-type="float">
            <text:p>260,653992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82.401978" calcext:value-type="float">
            <text:p>1382,401978</text:p>
          </table:table-cell>
          <table:table-cell office:value-type="float" office:value="4" calcext:value-type="float">
            <text:p>4</text:p>
          </table:table-cell>
          <table:table-cell office:value-type="float" office:value="315.829987" calcext:value-type="float">
            <text:p>315,829987</text:p>
          </table:table-cell>
          <table:table-cell office:value-type="float" office:value="114446" calcext:value-type="float">
            <text:p>114446</text:p>
          </table:table-cell>
          <table:table-cell office:value-type="float" office:value="1397.838013" calcext:value-type="float">
            <text:p>1397,838013</text:p>
          </table:table-cell>
          <table:table-cell office:value-type="float" office:value="6" calcext:value-type="float">
            <text:p>6</text:p>
          </table:table-cell>
          <table:table-cell office:value-type="float" office:value="656.588989" calcext:value-type="float">
            <text:p>656,588989</text:p>
          </table:table-cell>
          <table:table-cell office:value-type="float" office:value="114446" calcext:value-type="float">
            <text:p>114446</text:p>
          </table:table-cell>
          <table:table-cell office:value-type="float" office:value="1506.533936" calcext:value-type="float">
            <text:p>1506,533936</text:p>
          </table:table-cell>
          <table:table-cell office:value-type="float" office:value="3" calcext:value-type="float">
            <text:p>3</text:p>
          </table:table-cell>
          <table:table-cell office:value-type="float" office:value="632.721008" calcext:value-type="float">
            <text:p>632,721008</text:p>
          </table:table-cell>
        </table:table-row>
        <table:table-row table:style-name="ro1">
          <table:table-cell office:value-type="float" office:value="114634" calcext:value-type="float">
            <text:p>114634</text:p>
          </table:table-cell>
          <table:table-cell office:value-type="float" office:value="1426.633911" calcext:value-type="float">
            <text:p>1426,633911</text:p>
          </table:table-cell>
          <table:table-cell office:value-type="float" office:value="6" calcext:value-type="float">
            <text:p>6</text:p>
          </table:table-cell>
          <table:table-cell office:value-type="float" office:value="684.489014" calcext:value-type="float">
            <text:p>684,489014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02.314941" calcext:value-type="float">
            <text:p>1102,314941</text:p>
          </table:table-cell>
          <table:table-cell office:value-type="float" office:value="4" calcext:value-type="float">
            <text:p>4</text:p>
          </table:table-cell>
          <table:table-cell office:value-type="float" office:value="1014.226013" calcext:value-type="float">
            <text:p>1014,226013</text:p>
          </table:table-cell>
          <table:table-cell office:value-type="float" office:value="114634" calcext:value-type="float">
            <text:p>114634</text:p>
          </table:table-cell>
          <table:table-cell office:value-type="float" office:value="1060.41394" calcext:value-type="float">
            <text:p>1060,41394</text:p>
          </table:table-cell>
          <table:table-cell office:value-type="float" office:value="3" calcext:value-type="float">
            <text:p>3</text:p>
          </table:table-cell>
          <table:table-cell office:value-type="float" office:value="786.315979" calcext:value-type="float">
            <text:p>786,315979</text:p>
          </table:table-cell>
          <table:table-cell office:value-type="float" office:value="114634" calcext:value-type="float">
            <text:p>114634</text:p>
          </table:table-cell>
          <table:table-cell office:value-type="float" office:value="1413.264038" calcext:value-type="float">
            <text:p>1413,264038</text:p>
          </table:table-cell>
          <table:table-cell office:value-type="float" office:value="4" calcext:value-type="float">
            <text:p>4</text:p>
          </table:table-cell>
          <table:table-cell office:value-type="float" office:value="1003.497986" calcext:value-type="float">
            <text:p>1003,497986</text:p>
          </table:table-cell>
          <table:table-cell office:value-type="float" office:value="114634" calcext:value-type="float">
            <text:p>114634</text:p>
          </table:table-cell>
          <table:table-cell office:value-type="float" office:value="1159.471069" calcext:value-type="float">
            <text:p>1159,471069</text:p>
          </table:table-cell>
          <table:table-cell office:value-type="float" office:value="2" calcext:value-type="float">
            <text:p>2</text:p>
          </table:table-cell>
          <table:table-cell office:value-type="float" office:value="1213.784058" calcext:value-type="float">
            <text:p>1213,784058</text:p>
          </table:table-cell>
        </table:table-row>
        <table:table-row table:style-name="ro1">
          <table:table-cell office:value-type="float" office:value="114823" calcext:value-type="float">
            <text:p>114823</text:p>
          </table:table-cell>
          <table:table-cell office:value-type="float" office:value="1146.18689" calcext:value-type="float">
            <text:p>1146,18689</text:p>
          </table:table-cell>
          <table:table-cell office:value-type="float" office:value="41" calcext:value-type="float">
            <text:p>41</text:p>
          </table:table-cell>
          <table:table-cell office:value-type="float" office:value="2328.367676" calcext:value-type="float">
            <text:p>2328,367676</text:p>
          </table:table-cell>
          <table:table-cell office:value-type="float" office:value="114823" calcext:value-type="float">
            <text:p>114823</text:p>
          </table:table-cell>
          <table:table-cell office:value-type="float" office:value="1014.996033" calcext:value-type="float">
            <text:p>1014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227.26001" calcext:value-type="float">
            <text:p>1227,26001</text:p>
          </table:table-cell>
          <table:table-cell office:value-type="float" office:value="6" calcext:value-type="float">
            <text:p>6</text:p>
          </table:table-cell>
          <table:table-cell office:value-type="float" office:value="349.117981" calcext:value-type="float">
            <text:p>349,117981</text:p>
          </table:table-cell>
          <table:table-cell office:value-type="float" office:value="114823" calcext:value-type="float">
            <text:p>114823</text:p>
          </table:table-cell>
          <table:table-cell office:value-type="float" office:value="1189.043091" calcext:value-type="float">
            <text:p>1189,043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23" calcext:value-type="float">
            <text:p>114823</text:p>
          </table:table-cell>
          <table:table-cell office:value-type="float" office:value="1355.641968" calcext:value-type="float">
            <text:p>1355,641968</text:p>
          </table:table-cell>
          <table:table-cell office:value-type="float" office:value="1" calcext:value-type="float">
            <text:p>1</text:p>
          </table:table-cell>
          <table:table-cell office:value-type="float" office:value="399.459991" calcext:value-type="float">
            <text:p>399,459991</text:p>
          </table:table-cell>
        </table:table-row>
        <table:table-row table:style-name="ro1">
          <table:table-cell office:value-type="float" office:value="115018" calcext:value-type="float">
            <text:p>115018</text:p>
          </table:table-cell>
          <table:table-cell office:value-type="float" office:value="933.597961" calcext:value-type="float">
            <text:p>933,597961</text:p>
          </table:table-cell>
          <table:table-cell office:value-type="float" office:value="87" calcext:value-type="float">
            <text:p>87</text:p>
          </table:table-cell>
          <table:table-cell office:value-type="float" office:value="2528.112549" calcext:value-type="float">
            <text:p>2528,112549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67.676025" calcext:value-type="float">
            <text:p>1167,676025</text:p>
          </table:table-cell>
          <table:table-cell office:value-type="float" office:value="91" calcext:value-type="float">
            <text:p>91</text:p>
          </table:table-cell>
          <table:table-cell office:value-type="float" office:value="3243.879883" calcext:value-type="float">
            <text:p>3243,879883</text:p>
          </table:table-cell>
          <table:table-cell office:value-type="float" office:value="115018" calcext:value-type="float">
            <text:p>115018</text:p>
          </table:table-cell>
          <table:table-cell office:value-type="float" office:value="1131.994995" calcext:value-type="float">
            <text:p>1131,994995</text:p>
          </table:table-cell>
          <table:table-cell office:value-type="float" office:value="77" calcext:value-type="float">
            <text:p>77</text:p>
          </table:table-cell>
          <table:table-cell office:value-type="float" office:value="3367.388916" calcext:value-type="float">
            <text:p>3367,388916</text:p>
          </table:table-cell>
          <table:table-cell office:value-type="float" office:value="115018" calcext:value-type="float">
            <text:p>115018</text:p>
          </table:table-cell>
          <table:table-cell office:value-type="float" office:value="939.755981" calcext:value-type="float">
            <text:p>939,755981</text:p>
          </table:table-cell>
          <table:table-cell office:value-type="float" office:value="2" calcext:value-type="float">
            <text:p>2</text:p>
          </table:table-cell>
          <table:table-cell office:value-type="float" office:value="58.73" calcext:value-type="float">
            <text:p>58,73</text:p>
          </table:table-cell>
          <table:table-cell office:value-type="float" office:value="115018" calcext:value-type="float">
            <text:p>115018</text:p>
          </table:table-cell>
          <table:table-cell office:value-type="float" office:value="904.901001" calcext:value-type="float">
            <text:p>904,901001</text:p>
          </table:table-cell>
          <table:table-cell office:value-type="float" office:value="72" calcext:value-type="float">
            <text:p>72</text:p>
          </table:table-cell>
          <table:table-cell office:value-type="float" office:value="3321.009277" calcext:value-type="float">
            <text:p>3321,009277</text:p>
          </table:table-cell>
        </table:table-row>
        <table:table-row table:style-name="ro1">
          <table:table-cell office:value-type="float" office:value="115212" calcext:value-type="float">
            <text:p>115212</text:p>
          </table:table-cell>
          <table:table-cell office:value-type="float" office:value="922.330994" calcext:value-type="float">
            <text:p>922,330994</text:p>
          </table:table-cell>
          <table:table-cell office:value-type="float" office:value="1" calcext:value-type="float">
            <text:p>1</text:p>
          </table:table-cell>
          <table:table-cell office:value-type="float" office:value="17.284" calcext:value-type="float">
            <text:p>17,284</text:p>
          </table:table-cell>
          <table:table-cell office:value-type="float" office:value="115212" calcext:value-type="float">
            <text:p>115212</text:p>
          </table:table-cell>
          <table:table-cell office:value-type="float" office:value="887.338989" calcext:value-type="float">
            <text:p>887,338989</text:p>
          </table:table-cell>
          <table:table-cell office:value-type="float" office:value="2" calcext:value-type="float">
            <text:p>2</text:p>
          </table:table-cell>
          <table:table-cell office:value-type="float" office:value="135.020004" calcext:value-type="float">
            <text:p>135,02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85.830994" calcext:value-type="float">
            <text:p>985,830994</text:p>
          </table:table-cell>
          <table:table-cell office:value-type="float" office:value="4" calcext:value-type="float">
            <text:p>4</text:p>
          </table:table-cell>
          <table:table-cell office:value-type="float" office:value="164.16301" calcext:value-type="float">
            <text:p>164,16301</text:p>
          </table:table-cell>
          <table:table-cell office:value-type="float" office:value="115212" calcext:value-type="float">
            <text:p>115212</text:p>
          </table:table-cell>
          <table:table-cell office:value-type="float" office:value="1064.164062" calcext:value-type="float">
            <text:p>1064,164062</text:p>
          </table:table-cell>
          <table:table-cell office:value-type="float" office:value="1" calcext:value-type="float">
            <text:p>1</text:p>
          </table:table-cell>
          <table:table-cell office:value-type="float" office:value="69.590004" calcext:value-type="float">
            <text:p>69,590004</text:p>
          </table:table-cell>
          <table:table-cell office:value-type="float" office:value="115212" calcext:value-type="float">
            <text:p>115212</text:p>
          </table:table-cell>
          <table:table-cell office:value-type="float" office:value="993.185974" calcext:value-type="float">
            <text:p>993,185974</text:p>
          </table:table-cell>
          <table:table-cell office:value-type="float" office:value="3" calcext:value-type="float">
            <text:p>3</text:p>
          </table:table-cell>
          <table:table-cell office:value-type="float" office:value="406.138" calcext:value-type="float">
            <text:p>406,138</text:p>
          </table:table-cell>
        </table:table-row>
        <table:table-row table:style-name="ro1">
          <table:table-cell office:value-type="float" office:value="124410" calcext:value-type="float">
            <text:p>124410</text:p>
          </table:table-cell>
          <table:table-cell office:value-type="float" office:value="992.992981" calcext:value-type="float">
            <text:p>992,992981</text:p>
          </table:table-cell>
          <table:table-cell office:value-type="float" office:value="2" calcext:value-type="float">
            <text:p>2</text:p>
          </table:table-cell>
          <table:table-cell office:value-type="float" office:value="166.155014" calcext:value-type="float">
            <text:p>166,155014</text:p>
          </table:table-cell>
          <table:table-cell office:value-type="float" office:value="124410" calcext:value-type="float">
            <text:p>124410</text:p>
          </table:table-cell>
          <table:table-cell office:value-type="float" office:value="946.075989" calcext:value-type="float">
            <text:p>946,075989</text:p>
          </table:table-cell>
          <table:table-cell office:value-type="float" office:value="3" calcext:value-type="float">
            <text:p>3</text:p>
          </table:table-cell>
          <table:table-cell office:value-type="float" office:value="338.970001" calcext:value-type="float">
            <text:p>338,970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965.395996" calcext:value-type="float">
            <text:p>965,395996</text:p>
          </table:table-cell>
          <table:table-cell office:value-type="float" office:value="2" calcext:value-type="float">
            <text:p>2</text:p>
          </table:table-cell>
          <table:table-cell office:value-type="float" office:value="51.625" calcext:value-type="float">
            <text:p>51,625</text:p>
          </table:table-cell>
          <table:table-cell office:value-type="float" office:value="124410" calcext:value-type="float">
            <text:p>124410</text:p>
          </table:table-cell>
          <table:table-cell office:value-type="float" office:value="879.294983" calcext:value-type="float">
            <text:p>879,294983</text:p>
          </table:table-cell>
          <table:table-cell office:value-type="float" office:value="1" calcext:value-type="float">
            <text:p>1</text:p>
          </table:table-cell>
          <table:table-cell office:value-type="float" office:value="118.124001" calcext:value-type="float">
            <text:p>118,124001</text:p>
          </table:table-cell>
          <table:table-cell office:value-type="float" office:value="124410" calcext:value-type="float">
            <text:p>124410</text:p>
          </table:table-cell>
          <table:table-cell office:value-type="float" office:value="1045.43103" calcext:value-type="float">
            <text:p>1045,43103</text:p>
          </table:table-cell>
          <table:table-cell office:value-type="float" office:value="1" calcext:value-type="float">
            <text:p>1</text:p>
          </table:table-cell>
          <table:table-cell office:value-type="float" office:value="59.938999" calcext:value-type="float">
            <text:p>59,93899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1290.6120829" calcext:value-type="float">
            <text:p>1290,6120829</text:p>
          </table:table-cell>
          <table:table-cell table:formula="of:=STDEV([.B5:.B34];[.F5:.F34];[.J5:.J34];[.N5:.N34];[.R5:.R34];[.V5:.V34];[.Z5:.Z34];[.AD5:.AD34];[.AH5:.AH34])" office:value-type="float" office:value="180.684588440374" calcext:value-type="float">
            <text:p>180,6845884404</text:p>
          </table:table-cell>
          <table:table-cell table:formula="of:=COUNT([.B5:.B34];[.F5:.F34];[.J5:.J34];[.N5:.N34];[.R5:.R34];[.V5:.V34];[.Z5:.Z34];[.AD5:.AD34];[.AH5:.AH34])" office:value-type="float" office:value="150" calcext:value-type="float">
            <text:p>150</text:p>
          </table:table-cell>
          <table:table-cell table:formula="of:=2*[.C40]/SQRT([.D40])" office:value-type="float" office:value="29.5056697375797" calcext:value-type="float">
            <text:p>29,5056697376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14.6333333333333" calcext:value-type="float">
            <text:p>14,6333333333</text:p>
          </table:table-cell>
          <table:table-cell table:formula="of:=STDEV([.C5:.C34];[.G5:.G34];[.K5:.K34];[.O5:.O34];[.S5:.S34];[.W5:.W34];[.AA5:.AA34];[.AE5:.AE34];[.AI5:.AI34])" office:value-type="float" office:value="13.3148686463424" calcext:value-type="float">
            <text:p>13,3148686463</text:p>
          </table:table-cell>
          <table:table-cell table:style-name="ce17" table:formula="of:=COUNT([.C5:.C34];[.G5:.G34];[.K5:.K34];[.O5:.O34];[.S5:.S34];[.W5:.W34];[.AA5:.AA34];[.AE5:.AE34];[.AI5:.AI34])" office:value-type="float" office:value="150" calcext:value-type="float">
            <text:p>150</text:p>
          </table:table-cell>
          <table:table-cell table:formula="of:=2*[.C41]/SQRT([.D41])" office:value-type="float" office:value="2.17430894504807" calcext:value-type="float">
            <text:p>2,174308945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2243.2503835" calcext:value-type="float">
            <text:p>2243,2503835</text:p>
          </table:table-cell>
          <table:table-cell table:formula="of:=STDEV([.D5:.D34];[.H5:.H34];[.L5:.L34];[.P5:.P34];[.T5:.T34];[.X5:.X34];[.AB5:.AB34];[.AF5:.AF34];[.AJ5:.AJ34])" office:value-type="float" office:value="610.134164284775" calcext:value-type="float">
            <text:p>610,1341642848</text:p>
          </table:table-cell>
          <table:table-cell table:formula="of:=COUNT([.D5:.D34];[.H5:.H34];[.L5:.L34];[.P5:.P34];[.T5:.T34];[.X5:.X34];[.AB5:.AB34];[.AF5:.AF34];[.AJ5:.AJ34])" office:value-type="float" office:value="150" calcext:value-type="float">
            <text:p>150</text:p>
          </table:table-cell>
          <table:table-cell table:formula="of:=2*[.C42]/SQRT([.D42])" office:value-type="float" office:value="99.6344918091429" calcext:value-type="float">
            <text:p>99,6344918091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81852" calcext:value-type="float">
            <text:p>181852</text:p>
          </table:table-cell>
          <table:table-cell office:value-type="float" office:value="1249.753052" calcext:value-type="float">
            <text:p>1249,753052</text:p>
          </table:table-cell>
          <table:table-cell office:value-type="float" office:value="5" calcext:value-type="float">
            <text:p>5</text:p>
          </table:table-cell>
          <table:table-cell office:value-type="float" office:value="2834.302979" calcext:value-type="float">
            <text:p>2834,302979</text:p>
          </table:table-cell>
          <table:table-cell office:value-type="float" office:value="181852" calcext:value-type="float">
            <text:p>181852</text:p>
          </table:table-cell>
          <table:table-cell office:value-type="float" office:value="1167.199951" calcext:value-type="float">
            <text:p>1167,199951</text:p>
          </table:table-cell>
          <table:table-cell office:value-type="float" office:value="5" calcext:value-type="float">
            <text:p>5</text:p>
          </table:table-cell>
          <table:table-cell office:value-type="float" office:value="3516.978271" calcext:value-type="float">
            <text:p>3516,97827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90.761963" calcext:value-type="float">
            <text:p>1290,761963</text:p>
          </table:table-cell>
          <table:table-cell office:value-type="float" office:value="6" calcext:value-type="float">
            <text:p>6</text:p>
          </table:table-cell>
          <table:table-cell office:value-type="float" office:value="1555.018066" calcext:value-type="float">
            <text:p>1555,018066</text:p>
          </table:table-cell>
          <table:table-cell office:value-type="float" office:value="181852" calcext:value-type="float">
            <text:p>181852</text:p>
          </table:table-cell>
          <table:table-cell office:value-type="float" office:value="1274.464966" calcext:value-type="float">
            <text:p>1274,464966</text:p>
          </table:table-cell>
          <table:table-cell office:value-type="float" office:value="21" calcext:value-type="float">
            <text:p>21</text:p>
          </table:table-cell>
          <table:table-cell office:value-type="float" office:value="5811.300781" calcext:value-type="float">
            <text:p>5811,300781</text:p>
          </table:table-cell>
          <table:table-cell office:value-type="float" office:value="181852" calcext:value-type="float">
            <text:p>181852</text:p>
          </table:table-cell>
          <table:table-cell office:value-type="float" office:value="1097.18396" calcext:value-type="float">
            <text:p>1097,18396</text:p>
          </table:table-cell>
          <table:table-cell office:value-type="float" office:value="6" calcext:value-type="float">
            <text:p>6</text:p>
          </table:table-cell>
          <table:table-cell office:value-type="float" office:value="6246.973145" calcext:value-type="float">
            <text:p>6246,973145</text:p>
          </table:table-cell>
          <table:table-cell office:value-type="float" office:value="181852" calcext:value-type="float">
            <text:p>181852</text:p>
          </table:table-cell>
          <table:table-cell office:value-type="float" office:value="1328.963013" calcext:value-type="float">
            <text:p>1328,963013</text:p>
          </table:table-cell>
          <table:table-cell office:value-type="float" office:value="6" calcext:value-type="float">
            <text:p>6</text:p>
          </table:table-cell>
          <table:table-cell office:value-type="float" office:value="2714.38208" calcext:value-type="float">
            <text:p>2714,38208</text:p>
          </table:table-cell>
        </table:table-row>
        <table:table-row table:style-name="ro1">
          <table:table-cell office:value-type="float" office:value="182048" calcext:value-type="float">
            <text:p>182048</text:p>
          </table:table-cell>
          <table:table-cell office:value-type="float" office:value="1091.209106" calcext:value-type="float">
            <text:p>1091,209106</text:p>
          </table:table-cell>
          <table:table-cell office:value-type="float" office:value="4" calcext:value-type="float">
            <text:p>4</text:p>
          </table:table-cell>
          <table:table-cell office:value-type="float" office:value="750.984009" calcext:value-type="float">
            <text:p>750,984009</text:p>
          </table:table-cell>
          <table:table-cell office:value-type="float" office:value="182048" calcext:value-type="float">
            <text:p>182048</text:p>
          </table:table-cell>
          <table:table-cell office:value-type="float" office:value="1106.386963" calcext:value-type="float">
            <text:p>1106,386963</text:p>
          </table:table-cell>
          <table:table-cell office:value-type="float" office:value="5" calcext:value-type="float">
            <text:p>5</text:p>
          </table:table-cell>
          <table:table-cell office:value-type="float" office:value="645.937988" calcext:value-type="float">
            <text:p>645,937988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5.71106" calcext:value-type="float">
            <text:p>1305,71106</text:p>
          </table:table-cell>
          <table:table-cell office:value-type="float" office:value="4" calcext:value-type="float">
            <text:p>4</text:p>
          </table:table-cell>
          <table:table-cell office:value-type="float" office:value="372.546997" calcext:value-type="float">
            <text:p>372,546997</text:p>
          </table:table-cell>
          <table:table-cell office:value-type="float" office:value="182048" calcext:value-type="float">
            <text:p>182048</text:p>
          </table:table-cell>
          <table:table-cell office:value-type="float" office:value="982.209045" calcext:value-type="float">
            <text:p>982,209045</text:p>
          </table:table-cell>
          <table:table-cell office:value-type="float" office:value="3" calcext:value-type="float">
            <text:p>3</text:p>
          </table:table-cell>
          <table:table-cell office:value-type="float" office:value="251.78801" calcext:value-type="float">
            <text:p>251,78801</text:p>
          </table:table-cell>
          <table:table-cell office:value-type="float" office:value="182048" calcext:value-type="float">
            <text:p>182048</text:p>
          </table:table-cell>
          <table:table-cell office:value-type="float" office:value="1236.281982" calcext:value-type="float">
            <text:p>1236,281982</text:p>
          </table:table-cell>
          <table:table-cell office:value-type="float" office:value="3" calcext:value-type="float">
            <text:p>3</text:p>
          </table:table-cell>
          <table:table-cell office:value-type="float" office:value="155.591003" calcext:value-type="float">
            <text:p>155,591003</text:p>
          </table:table-cell>
          <table:table-cell office:value-type="float" office:value="182048" calcext:value-type="float">
            <text:p>182048</text:p>
          </table:table-cell>
          <table:table-cell office:value-type="float" office:value="1307.767944" calcext:value-type="float">
            <text:p>1307,767944</text:p>
          </table:table-cell>
          <table:table-cell office:value-type="float" office:value="6" calcext:value-type="float">
            <text:p>6</text:p>
          </table:table-cell>
          <table:table-cell office:value-type="float" office:value="966.39801" calcext:value-type="float">
            <text:p>966,39801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  <table:table-cell office:value-type="float" office:value="1241.371094" calcext:value-type="float">
            <text:p>1241,371094</text:p>
          </table:table-cell>
          <table:table-cell office:value-type="float" office:value="5" calcext:value-type="float">
            <text:p>5</text:p>
          </table:table-cell>
          <table:table-cell office:value-type="float" office:value="2661.052734" calcext:value-type="float">
            <text:p>2661,0527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322.999023" calcext:value-type="float">
            <text:p>1322,999023</text:p>
          </table:table-cell>
          <table:table-cell office:value-type="float" office:value="6" calcext:value-type="float">
            <text:p>6</text:p>
          </table:table-cell>
          <table:table-cell office:value-type="float" office:value="2470.908936" calcext:value-type="float">
            <text:p>2470,908936</text:p>
          </table:table-cell>
          <table:table-cell office:value-type="float" office:value="182512" calcext:value-type="float">
            <text:p>182512</text:p>
          </table:table-cell>
          <table:table-cell office:value-type="float" office:value="1501.286011" calcext:value-type="float">
            <text:p>1501,286011</text:p>
          </table:table-cell>
          <table:table-cell office:value-type="float" office:value="6" calcext:value-type="float">
            <text:p>6</text:p>
          </table:table-cell>
          <table:table-cell office:value-type="float" office:value="837.223999" calcext:value-type="float">
            <text:p>837,223999</text:p>
          </table:table-cell>
          <table:table-cell office:value-type="float" office:value="182512" calcext:value-type="float">
            <text:p>182512</text:p>
          </table:table-cell>
          <table:table-cell office:value-type="float" office:value="1184.827026" calcext:value-type="float">
            <text:p>1184,827026</text:p>
          </table:table-cell>
          <table:table-cell office:value-type="float" office:value="4" calcext:value-type="float">
            <text:p>4</text:p>
          </table:table-cell>
          <table:table-cell office:value-type="float" office:value="1202.410034" calcext:value-type="float">
            <text:p>1202,410034</text:p>
          </table:table-cell>
          <table:table-cell office:value-type="float" office:value="182512" calcext:value-type="float">
            <text:p>182512</text:p>
          </table:table-cell>
          <table:table-cell office:value-type="float" office:value="1299.195068" calcext:value-type="float">
            <text:p>1299,195068</text:p>
          </table:table-cell>
          <table:table-cell office:value-type="float" office:value="8" calcext:value-type="float">
            <text:p>8</text:p>
          </table:table-cell>
          <table:table-cell office:value-type="float" office:value="3287.450928" calcext:value-type="float">
            <text:p>3287,450928</text:p>
          </table:table-cell>
          <table:table-cell office:value-type="float" office:value="182512" calcext:value-type="float">
            <text:p>182512</text:p>
          </table:table-cell>
          <table:table-cell office:value-type="float" office:value="1411.352051" calcext:value-type="float">
            <text:p>1411,352051</text:p>
          </table:table-cell>
          <table:table-cell office:value-type="float" office:value="8" calcext:value-type="float">
            <text:p>8</text:p>
          </table:table-cell>
          <table:table-cell office:value-type="float" office:value="1780.671021" calcext:value-type="float">
            <text:p>1780,671021</text:p>
          </table:table-cell>
        </table:table-row>
        <table:table-row table:style-name="ro1">
          <table:table-cell office:value-type="float" office:value="184502" calcext:value-type="float">
            <text:p>184502</text:p>
          </table:table-cell>
          <table:table-cell office:value-type="float" office:value="1364.527954" calcext:value-type="float">
            <text:p>1364,527954</text:p>
          </table:table-cell>
          <table:table-cell office:value-type="float" office:value="8" calcext:value-type="float">
            <text:p>8</text:p>
          </table:table-cell>
          <table:table-cell office:value-type="float" office:value="1599.9021" calcext:value-type="float">
            <text:p>1599,902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528.221069" calcext:value-type="float">
            <text:p>1528,221069</text:p>
          </table:table-cell>
          <table:table-cell office:value-type="float" office:value="7" calcext:value-type="float">
            <text:p>7</text:p>
          </table:table-cell>
          <table:table-cell office:value-type="float" office:value="2399.439941" calcext:value-type="float">
            <text:p>2399,439941</text:p>
          </table:table-cell>
          <table:table-cell office:value-type="float" office:value="184502" calcext:value-type="float">
            <text:p>184502</text:p>
          </table:table-cell>
          <table:table-cell office:value-type="float" office:value="1186.947998" calcext:value-type="float">
            <text:p>1186,947998</text:p>
          </table:table-cell>
          <table:table-cell office:value-type="float" office:value="4" calcext:value-type="float">
            <text:p>4</text:p>
          </table:table-cell>
          <table:table-cell office:value-type="float" office:value="592.253967" calcext:value-type="float">
            <text:p>592,253967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76.323975" calcext:value-type="float">
            <text:p>1076,323975</text:p>
          </table:table-cell>
          <table:table-cell office:value-type="float" office:value="10" calcext:value-type="float">
            <text:p>10</text:p>
          </table:table-cell>
          <table:table-cell office:value-type="float" office:value="2206.156982" calcext:value-type="float">
            <text:p>2206,156982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97.061035" calcext:value-type="float">
            <text:p>1097,061035</text:p>
          </table:table-cell>
          <table:table-cell office:value-type="float" office:value="4" calcext:value-type="float">
            <text:p>4</text:p>
          </table:table-cell>
          <table:table-cell office:value-type="float" office:value="584.759949" calcext:value-type="float">
            <text:p>584,759949</text:p>
          </table:table-cell>
          <table:table-cell office:value-type="float" office:value="184502" calcext:value-type="float">
            <text:p>184502</text:p>
          </table:table-cell>
          <table:table-cell office:value-type="float" office:value="1046.927002" calcext:value-type="float">
            <text:p>1046,927002</text:p>
          </table:table-cell>
          <table:table-cell office:value-type="float" office:value="6" calcext:value-type="float">
            <text:p>6</text:p>
          </table:table-cell>
          <table:table-cell office:value-type="float" office:value="848.763977" calcext:value-type="float">
            <text:p>848,763977</text:p>
          </table:table-cell>
        </table:table-row>
        <table:table-row table:style-name="ro1">
          <table:table-cell office:value-type="float" office:value="184648" calcext:value-type="float">
            <text:p>184648</text:p>
          </table:table-cell>
          <table:table-cell office:value-type="float" office:value="1629.613037" calcext:value-type="float">
            <text:p>1629,613037</text:p>
          </table:table-cell>
          <table:table-cell office:value-type="float" office:value="4" calcext:value-type="float">
            <text:p>4</text:p>
          </table:table-cell>
          <table:table-cell office:value-type="float" office:value="326.768005" calcext:value-type="float">
            <text:p>326,768005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11.540039" calcext:value-type="float">
            <text:p>1411,540039</text:p>
          </table:table-cell>
          <table:table-cell office:value-type="float" office:value="5" calcext:value-type="float">
            <text:p>5</text:p>
          </table:table-cell>
          <table:table-cell office:value-type="float" office:value="856.050049" calcext:value-type="float">
            <text:p>856,05004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79.530029" calcext:value-type="float">
            <text:p>1279,530029</text:p>
          </table:table-cell>
          <table:table-cell office:value-type="float" office:value="3" calcext:value-type="float">
            <text:p>3</text:p>
          </table:table-cell>
          <table:table-cell office:value-type="float" office:value="330.201996" calcext:value-type="float">
            <text:p>330,201996</text:p>
          </table:table-cell>
          <table:table-cell office:value-type="float" office:value="184648" calcext:value-type="float">
            <text:p>184648</text:p>
          </table:table-cell>
          <table:table-cell office:value-type="float" office:value="1206.114014" calcext:value-type="float">
            <text:p>1206,114014</text:p>
          </table:table-cell>
          <table:table-cell office:value-type="float" office:value="4" calcext:value-type="float">
            <text:p>4</text:p>
          </table:table-cell>
          <table:table-cell office:value-type="float" office:value="354.23999" calcext:value-type="float">
            <text:p>354,2399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87.848999" calcext:value-type="float">
            <text:p>1487,848999</text:p>
          </table:table-cell>
          <table:table-cell office:value-type="float" office:value="5" calcext:value-type="float">
            <text:p>5</text:p>
          </table:table-cell>
          <table:table-cell office:value-type="float" office:value="772.167969" calcext:value-type="float">
            <text:p>772,167969</text:p>
          </table:table-cell>
          <table:table-cell office:value-type="float" office:value="184648" calcext:value-type="float">
            <text:p>184648</text:p>
          </table:table-cell>
          <table:table-cell office:value-type="float" office:value="1406.593018" calcext:value-type="float">
            <text:p>1406,593018</text:p>
          </table:table-cell>
          <table:table-cell office:value-type="float" office:value="4" calcext:value-type="float">
            <text:p>4</text:p>
          </table:table-cell>
          <table:table-cell office:value-type="float" office:value="247.804993" calcext:value-type="float">
            <text:p>247,804993</text:p>
          </table:table-cell>
        </table:table-row>
        <table:table-row table:style-name="ro1">
          <table:table-cell office:value-type="float" office:value="184919" calcext:value-type="float">
            <text:p>184919</text:p>
          </table:table-cell>
          <table:table-cell office:value-type="float" office:value="1216.468018" calcext:value-type="float">
            <text:p>1216,468018</text:p>
          </table:table-cell>
          <table:table-cell office:value-type="float" office:value="7" calcext:value-type="float">
            <text:p>7</text:p>
          </table:table-cell>
          <table:table-cell office:value-type="float" office:value="2695.85791" calcext:value-type="float">
            <text:p>2695,85791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30.925049" calcext:value-type="float">
            <text:p>1030,925049</text:p>
          </table:table-cell>
          <table:table-cell office:value-type="float" office:value="9" calcext:value-type="float">
            <text:p>9</text:p>
          </table:table-cell>
          <table:table-cell office:value-type="float" office:value="1575.703003" calcext:value-type="float">
            <text:p>1575,70300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256.20105" calcext:value-type="float">
            <text:p>1256,20105</text:p>
          </table:table-cell>
          <table:table-cell office:value-type="float" office:value="5" calcext:value-type="float">
            <text:p>5</text:p>
          </table:table-cell>
          <table:table-cell office:value-type="float" office:value="848.580933" calcext:value-type="float">
            <text:p>848,58093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400.047974" calcext:value-type="float">
            <text:p>1400,047974</text:p>
          </table:table-cell>
          <table:table-cell office:value-type="float" office:value="8" calcext:value-type="float">
            <text:p>8</text:p>
          </table:table-cell>
          <table:table-cell office:value-type="float" office:value="2192.866943" calcext:value-type="float">
            <text:p>2192,866943</text:p>
          </table:table-cell>
          <table:table-cell office:value-type="float" office:value="184919" calcext:value-type="float">
            <text:p>184919</text:p>
          </table:table-cell>
          <table:table-cell office:value-type="float" office:value="1522.946045" calcext:value-type="float">
            <text:p>1522,946045</text:p>
          </table:table-cell>
          <table:table-cell office:value-type="float" office:value="7" calcext:value-type="float">
            <text:p>7</text:p>
          </table:table-cell>
          <table:table-cell office:value-type="float" office:value="1148.598999" calcext:value-type="float">
            <text:p>1148,598999</text:p>
          </table:table-cell>
          <table:table-cell office:value-type="float" office:value="184919" calcext:value-type="float">
            <text:p>184919</text:p>
          </table:table-cell>
          <table:table-cell office:value-type="float" office:value="1099.706055" calcext:value-type="float">
            <text:p>1099,706055</text:p>
          </table:table-cell>
          <table:table-cell office:value-type="float" office:value="6" calcext:value-type="float">
            <text:p>6</text:p>
          </table:table-cell>
          <table:table-cell office:value-type="float" office:value="1554.001953" calcext:value-type="float">
            <text:p>1554,001953</text:p>
          </table:table-cell>
        </table:table-row>
        <table:table-row table:style-name="ro1">
          <table:table-cell office:value-type="float" office:value="185906" calcext:value-type="float">
            <text:p>185906</text:p>
          </table:table-cell>
          <table:table-cell office:value-type="float" office:value="1314.089966" calcext:value-type="float">
            <text:p>1314,089966</text:p>
          </table:table-cell>
          <table:table-cell office:value-type="float" office:value="3" calcext:value-type="float">
            <text:p>3</text:p>
          </table:table-cell>
          <table:table-cell office:value-type="float" office:value="548.231018" calcext:value-type="float">
            <text:p>548,231018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08.026978" calcext:value-type="float">
            <text:p>1108,026978</text:p>
          </table:table-cell>
          <table:table-cell office:value-type="float" office:value="7" calcext:value-type="float">
            <text:p>7</text:p>
          </table:table-cell>
          <table:table-cell office:value-type="float" office:value="609.405029" calcext:value-type="float">
            <text:p>609,405029</text:p>
          </table:table-cell>
          <table:table-cell office:value-type="float" office:value="185906" calcext:value-type="float">
            <text:p>185906</text:p>
          </table:table-cell>
          <table:table-cell office:value-type="float" office:value="1485.106934" calcext:value-type="float">
            <text:p>1485,106934</text:p>
          </table:table-cell>
          <table:table-cell office:value-type="float" office:value="6" calcext:value-type="float">
            <text:p>6</text:p>
          </table:table-cell>
          <table:table-cell office:value-type="float" office:value="641.235962" calcext:value-type="float">
            <text:p>641,235962</text:p>
          </table:table-cell>
          <table:table-cell office:value-type="float" office:value="185906" calcext:value-type="float">
            <text:p>185906</text:p>
          </table:table-cell>
          <table:table-cell office:value-type="float" office:value="1234.437012" calcext:value-type="float">
            <text:p>1234,437012</text:p>
          </table:table-cell>
          <table:table-cell office:value-type="float" office:value="4" calcext:value-type="float">
            <text:p>4</text:p>
          </table:table-cell>
          <table:table-cell office:value-type="float" office:value="323.487" calcext:value-type="float">
            <text:p>323,487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89.707031" calcext:value-type="float">
            <text:p>1189,707031</text:p>
          </table:table-cell>
          <table:table-cell office:value-type="float" office:value="4" calcext:value-type="float">
            <text:p>4</text:p>
          </table:table-cell>
          <table:table-cell office:value-type="float" office:value="742.880981" calcext:value-type="float">
            <text:p>742,880981</text:p>
          </table:table-cell>
          <table:table-cell office:value-type="float" office:value="185906" calcext:value-type="float">
            <text:p>185906</text:p>
          </table:table-cell>
          <table:table-cell office:value-type="float" office:value="1138.110962" calcext:value-type="float">
            <text:p>1138,110962</text:p>
          </table:table-cell>
          <table:table-cell office:value-type="float" office:value="22" calcext:value-type="float">
            <text:p>22</text:p>
          </table:table-cell>
          <table:table-cell office:value-type="float" office:value="2088.408936" calcext:value-type="float">
            <text:p>2088,408936</text:p>
          </table:table-cell>
        </table:table-row>
        <table:table-row table:style-name="ro1">
          <table:table-cell office:value-type="float" office:value="190242" calcext:value-type="float">
            <text:p>190242</text:p>
          </table:table-cell>
          <table:table-cell office:value-type="float" office:value="1071.964966" calcext:value-type="float">
            <text:p>1071,964966</text:p>
          </table:table-cell>
          <table:table-cell office:value-type="float" office:value="8" calcext:value-type="float">
            <text:p>8</text:p>
          </table:table-cell>
          <table:table-cell office:value-type="float" office:value="3681.941895" calcext:value-type="float">
            <text:p>3681,941895</text:p>
          </table:table-cell>
          <table:table-cell office:value-type="float" office:value="190242" calcext:value-type="float">
            <text:p>190242</text:p>
          </table:table-cell>
          <table:table-cell office:value-type="float" office:value="949.657959" calcext:value-type="float">
            <text:p>949,657959</text:p>
          </table:table-cell>
          <table:table-cell office:value-type="float" office:value="10" calcext:value-type="float">
            <text:p>10</text:p>
          </table:table-cell>
          <table:table-cell office:value-type="float" office:value="5449.307617" calcext:value-type="float">
            <text:p>5449,307617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88.843994" calcext:value-type="float">
            <text:p>1088,843994</text:p>
          </table:table-cell>
          <table:table-cell office:value-type="float" office:value="13" calcext:value-type="float">
            <text:p>13</text:p>
          </table:table-cell>
          <table:table-cell office:value-type="float" office:value="4600.946289" calcext:value-type="float">
            <text:p>4600,94628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187.48999" calcext:value-type="float">
            <text:p>1187,48999</text:p>
          </table:table-cell>
          <table:table-cell office:value-type="float" office:value="12" calcext:value-type="float">
            <text:p>12</text:p>
          </table:table-cell>
          <table:table-cell office:value-type="float" office:value="3552.003174" calcext:value-type="float">
            <text:p>3552,003174</text:p>
          </table:table-cell>
          <table:table-cell office:value-type="float" office:value="190242" calcext:value-type="float">
            <text:p>190242</text:p>
          </table:table-cell>
          <table:table-cell office:value-type="float" office:value="1371.70105" calcext:value-type="float">
            <text:p>1371,70105</text:p>
          </table:table-cell>
          <table:table-cell office:value-type="float" office:value="9" calcext:value-type="float">
            <text:p>9</text:p>
          </table:table-cell>
          <table:table-cell office:value-type="float" office:value="3248.304199" calcext:value-type="float">
            <text:p>3248,304199</text:p>
          </table:table-cell>
          <table:table-cell office:value-type="float" office:value="190242" calcext:value-type="float">
            <text:p>190242</text:p>
          </table:table-cell>
          <table:table-cell office:value-type="float" office:value="1030.097046" calcext:value-type="float">
            <text:p>1030,097046</text:p>
          </table:table-cell>
          <table:table-cell office:value-type="float" office:value="24" calcext:value-type="float">
            <text:p>24</text:p>
          </table:table-cell>
          <table:table-cell office:value-type="float" office:value="6648.196777" calcext:value-type="float">
            <text:p>6648,196777</text:p>
          </table:table-cell>
        </table:table-row>
        <table:table-row table:style-name="ro1">
          <table:table-cell office:value-type="float" office:value="190424" calcext:value-type="float">
            <text:p>190424</text:p>
          </table:table-cell>
          <table:table-cell office:value-type="float" office:value="1510.348022" calcext:value-type="float">
            <text:p>1510,348022</text:p>
          </table:table-cell>
          <table:table-cell office:value-type="float" office:value="162" calcext:value-type="float">
            <text:p>162</text:p>
          </table:table-cell>
          <table:table-cell office:value-type="float" office:value="5441.669434" calcext:value-type="float">
            <text:p>5441,669434</text:p>
          </table:table-cell>
          <table:table-cell office:value-type="float" office:value="190424" calcext:value-type="float">
            <text:p>190424</text:p>
          </table:table-cell>
          <table:table-cell office:value-type="float" office:value="1466.651001" calcext:value-type="float">
            <text:p>1466,651001</text:p>
          </table:table-cell>
          <table:table-cell office:value-type="float" office:value="77" calcext:value-type="float">
            <text:p>77</text:p>
          </table:table-cell>
          <table:table-cell office:value-type="float" office:value="2761.267578" calcext:value-type="float">
            <text:p>2761,26757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02.984985" calcext:value-type="float">
            <text:p>1502,984985</text:p>
          </table:table-cell>
          <table:table-cell office:value-type="float" office:value="134" calcext:value-type="float">
            <text:p>134</text:p>
          </table:table-cell>
          <table:table-cell office:value-type="float" office:value="4215.256348" calcext:value-type="float">
            <text:p>4215,256348</text:p>
          </table:table-cell>
          <table:table-cell office:value-type="float" office:value="190424" calcext:value-type="float">
            <text:p>190424</text:p>
          </table:table-cell>
          <table:table-cell office:value-type="float" office:value="1550.562988" calcext:value-type="float">
            <text:p>1550,562988</text:p>
          </table:table-cell>
          <table:table-cell office:value-type="float" office:value="168" calcext:value-type="float">
            <text:p>168</text:p>
          </table:table-cell>
          <table:table-cell office:value-type="float" office:value="5195.538086" calcext:value-type="float">
            <text:p>5195,538086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5.415039" calcext:value-type="float">
            <text:p>1355,415039</text:p>
          </table:table-cell>
          <table:table-cell office:value-type="float" office:value="166" calcext:value-type="float">
            <text:p>166</text:p>
          </table:table-cell>
          <table:table-cell office:value-type="float" office:value="4613.800781" calcext:value-type="float">
            <text:p>4613,800781</text:p>
          </table:table-cell>
          <table:table-cell office:value-type="float" office:value="190424" calcext:value-type="float">
            <text:p>190424</text:p>
          </table:table-cell>
          <table:table-cell office:value-type="float" office:value="1353.113037" calcext:value-type="float">
            <text:p>1353,113037</text:p>
          </table:table-cell>
          <table:table-cell office:value-type="float" office:value="135" calcext:value-type="float">
            <text:p>135</text:p>
          </table:table-cell>
          <table:table-cell office:value-type="float" office:value="4680.15918" calcext:value-type="float">
            <text:p>4680,15918</text:p>
          </table:table-cell>
        </table:table-row>
        <table:table-row table:style-name="ro1">
          <table:table-cell office:value-type="float" office:value="191446" calcext:value-type="float">
            <text:p>191446</text:p>
          </table:table-cell>
          <table:table-cell office:value-type="float" office:value="1871.793945" calcext:value-type="float">
            <text:p>1871,793945</text:p>
          </table:table-cell>
          <table:table-cell office:value-type="float" office:value="80" calcext:value-type="float">
            <text:p>80</text:p>
          </table:table-cell>
          <table:table-cell office:value-type="float" office:value="3699.449219" calcext:value-type="float">
            <text:p>3699,449219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66.607056" calcext:value-type="float">
            <text:p>1566,607056</text:p>
          </table:table-cell>
          <table:table-cell office:value-type="float" office:value="133" calcext:value-type="float">
            <text:p>133</text:p>
          </table:table-cell>
          <table:table-cell office:value-type="float" office:value="5094.899902" calcext:value-type="float">
            <text:p>5094,89990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749.577026" calcext:value-type="float">
            <text:p>1749,577026</text:p>
          </table:table-cell>
          <table:table-cell office:value-type="float" office:value="1" calcext:value-type="float">
            <text:p>1</text:p>
          </table:table-cell>
          <table:table-cell office:value-type="float" office:value="422.299011" calcext:value-type="float">
            <text:p>422,299011</text:p>
          </table:table-cell>
          <table:table-cell office:value-type="float" office:value="191446" calcext:value-type="float">
            <text:p>191446</text:p>
          </table:table-cell>
          <table:table-cell office:value-type="float" office:value="1651.455078" calcext:value-type="float">
            <text:p>1651,455078</text:p>
          </table:table-cell>
          <table:table-cell office:value-type="float" office:value="116" calcext:value-type="float">
            <text:p>116</text:p>
          </table:table-cell>
          <table:table-cell office:value-type="float" office:value="4435.789062" calcext:value-type="float">
            <text:p>4435,789062</text:p>
          </table:table-cell>
          <table:table-cell office:value-type="float" office:value="191446" calcext:value-type="float">
            <text:p>191446</text:p>
          </table:table-cell>
          <table:table-cell office:value-type="float" office:value="1990.664062" calcext:value-type="float">
            <text:p>1990,664062</text:p>
          </table:table-cell>
          <table:table-cell office:value-type="float" office:value="83" calcext:value-type="float">
            <text:p>83</text:p>
          </table:table-cell>
          <table:table-cell office:value-type="float" office:value="3798.364258" calcext:value-type="float">
            <text:p>3798,364258</text:p>
          </table:table-cell>
          <table:table-cell office:value-type="float" office:value="191446" calcext:value-type="float">
            <text:p>191446</text:p>
          </table:table-cell>
          <table:table-cell office:value-type="float" office:value="1574.77002" calcext:value-type="float">
            <text:p>1574,77002</text:p>
          </table:table-cell>
          <table:table-cell office:value-type="float" office:value="66" calcext:value-type="float">
            <text:p>66</text:p>
          </table:table-cell>
          <table:table-cell office:value-type="float" office:value="3619.424561" calcext:value-type="float">
            <text:p>3619,424561</text:p>
          </table:table-cell>
        </table:table-row>
        <table:table-row table:style-name="ro1">
          <table:table-cell office:value-type="float" office:value="191715" calcext:value-type="float">
            <text:p>191715</text:p>
          </table:table-cell>
          <table:table-cell office:value-type="float" office:value="1504.179932" calcext:value-type="float">
            <text:p>1504,179932</text:p>
          </table:table-cell>
          <table:table-cell office:value-type="float" office:value="18" calcext:value-type="float">
            <text:p>18</text:p>
          </table:table-cell>
          <table:table-cell office:value-type="float" office:value="8013.8125" calcext:value-type="float">
            <text:p>8013,8125</text:p>
          </table:table-cell>
          <table:table-cell office:value-type="float" office:value="191715" calcext:value-type="float">
            <text:p>191715</text:p>
          </table:table-cell>
          <table:table-cell office:value-type="float" office:value="1319.839966" calcext:value-type="float">
            <text:p>1319,839966</text:p>
          </table:table-cell>
          <table:table-cell office:value-type="float" office:value="15" calcext:value-type="float">
            <text:p>15</text:p>
          </table:table-cell>
          <table:table-cell office:value-type="float" office:value="4786.729004" calcext:value-type="float">
            <text:p>4786,729004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68.761963" calcext:value-type="float">
            <text:p>1668,761963</text:p>
          </table:table-cell>
          <table:table-cell office:value-type="float" office:value="21" calcext:value-type="float">
            <text:p>21</text:p>
          </table:table-cell>
          <table:table-cell office:value-type="float" office:value="17288.554688" calcext:value-type="float">
            <text:p>17288,554688</text:p>
          </table:table-cell>
          <table:table-cell office:value-type="float" office:value="191715" calcext:value-type="float">
            <text:p>191715</text:p>
          </table:table-cell>
          <table:table-cell office:value-type="float" office:value="1744.743896" calcext:value-type="float">
            <text:p>1744,743896</text:p>
          </table:table-cell>
          <table:table-cell office:value-type="float" office:value="13" calcext:value-type="float">
            <text:p>13</text:p>
          </table:table-cell>
          <table:table-cell office:value-type="float" office:value="5691.318359" calcext:value-type="float">
            <text:p>5691,318359</text:p>
          </table:table-cell>
          <table:table-cell office:value-type="float" office:value="191715" calcext:value-type="float">
            <text:p>191715</text:p>
          </table:table-cell>
          <table:table-cell office:value-type="float" office:value="1645.303955" calcext:value-type="float">
            <text:p>1645,303955</text:p>
          </table:table-cell>
          <table:table-cell office:value-type="float" office:value="13" calcext:value-type="float">
            <text:p>13</text:p>
          </table:table-cell>
          <table:table-cell office:value-type="float" office:value="5864.501953" calcext:value-type="float">
            <text:p>5864,501953</text:p>
          </table:table-cell>
          <table:table-cell office:value-type="float" office:value="191715" calcext:value-type="float">
            <text:p>191715</text:p>
          </table:table-cell>
          <table:table-cell office:value-type="float" office:value="1444.473999" calcext:value-type="float">
            <text:p>1444,473999</text:p>
          </table:table-cell>
          <table:table-cell office:value-type="float" office:value="12" calcext:value-type="float">
            <text:p>12</text:p>
          </table:table-cell>
          <table:table-cell office:value-type="float" office:value="6561.208496" calcext:value-type="float">
            <text:p>6561,208496</text:p>
          </table:table-cell>
        </table:table-row>
        <table:table-row table:style-name="ro1">
          <table:table-cell office:value-type="float" office:value="191908" calcext:value-type="float">
            <text:p>191908</text:p>
          </table:table-cell>
          <table:table-cell office:value-type="float" office:value="1385.885986" calcext:value-type="float">
            <text:p>1385,885986</text:p>
          </table:table-cell>
          <table:table-cell office:value-type="float" office:value="12" calcext:value-type="float">
            <text:p>12</text:p>
          </table:table-cell>
          <table:table-cell office:value-type="float" office:value="3786.667725" calcext:value-type="float">
            <text:p>3786,667725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32.533936" calcext:value-type="float">
            <text:p>1432,533936</text:p>
          </table:table-cell>
          <table:table-cell office:value-type="float" office:value="13" calcext:value-type="float">
            <text:p>13</text:p>
          </table:table-cell>
          <table:table-cell office:value-type="float" office:value="2093.790039" calcext:value-type="float">
            <text:p>2093,790039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06.765015" calcext:value-type="float">
            <text:p>1406,765015</text:p>
          </table:table-cell>
          <table:table-cell office:value-type="float" office:value="9" calcext:value-type="float">
            <text:p>9</text:p>
          </table:table-cell>
          <table:table-cell office:value-type="float" office:value="1924.846924" calcext:value-type="float">
            <text:p>1924,846924</text:p>
          </table:table-cell>
          <table:table-cell office:value-type="float" office:value="191908" calcext:value-type="float">
            <text:p>191908</text:p>
          </table:table-cell>
          <table:table-cell office:value-type="float" office:value="1458.088013" calcext:value-type="float">
            <text:p>1458,088013</text:p>
          </table:table-cell>
          <table:table-cell office:value-type="float" office:value="7" calcext:value-type="float">
            <text:p>7</text:p>
          </table:table-cell>
          <table:table-cell office:value-type="float" office:value="1771.792847" calcext:value-type="float">
            <text:p>1771,792847</text:p>
          </table:table-cell>
          <table:table-cell office:value-type="float" office:value="191908" calcext:value-type="float">
            <text:p>191908</text:p>
          </table:table-cell>
          <table:table-cell office:value-type="float" office:value="1348.569946" calcext:value-type="float">
            <text:p>1348,569946</text:p>
          </table:table-cell>
          <table:table-cell office:value-type="float" office:value="18" calcext:value-type="float">
            <text:p>18</text:p>
          </table:table-cell>
          <table:table-cell office:value-type="float" office:value="3806.562012" calcext:value-type="float">
            <text:p>3806,562012</text:p>
          </table:table-cell>
          <table:table-cell office:value-type="float" office:value="191908" calcext:value-type="float">
            <text:p>191908</text:p>
          </table:table-cell>
          <table:table-cell office:value-type="float" office:value="1291.505005" calcext:value-type="float">
            <text:p>1291,505005</text:p>
          </table:table-cell>
          <table:table-cell office:value-type="float" office:value="11" calcext:value-type="float">
            <text:p>11</text:p>
          </table:table-cell>
          <table:table-cell office:value-type="float" office:value="2097.119873" calcext:value-type="float">
            <text:p>2097,119873</text:p>
          </table:table-cell>
        </table:table-row>
        <table:table-row table:style-name="ro1">
          <table:table-cell office:value-type="float" office:value="192221" calcext:value-type="float">
            <text:p>192221</text:p>
          </table:table-cell>
          <table:table-cell office:value-type="float" office:value="1674.44104" calcext:value-type="float">
            <text:p>1674,44104</text:p>
          </table:table-cell>
          <table:table-cell office:value-type="float" office:value="15" calcext:value-type="float">
            <text:p>15</text:p>
          </table:table-cell>
          <table:table-cell office:value-type="float" office:value="4849.710449" calcext:value-type="float">
            <text:p>4849,710449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99.789062" calcext:value-type="float">
            <text:p>1599,789062</text:p>
          </table:table-cell>
          <table:table-cell office:value-type="float" office:value="9" calcext:value-type="float">
            <text:p>9</text:p>
          </table:table-cell>
          <table:table-cell office:value-type="float" office:value="5117.632324" calcext:value-type="float">
            <text:p>5117,632324</text:p>
          </table:table-cell>
          <table:table-cell office:value-type="float" office:value="192221" calcext:value-type="float">
            <text:p>192221</text:p>
          </table:table-cell>
          <table:table-cell office:value-type="float" office:value="1682.345947" calcext:value-type="float">
            <text:p>1682,345947</text:p>
          </table:table-cell>
          <table:table-cell office:value-type="float" office:value="18" calcext:value-type="float">
            <text:p>18</text:p>
          </table:table-cell>
          <table:table-cell office:value-type="float" office:value="7379.077148" calcext:value-type="float">
            <text:p>7379,07714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12.523071" calcext:value-type="float">
            <text:p>1912,523071</text:p>
          </table:table-cell>
          <table:table-cell office:value-type="float" office:value="11" calcext:value-type="float">
            <text:p>11</text:p>
          </table:table-cell>
          <table:table-cell office:value-type="float" office:value="6812.172852" calcext:value-type="float">
            <text:p>6812,172852</text:p>
          </table:table-cell>
          <table:table-cell office:value-type="float" office:value="192221" calcext:value-type="float">
            <text:p>192221</text:p>
          </table:table-cell>
          <table:table-cell office:value-type="float" office:value="1714.552002" calcext:value-type="float">
            <text:p>1714,552002</text:p>
          </table:table-cell>
          <table:table-cell office:value-type="float" office:value="12" calcext:value-type="float">
            <text:p>12</text:p>
          </table:table-cell>
          <table:table-cell office:value-type="float" office:value="5257.719238" calcext:value-type="float">
            <text:p>5257,719238</text:p>
          </table:table-cell>
          <table:table-cell office:value-type="float" office:value="192221" calcext:value-type="float">
            <text:p>192221</text:p>
          </table:table-cell>
          <table:table-cell office:value-type="float" office:value="1543.509033" calcext:value-type="float">
            <text:p>1543,509033</text:p>
          </table:table-cell>
          <table:table-cell office:value-type="float" office:value="14" calcext:value-type="float">
            <text:p>14</text:p>
          </table:table-cell>
          <table:table-cell office:value-type="float" office:value="5860.072754" calcext:value-type="float">
            <text:p>5860,072754</text:p>
          </table:table-cell>
        </table:table-row>
        <table:table-row table:style-name="ro1">
          <table:table-cell office:value-type="float" office:value="192900" calcext:value-type="float">
            <text:p>192900</text:p>
          </table:table-cell>
          <table:table-cell office:value-type="float" office:value="1464.164062" calcext:value-type="float">
            <text:p>1464,164062</text:p>
          </table:table-cell>
          <table:table-cell office:value-type="float" office:value="7" calcext:value-type="float">
            <text:p>7</text:p>
          </table:table-cell>
          <table:table-cell office:value-type="float" office:value="659.933044" calcext:value-type="float">
            <text:p>659,93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07.368042" calcext:value-type="float">
            <text:p>1307,368042</text:p>
          </table:table-cell>
          <table:table-cell office:value-type="float" office:value="6" calcext:value-type="float">
            <text:p>6</text:p>
          </table:table-cell>
          <table:table-cell office:value-type="float" office:value="847.289001" calcext:value-type="float">
            <text:p>847,289001</text:p>
          </table:table-cell>
          <table:table-cell office:value-type="float" office:value="192900" calcext:value-type="float">
            <text:p>192900</text:p>
          </table:table-cell>
          <table:table-cell office:value-type="float" office:value="1540.817017" calcext:value-type="float">
            <text:p>1540,817017</text:p>
          </table:table-cell>
          <table:table-cell office:value-type="float" office:value="4" calcext:value-type="float">
            <text:p>4</text:p>
          </table:table-cell>
          <table:table-cell office:value-type="float" office:value="758.683044" calcext:value-type="float">
            <text:p>758,683044</text:p>
          </table:table-cell>
          <table:table-cell office:value-type="float" office:value="192900" calcext:value-type="float">
            <text:p>192900</text:p>
          </table:table-cell>
          <table:table-cell office:value-type="float" office:value="1390.395996" calcext:value-type="float">
            <text:p>1390,395996</text:p>
          </table:table-cell>
          <table:table-cell office:value-type="float" office:value="4" calcext:value-type="float">
            <text:p>4</text:p>
          </table:table-cell>
          <table:table-cell office:value-type="float" office:value="228.998993" calcext:value-type="float">
            <text:p>228,998993</text:p>
          </table:table-cell>
          <table:table-cell office:value-type="float" office:value="192900" calcext:value-type="float">
            <text:p>192900</text:p>
          </table:table-cell>
          <table:table-cell office:value-type="float" office:value="1436.661011" calcext:value-type="float">
            <text:p>1436,661011</text:p>
          </table:table-cell>
          <table:table-cell office:value-type="float" office:value="3" calcext:value-type="float">
            <text:p>3</text:p>
          </table:table-cell>
          <table:table-cell office:value-type="float" office:value="366.038025" calcext:value-type="float">
            <text:p>366,038025</text:p>
          </table:table-cell>
          <table:table-cell office:value-type="float" office:value="192900" calcext:value-type="float">
            <text:p>192900</text:p>
          </table:table-cell>
          <table:table-cell office:value-type="float" office:value="1274.182007" calcext:value-type="float">
            <text:p>1274,182007</text:p>
          </table:table-cell>
          <table:table-cell office:value-type="float" office:value="12" calcext:value-type="float">
            <text:p>12</text:p>
          </table:table-cell>
          <table:table-cell office:value-type="float" office:value="673.956055" calcext:value-type="float">
            <text:p>673,956055</text:p>
          </table:table-cell>
        </table:table-row>
        <table:table-row table:style-name="ro1">
          <table:table-cell office:value-type="float" office:value="193121" calcext:value-type="float">
            <text:p>193121</text:p>
          </table:table-cell>
          <table:table-cell office:value-type="float" office:value="1389.140991" calcext:value-type="float">
            <text:p>1389,140991</text:p>
          </table:table-cell>
          <table:table-cell office:value-type="float" office:value="12" calcext:value-type="float">
            <text:p>12</text:p>
          </table:table-cell>
          <table:table-cell office:value-type="float" office:value="2481.013916" calcext:value-type="float">
            <text:p>2481,01391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64.033081" calcext:value-type="float">
            <text:p>1164,033081</text:p>
          </table:table-cell>
          <table:table-cell office:value-type="float" office:value="9" calcext:value-type="float">
            <text:p>9</text:p>
          </table:table-cell>
          <table:table-cell office:value-type="float" office:value="3659.325195" calcext:value-type="float">
            <text:p>3659,325195</text:p>
          </table:table-cell>
          <table:table-cell office:value-type="float" office:value="193121" calcext:value-type="float">
            <text:p>193121</text:p>
          </table:table-cell>
          <table:table-cell office:value-type="float" office:value="1431.517944" calcext:value-type="float">
            <text:p>1431,517944</text:p>
          </table:table-cell>
          <table:table-cell office:value-type="float" office:value="12" calcext:value-type="float">
            <text:p>12</text:p>
          </table:table-cell>
          <table:table-cell office:value-type="float" office:value="4899.552246" calcext:value-type="float">
            <text:p>4899,552246</text:p>
          </table:table-cell>
          <table:table-cell office:value-type="float" office:value="193121" calcext:value-type="float">
            <text:p>193121</text:p>
          </table:table-cell>
          <table:table-cell office:value-type="float" office:value="1688.428101" calcext:value-type="float">
            <text:p>1688,428101</text:p>
          </table:table-cell>
          <table:table-cell office:value-type="float" office:value="14" calcext:value-type="float">
            <text:p>14</text:p>
          </table:table-cell>
          <table:table-cell office:value-type="float" office:value="3648.038574" calcext:value-type="float">
            <text:p>3648,038574</text:p>
          </table:table-cell>
          <table:table-cell office:value-type="float" office:value="193121" calcext:value-type="float">
            <text:p>193121</text:p>
          </table:table-cell>
          <table:table-cell office:value-type="float" office:value="1098.875977" calcext:value-type="float">
            <text:p>1098,875977</text:p>
          </table:table-cell>
          <table:table-cell office:value-type="float" office:value="8" calcext:value-type="float">
            <text:p>8</text:p>
          </table:table-cell>
          <table:table-cell office:value-type="float" office:value="3829" calcext:value-type="float">
            <text:p>3829</text:p>
          </table:table-cell>
          <table:table-cell office:value-type="float" office:value="193121" calcext:value-type="float">
            <text:p>193121</text:p>
          </table:table-cell>
          <table:table-cell office:value-type="float" office:value="1179.31604" calcext:value-type="float">
            <text:p>1179,31604</text:p>
          </table:table-cell>
          <table:table-cell office:value-type="float" office:value="14" calcext:value-type="float">
            <text:p>14</text:p>
          </table:table-cell>
          <table:table-cell office:value-type="float" office:value="5904.893066" calcext:value-type="float">
            <text:p>5904,893066</text:p>
          </table:table-cell>
        </table:table-row>
        <table:table-row table:style-name="ro1">
          <table:table-cell office:value-type="float" office:value="193312" calcext:value-type="float">
            <text:p>193312</text:p>
          </table:table-cell>
          <table:table-cell office:value-type="float" office:value="1278.93396" calcext:value-type="float">
            <text:p>1278,93396</text:p>
          </table:table-cell>
          <table:table-cell office:value-type="float" office:value="8" calcext:value-type="float">
            <text:p>8</text:p>
          </table:table-cell>
          <table:table-cell office:value-type="float" office:value="1541.760132" calcext:value-type="float">
            <text:p>1541,76013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81.743042" calcext:value-type="float">
            <text:p>1181,743042</text:p>
          </table:table-cell>
          <table:table-cell office:value-type="float" office:value="12" calcext:value-type="float">
            <text:p>12</text:p>
          </table:table-cell>
          <table:table-cell office:value-type="float" office:value="1313.570068" calcext:value-type="float">
            <text:p>1313,570068</text:p>
          </table:table-cell>
          <table:table-cell office:value-type="float" office:value="193312" calcext:value-type="float">
            <text:p>193312</text:p>
          </table:table-cell>
          <table:table-cell office:value-type="float" office:value="1048.552979" calcext:value-type="float">
            <text:p>1048,552979</text:p>
          </table:table-cell>
          <table:table-cell office:value-type="float" office:value="10" calcext:value-type="float">
            <text:p>10</text:p>
          </table:table-cell>
          <table:table-cell office:value-type="float" office:value="2387.289062" calcext:value-type="float">
            <text:p>2387,289062</text:p>
          </table:table-cell>
          <table:table-cell office:value-type="float" office:value="193312" calcext:value-type="float">
            <text:p>193312</text:p>
          </table:table-cell>
          <table:table-cell office:value-type="float" office:value="1309.517944" calcext:value-type="float">
            <text:p>1309,517944</text:p>
          </table:table-cell>
          <table:table-cell office:value-type="float" office:value="9" calcext:value-type="float">
            <text:p>9</text:p>
          </table:table-cell>
          <table:table-cell office:value-type="float" office:value="1038.375854" calcext:value-type="float">
            <text:p>1038,375854</text:p>
          </table:table-cell>
          <table:table-cell office:value-type="float" office:value="193312" calcext:value-type="float">
            <text:p>193312</text:p>
          </table:table-cell>
          <table:table-cell office:value-type="float" office:value="1405.917969" calcext:value-type="float">
            <text:p>1405,917969</text:p>
          </table:table-cell>
          <table:table-cell office:value-type="float" office:value="7" calcext:value-type="float">
            <text:p>7</text:p>
          </table:table-cell>
          <table:table-cell office:value-type="float" office:value="624.984985" calcext:value-type="float">
            <text:p>624,984985</text:p>
          </table:table-cell>
          <table:table-cell office:value-type="float" office:value="193312" calcext:value-type="float">
            <text:p>193312</text:p>
          </table:table-cell>
          <table:table-cell office:value-type="float" office:value="1104.438965" calcext:value-type="float">
            <text:p>1104,438965</text:p>
          </table:table-cell>
          <table:table-cell office:value-type="float" office:value="16" calcext:value-type="float">
            <text:p>16</text:p>
          </table:table-cell>
          <table:table-cell office:value-type="float" office:value="1989.522095" calcext:value-type="float">
            <text:p>1989,522095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131.041992" calcext:value-type="float">
            <text:p>1131,041992</text:p>
          </table:table-cell>
          <table:table-cell office:value-type="float" office:value="6" calcext:value-type="float">
            <text:p>6</text:p>
          </table:table-cell>
          <table:table-cell office:value-type="float" office:value="1349.144897" calcext:value-type="float">
            <text:p>1349,14489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87.838013" calcext:value-type="float">
            <text:p>1187,838013</text:p>
          </table:table-cell>
          <table:table-cell office:value-type="float" office:value="4" calcext:value-type="float">
            <text:p>4</text:p>
          </table:table-cell>
          <table:table-cell office:value-type="float" office:value="1067.633911" calcext:value-type="float">
            <text:p>1067,633911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06.93396" calcext:value-type="float">
            <text:p>1206,93396</text:p>
          </table:table-cell>
          <table:table-cell office:value-type="float" office:value="9" calcext:value-type="float">
            <text:p>9</text:p>
          </table:table-cell>
          <table:table-cell office:value-type="float" office:value="1955.203857" calcext:value-type="float">
            <text:p>1955,203857</text:p>
          </table:table-cell>
          <table:table-cell office:value-type="float" office:value="193500" calcext:value-type="float">
            <text:p>193500</text:p>
          </table:table-cell>
          <table:table-cell office:value-type="float" office:value="1261.149048" calcext:value-type="float">
            <text:p>1261,149048</text:p>
          </table:table-cell>
          <table:table-cell office:value-type="float" office:value="8" calcext:value-type="float">
            <text:p>8</text:p>
          </table:table-cell>
          <table:table-cell office:value-type="float" office:value="2394.36499" calcext:value-type="float">
            <text:p>2394,36499</text:p>
          </table:table-cell>
          <table:table-cell office:value-type="float" office:value="193500" calcext:value-type="float">
            <text:p>193500</text:p>
          </table:table-cell>
          <table:table-cell office:value-type="float" office:value="1001.584045" calcext:value-type="float">
            <text:p>1001,584045</text:p>
          </table:table-cell>
          <table:table-cell office:value-type="float" office:value="5" calcext:value-type="float">
            <text:p>5</text:p>
          </table:table-cell>
          <table:table-cell office:value-type="float" office:value="1056.29895" calcext:value-type="float">
            <text:p>1056,29895</text:p>
          </table:table-cell>
          <table:table-cell office:value-type="float" office:value="193500" calcext:value-type="float">
            <text:p>193500</text:p>
          </table:table-cell>
          <table:table-cell office:value-type="float" office:value="1117.380981" calcext:value-type="float">
            <text:p>1117,380981</text:p>
          </table:table-cell>
          <table:table-cell office:value-type="float" office:value="9" calcext:value-type="float">
            <text:p>9</text:p>
          </table:table-cell>
          <table:table-cell office:value-type="float" office:value="2034.383057" calcext:value-type="float">
            <text:p>2034,383057</text:p>
          </table:table-cell>
        </table:table-row>
        <table:table-row table:style-name="ro1">
          <table:table-cell office:value-type="float" office:value="194002" calcext:value-type="float">
            <text:p>194002</text:p>
          </table:table-cell>
          <table:table-cell office:value-type="float" office:value="1494.843018" calcext:value-type="float">
            <text:p>1494,843018</text:p>
          </table:table-cell>
          <table:table-cell office:value-type="float" office:value="37" calcext:value-type="float">
            <text:p>37</text:p>
          </table:table-cell>
          <table:table-cell office:value-type="float" office:value="6005.862305" calcext:value-type="float">
            <text:p>6005,8623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93.262085" calcext:value-type="float">
            <text:p>1493,262085</text:p>
          </table:table-cell>
          <table:table-cell office:value-type="float" office:value="12" calcext:value-type="float">
            <text:p>12</text:p>
          </table:table-cell>
          <table:table-cell office:value-type="float" office:value="2376.950928" calcext:value-type="float">
            <text:p>2376,950928</text:p>
          </table:table-cell>
          <table:table-cell office:value-type="float" office:value="194002" calcext:value-type="float">
            <text:p>194002</text:p>
          </table:table-cell>
          <table:table-cell office:value-type="float" office:value="1266.344971" calcext:value-type="float">
            <text:p>1266,344971</text:p>
          </table:table-cell>
          <table:table-cell office:value-type="float" office:value="21" calcext:value-type="float">
            <text:p>21</text:p>
          </table:table-cell>
          <table:table-cell office:value-type="float" office:value="7485.698242" calcext:value-type="float">
            <text:p>7485,698242</text:p>
          </table:table-cell>
          <table:table-cell office:value-type="float" office:value="194002" calcext:value-type="float">
            <text:p>194002</text:p>
          </table:table-cell>
          <table:table-cell office:value-type="float" office:value="1447.458984" calcext:value-type="float">
            <text:p>1447,458984</text:p>
          </table:table-cell>
          <table:table-cell office:value-type="float" office:value="10" calcext:value-type="float">
            <text:p>10</text:p>
          </table:table-cell>
          <table:table-cell office:value-type="float" office:value="1065.505005" calcext:value-type="float">
            <text:p>1065,505005</text:p>
          </table:table-cell>
          <table:table-cell office:value-type="float" office:value="194002" calcext:value-type="float">
            <text:p>194002</text:p>
          </table:table-cell>
          <table:table-cell office:value-type="float" office:value="1628.349976" calcext:value-type="float">
            <text:p>1628,349976</text:p>
          </table:table-cell>
          <table:table-cell office:value-type="float" office:value="27" calcext:value-type="float">
            <text:p>27</text:p>
          </table:table-cell>
          <table:table-cell office:value-type="float" office:value="13949.691406" calcext:value-type="float">
            <text:p>13949,691406</text:p>
          </table:table-cell>
          <table:table-cell office:value-type="float" office:value="194002" calcext:value-type="float">
            <text:p>194002</text:p>
          </table:table-cell>
          <table:table-cell office:value-type="float" office:value="1063.062012" calcext:value-type="float">
            <text:p>1063,062012</text:p>
          </table:table-cell>
          <table:table-cell office:value-type="float" office:value="12" calcext:value-type="float">
            <text:p>12</text:p>
          </table:table-cell>
          <table:table-cell office:value-type="float" office:value="2266.085938" calcext:value-type="float">
            <text:p>2266,085938</text:p>
          </table:table-cell>
        </table:table-row>
        <table:table-row table:style-name="ro1">
          <table:table-cell office:value-type="float" office:value="194204" calcext:value-type="float">
            <text:p>194204</text:p>
          </table:table-cell>
          <table:table-cell office:value-type="float" office:value="1213.801025" calcext:value-type="float">
            <text:p>1213,801025</text:p>
          </table:table-cell>
          <table:table-cell office:value-type="float" office:value="4" calcext:value-type="float">
            <text:p>4</text:p>
          </table:table-cell>
          <table:table-cell office:value-type="float" office:value="795.072937" calcext:value-type="float">
            <text:p>795,072937</text:p>
          </table:table-cell>
          <table:table-cell office:value-type="float" office:value="194204" calcext:value-type="float">
            <text:p>194204</text:p>
          </table:table-cell>
          <table:table-cell office:value-type="float" office:value="1062.379028" calcext:value-type="float">
            <text:p>1062,379028</text:p>
          </table:table-cell>
          <table:table-cell office:value-type="float" office:value="8" calcext:value-type="float">
            <text:p>8</text:p>
          </table:table-cell>
          <table:table-cell office:value-type="float" office:value="816.733032" calcext:value-type="float">
            <text:p>816,73303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36.401978" calcext:value-type="float">
            <text:p>1136,401978</text:p>
          </table:table-cell>
          <table:table-cell office:value-type="float" office:value="7" calcext:value-type="float">
            <text:p>7</text:p>
          </table:table-cell>
          <table:table-cell office:value-type="float" office:value="1233.524048" calcext:value-type="float">
            <text:p>1233,524048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03.582031" calcext:value-type="float">
            <text:p>1203,582031</text:p>
          </table:table-cell>
          <table:table-cell office:value-type="float" office:value="5" calcext:value-type="float">
            <text:p>5</text:p>
          </table:table-cell>
          <table:table-cell office:value-type="float" office:value="960.976013" calcext:value-type="float">
            <text:p>960,976013</text:p>
          </table:table-cell>
          <table:table-cell office:value-type="float" office:value="194204" calcext:value-type="float">
            <text:p>194204</text:p>
          </table:table-cell>
          <table:table-cell office:value-type="float" office:value="1107.022095" calcext:value-type="float">
            <text:p>1107,022095</text:p>
          </table:table-cell>
          <table:table-cell office:value-type="float" office:value="5" calcext:value-type="float">
            <text:p>5</text:p>
          </table:table-cell>
          <table:table-cell office:value-type="float" office:value="2825.069092" calcext:value-type="float">
            <text:p>2825,069092</text:p>
          </table:table-cell>
          <table:table-cell office:value-type="float" office:value="194204" calcext:value-type="float">
            <text:p>194204</text:p>
          </table:table-cell>
          <table:table-cell office:value-type="float" office:value="1247.208008" calcext:value-type="float">
            <text:p>1247,208008</text:p>
          </table:table-cell>
          <table:table-cell office:value-type="float" office:value="9" calcext:value-type="float">
            <text:p>9</text:p>
          </table:table-cell>
          <table:table-cell office:value-type="float" office:value="2688.355225" calcext:value-type="float">
            <text:p>2688,355225</text:p>
          </table:table-cell>
        </table:table-row>
        <table:table-row table:style-name="ro1">
          <table:table-cell office:value-type="float" office:value="194349" calcext:value-type="float">
            <text:p>194349</text:p>
          </table:table-cell>
          <table:table-cell office:value-type="float" office:value="979.439026" calcext:value-type="float">
            <text:p>979,439026</text:p>
          </table:table-cell>
          <table:table-cell office:value-type="float" office:value="12" calcext:value-type="float">
            <text:p>12</text:p>
          </table:table-cell>
          <table:table-cell office:value-type="float" office:value="2770.993896" calcext:value-type="float">
            <text:p>2770,99389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7" calcext:value-type="float">
            <text:p>7</text:p>
          </table:table-cell>
          <table:table-cell office:value-type="float" office:value="2071.01001" calcext:value-type="float">
            <text:p>2071,01001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88.958008" calcext:value-type="float">
            <text:p>1088,958008</text:p>
          </table:table-cell>
          <table:table-cell office:value-type="float" office:value="15" calcext:value-type="float">
            <text:p>15</text:p>
          </table:table-cell>
          <table:table-cell office:value-type="float" office:value="2722.250732" calcext:value-type="float">
            <text:p>2722,250732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15.982971" calcext:value-type="float">
            <text:p>1015,982971</text:p>
          </table:table-cell>
          <table:table-cell office:value-type="float" office:value="12" calcext:value-type="float">
            <text:p>12</text:p>
          </table:table-cell>
          <table:table-cell office:value-type="float" office:value="1212.258911" calcext:value-type="float">
            <text:p>1212,258911</text:p>
          </table:table-cell>
          <table:table-cell office:value-type="float" office:value="194349" calcext:value-type="float">
            <text:p>194349</text:p>
          </table:table-cell>
          <table:table-cell office:value-type="float" office:value="968.082031" calcext:value-type="float">
            <text:p>968,082031</text:p>
          </table:table-cell>
          <table:table-cell office:value-type="float" office:value="12" calcext:value-type="float">
            <text:p>12</text:p>
          </table:table-cell>
          <table:table-cell office:value-type="float" office:value="2861.768066" calcext:value-type="float">
            <text:p>2861,768066</text:p>
          </table:table-cell>
          <table:table-cell office:value-type="float" office:value="194349" calcext:value-type="float">
            <text:p>194349</text:p>
          </table:table-cell>
          <table:table-cell office:value-type="float" office:value="1060.560913" calcext:value-type="float">
            <text:p>1060,560913</text:p>
          </table:table-cell>
          <table:table-cell office:value-type="float" office:value="11" calcext:value-type="float">
            <text:p>11</text:p>
          </table:table-cell>
          <table:table-cell office:value-type="float" office:value="2846.051025" calcext:value-type="float">
            <text:p>2846,051025</text:p>
          </table:table-cell>
        </table:table-row>
        <table:table-row table:style-name="ro1">
          <table:table-cell office:value-type="float" office:value="194539" calcext:value-type="float">
            <text:p>194539</text:p>
          </table:table-cell>
          <table:table-cell office:value-type="float" office:value="1041.463013" calcext:value-type="float">
            <text:p>1041,463013</text:p>
          </table:table-cell>
          <table:table-cell office:value-type="float" office:value="8" calcext:value-type="float">
            <text:p>8</text:p>
          </table:table-cell>
          <table:table-cell office:value-type="float" office:value="1703.904053" calcext:value-type="float">
            <text:p>1703,904053</text:p>
          </table:table-cell>
          <table:table-cell office:value-type="float" office:value="194539" calcext:value-type="float">
            <text:p>194539</text:p>
          </table:table-cell>
          <table:table-cell office:value-type="float" office:value="946.789001" calcext:value-type="float">
            <text:p>946,789001</text:p>
          </table:table-cell>
          <table:table-cell office:value-type="float" office:value="7" calcext:value-type="float">
            <text:p>7</text:p>
          </table:table-cell>
          <table:table-cell office:value-type="float" office:value="1606.369995" calcext:value-type="float">
            <text:p>1606,36999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194.736938" calcext:value-type="float">
            <text:p>1194,736938</text:p>
          </table:table-cell>
          <table:table-cell office:value-type="float" office:value="6" calcext:value-type="float">
            <text:p>6</text:p>
          </table:table-cell>
          <table:table-cell office:value-type="float" office:value="785.426025" calcext:value-type="float">
            <text:p>785,426025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10.26001" calcext:value-type="float">
            <text:p>1010,26001</text:p>
          </table:table-cell>
          <table:table-cell office:value-type="float" office:value="5" calcext:value-type="float">
            <text:p>5</text:p>
          </table:table-cell>
          <table:table-cell office:value-type="float" office:value="910.393982" calcext:value-type="float">
            <text:p>910,393982</text:p>
          </table:table-cell>
          <table:table-cell office:value-type="float" office:value="194539" calcext:value-type="float">
            <text:p>194539</text:p>
          </table:table-cell>
          <table:table-cell office:value-type="float" office:value="1080.078979" calcext:value-type="float">
            <text:p>1080,078979</text:p>
          </table:table-cell>
          <table:table-cell office:value-type="float" office:value="6" calcext:value-type="float">
            <text:p>6</text:p>
          </table:table-cell>
          <table:table-cell office:value-type="float" office:value="1211.084961" calcext:value-type="float">
            <text:p>1211,084961</text:p>
          </table:table-cell>
          <table:table-cell office:value-type="float" office:value="194539" calcext:value-type="float">
            <text:p>194539</text:p>
          </table:table-cell>
          <table:table-cell office:value-type="float" office:value="1300.71106" calcext:value-type="float">
            <text:p>1300,71106</text:p>
          </table:table-cell>
          <table:table-cell office:value-type="float" office:value="8" calcext:value-type="float">
            <text:p>8</text:p>
          </table:table-cell>
          <table:table-cell office:value-type="float" office:value="941.47699" calcext:value-type="float">
            <text:p>941,47699</text:p>
          </table:table-cell>
        </table:table-row>
        <table:table-row table:style-name="ro1">
          <table:table-cell office:value-type="float" office:value="85900" calcext:value-type="float">
            <text:p>85900</text:p>
          </table:table-cell>
          <table:table-cell office:value-type="float" office:value="1382.776978" calcext:value-type="float">
            <text:p>1382,77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00" calcext:value-type="float">
            <text:p>85900</text:p>
          </table:table-cell>
          <table:table-cell office:value-type="float" office:value="1382.276001" calcext:value-type="float">
            <text:p>1382,276001</text:p>
          </table:table-cell>
          <table:table-cell office:value-type="float" office:value="3" calcext:value-type="float">
            <text:p>3</text:p>
          </table:table-cell>
          <table:table-cell office:value-type="float" office:value="512.744995" calcext:value-type="float">
            <text:p>512,744995</text:p>
          </table:table-cell>
          <table:table-cell office:value-type="float" office:value="85900" calcext:value-type="float">
            <text:p>85900</text:p>
          </table:table-cell>
          <table:table-cell office:value-type="float" office:value="1393.113037" calcext:value-type="float">
            <text:p>1393,113037</text:p>
          </table:table-cell>
          <table:table-cell office:value-type="float" office:value="6" calcext:value-type="float">
            <text:p>6</text:p>
          </table:table-cell>
          <table:table-cell office:value-type="float" office:value="805.805969" calcext:value-type="float">
            <text:p>805,805969</text:p>
          </table:table-cell>
          <table:table-cell office:value-type="float" office:value="85900" calcext:value-type="float">
            <text:p>85900</text:p>
          </table:table-cell>
          <table:table-cell office:value-type="float" office:value="1369.204102" calcext:value-type="float">
            <text:p>1369,204102</text:p>
          </table:table-cell>
          <table:table-cell office:value-type="float" office:value="7" calcext:value-type="float">
            <text:p>7</text:p>
          </table:table-cell>
          <table:table-cell office:value-type="float" office:value="636.284973" calcext:value-type="float">
            <text:p>636,284973</text:p>
          </table:table-cell>
          <table:table-cell office:value-type="float" office:value="85900" calcext:value-type="float">
            <text:p>85900</text:p>
          </table:table-cell>
          <table:table-cell office:value-type="float" office:value="1724.645996" calcext:value-type="float">
            <text:p>1724,645996</text:p>
          </table:table-cell>
          <table:table-cell office:value-type="float" office:value="5" calcext:value-type="float">
            <text:p>5</text:p>
          </table:table-cell>
          <table:table-cell office:value-type="float" office:value="869.932983" calcext:value-type="float">
            <text:p>869,932983</text:p>
          </table:table-cell>
          <table:table-cell office:value-type="float" office:value="85900" calcext:value-type="float">
            <text:p>85900</text:p>
          </table:table-cell>
          <table:table-cell office:value-type="float" office:value="1237.58606" calcext:value-type="float">
            <text:p>1237,58606</text:p>
          </table:table-cell>
          <table:table-cell office:value-type="float" office:value="4" calcext:value-type="float">
            <text:p>4</text:p>
          </table:table-cell>
          <table:table-cell office:value-type="float" office:value="300.752991" calcext:value-type="float">
            <text:p>300,752991</text:p>
          </table:table-cell>
        </table:table-row>
        <table:table-row table:style-name="ro1">
          <table:table-cell office:value-type="float" office:value="90049" calcext:value-type="float">
            <text:p>90049</text:p>
          </table:table-cell>
          <table:table-cell office:value-type="float" office:value="889.751953" calcext:value-type="float">
            <text:p>889,751953</text:p>
          </table:table-cell>
          <table:table-cell office:value-type="float" office:value="1" calcext:value-type="float">
            <text:p>1</text:p>
          </table:table-cell>
          <table:table-cell office:value-type="float" office:value="15.966" calcext:value-type="float">
            <text:p>15,966</text:p>
          </table:table-cell>
          <table:table-cell office:value-type="float" office:value="90049" calcext:value-type="float">
            <text:p>90049</text:p>
          </table:table-cell>
          <table:table-cell office:value-type="float" office:value="1068.339966" calcext:value-type="float">
            <text:p>1068,339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960.455017" calcext:value-type="float">
            <text:p>960,455017</text:p>
          </table:table-cell>
          <table:table-cell office:value-type="float" office:value="1" calcext:value-type="float">
            <text:p>1</text:p>
          </table:table-cell>
          <table:table-cell office:value-type="float" office:value="3.413" calcext:value-type="float">
            <text:p>3,413</text:p>
          </table:table-cell>
          <table:table-cell office:value-type="float" office:value="90049" calcext:value-type="float">
            <text:p>90049</text:p>
          </table:table-cell>
          <table:table-cell office:value-type="float" office:value="938.996033" calcext:value-type="float">
            <text:p>938,99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49" calcext:value-type="float">
            <text:p>90049</text:p>
          </table:table-cell>
          <table:table-cell office:value-type="float" office:value="1037.376099" calcext:value-type="float">
            <text:p>1037,376099</text:p>
          </table:table-cell>
          <table:table-cell office:value-type="float" office:value="1" calcext:value-type="float">
            <text:p>1</text:p>
          </table:table-cell>
          <table:table-cell office:value-type="float" office:value="3.487" calcext:value-type="float">
            <text:p>3,487</text:p>
          </table:table-cell>
          <table:table-cell office:value-type="float" office:value="90049" calcext:value-type="float">
            <text:p>90049</text:p>
          </table:table-cell>
          <table:table-cell office:value-type="float" office:value="1077.227051" calcext:value-type="float">
            <text:p>1077,227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18" calcext:value-type="float">
            <text:p>90318</text:p>
          </table:table-cell>
          <table:table-cell office:value-type="float" office:value="1077.669067" calcext:value-type="float">
            <text:p>1077,669067</text:p>
          </table:table-cell>
          <table:table-cell office:value-type="float" office:value="3" calcext:value-type="float">
            <text:p>3</text:p>
          </table:table-cell>
          <table:table-cell office:value-type="float" office:value="836.39502" calcext:value-type="float">
            <text:p>836,39502</text:p>
          </table:table-cell>
          <table:table-cell office:value-type="float" office:value="90318" calcext:value-type="float">
            <text:p>90318</text:p>
          </table:table-cell>
          <table:table-cell office:value-type="float" office:value="1088.340088" calcext:value-type="float">
            <text:p>1088,340088</text:p>
          </table:table-cell>
          <table:table-cell office:value-type="float" office:value="3" calcext:value-type="float">
            <text:p>3</text:p>
          </table:table-cell>
          <table:table-cell office:value-type="float" office:value="880.98999" calcext:value-type="float">
            <text:p>880,98999</text:p>
          </table:table-cell>
          <table:table-cell office:value-type="float" office:value="90318" calcext:value-type="float">
            <text:p>90318</text:p>
          </table:table-cell>
          <table:table-cell office:value-type="float" office:value="1349.426025" calcext:value-type="float">
            <text:p>1349,426025</text:p>
          </table:table-cell>
          <table:table-cell office:value-type="float" office:value="6" calcext:value-type="float">
            <text:p>6</text:p>
          </table:table-cell>
          <table:table-cell office:value-type="float" office:value="778.007996" calcext:value-type="float">
            <text:p>778,00799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5.890991" calcext:value-type="float">
            <text:p>1205,890991</text:p>
          </table:table-cell>
          <table:table-cell office:value-type="float" office:value="2" calcext:value-type="float">
            <text:p>2</text:p>
          </table:table-cell>
          <table:table-cell office:value-type="float" office:value="113.166" calcext:value-type="float">
            <text:p>113,166</text:p>
          </table:table-cell>
          <table:table-cell office:value-type="float" office:value="90318" calcext:value-type="float">
            <text:p>90318</text:p>
          </table:table-cell>
          <table:table-cell office:value-type="float" office:value="1204.136963" calcext:value-type="float">
            <text:p>1204,136963</text:p>
          </table:table-cell>
          <table:table-cell office:value-type="float" office:value="5" calcext:value-type="float">
            <text:p>5</text:p>
          </table:table-cell>
          <table:table-cell office:value-type="float" office:value="569.85199" calcext:value-type="float">
            <text:p>569,85199</text:p>
          </table:table-cell>
          <table:table-cell office:value-type="float" office:value="90318" calcext:value-type="float">
            <text:p>90318</text:p>
          </table:table-cell>
          <table:table-cell office:value-type="float" office:value="1193.13501" calcext:value-type="float">
            <text:p>1193,13501</text:p>
          </table:table-cell>
          <table:table-cell office:value-type="float" office:value="4" calcext:value-type="float">
            <text:p>4</text:p>
          </table:table-cell>
          <table:table-cell office:value-type="float" office:value="1156.061035" calcext:value-type="float">
            <text:p>1156,061035</text:p>
          </table:table-cell>
        </table:table-row>
        <table:table-row table:style-name="ro1">
          <table:table-cell office:value-type="float" office:value="90503" calcext:value-type="float">
            <text:p>90503</text:p>
          </table:table-cell>
          <table:table-cell office:value-type="float" office:value="1233.863037" calcext:value-type="float">
            <text:p>1233,863037</text:p>
          </table:table-cell>
          <table:table-cell office:value-type="float" office:value="11" calcext:value-type="float">
            <text:p>11</text:p>
          </table:table-cell>
          <table:table-cell office:value-type="float" office:value="1912.217896" calcext:value-type="float">
            <text:p>1912,217896</text:p>
          </table:table-cell>
          <table:table-cell office:value-type="float" office:value="90503" calcext:value-type="float">
            <text:p>90503</text:p>
          </table:table-cell>
          <table:table-cell office:value-type="float" office:value="1431.835083" calcext:value-type="float">
            <text:p>1431,835083</text:p>
          </table:table-cell>
          <table:table-cell office:value-type="float" office:value="8" calcext:value-type="float">
            <text:p>8</text:p>
          </table:table-cell>
          <table:table-cell office:value-type="float" office:value="2681.083008" calcext:value-type="float">
            <text:p>2681,083008</text:p>
          </table:table-cell>
          <table:table-cell office:value-type="float" office:value="90503" calcext:value-type="float">
            <text:p>90503</text:p>
          </table:table-cell>
          <table:table-cell office:value-type="float" office:value="1100.664062" calcext:value-type="float">
            <text:p>1100,664062</text:p>
          </table:table-cell>
          <table:table-cell office:value-type="float" office:value="5" calcext:value-type="float">
            <text:p>5</text:p>
          </table:table-cell>
          <table:table-cell office:value-type="float" office:value="2028.79895" calcext:value-type="float">
            <text:p>2028,79895</text:p>
          </table:table-cell>
          <table:table-cell office:value-type="float" office:value="90503" calcext:value-type="float">
            <text:p>90503</text:p>
          </table:table-cell>
          <table:table-cell office:value-type="float" office:value="1310.564941" calcext:value-type="float">
            <text:p>1310,564941</text:p>
          </table:table-cell>
          <table:table-cell office:value-type="float" office:value="12" calcext:value-type="float">
            <text:p>12</text:p>
          </table:table-cell>
          <table:table-cell office:value-type="float" office:value="1663.201172" calcext:value-type="float">
            <text:p>1663,201172</text:p>
          </table:table-cell>
          <table:table-cell office:value-type="float" office:value="90503" calcext:value-type="float">
            <text:p>90503</text:p>
          </table:table-cell>
          <table:table-cell office:value-type="float" office:value="1303.179077" calcext:value-type="float">
            <text:p>1303,179077</text:p>
          </table:table-cell>
          <table:table-cell office:value-type="float" office:value="10" calcext:value-type="float">
            <text:p>10</text:p>
          </table:table-cell>
          <table:table-cell office:value-type="float" office:value="2324.23877" calcext:value-type="float">
            <text:p>2324,23877</text:p>
          </table:table-cell>
          <table:table-cell office:value-type="float" office:value="90503" calcext:value-type="float">
            <text:p>90503</text:p>
          </table:table-cell>
          <table:table-cell office:value-type="float" office:value="1250.635986" calcext:value-type="float">
            <text:p>1250,635986</text:p>
          </table:table-cell>
          <table:table-cell office:value-type="float" office:value="8" calcext:value-type="float">
            <text:p>8</text:p>
          </table:table-cell>
          <table:table-cell office:value-type="float" office:value="2170.51416" calcext:value-type="float">
            <text:p>2170,51416</text:p>
          </table:table-cell>
        </table:table-row>
        <table:table-row table:style-name="ro1">
          <table:table-cell office:value-type="float" office:value="90808" calcext:value-type="float">
            <text:p>90808</text:p>
          </table:table-cell>
          <table:table-cell office:value-type="float" office:value="1175.27002" calcext:value-type="float">
            <text:p>1175,27002</text:p>
          </table:table-cell>
          <table:table-cell office:value-type="float" office:value="6" calcext:value-type="float">
            <text:p>6</text:p>
          </table:table-cell>
          <table:table-cell office:value-type="float" office:value="464.506042" calcext:value-type="float">
            <text:p>464,506042</text:p>
          </table:table-cell>
          <table:table-cell office:value-type="float" office:value="90808" calcext:value-type="float">
            <text:p>90808</text:p>
          </table:table-cell>
          <table:table-cell office:value-type="float" office:value="1011.684998" calcext:value-type="float">
            <text:p>1011,684998</text:p>
          </table:table-cell>
          <table:table-cell office:value-type="float" office:value="5" calcext:value-type="float">
            <text:p>5</text:p>
          </table:table-cell>
          <table:table-cell office:value-type="float" office:value="708.53595" calcext:value-type="float">
            <text:p>708,53595</text:p>
          </table:table-cell>
          <table:table-cell office:value-type="float" office:value="90808" calcext:value-type="float">
            <text:p>90808</text:p>
          </table:table-cell>
          <table:table-cell office:value-type="float" office:value="1243.314941" calcext:value-type="float">
            <text:p>1243,314941</text:p>
          </table:table-cell>
          <table:table-cell office:value-type="float" office:value="2" calcext:value-type="float">
            <text:p>2</text:p>
          </table:table-cell>
          <table:table-cell office:value-type="float" office:value="264.061005" calcext:value-type="float">
            <text:p>264,061005</text:p>
          </table:table-cell>
          <table:table-cell office:value-type="float" office:value="90808" calcext:value-type="float">
            <text:p>90808</text:p>
          </table:table-cell>
          <table:table-cell office:value-type="float" office:value="1388.541016" calcext:value-type="float">
            <text:p>1388,541016</text:p>
          </table:table-cell>
          <table:table-cell office:value-type="float" office:value="7" calcext:value-type="float">
            <text:p>7</text:p>
          </table:table-cell>
          <table:table-cell office:value-type="float" office:value="1874.937012" calcext:value-type="float">
            <text:p>1874,937012</text:p>
          </table:table-cell>
          <table:table-cell office:value-type="float" office:value="90808" calcext:value-type="float">
            <text:p>90808</text:p>
          </table:table-cell>
          <table:table-cell office:value-type="float" office:value="1421.857056" calcext:value-type="float">
            <text:p>1421,857056</text:p>
          </table:table-cell>
          <table:table-cell office:value-type="float" office:value="5" calcext:value-type="float">
            <text:p>5</text:p>
          </table:table-cell>
          <table:table-cell office:value-type="float" office:value="776.72998" calcext:value-type="float">
            <text:p>776,72998</text:p>
          </table:table-cell>
          <table:table-cell office:value-type="float" office:value="90808" calcext:value-type="float">
            <text:p>90808</text:p>
          </table:table-cell>
          <table:table-cell office:value-type="float" office:value="1016.584045" calcext:value-type="float">
            <text:p>1016,584045</text:p>
          </table:table-cell>
          <table:table-cell office:value-type="float" office:value="6" calcext:value-type="float">
            <text:p>6</text:p>
          </table:table-cell>
          <table:table-cell office:value-type="float" office:value="735.692993" calcext:value-type="float">
            <text:p>735,692993</text:p>
          </table:table-cell>
        </table:table-row>
        <table:table-row table:style-name="ro1">
          <table:table-cell office:value-type="float" office:value="91023" calcext:value-type="float">
            <text:p>91023</text:p>
          </table:table-cell>
          <table:table-cell office:value-type="float" office:value="1072.828979" calcext:value-type="float">
            <text:p>1072,828979</text:p>
          </table:table-cell>
          <table:table-cell office:value-type="float" office:value="7" calcext:value-type="float">
            <text:p>7</text:p>
          </table:table-cell>
          <table:table-cell office:value-type="float" office:value="1128.083008" calcext:value-type="float">
            <text:p>1128,083008</text:p>
          </table:table-cell>
          <table:table-cell office:value-type="float" office:value="91023" calcext:value-type="float">
            <text:p>91023</text:p>
          </table:table-cell>
          <table:table-cell office:value-type="float" office:value="1160.286987" calcext:value-type="float">
            <text:p>1160,286987</text:p>
          </table:table-cell>
          <table:table-cell office:value-type="float" office:value="6" calcext:value-type="float">
            <text:p>6</text:p>
          </table:table-cell>
          <table:table-cell office:value-type="float" office:value="752.054993" calcext:value-type="float">
            <text:p>752,054993</text:p>
          </table:table-cell>
          <table:table-cell office:value-type="float" office:value="91023" calcext:value-type="float">
            <text:p>91023</text:p>
          </table:table-cell>
          <table:table-cell office:value-type="float" office:value="1218.358032" calcext:value-type="float">
            <text:p>1218,358032</text:p>
          </table:table-cell>
          <table:table-cell office:value-type="float" office:value="9" calcext:value-type="float">
            <text:p>9</text:p>
          </table:table-cell>
          <table:table-cell office:value-type="float" office:value="1024.975952" calcext:value-type="float">
            <text:p>1024,975952</text:p>
          </table:table-cell>
          <table:table-cell office:value-type="float" office:value="91023" calcext:value-type="float">
            <text:p>91023</text:p>
          </table:table-cell>
          <table:table-cell office:value-type="float" office:value="1310.473022" calcext:value-type="float">
            <text:p>1310,473022</text:p>
          </table:table-cell>
          <table:table-cell office:value-type="float" office:value="5" calcext:value-type="float">
            <text:p>5</text:p>
          </table:table-cell>
          <table:table-cell office:value-type="float" office:value="1339.904907" calcext:value-type="float">
            <text:p>1339,904907</text:p>
          </table:table-cell>
          <table:table-cell office:value-type="float" office:value="91023" calcext:value-type="float">
            <text:p>91023</text:p>
          </table:table-cell>
          <table:table-cell office:value-type="float" office:value="1446.804077" calcext:value-type="float">
            <text:p>1446,804077</text:p>
          </table:table-cell>
          <table:table-cell office:value-type="float" office:value="7" calcext:value-type="float">
            <text:p>7</text:p>
          </table:table-cell>
          <table:table-cell office:value-type="float" office:value="1129.81604" calcext:value-type="float">
            <text:p>1129,81604</text:p>
          </table:table-cell>
          <table:table-cell office:value-type="float" office:value="91023" calcext:value-type="float">
            <text:p>91023</text:p>
          </table:table-cell>
          <table:table-cell office:value-type="float" office:value="1601.356934" calcext:value-type="float">
            <text:p>1601,356934</text:p>
          </table:table-cell>
          <table:table-cell office:value-type="float" office:value="5" calcext:value-type="float">
            <text:p>5</text:p>
          </table:table-cell>
          <table:table-cell office:value-type="float" office:value="1248.379883" calcext:value-type="float">
            <text:p>1248,379883</text:p>
          </table:table-cell>
        </table:table-row>
        <table:table-row table:style-name="ro1">
          <table:table-cell office:value-type="float" office:value="91210" calcext:value-type="float">
            <text:p>91210</text:p>
          </table:table-cell>
          <table:table-cell office:value-type="float" office:value="1194.185059" calcext:value-type="float">
            <text:p>1194,185059</text:p>
          </table:table-cell>
          <table:table-cell office:value-type="float" office:value="3" calcext:value-type="float">
            <text:p>3</text:p>
          </table:table-cell>
          <table:table-cell office:value-type="float" office:value="2323.630859" calcext:value-type="float">
            <text:p>2323,630859</text:p>
          </table:table-cell>
          <table:table-cell office:value-type="float" office:value="91210" calcext:value-type="float">
            <text:p>91210</text:p>
          </table:table-cell>
          <table:table-cell office:value-type="float" office:value="1405.874023" calcext:value-type="float">
            <text:p>1405,874023</text:p>
          </table:table-cell>
          <table:table-cell office:value-type="float" office:value="5" calcext:value-type="float">
            <text:p>5</text:p>
          </table:table-cell>
          <table:table-cell office:value-type="float" office:value="2022.909058" calcext:value-type="float">
            <text:p>2022,909058</text:p>
          </table:table-cell>
          <table:table-cell office:value-type="float" office:value="91210" calcext:value-type="float">
            <text:p>91210</text:p>
          </table:table-cell>
          <table:table-cell office:value-type="float" office:value="1189.522949" calcext:value-type="float">
            <text:p>1189,522949</text:p>
          </table:table-cell>
          <table:table-cell office:value-type="float" office:value="8" calcext:value-type="float">
            <text:p>8</text:p>
          </table:table-cell>
          <table:table-cell office:value-type="float" office:value="1843.06897" calcext:value-type="float">
            <text:p>1843,06897</text:p>
          </table:table-cell>
          <table:table-cell office:value-type="float" office:value="91210" calcext:value-type="float">
            <text:p>91210</text:p>
          </table:table-cell>
          <table:table-cell office:value-type="float" office:value="1600.190063" calcext:value-type="float">
            <text:p>1600,190063</text:p>
          </table:table-cell>
          <table:table-cell office:value-type="float" office:value="6" calcext:value-type="float">
            <text:p>6</text:p>
          </table:table-cell>
          <table:table-cell office:value-type="float" office:value="3101.053711" calcext:value-type="float">
            <text:p>3101,053711</text:p>
          </table:table-cell>
          <table:table-cell office:value-type="float" office:value="91210" calcext:value-type="float">
            <text:p>91210</text:p>
          </table:table-cell>
          <table:table-cell office:value-type="float" office:value="1046.05896" calcext:value-type="float">
            <text:p>1046,05896</text:p>
          </table:table-cell>
          <table:table-cell office:value-type="float" office:value="7" calcext:value-type="float">
            <text:p>7</text:p>
          </table:table-cell>
          <table:table-cell office:value-type="float" office:value="2894.216553" calcext:value-type="float">
            <text:p>2894,216553</text:p>
          </table:table-cell>
          <table:table-cell office:value-type="float" office:value="91210" calcext:value-type="float">
            <text:p>91210</text:p>
          </table:table-cell>
          <table:table-cell office:value-type="float" office:value="1320.662964" calcext:value-type="float">
            <text:p>1320,662964</text:p>
          </table:table-cell>
          <table:table-cell office:value-type="float" office:value="38" calcext:value-type="float">
            <text:p>38</text:p>
          </table:table-cell>
          <table:table-cell office:value-type="float" office:value="5890.459961" calcext:value-type="float">
            <text:p>5890,459961</text:p>
          </table:table-cell>
        </table:table-row>
        <table:table-row table:style-name="ro1">
          <table:table-cell office:value-type="float" office:value="91524" calcext:value-type="float">
            <text:p>91524</text:p>
          </table:table-cell>
          <table:table-cell office:value-type="float" office:value="1057.278931" calcext:value-type="float">
            <text:p>1057,278931</text:p>
          </table:table-cell>
          <table:table-cell office:value-type="float" office:value="7" calcext:value-type="float">
            <text:p>7</text:p>
          </table:table-cell>
          <table:table-cell office:value-type="float" office:value="849.427979" calcext:value-type="float">
            <text:p>849,427979</text:p>
          </table:table-cell>
          <table:table-cell office:value-type="float" office:value="91524" calcext:value-type="float">
            <text:p>91524</text:p>
          </table:table-cell>
          <table:table-cell office:value-type="float" office:value="1105.79895" calcext:value-type="float">
            <text:p>1105,79895</text:p>
          </table:table-cell>
          <table:table-cell office:value-type="float" office:value="2" calcext:value-type="float">
            <text:p>2</text:p>
          </table:table-cell>
          <table:table-cell office:value-type="float" office:value="177.794006" calcext:value-type="float">
            <text:p>177,794006</text:p>
          </table:table-cell>
          <table:table-cell office:value-type="float" office:value="91524" calcext:value-type="float">
            <text:p>91524</text:p>
          </table:table-cell>
          <table:table-cell office:value-type="float" office:value="1223.330078" calcext:value-type="float">
            <text:p>1223,330078</text:p>
          </table:table-cell>
          <table:table-cell office:value-type="float" office:value="32" calcext:value-type="float">
            <text:p>32</text:p>
          </table:table-cell>
          <table:table-cell office:value-type="float" office:value="5908.504883" calcext:value-type="float">
            <text:p>5908,504883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040039" calcext:value-type="float">
            <text:p>1061,040039</text:p>
          </table:table-cell>
          <table:table-cell office:value-type="float" office:value="2" calcext:value-type="float">
            <text:p>2</text:p>
          </table:table-cell>
          <table:table-cell office:value-type="float" office:value="371.210999" calcext:value-type="float">
            <text:p>371,210999</text:p>
          </table:table-cell>
          <table:table-cell office:value-type="float" office:value="91524" calcext:value-type="float">
            <text:p>91524</text:p>
          </table:table-cell>
          <table:table-cell office:value-type="float" office:value="1298.61499" calcext:value-type="float">
            <text:p>1298,61499</text:p>
          </table:table-cell>
          <table:table-cell office:value-type="float" office:value="3" calcext:value-type="float">
            <text:p>3</text:p>
          </table:table-cell>
          <table:table-cell office:value-type="float" office:value="456.052002" calcext:value-type="float">
            <text:p>456,052002</text:p>
          </table:table-cell>
          <table:table-cell office:value-type="float" office:value="91524" calcext:value-type="float">
            <text:p>91524</text:p>
          </table:table-cell>
          <table:table-cell office:value-type="float" office:value="1061.916992" calcext:value-type="float">
            <text:p>1061,916992</text:p>
          </table:table-cell>
          <table:table-cell office:value-type="float" office:value="1" calcext:value-type="float">
            <text:p>1</text:p>
          </table:table-cell>
          <table:table-cell office:value-type="float" office:value="73.458" calcext:value-type="float">
            <text:p>73,458</text:p>
          </table:table-cell>
        </table:table-row>
        <table:table-row table:style-name="ro1">
          <table:table-cell office:value-type="float" office:value="91818" calcext:value-type="float">
            <text:p>91818</text:p>
          </table:table-cell>
          <table:table-cell office:value-type="float" office:value="860.14801" calcext:value-type="float">
            <text:p>860,14801</text:p>
          </table:table-cell>
          <table:table-cell office:value-type="float" office:value="1" calcext:value-type="float">
            <text:p>1</text:p>
          </table:table-cell>
          <table:table-cell office:value-type="float" office:value="14.132999" calcext:value-type="float">
            <text:p>14,132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76.177979" calcext:value-type="float">
            <text:p>1076,177979</text:p>
          </table:table-cell>
          <table:table-cell office:value-type="float" office:value="1" calcext:value-type="float">
            <text:p>1</text:p>
          </table:table-cell>
          <table:table-cell office:value-type="float" office:value="33.473999" calcext:value-type="float">
            <text:p>33,473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039.616943" calcext:value-type="float">
            <text:p>1039,616943</text:p>
          </table:table-cell>
          <table:table-cell office:value-type="float" office:value="1" calcext:value-type="float">
            <text:p>1</text:p>
          </table:table-cell>
          <table:table-cell office:value-type="float" office:value="24.956999" calcext:value-type="float">
            <text:p>24,956999</text:p>
          </table:table-cell>
          <table:table-cell office:value-type="float" office:value="91818" calcext:value-type="float">
            <text:p>91818</text:p>
          </table:table-cell>
          <table:table-cell office:value-type="float" office:value="1128.409058" calcext:value-type="float">
            <text:p>1128,409058</text:p>
          </table:table-cell>
          <table:table-cell office:value-type="float" office:value="2" calcext:value-type="float">
            <text:p>2</text:p>
          </table:table-cell>
          <table:table-cell office:value-type="float" office:value="116.621002" calcext:value-type="float">
            <text:p>116,621002</text:p>
          </table:table-cell>
          <table:table-cell office:value-type="float" office:value="91818" calcext:value-type="float">
            <text:p>91818</text:p>
          </table:table-cell>
          <table:table-cell office:value-type="float" office:value="1075.973022" calcext:value-type="float">
            <text:p>1075,973022</text:p>
          </table:table-cell>
          <table:table-cell office:value-type="float" office:value="3" calcext:value-type="float">
            <text:p>3</text:p>
          </table:table-cell>
          <table:table-cell office:value-type="float" office:value="169.289001" calcext:value-type="float">
            <text:p>169,289001</text:p>
          </table:table-cell>
          <table:table-cell office:value-type="float" office:value="91818" calcext:value-type="float">
            <text:p>91818</text:p>
          </table:table-cell>
          <table:table-cell office:value-type="float" office:value="1014.085083" calcext:value-type="float">
            <text:p>1014,085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268.74150796667" calcext:value-type="float">
            <text:p>1268,7415079667</text:p>
          </table:table-cell>
          <table:table-cell table:style-name="ce1" table:formula="of:=AVERAGE([C6.C5:.C34])" office:value-type="float" office:value="15.4666666666667" calcext:value-type="float">
            <text:p>15,4666666667</text:p>
          </table:table-cell>
          <table:table-cell table:style-name="ce15" table:formula="of:=AVERAGE([C6.D5:.D34])" office:value-type="float" office:value="2191.41316533333" calcext:value-type="float">
            <text:p>2191,413165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244.92194823333" calcext:value-type="float">
            <text:p>1244,9219482333</text:p>
          </table:table-cell>
          <table:table-cell table:style-name="ce1" table:formula="of:=AVERAGE([C6.G5:.G34])" office:value-type="float" office:value="13.3" calcext:value-type="float">
            <text:p>13,3</text:p>
          </table:table-cell>
          <table:table-cell table:style-name="ce15" table:formula="of:=AVERAGE([C6.H5:.H34])" office:value-type="float" office:value="1963.550594" calcext:value-type="float">
            <text:p>1963,55059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301.22962846667" calcext:value-type="float">
            <text:p>1301,2296284667</text:p>
          </table:table-cell>
          <table:table-cell table:style-name="ce1" table:formula="of:=AVERAGE([C6.K5:.K34])" office:value-type="float" office:value="12.8" calcext:value-type="float">
            <text:p>12,8</text:p>
          </table:table-cell>
          <table:table-cell table:style-name="ce15" table:formula="of:=AVERAGE([C6.L5:.L34])" office:value-type="float" office:value="2530.5754436" calcext:value-type="float">
            <text:p>2530,5754436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316.7790466" calcext:value-type="float">
            <text:p>1316,7790466</text:p>
          </table:table-cell>
          <table:table-cell table:style-name="ce1" table:formula="of:=AVERAGE([C6.O5:.O34])" office:value-type="float" office:value="16.3666666666667" calcext:value-type="float">
            <text:p>16,3666666667</text:p>
          </table:table-cell>
          <table:table-cell table:style-name="ce15" table:formula="of:=AVERAGE([C6.P5:.P34])" office:value-type="float" office:value="2015.87187393333" calcext:value-type="float">
            <text:p>2015,871873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321.38828323333" calcext:value-type="float">
            <text:p>1321,3882832333</text:p>
          </table:table-cell>
          <table:table-cell table:style-name="ce1" table:formula="of:=AVERAGE([C6.S5:.S34])" office:value-type="float" office:value="15.2333333333333" calcext:value-type="float">
            <text:p>15,2333333333</text:p>
          </table:table-cell>
          <table:table-cell table:style-name="ce15" table:formula="of:=AVERAGE([C6.T5:.T34])" office:value-type="float" office:value="2514.84084063333" calcext:value-type="float">
            <text:p>2514,84084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236.56460986667" calcext:value-type="float">
            <text:p>1236,5646098667</text:p>
          </table:table-cell>
          <table:table-cell table:style-name="ce1" table:formula="of:=AVERAGE([C6.W5:.W34])" office:value-type="float" office:value="15.9" calcext:value-type="float">
            <text:p>15,9</text:p>
          </table:table-cell>
          <table:table-cell table:style-name="ce15" table:formula="of:=AVERAGE([C6.X5:.X34])" office:value-type="float" office:value="2352.88850283333" calcext:value-type="float">
            <text:p>2352,888502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237.6170655" calcext:value-type="float">
            <text:p>1237,6170655</text:p>
          </table:table-cell>
          <table:table-cell table:style-name="ce1" table:formula="of:=MEDIAN([C6.C5:.C34])" office:value-type="float" office:value="7" calcext:value-type="float">
            <text:p>7</text:p>
          </table:table-cell>
          <table:table-cell table:style-name="ce15" table:formula="of:=MEDIAN([C6.D5:.D34])" office:value-type="float" office:value="1651.9030765" calcext:value-type="float">
            <text:p>1651,90307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84.7905275" calcext:value-type="float">
            <text:p>1184,7905275</text:p>
          </table:table-cell>
          <table:table-cell table:style-name="ce1" table:formula="of:=MEDIAN([C6.G5:.G34])" office:value-type="float" office:value="7" calcext:value-type="float">
            <text:p>7</text:p>
          </table:table-cell>
          <table:table-cell table:style-name="ce15" table:formula="of:=MEDIAN([C6.H5:.H34])" office:value-type="float" office:value="1591.036499" calcext:value-type="float">
            <text:p>1591,0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261.2730105" calcext:value-type="float">
            <text:p>1261,2730105</text:p>
          </table:table-cell>
          <table:table-cell table:style-name="ce1" table:formula="of:=MEDIAN([C6.K5:.K34])" office:value-type="float" office:value="6" calcext:value-type="float">
            <text:p>6</text:p>
          </table:table-cell>
          <table:table-cell table:style-name="ce15" table:formula="of:=MEDIAN([C6.L5:.L34])" office:value-type="float" office:value="1129.25" calcext:value-type="float">
            <text:p>1129,2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991455" calcext:value-type="float">
            <text:p>1291,991455</text:p>
          </table:table-cell>
          <table:table-cell table:style-name="ce1" table:formula="of:=MEDIAN([C6.O5:.O34])" office:value-type="float" office:value="7" calcext:value-type="float">
            <text:p>7</text:p>
          </table:table-cell>
          <table:table-cell table:style-name="ce15" table:formula="of:=MEDIAN([C6.P5:.P34])" office:value-type="float" office:value="1276.081909" calcext:value-type="float">
            <text:p>1276,08190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1301.1870725" calcext:value-type="float">
            <text:p>1301,1870725</text:p>
          </table:table-cell>
          <table:table-cell table:style-name="ce1" table:formula="of:=MEDIAN([C6.S5:.S34])" office:value-type="float" office:value="6.5" calcext:value-type="float">
            <text:p>6,5</text:p>
          </table:table-cell>
          <table:table-cell table:style-name="ce15" table:formula="of:=MEDIAN([C6.T5:.T34])" office:value-type="float" office:value="1179.84198" calcext:value-type="float">
            <text:p>1179,8419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242.397034" calcext:value-type="float">
            <text:p>1242,397034</text:p>
          </table:table-cell>
          <table:table-cell table:style-name="ce1" table:formula="of:=MEDIAN([C6.W5:.W34])" office:value-type="float" office:value="8.5" calcext:value-type="float">
            <text:p>8,5</text:p>
          </table:table-cell>
          <table:table-cell table:style-name="ce15" table:formula="of:=MEDIAN([C6.X5:.X34])" office:value-type="float" office:value="2011.952576" calcext:value-type="float">
            <text:p>2011,952576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234.247178315315" calcext:value-type="float">
            <text:p>234,2471783153</text:p>
          </table:table-cell>
          <table:table-cell table:style-name="ce11" table:formula="of:=STDEV([C6.C5:.C34])" office:value-type="float" office:value="31.3981476867811" calcext:value-type="float">
            <text:p>31,3981476868</text:p>
          </table:table-cell>
          <table:table-cell table:style-name="ce16" table:formula="of:=STDEV([C6.D5:.D34])" office:value-type="float" office:value="1954.80474374425" calcext:value-type="float">
            <text:p>1954,804743744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90.928532373417" calcext:value-type="float">
            <text:p>190,9285323734</text:p>
          </table:table-cell>
          <table:table-cell table:style-name="ce11" table:formula="of:=STDEV([C6.G5:.G34])" office:value-type="float" office:value="26.2168016671594" calcext:value-type="float">
            <text:p>26,2168016672</text:p>
          </table:table-cell>
          <table:table-cell table:style-name="ce16" table:formula="of:=STDEV([C6.H5:.H34])" office:value-type="float" office:value="1585.65460031927" calcext:value-type="float">
            <text:p>1585,654600319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200.348479544629" calcext:value-type="float">
            <text:p>200,3484795446</text:p>
          </table:table-cell>
          <table:table-cell table:style-name="ce11" table:formula="of:=STDEV([C6.K5:.K34])" office:value-type="float" office:value="23.921423092254" calcext:value-type="float">
            <text:p>23,9214230923</text:p>
          </table:table-cell>
          <table:table-cell table:style-name="ce16" table:formula="of:=STDEV([C6.L5:.L34])" office:value-type="float" office:value="3490.80958834881" calcext:value-type="float">
            <text:p>3490,809588348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239.362879226471" calcext:value-type="float">
            <text:p>239,3628792265</text:p>
          </table:table-cell>
          <table:table-cell table:style-name="ce11" table:formula="of:=STDEV([C6.O5:.O34])" office:value-type="float" office:value="35.1131013306639" calcext:value-type="float">
            <text:p>35,1131013307</text:p>
          </table:table-cell>
          <table:table-cell table:style-name="ce16" table:formula="of:=STDEV([C6.P5:.P34])" office:value-type="float" office:value="1923.43383856263" calcext:value-type="float">
            <text:p>1923,43383856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250.588746740111" calcext:value-type="float">
            <text:p>250,5887467401</text:p>
          </table:table-cell>
          <table:table-cell table:style-name="ce11" table:formula="of:=STDEV([C6.S5:.S34])" office:value-type="float" office:value="32.0502658371173" calcext:value-type="float">
            <text:p>32,0502658371</text:p>
          </table:table-cell>
          <table:table-cell table:style-name="ce16" table:formula="of:=STDEV([C6.T5:.T34])" office:value-type="float" office:value="2823.75651570148" calcext:value-type="float">
            <text:p>2823,756515701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70.817638762213" calcext:value-type="float">
            <text:p>170,8176387622</text:p>
          </table:table-cell>
          <table:table-cell table:style-name="ce11" table:formula="of:=STDEV([C6.W5:.W34])" office:value-type="float" office:value="25.8848244717061" calcext:value-type="float">
            <text:p>25,8848244717</text:p>
          </table:table-cell>
          <table:table-cell table:style-name="ce16" table:formula="of:=STDEV([C6.X5:.X34])" office:value-type="float" office:value="2048.10300081633" calcext:value-type="float">
            <text:p>2048,103000816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1281.60417072778" calcext:value-type="float">
            <text:p>1281,6041707278</text:p>
          </table:table-cell>
          <table:table-cell table:formula="of:=STDEV([.B5:.B34];[.F5:.F34];[.J5:.J34];[.N5:.N34];[.R5:.R34];[.V5:.V34];[.Z5:.Z34];[.AD5:.AD34];[.AH5:.AH34])" office:value-type="float" office:value="215.89878495" calcext:value-type="float">
            <text:p>215,89878495</text:p>
          </table:table-cell>
          <table:table-cell table:style-name="Default" table:formula="of:=COUNT([.B5:.B34];[.F5:.F34];[.J5:.J34];[.N5:.N34];[.R5:.R34];[.V5:.V34];[.Z5:.Z34];[.AD5:.AD34];[.AH5:.AH34])" office:value-type="float" office:value="180" calcext:value-type="float">
            <text:p>180</text:p>
          </table:table-cell>
          <table:table-cell table:style-name="Default" table:formula="of:=2*[.C40]/SQRT([.D40])" office:value-type="float" office:value="32.1842906271872" calcext:value-type="float">
            <text:p>32,184290627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14.8444444444444" calcext:value-type="float">
            <text:p>14,8444444444</text:p>
          </table:table-cell>
          <table:table-cell table:formula="of:=STDEV([.C5:.C34];[.G5:.G34];[.K5:.K34];[.O5:.O34];[.S5:.S34];[.W5:.W34];[.AA5:.AA34];[.AE5:.AE34];[.AI5:.AI34])" office:value-type="float" office:value="28.9873449988214" calcext:value-type="float">
            <text:p>28,9873449988</text:p>
          </table:table-cell>
          <table:table-cell table:style-name="ce17" table:formula="of:=COUNT([.C5:.C34];[.G5:.G34];[.K5:.K34];[.O5:.O34];[.S5:.S34];[.W5:.W34];[.AA5:.AA34];[.AE5:.AE34];[.AI5:.AI34])" office:value-type="float" office:value="180" calcext:value-type="float">
            <text:p>180</text:p>
          </table:table-cell>
          <table:table-cell table:style-name="Default" table:formula="of:=2*[.C41]/SQRT([.D41])" office:value-type="float" office:value="4.32117826030688" calcext:value-type="float">
            <text:p>4,32117826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261.52340338889" calcext:value-type="float">
            <text:p>2261,5234033889</text:p>
          </table:table-cell>
          <table:table-cell table:formula="of:=STDEV([.D5:.D34];[.H5:.H34];[.L5:.L34];[.P5:.P34];[.T5:.T34];[.X5:.X34];[.AB5:.AB34];[.AF5:.AF34];[.AJ5:.AJ34])" office:value-type="float" office:value="2370.97973011072" calcext:value-type="float">
            <text:p>2370,9797301107</text:p>
          </table:table-cell>
          <table:table-cell table:style-name="Default" table:formula="of:=COUNT([.D5:.D34];[.H5:.H34];[.L5:.L34];[.P5:.P34];[.T5:.T34];[.X5:.X34];[.AB5:.AB34];[.AF5:.AF34];[.AJ5:.AJ34])" office:value-type="float" office:value="180" calcext:value-type="float">
            <text:p>180</text:p>
          </table:table-cell>
          <table:table-cell table:style-name="Default" table:formula="of:=2*[.C42]/SQRT([.D42])" office:value-type="float" office:value="353.444789986779" calcext:value-type="float">
            <text:p>353,444789986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number-columns-repeated="28"/>
        </table:table-row>
        <table:table-row table:style-name="ro1">
          <table:table-cell table:style-name="ce52" office:value-type="string" calcext:value-type="string" table:number-columns-spanned="4" table:number-rows-spanned="1">
            <text:p>sta1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2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3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4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5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6</text:p>
          </table:table-cell>
          <table:covered-table-cell table:number-columns-repeated="2" table:style-name="ce38"/>
          <table:covered-table-cell table:style-name="ce42"/>
          <table:table-cell table:style-name="ce52" office:value-type="string" calcext:value-type="string" table:number-columns-spanned="4" table:number-rows-spanned="1">
            <text:p>sta7</text:p>
          </table:table-cell>
          <table:covered-table-cell table:number-columns-repeated="2" table:style-name="ce38"/>
          <table:covered-table-cell table:style-name="ce42"/>
        </table:table-row>
        <table:table-row table:style-name="ro1"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  <table:table-cell table:style-name="ce33" office:value-type="string" calcext:value-type="string">
            <text:p>Round (#)</text:p>
          </table:table-cell>
          <table:table-cell table:style-name="ce31" office:value-type="string" calcext:value-type="string">
            <text:p>Initialization time</text:p>
          </table:table-cell>
          <table:table-cell table:style-name="ce31" office:value-type="string" calcext:value-type="string">
            <text:p>Number of stalls</text:p>
          </table:table-cell>
          <table:table-cell table:style-name="ce4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5143" calcext:value-type="float">
            <text:p>165143</text:p>
          </table:table-cell>
          <table:table-cell office:value-type="float" office:value="878.248962" calcext:value-type="float">
            <text:p>878,248962</text:p>
          </table:table-cell>
          <table:table-cell office:value-type="float" office:value="8" calcext:value-type="float">
            <text:p>8</text:p>
          </table:table-cell>
          <table:table-cell office:value-type="float" office:value="1057.968994" calcext:value-type="float">
            <text:p>1057,968994</text:p>
          </table:table-cell>
          <table:table-cell office:value-type="float" office:value="165143" calcext:value-type="float">
            <text:p>165143</text:p>
          </table:table-cell>
          <table:table-cell office:value-type="float" office:value="850.805969" calcext:value-type="float">
            <text:p>850,805969</text:p>
          </table:table-cell>
          <table:table-cell office:value-type="float" office:value="3" calcext:value-type="float">
            <text:p>3</text:p>
          </table:table-cell>
          <table:table-cell office:value-type="float" office:value="165.427002" calcext:value-type="float">
            <text:p>165,42700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045.557007" calcext:value-type="float">
            <text:p>1045,557007</text:p>
          </table:table-cell>
          <table:table-cell office:value-type="float" office:value="6" calcext:value-type="float">
            <text:p>6</text:p>
          </table:table-cell>
          <table:table-cell office:value-type="float" office:value="422.973022" calcext:value-type="float">
            <text:p>422,973022</text:p>
          </table:table-cell>
          <table:table-cell office:value-type="float" office:value="165143" calcext:value-type="float">
            <text:p>165143</text:p>
          </table:table-cell>
          <table:table-cell office:value-type="float" office:value="1151.626953" calcext:value-type="float">
            <text:p>1151,626953</text:p>
          </table:table-cell>
          <table:table-cell office:value-type="float" office:value="19" calcext:value-type="float">
            <text:p>19</text:p>
          </table:table-cell>
          <table:table-cell office:value-type="float" office:value="2602.418701" calcext:value-type="float">
            <text:p>2602,418701</text:p>
          </table:table-cell>
          <table:table-cell office:value-type="float" office:value="165143" calcext:value-type="float">
            <text:p>165143</text:p>
          </table:table-cell>
          <table:table-cell office:value-type="float" office:value="839.75" calcext:value-type="float">
            <text:p>839,75</text:p>
          </table:table-cell>
          <table:table-cell office:value-type="float" office:value="9" calcext:value-type="float">
            <text:p>9</text:p>
          </table:table-cell>
          <table:table-cell office:value-type="float" office:value="485.14798" calcext:value-type="float">
            <text:p>485,14798</text:p>
          </table:table-cell>
          <table:table-cell office:value-type="float" office:value="165143" calcext:value-type="float">
            <text:p>165143</text:p>
          </table:table-cell>
          <table:table-cell office:value-type="float" office:value="927.046997" calcext:value-type="float">
            <text:p>927,046997</text:p>
          </table:table-cell>
          <table:table-cell office:value-type="float" office:value="7" calcext:value-type="float">
            <text:p>7</text:p>
          </table:table-cell>
          <table:table-cell office:value-type="float" office:value="542.898987" calcext:value-type="float">
            <text:p>542,898987</text:p>
          </table:table-cell>
          <table:table-cell office:value-type="float" office:value="165143" calcext:value-type="float">
            <text:p>165143</text:p>
          </table:table-cell>
          <table:table-cell office:value-type="float" office:value="828.203003" calcext:value-type="float">
            <text:p>828,203003</text:p>
          </table:table-cell>
          <table:table-cell office:value-type="float" office:value="2" calcext:value-type="float">
            <text:p>2</text:p>
          </table:table-cell>
          <table:table-cell office:value-type="float" office:value="151.574997" calcext:value-type="float">
            <text:p>151,574997</text:p>
          </table:table-cell>
        </table:table-row>
        <table:table-row table:style-name="ro1">
          <table:table-cell office:value-type="float" office:value="165332" calcext:value-type="float">
            <text:p>165332</text:p>
          </table:table-cell>
          <table:table-cell office:value-type="float" office:value="1042.589966" calcext:value-type="float">
            <text:p>1042,589966</text:p>
          </table:table-cell>
          <table:table-cell office:value-type="float" office:value="8" calcext:value-type="float">
            <text:p>8</text:p>
          </table:table-cell>
          <table:table-cell office:value-type="float" office:value="893.509949" calcext:value-type="float">
            <text:p>893,509949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91.687988" calcext:value-type="float">
            <text:p>1191,687988</text:p>
          </table:table-cell>
          <table:table-cell office:value-type="float" office:value="20" calcext:value-type="float">
            <text:p>20</text:p>
          </table:table-cell>
          <table:table-cell office:value-type="float" office:value="2244.641846" calcext:value-type="float">
            <text:p>2244,641846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31006" calcext:value-type="float">
            <text:p>1033,531006</text:p>
          </table:table-cell>
          <table:table-cell office:value-type="float" office:value="3" calcext:value-type="float">
            <text:p>3</text:p>
          </table:table-cell>
          <table:table-cell office:value-type="float" office:value="527.312012" calcext:value-type="float">
            <text:p>527,312012</text:p>
          </table:table-cell>
          <table:table-cell office:value-type="float" office:value="165332" calcext:value-type="float">
            <text:p>165332</text:p>
          </table:table-cell>
          <table:table-cell office:value-type="float" office:value="1107.741943" calcext:value-type="float">
            <text:p>1107,741943</text:p>
          </table:table-cell>
          <table:table-cell office:value-type="float" office:value="4" calcext:value-type="float">
            <text:p>4</text:p>
          </table:table-cell>
          <table:table-cell office:value-type="float" office:value="322.025024" calcext:value-type="float">
            <text:p>322,025024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33.566895" calcext:value-type="float">
            <text:p>1033,566895</text:p>
          </table:table-cell>
          <table:table-cell office:value-type="float" office:value="9" calcext:value-type="float">
            <text:p>9</text:p>
          </table:table-cell>
          <table:table-cell office:value-type="float" office:value="637.991028" calcext:value-type="float">
            <text:p>637,991028</text:p>
          </table:table-cell>
          <table:table-cell office:value-type="float" office:value="165332" calcext:value-type="float">
            <text:p>165332</text:p>
          </table:table-cell>
          <table:table-cell office:value-type="float" office:value="1075.763916" calcext:value-type="float">
            <text:p>1075,763916</text:p>
          </table:table-cell>
          <table:table-cell office:value-type="float" office:value="5" calcext:value-type="float">
            <text:p>5</text:p>
          </table:table-cell>
          <table:table-cell office:value-type="float" office:value="806.242981" calcext:value-type="float">
            <text:p>806,242981</text:p>
          </table:table-cell>
          <table:table-cell office:value-type="float" office:value="165332" calcext:value-type="float">
            <text:p>165332</text:p>
          </table:table-cell>
          <table:table-cell office:value-type="float" office:value="998.65802" calcext:value-type="float">
            <text:p>998,65802</text:p>
          </table:table-cell>
          <table:table-cell office:value-type="float" office:value="2" calcext:value-type="float">
            <text:p>2</text:p>
          </table:table-cell>
          <table:table-cell office:value-type="float" office:value="200.317001" calcext:value-type="float">
            <text:p>200,317001</text:p>
          </table:table-cell>
        </table:table-row>
        <table:table-row table:style-name="ro1">
          <table:table-cell office:value-type="float" office:value="165518" calcext:value-type="float">
            <text:p>165518</text:p>
          </table:table-cell>
          <table:table-cell office:value-type="float" office:value="866.998962" calcext:value-type="float">
            <text:p>866,998962</text:p>
          </table:table-cell>
          <table:table-cell office:value-type="float" office:value="36" calcext:value-type="float">
            <text:p>36</text:p>
          </table:table-cell>
          <table:table-cell office:value-type="float" office:value="8363.014648" calcext:value-type="float">
            <text:p>8363,01464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45.299988" calcext:value-type="float">
            <text:p>945,299988</text:p>
          </table:table-cell>
          <table:table-cell office:value-type="float" office:value="2" calcext:value-type="float">
            <text:p>2</text:p>
          </table:table-cell>
          <table:table-cell office:value-type="float" office:value="234.421005" calcext:value-type="float">
            <text:p>234,421005</text:p>
          </table:table-cell>
          <table:table-cell office:value-type="float" office:value="165518" calcext:value-type="float">
            <text:p>165518</text:p>
          </table:table-cell>
          <table:table-cell office:value-type="float" office:value="988.653015" calcext:value-type="float">
            <text:p>988,653015</text:p>
          </table:table-cell>
          <table:table-cell office:value-type="float" office:value="6" calcext:value-type="float">
            <text:p>6</text:p>
          </table:table-cell>
          <table:table-cell office:value-type="float" office:value="476.330994" calcext:value-type="float">
            <text:p>476,330994</text:p>
          </table:table-cell>
          <table:table-cell office:value-type="float" office:value="165518" calcext:value-type="float">
            <text:p>165518</text:p>
          </table:table-cell>
          <table:table-cell office:value-type="float" office:value="1092.125977" calcext:value-type="float">
            <text:p>1092,125977</text:p>
          </table:table-cell>
          <table:table-cell office:value-type="float" office:value="4" calcext:value-type="float">
            <text:p>4</text:p>
          </table:table-cell>
          <table:table-cell office:value-type="float" office:value="197.594009" calcext:value-type="float">
            <text:p>197,594009</text:p>
          </table:table-cell>
          <table:table-cell office:value-type="float" office:value="165518" calcext:value-type="float">
            <text:p>165518</text:p>
          </table:table-cell>
          <table:table-cell office:value-type="float" office:value="823.275024" calcext:value-type="float">
            <text:p>823,275024</text:p>
          </table:table-cell>
          <table:table-cell office:value-type="float" office:value="6" calcext:value-type="float">
            <text:p>6</text:p>
          </table:table-cell>
          <table:table-cell office:value-type="float" office:value="696.342041" calcext:value-type="float">
            <text:p>696,342041</text:p>
          </table:table-cell>
          <table:table-cell office:value-type="float" office:value="165518" calcext:value-type="float">
            <text:p>165518</text:p>
          </table:table-cell>
          <table:table-cell office:value-type="float" office:value="922.794983" calcext:value-type="float">
            <text:p>922,794983</text:p>
          </table:table-cell>
          <table:table-cell office:value-type="float" office:value="23" calcext:value-type="float">
            <text:p>23</text:p>
          </table:table-cell>
          <table:table-cell office:value-type="float" office:value="3218.312988" calcext:value-type="float">
            <text:p>3218,312988</text:p>
          </table:table-cell>
          <table:table-cell office:value-type="float" office:value="165518" calcext:value-type="float">
            <text:p>165518</text:p>
          </table:table-cell>
          <table:table-cell office:value-type="float" office:value="904.429016" calcext:value-type="float">
            <text:p>904,429016</text:p>
          </table:table-cell>
          <table:table-cell office:value-type="float" office:value="2" calcext:value-type="float">
            <text:p>2</text:p>
          </table:table-cell>
          <table:table-cell office:value-type="float" office:value="72.555" calcext:value-type="float">
            <text:p>72,555</text:p>
          </table:table-cell>
        </table:table-row>
        <table:table-row table:style-name="ro1">
          <table:table-cell office:value-type="float" office:value="165724" calcext:value-type="float">
            <text:p>165724</text:p>
          </table:table-cell>
          <table:table-cell office:value-type="float" office:value="1132.704956" calcext:value-type="float">
            <text:p>1132,704956</text:p>
          </table:table-cell>
          <table:table-cell office:value-type="float" office:value="2" calcext:value-type="float">
            <text:p>2</text:p>
          </table:table-cell>
          <table:table-cell office:value-type="float" office:value="183.49501" calcext:value-type="float">
            <text:p>183,49501</text:p>
          </table:table-cell>
          <table:table-cell office:value-type="float" office:value="165724" calcext:value-type="float">
            <text:p>165724</text:p>
          </table:table-cell>
          <table:table-cell office:value-type="float" office:value="885.817993" calcext:value-type="float">
            <text:p>885,817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05.408997" calcext:value-type="float">
            <text:p>1005,408997</text:p>
          </table:table-cell>
          <table:table-cell office:value-type="float" office:value="2" calcext:value-type="float">
            <text:p>2</text:p>
          </table:table-cell>
          <table:table-cell office:value-type="float" office:value="277.238007" calcext:value-type="float">
            <text:p>277,238007</text:p>
          </table:table-cell>
          <table:table-cell office:value-type="float" office:value="165724" calcext:value-type="float">
            <text:p>165724</text:p>
          </table:table-cell>
          <table:table-cell office:value-type="float" office:value="932.950989" calcext:value-type="float">
            <text:p>932,9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24" calcext:value-type="float">
            <text:p>165724</text:p>
          </table:table-cell>
          <table:table-cell office:value-type="float" office:value="992.659973" calcext:value-type="float">
            <text:p>992,659973</text:p>
          </table:table-cell>
          <table:table-cell office:value-type="float" office:value="3" calcext:value-type="float">
            <text:p>3</text:p>
          </table:table-cell>
          <table:table-cell office:value-type="float" office:value="215.153992" calcext:value-type="float">
            <text:p>215,153992</text:p>
          </table:table-cell>
          <table:table-cell office:value-type="float" office:value="165724" calcext:value-type="float">
            <text:p>165724</text:p>
          </table:table-cell>
          <table:table-cell office:value-type="float" office:value="1113.466064" calcext:value-type="float">
            <text:p>1113,466064</text:p>
          </table:table-cell>
          <table:table-cell office:value-type="float" office:value="2" calcext:value-type="float">
            <text:p>2</text:p>
          </table:table-cell>
          <table:table-cell office:value-type="float" office:value="137.960999" calcext:value-type="float">
            <text:p>137,960999</text:p>
          </table:table-cell>
          <table:table-cell office:value-type="float" office:value="165724" calcext:value-type="float">
            <text:p>165724</text:p>
          </table:table-cell>
          <table:table-cell office:value-type="float" office:value="1040.254028" calcext:value-type="float">
            <text:p>1040,254028</text:p>
          </table:table-cell>
          <table:table-cell office:value-type="float" office:value="2" calcext:value-type="float">
            <text:p>2</text:p>
          </table:table-cell>
          <table:table-cell office:value-type="float" office:value="310.664001" calcext:value-type="float">
            <text:p>310,664001</text:p>
          </table:table-cell>
        </table:table-row>
        <table:table-row table:style-name="ro1">
          <table:table-cell office:value-type="float" office:value="165909" calcext:value-type="float">
            <text:p>165909</text:p>
          </table:table-cell>
          <table:table-cell office:value-type="float" office:value="1209.156006" calcext:value-type="float">
            <text:p>1209,156006</text:p>
          </table:table-cell>
          <table:table-cell office:value-type="float" office:value="8" calcext:value-type="float">
            <text:p>8</text:p>
          </table:table-cell>
          <table:table-cell office:value-type="float" office:value="1601.653076" calcext:value-type="float">
            <text:p>1601,653076</text:p>
          </table:table-cell>
          <table:table-cell office:value-type="float" office:value="165909" calcext:value-type="float">
            <text:p>165909</text:p>
          </table:table-cell>
          <table:table-cell office:value-type="float" office:value="1037.567993" calcext:value-type="float">
            <text:p>1037,567993</text:p>
          </table:table-cell>
          <table:table-cell office:value-type="float" office:value="11" calcext:value-type="float">
            <text:p>11</text:p>
          </table:table-cell>
          <table:table-cell office:value-type="float" office:value="2689.118896" calcext:value-type="float">
            <text:p>2689,118896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4.697021" calcext:value-type="float">
            <text:p>964,697021</text:p>
          </table:table-cell>
          <table:table-cell office:value-type="float" office:value="9" calcext:value-type="float">
            <text:p>9</text:p>
          </table:table-cell>
          <table:table-cell office:value-type="float" office:value="1404.098999" calcext:value-type="float">
            <text:p>1404,098999</text:p>
          </table:table-cell>
          <table:table-cell office:value-type="float" office:value="165909" calcext:value-type="float">
            <text:p>165909</text:p>
          </table:table-cell>
          <table:table-cell office:value-type="float" office:value="1127.159058" calcext:value-type="float">
            <text:p>1127,159058</text:p>
          </table:table-cell>
          <table:table-cell office:value-type="float" office:value="9" calcext:value-type="float">
            <text:p>9</text:p>
          </table:table-cell>
          <table:table-cell office:value-type="float" office:value="2138.589111" calcext:value-type="float">
            <text:p>2138,589111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5.228027" calcext:value-type="float">
            <text:p>965,228027</text:p>
          </table:table-cell>
          <table:table-cell office:value-type="float" office:value="8" calcext:value-type="float">
            <text:p>8</text:p>
          </table:table-cell>
          <table:table-cell office:value-type="float" office:value="2807.096924" calcext:value-type="float">
            <text:p>2807,096924</text:p>
          </table:table-cell>
          <table:table-cell office:value-type="float" office:value="165909" calcext:value-type="float">
            <text:p>165909</text:p>
          </table:table-cell>
          <table:table-cell office:value-type="float" office:value="961.942017" calcext:value-type="float">
            <text:p>961,942017</text:p>
          </table:table-cell>
          <table:table-cell office:value-type="float" office:value="9" calcext:value-type="float">
            <text:p>9</text:p>
          </table:table-cell>
          <table:table-cell office:value-type="float" office:value="2899.42627" calcext:value-type="float">
            <text:p>2899,42627</text:p>
          </table:table-cell>
          <table:table-cell office:value-type="float" office:value="165909" calcext:value-type="float">
            <text:p>165909</text:p>
          </table:table-cell>
          <table:table-cell office:value-type="float" office:value="1265.723999" calcext:value-type="float">
            <text:p>1265,723999</text:p>
          </table:table-cell>
          <table:table-cell office:value-type="float" office:value="9" calcext:value-type="float">
            <text:p>9</text:p>
          </table:table-cell>
          <table:table-cell office:value-type="float" office:value="1427.391968" calcext:value-type="float">
            <text:p>1427,391968</text:p>
          </table:table-cell>
        </table:table-row>
        <table:table-row table:style-name="ro1">
          <table:table-cell office:value-type="float" office:value="170059" calcext:value-type="float">
            <text:p>170059</text:p>
          </table:table-cell>
          <table:table-cell office:value-type="float" office:value="1097.602905" calcext:value-type="float">
            <text:p>1097,602905</text:p>
          </table:table-cell>
          <table:table-cell office:value-type="float" office:value="4" calcext:value-type="float">
            <text:p>4</text:p>
          </table:table-cell>
          <table:table-cell office:value-type="float" office:value="363.131012" calcext:value-type="float">
            <text:p>363,131012</text:p>
          </table:table-cell>
          <table:table-cell office:value-type="float" office:value="170059" calcext:value-type="float">
            <text:p>170059</text:p>
          </table:table-cell>
          <table:table-cell office:value-type="float" office:value="881.188965" calcext:value-type="float">
            <text:p>881,188965</text:p>
          </table:table-cell>
          <table:table-cell office:value-type="float" office:value="8" calcext:value-type="float">
            <text:p>8</text:p>
          </table:table-cell>
          <table:table-cell office:value-type="float" office:value="718.38501" calcext:value-type="float">
            <text:p>718,385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854.604004" calcext:value-type="float">
            <text:p>854,604004</text:p>
          </table:table-cell>
          <table:table-cell office:value-type="float" office:value="3" calcext:value-type="float">
            <text:p>3</text:p>
          </table:table-cell>
          <table:table-cell office:value-type="float" office:value="101.596001" calcext:value-type="float">
            <text:p>101,596001</text:p>
          </table:table-cell>
          <table:table-cell office:value-type="float" office:value="170059" calcext:value-type="float">
            <text:p>170059</text:p>
          </table:table-cell>
          <table:table-cell office:value-type="float" office:value="940.779968" calcext:value-type="float">
            <text:p>940,779968</text:p>
          </table:table-cell>
          <table:table-cell office:value-type="float" office:value="5" calcext:value-type="float">
            <text:p>5</text:p>
          </table:table-cell>
          <table:table-cell office:value-type="float" office:value="710.165955" calcext:value-type="float">
            <text:p>710,165955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4.079041" calcext:value-type="float">
            <text:p>964,079041</text:p>
          </table:table-cell>
          <table:table-cell office:value-type="float" office:value="5" calcext:value-type="float">
            <text:p>5</text:p>
          </table:table-cell>
          <table:table-cell office:value-type="float" office:value="272.841003" calcext:value-type="float">
            <text:p>272,841003</text:p>
          </table:table-cell>
          <table:table-cell office:value-type="float" office:value="170059" calcext:value-type="float">
            <text:p>170059</text:p>
          </table:table-cell>
          <table:table-cell office:value-type="float" office:value="969.209045" calcext:value-type="float">
            <text:p>969,209045</text:p>
          </table:table-cell>
          <table:table-cell office:value-type="float" office:value="7" calcext:value-type="float">
            <text:p>7</text:p>
          </table:table-cell>
          <table:table-cell office:value-type="float" office:value="825.490051" calcext:value-type="float">
            <text:p>825,490051</text:p>
          </table:table-cell>
          <table:table-cell office:value-type="float" office:value="170059" calcext:value-type="float">
            <text:p>170059</text:p>
          </table:table-cell>
          <table:table-cell office:value-type="float" office:value="1034.973022" calcext:value-type="float">
            <text:p>1034,973022</text:p>
          </table:table-cell>
          <table:table-cell office:value-type="float" office:value="6" calcext:value-type="float">
            <text:p>6</text:p>
          </table:table-cell>
          <table:table-cell office:value-type="float" office:value="967.079041" calcext:value-type="float">
            <text:p>967,079041</text:p>
          </table:table-cell>
        </table:table-row>
        <table:table-row table:style-name="ro1">
          <table:table-cell office:value-type="float" office:value="170425" calcext:value-type="float">
            <text:p>170425</text:p>
          </table:table-cell>
          <table:table-cell office:value-type="float" office:value="988.861023" calcext:value-type="float">
            <text:p>988,861023</text:p>
          </table:table-cell>
          <table:table-cell office:value-type="float" office:value="7" calcext:value-type="float">
            <text:p>7</text:p>
          </table:table-cell>
          <table:table-cell office:value-type="float" office:value="1358.541016" calcext:value-type="float">
            <text:p>1358,541016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83.42395" calcext:value-type="float">
            <text:p>1183,42395</text:p>
          </table:table-cell>
          <table:table-cell office:value-type="float" office:value="8" calcext:value-type="float">
            <text:p>8</text:p>
          </table:table-cell>
          <table:table-cell office:value-type="float" office:value="665.18103" calcext:value-type="float">
            <text:p>665,181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76.557007" calcext:value-type="float">
            <text:p>1076,557007</text:p>
          </table:table-cell>
          <table:table-cell office:value-type="float" office:value="29" calcext:value-type="float">
            <text:p>29</text:p>
          </table:table-cell>
          <table:table-cell office:value-type="float" office:value="3346.231201" calcext:value-type="float">
            <text:p>3346,231201</text:p>
          </table:table-cell>
          <table:table-cell office:value-type="float" office:value="170425" calcext:value-type="float">
            <text:p>170425</text:p>
          </table:table-cell>
          <table:table-cell office:value-type="float" office:value="1108.833008" calcext:value-type="float">
            <text:p>1108,833008</text:p>
          </table:table-cell>
          <table:table-cell office:value-type="float" office:value="8" calcext:value-type="float">
            <text:p>8</text:p>
          </table:table-cell>
          <table:table-cell office:value-type="float" office:value="950.877014" calcext:value-type="float">
            <text:p>950,877014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20.478027" calcext:value-type="float">
            <text:p>1020,478027</text:p>
          </table:table-cell>
          <table:table-cell office:value-type="float" office:value="3" calcext:value-type="float">
            <text:p>3</text:p>
          </table:table-cell>
          <table:table-cell office:value-type="float" office:value="661.703003" calcext:value-type="float">
            <text:p>661,703003</text:p>
          </table:table-cell>
          <table:table-cell office:value-type="float" office:value="170425" calcext:value-type="float">
            <text:p>170425</text:p>
          </table:table-cell>
          <table:table-cell office:value-type="float" office:value="1037.142944" calcext:value-type="float">
            <text:p>1037,142944</text:p>
          </table:table-cell>
          <table:table-cell office:value-type="float" office:value="7" calcext:value-type="float">
            <text:p>7</text:p>
          </table:table-cell>
          <table:table-cell office:value-type="float" office:value="2472.771973" calcext:value-type="float">
            <text:p>2472,771973</text:p>
          </table:table-cell>
          <table:table-cell office:value-type="float" office:value="170425" calcext:value-type="float">
            <text:p>170425</text:p>
          </table:table-cell>
          <table:table-cell office:value-type="float" office:value="934.851013" calcext:value-type="float">
            <text:p>934,851013</text:p>
          </table:table-cell>
          <table:table-cell office:value-type="float" office:value="5" calcext:value-type="float">
            <text:p>5</text:p>
          </table:table-cell>
          <table:table-cell office:value-type="float" office:value="786.572021" calcext:value-type="float">
            <text:p>786,572021</text:p>
          </table:table-cell>
        </table:table-row>
        <table:table-row table:style-name="ro1">
          <table:table-cell office:value-type="float" office:value="171723" calcext:value-type="float">
            <text:p>171723</text:p>
          </table:table-cell>
          <table:table-cell office:value-type="float" office:value="950.17804" calcext:value-type="float">
            <text:p>950,17804</text:p>
          </table:table-cell>
          <table:table-cell office:value-type="float" office:value="2" calcext:value-type="float">
            <text:p>2</text:p>
          </table:table-cell>
          <table:table-cell office:value-type="float" office:value="84.392998" calcext:value-type="float">
            <text:p>84,392998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78.124023" calcext:value-type="float">
            <text:p>1078,124023</text:p>
          </table:table-cell>
          <table:table-cell office:value-type="float" office:value="2" calcext:value-type="float">
            <text:p>2</text:p>
          </table:table-cell>
          <table:table-cell office:value-type="float" office:value="273.147003" calcext:value-type="float">
            <text:p>273,147003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04.179932" calcext:value-type="float">
            <text:p>1004,179932</text:p>
          </table:table-cell>
          <table:table-cell office:value-type="float" office:value="2" calcext:value-type="float">
            <text:p>2</text:p>
          </table:table-cell>
          <table:table-cell office:value-type="float" office:value="289.221985" calcext:value-type="float">
            <text:p>289,221985</text:p>
          </table:table-cell>
          <table:table-cell office:value-type="float" office:value="171723" calcext:value-type="float">
            <text:p>171723</text:p>
          </table:table-cell>
          <table:table-cell office:value-type="float" office:value="900.071045" calcext:value-type="float">
            <text:p>900,071045</text:p>
          </table:table-cell>
          <table:table-cell office:value-type="float" office:value="1" calcext:value-type="float">
            <text:p>1</text:p>
          </table:table-cell>
          <table:table-cell office:value-type="float" office:value="32.742001" calcext:value-type="float">
            <text:p>32,742001</text:p>
          </table:table-cell>
          <table:table-cell office:value-type="float" office:value="171723" calcext:value-type="float">
            <text:p>171723</text:p>
          </table:table-cell>
          <table:table-cell office:value-type="float" office:value="1231.516968" calcext:value-type="float">
            <text:p>1231,516968</text:p>
          </table:table-cell>
          <table:table-cell office:value-type="float" office:value="1" calcext:value-type="float">
            <text:p>1</text:p>
          </table:table-cell>
          <table:table-cell office:value-type="float" office:value="6.149" calcext:value-type="float">
            <text:p>6,149</text:p>
          </table:table-cell>
          <table:table-cell office:value-type="float" office:value="171723" calcext:value-type="float">
            <text:p>171723</text:p>
          </table:table-cell>
          <table:table-cell office:value-type="float" office:value="1050.551025" calcext:value-type="float">
            <text:p>1050,551025</text:p>
          </table:table-cell>
          <table:table-cell office:value-type="float" office:value="1" calcext:value-type="float">
            <text:p>1</text:p>
          </table:table-cell>
          <table:table-cell office:value-type="float" office:value="137.447006" calcext:value-type="float">
            <text:p>137,447006</text:p>
          </table:table-cell>
          <table:table-cell office:value-type="float" office:value="171723" calcext:value-type="float">
            <text:p>171723</text:p>
          </table:table-cell>
          <table:table-cell office:value-type="float" office:value="966.593994" calcext:value-type="float">
            <text:p>966,593994</text:p>
          </table:table-cell>
          <table:table-cell office:value-type="float" office:value="2" calcext:value-type="float">
            <text:p>2</text:p>
          </table:table-cell>
          <table:table-cell office:value-type="float" office:value="89.207993" calcext:value-type="float">
            <text:p>89,207993</text:p>
          </table:table-cell>
        </table:table-row>
        <table:table-row table:style-name="ro1">
          <table:table-cell office:value-type="float" office:value="172734" calcext:value-type="float">
            <text:p>172734</text:p>
          </table:table-cell>
          <table:table-cell office:value-type="float" office:value="1103.605957" calcext:value-type="float">
            <text:p>1103,605957</text:p>
          </table:table-cell>
          <table:table-cell office:value-type="float" office:value="19" calcext:value-type="float">
            <text:p>19</text:p>
          </table:table-cell>
          <table:table-cell office:value-type="float" office:value="3481.717773" calcext:value-type="float">
            <text:p>3481,71777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174.080933" calcext:value-type="float">
            <text:p>1174,080933</text:p>
          </table:table-cell>
          <table:table-cell office:value-type="float" office:value="5" calcext:value-type="float">
            <text:p>5</text:p>
          </table:table-cell>
          <table:table-cell office:value-type="float" office:value="634.279968" calcext:value-type="float">
            <text:p>634,279968</text:p>
          </table:table-cell>
          <table:table-cell office:value-type="float" office:value="172734" calcext:value-type="float">
            <text:p>172734</text:p>
          </table:table-cell>
          <table:table-cell office:value-type="float" office:value="1450.060913" calcext:value-type="float">
            <text:p>1450,060913</text:p>
          </table:table-cell>
          <table:table-cell office:value-type="float" office:value="7" calcext:value-type="float">
            <text:p>7</text:p>
          </table:table-cell>
          <table:table-cell office:value-type="float" office:value="616.915955" calcext:value-type="float">
            <text:p>616,915955</text:p>
          </table:table-cell>
          <table:table-cell office:value-type="float" office:value="172734" calcext:value-type="float">
            <text:p>172734</text:p>
          </table:table-cell>
          <table:table-cell office:value-type="float" office:value="1358.904907" calcext:value-type="float">
            <text:p>1358,904907</text:p>
          </table:table-cell>
          <table:table-cell office:value-type="float" office:value="4" calcext:value-type="float">
            <text:p>4</text:p>
          </table:table-cell>
          <table:table-cell office:value-type="float" office:value="436.671997" calcext:value-type="float">
            <text:p>436,671997</text:p>
          </table:table-cell>
          <table:table-cell office:value-type="float" office:value="172734" calcext:value-type="float">
            <text:p>172734</text:p>
          </table:table-cell>
          <table:table-cell office:value-type="float" office:value="834.338013" calcext:value-type="float">
            <text:p>834,338013</text:p>
          </table:table-cell>
          <table:table-cell office:value-type="float" office:value="2" calcext:value-type="float">
            <text:p>2</text:p>
          </table:table-cell>
          <table:table-cell office:value-type="float" office:value="293.17099" calcext:value-type="float">
            <text:p>293,17099</text:p>
          </table:table-cell>
          <table:table-cell office:value-type="float" office:value="172734" calcext:value-type="float">
            <text:p>172734</text:p>
          </table:table-cell>
          <table:table-cell office:value-type="float" office:value="997.018005" calcext:value-type="float">
            <text:p>997,018005</text:p>
          </table:table-cell>
          <table:table-cell office:value-type="float" office:value="7" calcext:value-type="float">
            <text:p>7</text:p>
          </table:table-cell>
          <table:table-cell office:value-type="float" office:value="1185.945923" calcext:value-type="float">
            <text:p>1185,945923</text:p>
          </table:table-cell>
          <table:table-cell office:value-type="float" office:value="172734" calcext:value-type="float">
            <text:p>172734</text:p>
          </table:table-cell>
          <table:table-cell office:value-type="float" office:value="1209.239014" calcext:value-type="float">
            <text:p>1209,239014</text:p>
          </table:table-cell>
          <table:table-cell office:value-type="float" office:value="7" calcext:value-type="float">
            <text:p>7</text:p>
          </table:table-cell>
          <table:table-cell office:value-type="float" office:value="665.913025" calcext:value-type="float">
            <text:p>665,913025</text:p>
          </table:table-cell>
        </table:table-row>
        <table:table-row table:style-name="ro1">
          <table:table-cell office:value-type="float" office:value="181100" calcext:value-type="float">
            <text:p>181100</text:p>
          </table:table-cell>
          <table:table-cell office:value-type="float" office:value="1229.68396" calcext:value-type="float">
            <text:p>1229,68396</text:p>
          </table:table-cell>
          <table:table-cell office:value-type="float" office:value="72" calcext:value-type="float">
            <text:p>72</text:p>
          </table:table-cell>
          <table:table-cell office:value-type="float" office:value="2073.09375" calcext:value-type="float">
            <text:p>2073,0937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06.083008" calcext:value-type="float">
            <text:p>1106,083008</text:p>
          </table:table-cell>
          <table:table-cell office:value-type="float" office:value="86" calcext:value-type="float">
            <text:p>86</text:p>
          </table:table-cell>
          <table:table-cell office:value-type="float" office:value="1985.609863" calcext:value-type="float">
            <text:p>1985,609863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40.605957" calcext:value-type="float">
            <text:p>1240,605957</text:p>
          </table:table-cell>
          <table:table-cell office:value-type="float" office:value="81" calcext:value-type="float">
            <text:p>81</text:p>
          </table:table-cell>
          <table:table-cell office:value-type="float" office:value="2182.616699" calcext:value-type="float">
            <text:p>2182,6166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74.72998" calcext:value-type="float">
            <text:p>1274,72998</text:p>
          </table:table-cell>
          <table:table-cell office:value-type="float" office:value="2" calcext:value-type="float">
            <text:p>2</text:p>
          </table:table-cell>
          <table:table-cell office:value-type="float" office:value="50.682999" calcext:value-type="float">
            <text:p>50,682999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09.735962" calcext:value-type="float">
            <text:p>1209,735962</text:p>
          </table:table-cell>
          <table:table-cell office:value-type="float" office:value="85" calcext:value-type="float">
            <text:p>85</text:p>
          </table:table-cell>
          <table:table-cell office:value-type="float" office:value="3121.330322" calcext:value-type="float">
            <text:p>3121,330322</text:p>
          </table:table-cell>
          <table:table-cell office:value-type="float" office:value="181100" calcext:value-type="float">
            <text:p>181100</text:p>
          </table:table-cell>
          <table:table-cell office:value-type="float" office:value="1138.049927" calcext:value-type="float">
            <text:p>1138,049927</text:p>
          </table:table-cell>
          <table:table-cell office:value-type="float" office:value="44" calcext:value-type="float">
            <text:p>44</text:p>
          </table:table-cell>
          <table:table-cell office:value-type="float" office:value="1360.265015" calcext:value-type="float">
            <text:p>1360,265015</text:p>
          </table:table-cell>
          <table:table-cell office:value-type="float" office:value="181100" calcext:value-type="float">
            <text:p>181100</text:p>
          </table:table-cell>
          <table:table-cell office:value-type="float" office:value="1228.759033" calcext:value-type="float">
            <text:p>1228,759033</text:p>
          </table:table-cell>
          <table:table-cell office:value-type="float" office:value="93" calcext:value-type="float">
            <text:p>93</text:p>
          </table:table-cell>
          <table:table-cell office:value-type="float" office:value="2284.331787" calcext:value-type="float">
            <text:p>2284,331787</text:p>
          </table:table-cell>
        </table:table-row>
        <table:table-row table:style-name="ro1">
          <table:table-cell office:value-type="float" office:value="131337" calcext:value-type="float">
            <text:p>131337</text:p>
          </table:table-cell>
          <table:table-cell office:value-type="float" office:value="1333.253052" calcext:value-type="float">
            <text:p>1333,253052</text:p>
          </table:table-cell>
          <table:table-cell office:value-type="float" office:value="18" calcext:value-type="float">
            <text:p>18</text:p>
          </table:table-cell>
          <table:table-cell office:value-type="float" office:value="6889.393555" calcext:value-type="float">
            <text:p>6889,39355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198.719971" calcext:value-type="float">
            <text:p>1198,719971</text:p>
          </table:table-cell>
          <table:table-cell office:value-type="float" office:value="17" calcext:value-type="float">
            <text:p>17</text:p>
          </table:table-cell>
          <table:table-cell office:value-type="float" office:value="3660.470459" calcext:value-type="float">
            <text:p>3660,470459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05.073975" calcext:value-type="float">
            <text:p>1305,073975</text:p>
          </table:table-cell>
          <table:table-cell office:value-type="float" office:value="14" calcext:value-type="float">
            <text:p>14</text:p>
          </table:table-cell>
          <table:table-cell office:value-type="float" office:value="5813.825195" calcext:value-type="float">
            <text:p>5813,82519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29.833984" calcext:value-type="float">
            <text:p>1229,833984</text:p>
          </table:table-cell>
          <table:table-cell office:value-type="float" office:value="13" calcext:value-type="float">
            <text:p>13</text:p>
          </table:table-cell>
          <table:table-cell office:value-type="float" office:value="7432.921387" calcext:value-type="float">
            <text:p>7432,921387</text:p>
          </table:table-cell>
          <table:table-cell office:value-type="float" office:value="131337" calcext:value-type="float">
            <text:p>131337</text:p>
          </table:table-cell>
          <table:table-cell office:value-type="float" office:value="975.598999" calcext:value-type="float">
            <text:p>975,598999</text:p>
          </table:table-cell>
          <table:table-cell office:value-type="float" office:value="11" calcext:value-type="float">
            <text:p>11</text:p>
          </table:table-cell>
          <table:table-cell office:value-type="float" office:value="4534.521973" calcext:value-type="float">
            <text:p>4534,521973</text:p>
          </table:table-cell>
          <table:table-cell office:value-type="float" office:value="131337" calcext:value-type="float">
            <text:p>131337</text:p>
          </table:table-cell>
          <table:table-cell office:value-type="float" office:value="1314.64502" calcext:value-type="float">
            <text:p>1314,64502</text:p>
          </table:table-cell>
          <table:table-cell office:value-type="float" office:value="16" calcext:value-type="float">
            <text:p>16</text:p>
          </table:table-cell>
          <table:table-cell office:value-type="float" office:value="8235.015625" calcext:value-type="float">
            <text:p>8235,015625</text:p>
          </table:table-cell>
          <table:table-cell office:value-type="float" office:value="131337" calcext:value-type="float">
            <text:p>131337</text:p>
          </table:table-cell>
          <table:table-cell office:value-type="float" office:value="1213.703979" calcext:value-type="float">
            <text:p>1213,703979</text:p>
          </table:table-cell>
          <table:table-cell office:value-type="float" office:value="10" calcext:value-type="float">
            <text:p>10</text:p>
          </table:table-cell>
          <table:table-cell office:value-type="float" office:value="4470.226074" calcext:value-type="float">
            <text:p>4470,226074</text:p>
          </table:table-cell>
        </table:table-row>
        <table:table-row table:style-name="ro1">
          <table:table-cell office:value-type="float" office:value="141209" calcext:value-type="float">
            <text:p>141209</text:p>
          </table:table-cell>
          <table:table-cell office:value-type="float" office:value="1040.117065" calcext:value-type="float">
            <text:p>1040,117065</text:p>
          </table:table-cell>
          <table:table-cell office:value-type="float" office:value="129" calcext:value-type="float">
            <text:p>129</text:p>
          </table:table-cell>
          <table:table-cell office:value-type="float" office:value="4033.139648" calcext:value-type="float">
            <text:p>4033,139648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65.385986" calcext:value-type="float">
            <text:p>1165,385986</text:p>
          </table:table-cell>
          <table:table-cell office:value-type="float" office:value="117" calcext:value-type="float">
            <text:p>117</text:p>
          </table:table-cell>
          <table:table-cell office:value-type="float" office:value="3081.629883" calcext:value-type="float">
            <text:p>3081,6298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22.665955" calcext:value-type="float">
            <text:p>1022,665955</text:p>
          </table:table-cell>
          <table:table-cell office:value-type="float" office:value="121" calcext:value-type="float">
            <text:p>121</text:p>
          </table:table-cell>
          <table:table-cell office:value-type="float" office:value="3922.657959" calcext:value-type="float">
            <text:p>3922,657959</text:p>
          </table:table-cell>
          <table:table-cell office:value-type="float" office:value="141209" calcext:value-type="float">
            <text:p>141209</text:p>
          </table:table-cell>
          <table:table-cell office:value-type="float" office:value="1133.359009" calcext:value-type="float">
            <text:p>1133,359009</text:p>
          </table:table-cell>
          <table:table-cell office:value-type="float" office:value="1" calcext:value-type="float">
            <text:p>1</text:p>
          </table:table-cell>
          <table:table-cell office:value-type="float" office:value="5.247" calcext:value-type="float">
            <text:p>5,247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51.880981" calcext:value-type="float">
            <text:p>1051,880981</text:p>
          </table:table-cell>
          <table:table-cell office:value-type="float" office:value="127" calcext:value-type="float">
            <text:p>127</text:p>
          </table:table-cell>
          <table:table-cell office:value-type="float" office:value="2458.692383" calcext:value-type="float">
            <text:p>2458,69238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63.374023" calcext:value-type="float">
            <text:p>1063,374023</text:p>
          </table:table-cell>
          <table:table-cell office:value-type="float" office:value="160" calcext:value-type="float">
            <text:p>160</text:p>
          </table:table-cell>
          <table:table-cell office:value-type="float" office:value="4923.38623" calcext:value-type="float">
            <text:p>4923,38623</text:p>
          </table:table-cell>
          <table:table-cell office:value-type="float" office:value="141209" calcext:value-type="float">
            <text:p>141209</text:p>
          </table:table-cell>
          <table:table-cell office:value-type="float" office:value="1072.361938" calcext:value-type="float">
            <text:p>1072,361938</text:p>
          </table:table-cell>
          <table:table-cell office:value-type="float" office:value="135" calcext:value-type="float">
            <text:p>135</text:p>
          </table:table-cell>
          <table:table-cell office:value-type="float" office:value="3818.083252" calcext:value-type="float">
            <text:p>3818,083252</text:p>
          </table:table-cell>
        </table:table-row>
        <table:table-row table:style-name="ro1">
          <table:table-cell office:value-type="float" office:value="141418" calcext:value-type="float">
            <text:p>141418</text:p>
          </table:table-cell>
          <table:table-cell office:value-type="float" office:value="1164.412964" calcext:value-type="float">
            <text:p>1164,412964</text:p>
          </table:table-cell>
          <table:table-cell office:value-type="float" office:value="108" calcext:value-type="float">
            <text:p>108</text:p>
          </table:table-cell>
          <table:table-cell office:value-type="float" office:value="2701.851074" calcext:value-type="float">
            <text:p>2701,851074</text:p>
          </table:table-cell>
          <table:table-cell office:value-type="float" office:value="141418" calcext:value-type="float">
            <text:p>141418</text:p>
          </table:table-cell>
          <table:table-cell office:value-type="float" office:value="1499.712891" calcext:value-type="float">
            <text:p>1499,712891</text:p>
          </table:table-cell>
          <table:table-cell office:value-type="float" office:value="94" calcext:value-type="float">
            <text:p>94</text:p>
          </table:table-cell>
          <table:table-cell office:value-type="float" office:value="2932.231201" calcext:value-type="float">
            <text:p>2932,231201</text:p>
          </table:table-cell>
          <table:table-cell office:value-type="float" office:value="141418" calcext:value-type="float">
            <text:p>141418</text:p>
          </table:table-cell>
          <table:table-cell office:value-type="float" office:value="1063.963013" calcext:value-type="float">
            <text:p>1063,963013</text:p>
          </table:table-cell>
          <table:table-cell office:value-type="float" office:value="119" calcext:value-type="float">
            <text:p>119</text:p>
          </table:table-cell>
          <table:table-cell office:value-type="float" office:value="3329.446289" calcext:value-type="float">
            <text:p>3329,446289</text:p>
          </table:table-cell>
          <table:table-cell office:value-type="float" office:value="141418" calcext:value-type="float">
            <text:p>141418</text:p>
          </table:table-cell>
          <table:table-cell office:value-type="float" office:value="1124.331909" calcext:value-type="float">
            <text:p>1124,331909</text:p>
          </table:table-cell>
          <table:table-cell office:value-type="float" office:value="85" calcext:value-type="float">
            <text:p>85</text:p>
          </table:table-cell>
          <table:table-cell office:value-type="float" office:value="3633.241943" calcext:value-type="float">
            <text:p>3633,241943</text:p>
          </table:table-cell>
          <table:table-cell office:value-type="float" office:value="141418" calcext:value-type="float">
            <text:p>141418</text:p>
          </table:table-cell>
          <table:table-cell office:value-type="float" office:value="1236.723999" calcext:value-type="float">
            <text:p>1236,723999</text:p>
          </table:table-cell>
          <table:table-cell office:value-type="float" office:value="1" calcext:value-type="float">
            <text:p>1</text:p>
          </table:table-cell>
          <table:table-cell office:value-type="float" office:value="91.486" calcext:value-type="float">
            <text:p>91,486</text:p>
          </table:table-cell>
          <table:table-cell office:value-type="float" office:value="141418" calcext:value-type="float">
            <text:p>141418</text:p>
          </table:table-cell>
          <table:table-cell office:value-type="float" office:value="954.079956" calcext:value-type="float">
            <text:p>954,079956</text:p>
          </table:table-cell>
          <table:table-cell office:value-type="float" office:value="108" calcext:value-type="float">
            <text:p>108</text:p>
          </table:table-cell>
          <table:table-cell office:value-type="float" office:value="2815.57251" calcext:value-type="float">
            <text:p>2815,57251</text:p>
          </table:table-cell>
          <table:table-cell office:value-type="float" office:value="141418" calcext:value-type="float">
            <text:p>141418</text:p>
          </table:table-cell>
          <table:table-cell office:value-type="float" office:value="944.5" calcext:value-type="float">
            <text:p>944,5</text:p>
          </table:table-cell>
          <table:table-cell office:value-type="float" office:value="138" calcext:value-type="float">
            <text:p>138</text:p>
          </table:table-cell>
          <table:table-cell office:value-type="float" office:value="4115.728516" calcext:value-type="float">
            <text:p>4115,728516</text:p>
          </table:table-cell>
        </table:table-row>
        <table:table-row table:style-name="ro1">
          <table:table-cell office:value-type="float" office:value="141620" calcext:value-type="float">
            <text:p>141620</text:p>
          </table:table-cell>
          <table:table-cell office:value-type="float" office:value="1050.768066" calcext:value-type="float">
            <text:p>1050,768066</text:p>
          </table:table-cell>
          <table:table-cell office:value-type="float" office:value="8" calcext:value-type="float">
            <text:p>8</text:p>
          </table:table-cell>
          <table:table-cell office:value-type="float" office:value="1089.388062" calcext:value-type="float">
            <text:p>1089,388062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2.394043" calcext:value-type="float">
            <text:p>1052,394043</text:p>
          </table:table-cell>
          <table:table-cell office:value-type="float" office:value="9" calcext:value-type="float">
            <text:p>9</text:p>
          </table:table-cell>
          <table:table-cell office:value-type="float" office:value="532.719971" calcext:value-type="float">
            <text:p>532,719971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09.063965" calcext:value-type="float">
            <text:p>1009,063965</text:p>
          </table:table-cell>
          <table:table-cell office:value-type="float" office:value="7" calcext:value-type="float">
            <text:p>7</text:p>
          </table:table-cell>
          <table:table-cell office:value-type="float" office:value="824.989014" calcext:value-type="float">
            <text:p>824,989014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15.424011" calcext:value-type="float">
            <text:p>1015,424011</text:p>
          </table:table-cell>
          <table:table-cell office:value-type="float" office:value="7" calcext:value-type="float">
            <text:p>7</text:p>
          </table:table-cell>
          <table:table-cell office:value-type="float" office:value="339.835999" calcext:value-type="float">
            <text:p>339,83599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158.33606" calcext:value-type="float">
            <text:p>1158,33606</text:p>
          </table:table-cell>
          <table:table-cell office:value-type="float" office:value="7" calcext:value-type="float">
            <text:p>7</text:p>
          </table:table-cell>
          <table:table-cell office:value-type="float" office:value="1436.728149" calcext:value-type="float">
            <text:p>1436,728149</text:p>
          </table:table-cell>
          <table:table-cell office:value-type="float" office:value="141620" calcext:value-type="float">
            <text:p>141620</text:p>
          </table:table-cell>
          <table:table-cell office:value-type="float" office:value="1325.258911" calcext:value-type="float">
            <text:p>1325,258911</text:p>
          </table:table-cell>
          <table:table-cell office:value-type="float" office:value="6" calcext:value-type="float">
            <text:p>6</text:p>
          </table:table-cell>
          <table:table-cell office:value-type="float" office:value="1935.914917" calcext:value-type="float">
            <text:p>1935,914917</text:p>
          </table:table-cell>
          <table:table-cell office:value-type="float" office:value="141620" calcext:value-type="float">
            <text:p>141620</text:p>
          </table:table-cell>
          <table:table-cell office:value-type="float" office:value="1053.36792" calcext:value-type="float">
            <text:p>1053,36792</text:p>
          </table:table-cell>
          <table:table-cell office:value-type="float" office:value="42" calcext:value-type="float">
            <text:p>42</text:p>
          </table:table-cell>
          <table:table-cell office:value-type="float" office:value="6541.09668" calcext:value-type="float">
            <text:p>6541,09668</text:p>
          </table:table-cell>
        </table:table-row>
        <table:table-row table:style-name="ro1">
          <table:table-cell office:value-type="float" office:value="143541" calcext:value-type="float">
            <text:p>143541</text:p>
          </table:table-cell>
          <table:table-cell office:value-type="float" office:value="979.067993" calcext:value-type="float">
            <text:p>979,067993</text:p>
          </table:table-cell>
          <table:table-cell office:value-type="float" office:value="9" calcext:value-type="float">
            <text:p>9</text:p>
          </table:table-cell>
          <table:table-cell office:value-type="float" office:value="1620.92395" calcext:value-type="float">
            <text:p>1620,92395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06.347046" calcext:value-type="float">
            <text:p>1306,347046</text:p>
          </table:table-cell>
          <table:table-cell office:value-type="float" office:value="12" calcext:value-type="float">
            <text:p>12</text:p>
          </table:table-cell>
          <table:table-cell office:value-type="float" office:value="3420.30542" calcext:value-type="float">
            <text:p>3420,30542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90.672974" calcext:value-type="float">
            <text:p>1190,672974</text:p>
          </table:table-cell>
          <table:table-cell office:value-type="float" office:value="11" calcext:value-type="float">
            <text:p>11</text:p>
          </table:table-cell>
          <table:table-cell office:value-type="float" office:value="5519.50293" calcext:value-type="float">
            <text:p>5519,50293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32.48999" calcext:value-type="float">
            <text:p>1132,48999</text:p>
          </table:table-cell>
          <table:table-cell office:value-type="float" office:value="7" calcext:value-type="float">
            <text:p>7</text:p>
          </table:table-cell>
          <table:table-cell office:value-type="float" office:value="2601.499756" calcext:value-type="float">
            <text:p>2601,4997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310.021973" calcext:value-type="float">
            <text:p>1310,021973</text:p>
          </table:table-cell>
          <table:table-cell office:value-type="float" office:value="2" calcext:value-type="float">
            <text:p>2</text:p>
          </table:table-cell>
          <table:table-cell office:value-type="float" office:value="3900.542969" calcext:value-type="float">
            <text:p>3900,542969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6.985107" calcext:value-type="float">
            <text:p>1146,985107</text:p>
          </table:table-cell>
          <table:table-cell office:value-type="float" office:value="7" calcext:value-type="float">
            <text:p>7</text:p>
          </table:table-cell>
          <table:table-cell office:value-type="float" office:value="4693.972656" calcext:value-type="float">
            <text:p>4693,972656</text:p>
          </table:table-cell>
          <table:table-cell office:value-type="float" office:value="143541" calcext:value-type="float">
            <text:p>143541</text:p>
          </table:table-cell>
          <table:table-cell office:value-type="float" office:value="1145.890015" calcext:value-type="float">
            <text:p>1145,890015</text:p>
          </table:table-cell>
          <table:table-cell office:value-type="float" office:value="7" calcext:value-type="float">
            <text:p>7</text:p>
          </table:table-cell>
          <table:table-cell office:value-type="float" office:value="3780.244385" calcext:value-type="float">
            <text:p>3780,244385</text:p>
          </table:table-cell>
        </table:table-row>
        <table:table-row table:style-name="ro1">
          <table:table-cell office:value-type="float" office:value="143822" calcext:value-type="float">
            <text:p>143822</text:p>
          </table:table-cell>
          <table:table-cell office:value-type="float" office:value="1026.187988" calcext:value-type="float">
            <text:p>1026,187988</text:p>
          </table:table-cell>
          <table:table-cell office:value-type="float" office:value="6" calcext:value-type="float">
            <text:p>6</text:p>
          </table:table-cell>
          <table:table-cell office:value-type="float" office:value="720.328003" calcext:value-type="float">
            <text:p>720,328003</text:p>
          </table:table-cell>
          <table:table-cell office:value-type="float" office:value="143822" calcext:value-type="float">
            <text:p>143822</text:p>
          </table:table-cell>
          <table:table-cell office:value-type="float" office:value="1417.942017" calcext:value-type="float">
            <text:p>1417,942017</text:p>
          </table:table-cell>
          <table:table-cell office:value-type="float" office:value="4" calcext:value-type="float">
            <text:p>4</text:p>
          </table:table-cell>
          <table:table-cell office:value-type="float" office:value="600.460022" calcext:value-type="float">
            <text:p>600,460022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41.789062" calcext:value-type="float">
            <text:p>1041,789062</text:p>
          </table:table-cell>
          <table:table-cell office:value-type="float" office:value="5" calcext:value-type="float">
            <text:p>5</text:p>
          </table:table-cell>
          <table:table-cell office:value-type="float" office:value="725.368958" calcext:value-type="float">
            <text:p>725,368958</text:p>
          </table:table-cell>
          <table:table-cell office:value-type="float" office:value="143822" calcext:value-type="float">
            <text:p>143822</text:p>
          </table:table-cell>
          <table:table-cell office:value-type="float" office:value="946.85498" calcext:value-type="float">
            <text:p>946,85498</text:p>
          </table:table-cell>
          <table:table-cell office:value-type="float" office:value="6" calcext:value-type="float">
            <text:p>6</text:p>
          </table:table-cell>
          <table:table-cell office:value-type="float" office:value="491.255005" calcext:value-type="float">
            <text:p>491,255005</text:p>
          </table:table-cell>
          <table:table-cell office:value-type="float" office:value="143822" calcext:value-type="float">
            <text:p>143822</text:p>
          </table:table-cell>
          <table:table-cell office:value-type="float" office:value="1119.789917" calcext:value-type="float">
            <text:p>1119,789917</text:p>
          </table:table-cell>
          <table:table-cell office:value-type="float" office:value="3" calcext:value-type="float">
            <text:p>3</text:p>
          </table:table-cell>
          <table:table-cell office:value-type="float" office:value="395.102997" calcext:value-type="float">
            <text:p>395,102997</text:p>
          </table:table-cell>
          <table:table-cell office:value-type="float" office:value="143822" calcext:value-type="float">
            <text:p>143822</text:p>
          </table:table-cell>
          <table:table-cell office:value-type="float" office:value="1079.556885" calcext:value-type="float">
            <text:p>1079,556885</text:p>
          </table:table-cell>
          <table:table-cell office:value-type="float" office:value="3" calcext:value-type="float">
            <text:p>3</text:p>
          </table:table-cell>
          <table:table-cell office:value-type="float" office:value="375.900024" calcext:value-type="float">
            <text:p>375,900024</text:p>
          </table:table-cell>
          <table:table-cell office:value-type="float" office:value="143822" calcext:value-type="float">
            <text:p>143822</text:p>
          </table:table-cell>
          <table:table-cell office:value-type="float" office:value="1320.696045" calcext:value-type="float">
            <text:p>1320,696045</text:p>
          </table:table-cell>
          <table:table-cell office:value-type="float" office:value="40" calcext:value-type="float">
            <text:p>40</text:p>
          </table:table-cell>
          <table:table-cell office:value-type="float" office:value="4603.477051" calcext:value-type="float">
            <text:p>4603,477051</text:p>
          </table:table-cell>
        </table:table-row>
        <table:table-row table:style-name="ro1">
          <table:table-cell office:value-type="float" office:value="144548" calcext:value-type="float">
            <text:p>144548</text:p>
          </table:table-cell>
          <table:table-cell office:value-type="float" office:value="891.92804" calcext:value-type="float">
            <text:p>891,92804</text:p>
          </table:table-cell>
          <table:table-cell office:value-type="float" office:value="6" calcext:value-type="float">
            <text:p>6</text:p>
          </table:table-cell>
          <table:table-cell office:value-type="float" office:value="177.632996" calcext:value-type="float">
            <text:p>177,632996</text:p>
          </table:table-cell>
          <table:table-cell office:value-type="float" office:value="144548" calcext:value-type="float">
            <text:p>144548</text:p>
          </table:table-cell>
          <table:table-cell office:value-type="float" office:value="824.617981" calcext:value-type="float">
            <text:p>824,617981</text:p>
          </table:table-cell>
          <table:table-cell office:value-type="float" office:value="3" calcext:value-type="float">
            <text:p>3</text:p>
          </table:table-cell>
          <table:table-cell office:value-type="float" office:value="640.703979" calcext:value-type="float">
            <text:p>640,703979</text:p>
          </table:table-cell>
          <table:table-cell office:value-type="float" office:value="144548" calcext:value-type="float">
            <text:p>144548</text:p>
          </table:table-cell>
          <table:table-cell office:value-type="float" office:value="838.466003" calcext:value-type="float">
            <text:p>838,466003</text:p>
          </table:table-cell>
          <table:table-cell office:value-type="float" office:value="3" calcext:value-type="float">
            <text:p>3</text:p>
          </table:table-cell>
          <table:table-cell office:value-type="float" office:value="365.593994" calcext:value-type="float">
            <text:p>365,593994</text:p>
          </table:table-cell>
          <table:table-cell office:value-type="float" office:value="144548" calcext:value-type="float">
            <text:p>144548</text:p>
          </table:table-cell>
          <table:table-cell office:value-type="float" office:value="1088.096069" calcext:value-type="float">
            <text:p>1088,096069</text:p>
          </table:table-cell>
          <table:table-cell office:value-type="float" office:value="10" calcext:value-type="float">
            <text:p>10</text:p>
          </table:table-cell>
          <table:table-cell office:value-type="float" office:value="835.229004" calcext:value-type="float">
            <text:p>835,229004</text:p>
          </table:table-cell>
          <table:table-cell office:value-type="float" office:value="144548" calcext:value-type="float">
            <text:p>144548</text:p>
          </table:table-cell>
          <table:table-cell office:value-type="float" office:value="947.036987" calcext:value-type="float">
            <text:p>947,036987</text:p>
          </table:table-cell>
          <table:table-cell office:value-type="float" office:value="4" calcext:value-type="float">
            <text:p>4</text:p>
          </table:table-cell>
          <table:table-cell office:value-type="float" office:value="500.057007" calcext:value-type="float">
            <text:p>500,057007</text:p>
          </table:table-cell>
          <table:table-cell office:value-type="float" office:value="144548" calcext:value-type="float">
            <text:p>144548</text:p>
          </table:table-cell>
          <table:table-cell office:value-type="float" office:value="914.496033" calcext:value-type="float">
            <text:p>914,496033</text:p>
          </table:table-cell>
          <table:table-cell office:value-type="float" office:value="14" calcext:value-type="float">
            <text:p>14</text:p>
          </table:table-cell>
          <table:table-cell office:value-type="float" office:value="1093.393921" calcext:value-type="float">
            <text:p>1093,393921</text:p>
          </table:table-cell>
          <table:table-cell office:value-type="float" office:value="144548" calcext:value-type="float">
            <text:p>144548</text:p>
          </table:table-cell>
          <table:table-cell office:value-type="float" office:value="866.544006" calcext:value-type="float">
            <text:p>866,544006</text:p>
          </table:table-cell>
          <table:table-cell office:value-type="float" office:value="5" calcext:value-type="float">
            <text:p>5</text:p>
          </table:table-cell>
          <table:table-cell office:value-type="float" office:value="275.095001" calcext:value-type="float">
            <text:p>275,095001</text:p>
          </table:table-cell>
        </table:table-row>
        <table:table-row table:style-name="ro1">
          <table:table-cell office:value-type="float" office:value="144907" calcext:value-type="float">
            <text:p>144907</text:p>
          </table:table-cell>
          <table:table-cell office:value-type="float" office:value="925.314026" calcext:value-type="float">
            <text:p>925,314026</text:p>
          </table:table-cell>
          <table:table-cell office:value-type="float" office:value="151" calcext:value-type="float">
            <text:p>151</text:p>
          </table:table-cell>
          <table:table-cell office:value-type="float" office:value="4037.067139" calcext:value-type="float">
            <text:p>4037,067139</text:p>
          </table:table-cell>
          <table:table-cell office:value-type="float" office:value="144907" calcext:value-type="float">
            <text:p>144907</text:p>
          </table:table-cell>
          <table:table-cell office:value-type="float" office:value="843.822021" calcext:value-type="float">
            <text:p>843,822021</text:p>
          </table:table-cell>
          <table:table-cell office:value-type="float" office:value="160" calcext:value-type="float">
            <text:p>160</text:p>
          </table:table-cell>
          <table:table-cell office:value-type="float" office:value="4031.4375" calcext:value-type="float">
            <text:p>4031,4375</text:p>
          </table:table-cell>
          <table:table-cell office:value-type="float" office:value="144907" calcext:value-type="float">
            <text:p>144907</text:p>
          </table:table-cell>
          <table:table-cell office:value-type="float" office:value="966.037964" calcext:value-type="float">
            <text:p>966,037964</text:p>
          </table:table-cell>
          <table:table-cell office:value-type="float" office:value="171" calcext:value-type="float">
            <text:p>171</text:p>
          </table:table-cell>
          <table:table-cell office:value-type="float" office:value="5148.489258" calcext:value-type="float">
            <text:p>5148,489258</text:p>
          </table:table-cell>
          <table:table-cell office:value-type="float" office:value="144907" calcext:value-type="float">
            <text:p>144907</text:p>
          </table:table-cell>
          <table:table-cell office:value-type="float" office:value="951.401001" calcext:value-type="float">
            <text:p>951,401001</text:p>
          </table:table-cell>
          <table:table-cell office:value-type="float" office:value="10" calcext:value-type="float">
            <text:p>10</text:p>
          </table:table-cell>
          <table:table-cell office:value-type="float" office:value="395.680023" calcext:value-type="float">
            <text:p>395,680023</text:p>
          </table:table-cell>
          <table:table-cell office:value-type="float" office:value="144907" calcext:value-type="float">
            <text:p>144907</text:p>
          </table:table-cell>
          <table:table-cell office:value-type="float" office:value="828.333008" calcext:value-type="float">
            <text:p>828,333008</text:p>
          </table:table-cell>
          <table:table-cell office:value-type="float" office:value="159" calcext:value-type="float">
            <text:p>159</text:p>
          </table:table-cell>
          <table:table-cell office:value-type="float" office:value="4682.266602" calcext:value-type="float">
            <text:p>4682,266602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78.735962" calcext:value-type="float">
            <text:p>1078,735962</text:p>
          </table:table-cell>
          <table:table-cell office:value-type="float" office:value="197" calcext:value-type="float">
            <text:p>197</text:p>
          </table:table-cell>
          <table:table-cell office:value-type="float" office:value="5524.307617" calcext:value-type="float">
            <text:p>5524,307617</text:p>
          </table:table-cell>
          <table:table-cell office:value-type="float" office:value="144907" calcext:value-type="float">
            <text:p>144907</text:p>
          </table:table-cell>
          <table:table-cell office:value-type="float" office:value="1091.531006" calcext:value-type="float">
            <text:p>1091,531006</text:p>
          </table:table-cell>
          <table:table-cell office:value-type="float" office:value="169" calcext:value-type="float">
            <text:p>169</text:p>
          </table:table-cell>
          <table:table-cell office:value-type="float" office:value="5464.837891" calcext:value-type="float">
            <text:p>5464,837891</text:p>
          </table:table-cell>
        </table:table-row>
        <table:table-row table:style-name="ro1">
          <table:table-cell office:value-type="float" office:value="145135" calcext:value-type="float">
            <text:p>145135</text:p>
          </table:table-cell>
          <table:table-cell office:value-type="float" office:value="1248.543945" calcext:value-type="float">
            <text:p>1248,543945</text:p>
          </table:table-cell>
          <table:table-cell office:value-type="float" office:value="4" calcext:value-type="float">
            <text:p>4</text:p>
          </table:table-cell>
          <table:table-cell office:value-type="float" office:value="249.29599" calcext:value-type="float">
            <text:p>249,29599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43.715942" calcext:value-type="float">
            <text:p>1143,715942</text:p>
          </table:table-cell>
          <table:table-cell office:value-type="float" office:value="7" calcext:value-type="float">
            <text:p>7</text:p>
          </table:table-cell>
          <table:table-cell office:value-type="float" office:value="941.269043" calcext:value-type="float">
            <text:p>941,269043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20.196045" calcext:value-type="float">
            <text:p>1120,196045</text:p>
          </table:table-cell>
          <table:table-cell office:value-type="float" office:value="4" calcext:value-type="float">
            <text:p>4</text:p>
          </table:table-cell>
          <table:table-cell office:value-type="float" office:value="350.347992" calcext:value-type="float">
            <text:p>350,347992</text:p>
          </table:table-cell>
          <table:table-cell office:value-type="float" office:value="145135" calcext:value-type="float">
            <text:p>145135</text:p>
          </table:table-cell>
          <table:table-cell office:value-type="float" office:value="1150.93396" calcext:value-type="float">
            <text:p>1150,93396</text:p>
          </table:table-cell>
          <table:table-cell office:value-type="float" office:value="5" calcext:value-type="float">
            <text:p>5</text:p>
          </table:table-cell>
          <table:table-cell office:value-type="float" office:value="251.91301" calcext:value-type="float">
            <text:p>251,91301</text:p>
          </table:table-cell>
          <table:table-cell office:value-type="float" office:value="145135" calcext:value-type="float">
            <text:p>145135</text:p>
          </table:table-cell>
          <table:table-cell office:value-type="float" office:value="1324.133057" calcext:value-type="float">
            <text:p>1324,133057</text:p>
          </table:table-cell>
          <table:table-cell office:value-type="float" office:value="5" calcext:value-type="float">
            <text:p>5</text:p>
          </table:table-cell>
          <table:table-cell office:value-type="float" office:value="425.313995" calcext:value-type="float">
            <text:p>425,313995</text:p>
          </table:table-cell>
          <table:table-cell office:value-type="float" office:value="145135" calcext:value-type="float">
            <text:p>145135</text:p>
          </table:table-cell>
          <table:table-cell office:value-type="float" office:value="1701.148071" calcext:value-type="float">
            <text:p>1701,148071</text:p>
          </table:table-cell>
          <table:table-cell office:value-type="float" office:value="45" calcext:value-type="float">
            <text:p>45</text:p>
          </table:table-cell>
          <table:table-cell office:value-type="float" office:value="3144.880127" calcext:value-type="float">
            <text:p>3144,880127</text:p>
          </table:table-cell>
          <table:table-cell office:value-type="float" office:value="145135" calcext:value-type="float">
            <text:p>145135</text:p>
          </table:table-cell>
          <table:table-cell office:value-type="float" office:value="1005.082947" calcext:value-type="float">
            <text:p>1005,082947</text:p>
          </table:table-cell>
          <table:table-cell office:value-type="float" office:value="4" calcext:value-type="float">
            <text:p>4</text:p>
          </table:table-cell>
          <table:table-cell office:value-type="float" office:value="158.690994" calcext:value-type="float">
            <text:p>158,690994</text:p>
          </table:table-cell>
        </table:table-row>
        <table:table-row table:style-name="ro1">
          <table:table-cell office:value-type="float" office:value="145322" calcext:value-type="float">
            <text:p>145322</text:p>
          </table:table-cell>
          <table:table-cell office:value-type="float" office:value="899.994019" calcext:value-type="float">
            <text:p>899,994019</text:p>
          </table:table-cell>
          <table:table-cell office:value-type="float" office:value="4" calcext:value-type="float">
            <text:p>4</text:p>
          </table:table-cell>
          <table:table-cell office:value-type="float" office:value="490.617004" calcext:value-type="float">
            <text:p>490,617004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4.073975" calcext:value-type="float">
            <text:p>984,073975</text:p>
          </table:table-cell>
          <table:table-cell office:value-type="float" office:value="3" calcext:value-type="float">
            <text:p>3</text:p>
          </table:table-cell>
          <table:table-cell office:value-type="float" office:value="214.059006" calcext:value-type="float">
            <text:p>214,059006</text:p>
          </table:table-cell>
          <table:table-cell office:value-type="float" office:value="145322" calcext:value-type="float">
            <text:p>145322</text:p>
          </table:table-cell>
          <table:table-cell office:value-type="float" office:value="983.203003" calcext:value-type="float">
            <text:p>983,203003</text:p>
          </table:table-cell>
          <table:table-cell office:value-type="float" office:value="6" calcext:value-type="float">
            <text:p>6</text:p>
          </table:table-cell>
          <table:table-cell office:value-type="float" office:value="667.011963" calcext:value-type="float">
            <text:p>667,011963</text:p>
          </table:table-cell>
          <table:table-cell office:value-type="float" office:value="145322" calcext:value-type="float">
            <text:p>145322</text:p>
          </table:table-cell>
          <table:table-cell office:value-type="float" office:value="702.609009" calcext:value-type="float">
            <text:p>702,609009</text:p>
          </table:table-cell>
          <table:table-cell office:value-type="float" office:value="4" calcext:value-type="float">
            <text:p>4</text:p>
          </table:table-cell>
          <table:table-cell office:value-type="float" office:value="701.930054" calcext:value-type="float">
            <text:p>701,930054</text:p>
          </table:table-cell>
          <table:table-cell office:value-type="float" office:value="145322" calcext:value-type="float">
            <text:p>145322</text:p>
          </table:table-cell>
          <table:table-cell office:value-type="float" office:value="873.399963" calcext:value-type="float">
            <text:p>873,399963</text:p>
          </table:table-cell>
          <table:table-cell office:value-type="float" office:value="5" calcext:value-type="float">
            <text:p>5</text:p>
          </table:table-cell>
          <table:table-cell office:value-type="float" office:value="946.500977" calcext:value-type="float">
            <text:p>946,500977</text:p>
          </table:table-cell>
          <table:table-cell office:value-type="float" office:value="145322" calcext:value-type="float">
            <text:p>145322</text:p>
          </table:table-cell>
          <table:table-cell office:value-type="float" office:value="864.117004" calcext:value-type="float">
            <text:p>864,117004</text:p>
          </table:table-cell>
          <table:table-cell office:value-type="float" office:value="2" calcext:value-type="float">
            <text:p>2</text:p>
          </table:table-cell>
          <table:table-cell office:value-type="float" office:value="175.524002" calcext:value-type="float">
            <text:p>175,524002</text:p>
          </table:table-cell>
          <table:table-cell office:value-type="float" office:value="145322" calcext:value-type="float">
            <text:p>145322</text:p>
          </table:table-cell>
          <table:table-cell office:value-type="float" office:value="894.424011" calcext:value-type="float">
            <text:p>894,424011</text:p>
          </table:table-cell>
          <table:table-cell office:value-type="float" office:value="1" calcext:value-type="float">
            <text:p>1</text:p>
          </table:table-cell>
          <table:table-cell office:value-type="float" office:value="238.039001" calcext:value-type="float">
            <text:p>238,039001</text:p>
          </table:table-cell>
        </table:table-row>
        <table:table-row table:style-name="ro1">
          <table:table-cell office:value-type="float" office:value="145507" calcext:value-type="float">
            <text:p>145507</text:p>
          </table:table-cell>
          <table:table-cell office:value-type="float" office:value="871.258972" calcext:value-type="float">
            <text:p>871,258972</text:p>
          </table:table-cell>
          <table:table-cell office:value-type="float" office:value="3" calcext:value-type="float">
            <text:p>3</text:p>
          </table:table-cell>
          <table:table-cell office:value-type="float" office:value="461.716003" calcext:value-type="float">
            <text:p>461,716003</text:p>
          </table:table-cell>
          <table:table-cell office:value-type="float" office:value="145507" calcext:value-type="float">
            <text:p>145507</text:p>
          </table:table-cell>
          <table:table-cell office:value-type="float" office:value="810.341003" calcext:value-type="float">
            <text:p>810,341003</text:p>
          </table:table-cell>
          <table:table-cell office:value-type="float" office:value="7" calcext:value-type="float">
            <text:p>7</text:p>
          </table:table-cell>
          <table:table-cell office:value-type="float" office:value="980.139038" calcext:value-type="float">
            <text:p>980,139038</text:p>
          </table:table-cell>
          <table:table-cell office:value-type="float" office:value="145507" calcext:value-type="float">
            <text:p>145507</text:p>
          </table:table-cell>
          <table:table-cell office:value-type="float" office:value="904.959045" calcext:value-type="float">
            <text:p>904,959045</text:p>
          </table:table-cell>
          <table:table-cell office:value-type="float" office:value="8" calcext:value-type="float">
            <text:p>8</text:p>
          </table:table-cell>
          <table:table-cell office:value-type="float" office:value="2339.627197" calcext:value-type="float">
            <text:p>2339,627197</text:p>
          </table:table-cell>
          <table:table-cell office:value-type="float" office:value="145507" calcext:value-type="float">
            <text:p>145507</text:p>
          </table:table-cell>
          <table:table-cell office:value-type="float" office:value="1047.333984" calcext:value-type="float">
            <text:p>1047,333984</text:p>
          </table:table-cell>
          <table:table-cell office:value-type="float" office:value="5" calcext:value-type="float">
            <text:p>5</text:p>
          </table:table-cell>
          <table:table-cell office:value-type="float" office:value="1227.48999" calcext:value-type="float">
            <text:p>1227,48999</text:p>
          </table:table-cell>
          <table:table-cell office:value-type="float" office:value="145507" calcext:value-type="float">
            <text:p>145507</text:p>
          </table:table-cell>
          <table:table-cell office:value-type="float" office:value="861.406006" calcext:value-type="float">
            <text:p>861,406006</text:p>
          </table:table-cell>
          <table:table-cell office:value-type="float" office:value="6" calcext:value-type="float">
            <text:p>6</text:p>
          </table:table-cell>
          <table:table-cell office:value-type="float" office:value="888.835022" calcext:value-type="float">
            <text:p>888,835022</text:p>
          </table:table-cell>
          <table:table-cell office:value-type="float" office:value="145507" calcext:value-type="float">
            <text:p>145507</text:p>
          </table:table-cell>
          <table:table-cell office:value-type="float" office:value="879.835022" calcext:value-type="float">
            <text:p>879,835022</text:p>
          </table:table-cell>
          <table:table-cell office:value-type="float" office:value="5" calcext:value-type="float">
            <text:p>5</text:p>
          </table:table-cell>
          <table:table-cell office:value-type="float" office:value="884.152954" calcext:value-type="float">
            <text:p>884,152954</text:p>
          </table:table-cell>
          <table:table-cell office:value-type="float" office:value="145507" calcext:value-type="float">
            <text:p>145507</text:p>
          </table:table-cell>
          <table:table-cell office:value-type="float" office:value="1173.051025" calcext:value-type="float">
            <text:p>1173,051025</text:p>
          </table:table-cell>
          <table:table-cell office:value-type="float" office:value="5" calcext:value-type="float">
            <text:p>5</text:p>
          </table:table-cell>
          <table:table-cell office:value-type="float" office:value="707.993042" calcext:value-type="float">
            <text:p>707,993042</text:p>
          </table:table-cell>
        </table:table-row>
        <table:table-row table:style-name="ro1">
          <table:table-cell office:value-type="float" office:value="145649" calcext:value-type="float">
            <text:p>145649</text:p>
          </table:table-cell>
          <table:table-cell office:value-type="float" office:value="905.04303" calcext:value-type="float">
            <text:p>905,04303</text:p>
          </table:table-cell>
          <table:table-cell office:value-type="float" office:value="6" calcext:value-type="float">
            <text:p>6</text:p>
          </table:table-cell>
          <table:table-cell office:value-type="float" office:value="1117.094971" calcext:value-type="float">
            <text:p>1117,094971</text:p>
          </table:table-cell>
          <table:table-cell office:value-type="float" office:value="145649" calcext:value-type="float">
            <text:p>145649</text:p>
          </table:table-cell>
          <table:table-cell office:value-type="float" office:value="951.505005" calcext:value-type="float">
            <text:p>951,505005</text:p>
          </table:table-cell>
          <table:table-cell office:value-type="float" office:value="6" calcext:value-type="float">
            <text:p>6</text:p>
          </table:table-cell>
          <table:table-cell office:value-type="float" office:value="1107.850952" calcext:value-type="float">
            <text:p>1107,850952</text:p>
          </table:table-cell>
          <table:table-cell office:value-type="float" office:value="145649" calcext:value-type="float">
            <text:p>145649</text:p>
          </table:table-cell>
          <table:table-cell office:value-type="float" office:value="900.924011" calcext:value-type="float">
            <text:p>900,924011</text:p>
          </table:table-cell>
          <table:table-cell office:value-type="float" office:value="8" calcext:value-type="float">
            <text:p>8</text:p>
          </table:table-cell>
          <table:table-cell office:value-type="float" office:value="1012.708008" calcext:value-type="float">
            <text:p>1012,708008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76.750977" calcext:value-type="float">
            <text:p>1076,750977</text:p>
          </table:table-cell>
          <table:table-cell office:value-type="float" office:value="5" calcext:value-type="float">
            <text:p>5</text:p>
          </table:table-cell>
          <table:table-cell office:value-type="float" office:value="497.053986" calcext:value-type="float">
            <text:p>497,053986</text:p>
          </table:table-cell>
          <table:table-cell office:value-type="float" office:value="145649" calcext:value-type="float">
            <text:p>145649</text:p>
          </table:table-cell>
          <table:table-cell office:value-type="float" office:value="960.770996" calcext:value-type="float">
            <text:p>960,770996</text:p>
          </table:table-cell>
          <table:table-cell office:value-type="float" office:value="9" calcext:value-type="float">
            <text:p>9</text:p>
          </table:table-cell>
          <table:table-cell office:value-type="float" office:value="1905.196045" calcext:value-type="float">
            <text:p>1905,196045</text:p>
          </table:table-cell>
          <table:table-cell office:value-type="float" office:value="145649" calcext:value-type="float">
            <text:p>145649</text:p>
          </table:table-cell>
          <table:table-cell office:value-type="float" office:value="1018.062012" calcext:value-type="float">
            <text:p>1018,062012</text:p>
          </table:table-cell>
          <table:table-cell office:value-type="float" office:value="10" calcext:value-type="float">
            <text:p>10</text:p>
          </table:table-cell>
          <table:table-cell office:value-type="float" office:value="1166.444946" calcext:value-type="float">
            <text:p>1166,444946</text:p>
          </table:table-cell>
          <table:table-cell office:value-type="float" office:value="145649" calcext:value-type="float">
            <text:p>145649</text:p>
          </table:table-cell>
          <table:table-cell office:value-type="float" office:value="897.503967" calcext:value-type="float">
            <text:p>897,503967</text:p>
          </table:table-cell>
          <table:table-cell office:value-type="float" office:value="3" calcext:value-type="float">
            <text:p>3</text:p>
          </table:table-cell>
          <table:table-cell office:value-type="float" office:value="904.912048" calcext:value-type="float">
            <text:p>904,912048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1536.411987" calcext:value-type="float">
            <text:p>1536,411987</text:p>
          </table:table-cell>
          <table:table-cell office:value-type="float" office:value="11" calcext:value-type="float">
            <text:p>11</text:p>
          </table:table-cell>
          <table:table-cell office:value-type="float" office:value="1458.869995" calcext:value-type="float">
            <text:p>1458,869995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48.685059" calcext:value-type="float">
            <text:p>1248,685059</text:p>
          </table:table-cell>
          <table:table-cell office:value-type="float" office:value="8" calcext:value-type="float">
            <text:p>8</text:p>
          </table:table-cell>
          <table:table-cell office:value-type="float" office:value="1347.171021" calcext:value-type="float">
            <text:p>1347,17102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278.952026" calcext:value-type="float">
            <text:p>1278,952026</text:p>
          </table:table-cell>
          <table:table-cell office:value-type="float" office:value="3" calcext:value-type="float">
            <text:p>3</text:p>
          </table:table-cell>
          <table:table-cell office:value-type="float" office:value="77.276001" calcext:value-type="float">
            <text:p>77,276001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1.755981" calcext:value-type="float">
            <text:p>1061,755981</text:p>
          </table:table-cell>
          <table:table-cell office:value-type="float" office:value="6" calcext:value-type="float">
            <text:p>6</text:p>
          </table:table-cell>
          <table:table-cell office:value-type="float" office:value="2129.74292" calcext:value-type="float">
            <text:p>2129,7429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00.059021" calcext:value-type="float">
            <text:p>1000,059021</text:p>
          </table:table-cell>
          <table:table-cell office:value-type="float" office:value="11" calcext:value-type="float">
            <text:p>11</text:p>
          </table:table-cell>
          <table:table-cell office:value-type="float" office:value="1665.954224" calcext:value-type="float">
            <text:p>1665,954224</text:p>
          </table:table-cell>
          <table:table-cell office:value-type="float" office:value="145834" calcext:value-type="float">
            <text:p>145834</text:p>
          </table:table-cell>
          <table:table-cell office:value-type="float" office:value="1306.035034" calcext:value-type="float">
            <text:p>1306,035034</text:p>
          </table:table-cell>
          <table:table-cell office:value-type="float" office:value="5" calcext:value-type="float">
            <text:p>5</text:p>
          </table:table-cell>
          <table:table-cell office:value-type="float" office:value="1185.620972" calcext:value-type="float">
            <text:p>1185,620972</text:p>
          </table:table-cell>
          <table:table-cell office:value-type="float" office:value="145834" calcext:value-type="float">
            <text:p>145834</text:p>
          </table:table-cell>
          <table:table-cell office:value-type="float" office:value="1069.776001" calcext:value-type="float">
            <text:p>1069,776001</text:p>
          </table:table-cell>
          <table:table-cell office:value-type="float" office:value="5" calcext:value-type="float">
            <text:p>5</text:p>
          </table:table-cell>
          <table:table-cell office:value-type="float" office:value="562.303955" calcext:value-type="float">
            <text:p>562,303955</text:p>
          </table:table-cell>
        </table:table-row>
        <table:table-row table:style-name="ro1">
          <table:table-cell office:value-type="float" office:value="150027" calcext:value-type="float">
            <text:p>150027</text:p>
          </table:table-cell>
          <table:table-cell office:value-type="float" office:value="1259.255005" calcext:value-type="float">
            <text:p>1259,255005</text:p>
          </table:table-cell>
          <table:table-cell office:value-type="float" office:value="11" calcext:value-type="float">
            <text:p>11</text:p>
          </table:table-cell>
          <table:table-cell office:value-type="float" office:value="1288.331909" calcext:value-type="float">
            <text:p>1288,33190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27.936035" calcext:value-type="float">
            <text:p>1027,936035</text:p>
          </table:table-cell>
          <table:table-cell office:value-type="float" office:value="7" calcext:value-type="float">
            <text:p>7</text:p>
          </table:table-cell>
          <table:table-cell office:value-type="float" office:value="1270.924072" calcext:value-type="float">
            <text:p>1270,924072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13989" calcext:value-type="float">
            <text:p>1134,713989</text:p>
          </table:table-cell>
          <table:table-cell office:value-type="float" office:value="5" calcext:value-type="float">
            <text:p>5</text:p>
          </table:table-cell>
          <table:table-cell office:value-type="float" office:value="511.959015" calcext:value-type="float">
            <text:p>511,959015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34.755981" calcext:value-type="float">
            <text:p>1134,755981</text:p>
          </table:table-cell>
          <table:table-cell office:value-type="float" office:value="6" calcext:value-type="float">
            <text:p>6</text:p>
          </table:table-cell>
          <table:table-cell office:value-type="float" office:value="1020.223999" calcext:value-type="float">
            <text:p>1020,223999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19.64502" calcext:value-type="float">
            <text:p>1119,64502</text:p>
          </table:table-cell>
          <table:table-cell office:value-type="float" office:value="5" calcext:value-type="float">
            <text:p>5</text:p>
          </table:table-cell>
          <table:table-cell office:value-type="float" office:value="1483.349976" calcext:value-type="float">
            <text:p>1483,349976</text:p>
          </table:table-cell>
          <table:table-cell office:value-type="float" office:value="150027" calcext:value-type="float">
            <text:p>150027</text:p>
          </table:table-cell>
          <table:table-cell office:value-type="float" office:value="1155.280029" calcext:value-type="float">
            <text:p>1155,280029</text:p>
          </table:table-cell>
          <table:table-cell office:value-type="float" office:value="6" calcext:value-type="float">
            <text:p>6</text:p>
          </table:table-cell>
          <table:table-cell office:value-type="float" office:value="743.226074" calcext:value-type="float">
            <text:p>743,226074</text:p>
          </table:table-cell>
          <table:table-cell office:value-type="float" office:value="150027" calcext:value-type="float">
            <text:p>150027</text:p>
          </table:table-cell>
          <table:table-cell office:value-type="float" office:value="1082.328979" calcext:value-type="float">
            <text:p>1082,328979</text:p>
          </table:table-cell>
          <table:table-cell office:value-type="float" office:value="4" calcext:value-type="float">
            <text:p>4</text:p>
          </table:table-cell>
          <table:table-cell office:value-type="float" office:value="728.978027" calcext:value-type="float">
            <text:p>728,978027</text:p>
          </table:table-cell>
        </table:table-row>
        <table:table-row table:style-name="ro1">
          <table:table-cell office:value-type="float" office:value="150630" calcext:value-type="float">
            <text:p>150630</text:p>
          </table:table-cell>
          <table:table-cell office:value-type="float" office:value="1304.786011" calcext:value-type="float">
            <text:p>1304,786011</text:p>
          </table:table-cell>
          <table:table-cell office:value-type="float" office:value="5" calcext:value-type="float">
            <text:p>5</text:p>
          </table:table-cell>
          <table:table-cell office:value-type="float" office:value="3817.476074" calcext:value-type="float">
            <text:p>3817,476074</text:p>
          </table:table-cell>
          <table:table-cell office:value-type="float" office:value="150630" calcext:value-type="float">
            <text:p>150630</text:p>
          </table:table-cell>
          <table:table-cell office:value-type="float" office:value="958.166016" calcext:value-type="float">
            <text:p>958,166016</text:p>
          </table:table-cell>
          <table:table-cell office:value-type="float" office:value="4" calcext:value-type="float">
            <text:p>4</text:p>
          </table:table-cell>
          <table:table-cell office:value-type="float" office:value="5830.678711" calcext:value-type="float">
            <text:p>5830,678711</text:p>
          </table:table-cell>
          <table:table-cell office:value-type="float" office:value="150630" calcext:value-type="float">
            <text:p>150630</text:p>
          </table:table-cell>
          <table:table-cell office:value-type="float" office:value="970.744019" calcext:value-type="float">
            <text:p>970,744019</text:p>
          </table:table-cell>
          <table:table-cell office:value-type="float" office:value="5" calcext:value-type="float">
            <text:p>5</text:p>
          </table:table-cell>
          <table:table-cell office:value-type="float" office:value="5636.577148" calcext:value-type="float">
            <text:p>5636,577148</text:p>
          </table:table-cell>
          <table:table-cell office:value-type="float" office:value="150630" calcext:value-type="float">
            <text:p>150630</text:p>
          </table:table-cell>
          <table:table-cell office:value-type="float" office:value="784.277039" calcext:value-type="float">
            <text:p>784,277039</text:p>
          </table:table-cell>
          <table:table-cell office:value-type="float" office:value="11" calcext:value-type="float">
            <text:p>11</text:p>
          </table:table-cell>
          <table:table-cell office:value-type="float" office:value="2950.305908" calcext:value-type="float">
            <text:p>2950,305908</text:p>
          </table:table-cell>
          <table:table-cell office:value-type="float" office:value="150630" calcext:value-type="float">
            <text:p>150630</text:p>
          </table:table-cell>
          <table:table-cell office:value-type="float" office:value="1018.008972" calcext:value-type="float">
            <text:p>1018,008972</text:p>
          </table:table-cell>
          <table:table-cell office:value-type="float" office:value="7" calcext:value-type="float">
            <text:p>7</text:p>
          </table:table-cell>
          <table:table-cell office:value-type="float" office:value="4825.792969" calcext:value-type="float">
            <text:p>4825,792969</text:p>
          </table:table-cell>
          <table:table-cell office:value-type="float" office:value="150630" calcext:value-type="float">
            <text:p>150630</text:p>
          </table:table-cell>
          <table:table-cell office:value-type="float" office:value="882.03302" calcext:value-type="float">
            <text:p>882,03302</text:p>
          </table:table-cell>
          <table:table-cell office:value-type="float" office:value="10" calcext:value-type="float">
            <text:p>10</text:p>
          </table:table-cell>
          <table:table-cell office:value-type="float" office:value="3633.884277" calcext:value-type="float">
            <text:p>3633,884277</text:p>
          </table:table-cell>
          <table:table-cell office:value-type="float" office:value="150630" calcext:value-type="float">
            <text:p>150630</text:p>
          </table:table-cell>
          <table:table-cell office:value-type="float" office:value="942.882019" calcext:value-type="float">
            <text:p>942,882019</text:p>
          </table:table-cell>
          <table:table-cell office:value-type="float" office:value="15" calcext:value-type="float">
            <text:p>15</text:p>
          </table:table-cell>
          <table:table-cell office:value-type="float" office:value="12944.254883" calcext:value-type="float">
            <text:p>12944,254883</text:p>
          </table:table-cell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939.843018" calcext:value-type="float">
            <text:p>939,843018</text:p>
          </table:table-cell>
          <table:table-cell office:value-type="float" office:value="4" calcext:value-type="float">
            <text:p>4</text:p>
          </table:table-cell>
          <table:table-cell office:value-type="float" office:value="1679.950928" calcext:value-type="float">
            <text:p>1679,950928</text:p>
          </table:table-cell>
          <table:table-cell office:value-type="float" office:value="150820" calcext:value-type="float">
            <text:p>150820</text:p>
          </table:table-cell>
          <table:table-cell office:value-type="float" office:value="865.950989" calcext:value-type="float">
            <text:p>865,950989</text:p>
          </table:table-cell>
          <table:table-cell office:value-type="float" office:value="6" calcext:value-type="float">
            <text:p>6</text:p>
          </table:table-cell>
          <table:table-cell office:value-type="float" office:value="859.815002" calcext:value-type="float">
            <text:p>859,815002</text:p>
          </table:table-cell>
          <table:table-cell office:value-type="float" office:value="150820" calcext:value-type="float">
            <text:p>150820</text:p>
          </table:table-cell>
          <table:table-cell office:value-type="float" office:value="845.255981" calcext:value-type="float">
            <text:p>845,255981</text:p>
          </table:table-cell>
          <table:table-cell office:value-type="float" office:value="7" calcext:value-type="float">
            <text:p>7</text:p>
          </table:table-cell>
          <table:table-cell office:value-type="float" office:value="1554.071777" calcext:value-type="float">
            <text:p>1554,071777</text:p>
          </table:table-cell>
          <table:table-cell office:value-type="float" office:value="150820" calcext:value-type="float">
            <text:p>150820</text:p>
          </table:table-cell>
          <table:table-cell office:value-type="float" office:value="803.628967" calcext:value-type="float">
            <text:p>803,628967</text:p>
          </table:table-cell>
          <table:table-cell office:value-type="float" office:value="4" calcext:value-type="float">
            <text:p>4</text:p>
          </table:table-cell>
          <table:table-cell office:value-type="float" office:value="1121.459106" calcext:value-type="float">
            <text:p>1121,45910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87.162048" calcext:value-type="float">
            <text:p>887,162048</text:p>
          </table:table-cell>
          <table:table-cell office:value-type="float" office:value="8" calcext:value-type="float">
            <text:p>8</text:p>
          </table:table-cell>
          <table:table-cell office:value-type="float" office:value="1401.018066" calcext:value-type="float">
            <text:p>1401,018066</text:p>
          </table:table-cell>
          <table:table-cell office:value-type="float" office:value="150820" calcext:value-type="float">
            <text:p>150820</text:p>
          </table:table-cell>
          <table:table-cell office:value-type="float" office:value="829.532959" calcext:value-type="float">
            <text:p>829,532959</text:p>
          </table:table-cell>
          <table:table-cell office:value-type="float" office:value="5" calcext:value-type="float">
            <text:p>5</text:p>
          </table:table-cell>
          <table:table-cell office:value-type="float" office:value="1570.920898" calcext:value-type="float">
            <text:p>1570,920898</text:p>
          </table:table-cell>
          <table:table-cell office:value-type="float" office:value="150820" calcext:value-type="float">
            <text:p>150820</text:p>
          </table:table-cell>
          <table:table-cell office:value-type="float" office:value="1032.17395" calcext:value-type="float">
            <text:p>1032,17395</text:p>
          </table:table-cell>
          <table:table-cell office:value-type="float" office:value="8" calcext:value-type="float">
            <text:p>8</text:p>
          </table:table-cell>
          <table:table-cell office:value-type="float" office:value="1288.152832" calcext:value-type="float">
            <text:p>1288,152832</text:p>
          </table:table-cell>
        </table:table-row>
        <table:table-row table:style-name="ro1">
          <table:table-cell office:value-type="float" office:value="151425" calcext:value-type="float">
            <text:p>151425</text:p>
          </table:table-cell>
          <table:table-cell office:value-type="float" office:value="940.492004" calcext:value-type="float">
            <text:p>940,492004</text:p>
          </table:table-cell>
          <table:table-cell office:value-type="float" office:value="130" calcext:value-type="float">
            <text:p>130</text:p>
          </table:table-cell>
          <table:table-cell office:value-type="float" office:value="3938.900391" calcext:value-type="float">
            <text:p>3938,900391</text:p>
          </table:table-cell>
          <table:table-cell office:value-type="float" office:value="151425" calcext:value-type="float">
            <text:p>151425</text:p>
          </table:table-cell>
          <table:table-cell office:value-type="float" office:value="864.836975" calcext:value-type="float">
            <text:p>864,836975</text:p>
          </table:table-cell>
          <table:table-cell office:value-type="float" office:value="144" calcext:value-type="float">
            <text:p>144</text:p>
          </table:table-cell>
          <table:table-cell office:value-type="float" office:value="4100.220215" calcext:value-type="float">
            <text:p>4100,220215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10.931946" calcext:value-type="float">
            <text:p>1010,931946</text:p>
          </table:table-cell>
          <table:table-cell office:value-type="float" office:value="150" calcext:value-type="float">
            <text:p>150</text:p>
          </table:table-cell>
          <table:table-cell office:value-type="float" office:value="4501.507812" calcext:value-type="float">
            <text:p>4501,507812</text:p>
          </table:table-cell>
          <table:table-cell office:value-type="float" office:value="151425" calcext:value-type="float">
            <text:p>151425</text:p>
          </table:table-cell>
          <table:table-cell office:value-type="float" office:value="858.498962" calcext:value-type="float">
            <text:p>858,498962</text:p>
          </table:table-cell>
          <table:table-cell office:value-type="float" office:value="101" calcext:value-type="float">
            <text:p>101</text:p>
          </table:table-cell>
          <table:table-cell office:value-type="float" office:value="3472.626953" calcext:value-type="float">
            <text:p>3472,626953</text:p>
          </table:table-cell>
          <table:table-cell office:value-type="float" office:value="151425" calcext:value-type="float">
            <text:p>151425</text:p>
          </table:table-cell>
          <table:table-cell office:value-type="float" office:value="883.510986" calcext:value-type="float">
            <text:p>883,510986</text:p>
          </table:table-cell>
          <table:table-cell office:value-type="float" office:value="125" calcext:value-type="float">
            <text:p>125</text:p>
          </table:table-cell>
          <table:table-cell office:value-type="float" office:value="4067.851318" calcext:value-type="float">
            <text:p>4067,851318</text:p>
          </table:table-cell>
          <table:table-cell office:value-type="float" office:value="151425" calcext:value-type="float">
            <text:p>151425</text:p>
          </table:table-cell>
          <table:table-cell office:value-type="float" office:value="941.203003" calcext:value-type="float">
            <text:p>941,203003</text:p>
          </table:table-cell>
          <table:table-cell office:value-type="float" office:value="129" calcext:value-type="float">
            <text:p>129</text:p>
          </table:table-cell>
          <table:table-cell office:value-type="float" office:value="4029.046387" calcext:value-type="float">
            <text:p>4029,046387</text:p>
          </table:table-cell>
          <table:table-cell office:value-type="float" office:value="151425" calcext:value-type="float">
            <text:p>151425</text:p>
          </table:table-cell>
          <table:table-cell office:value-type="float" office:value="1068.06897" calcext:value-type="float">
            <text:p>1068,06897</text:p>
          </table:table-cell>
          <table:table-cell office:value-type="float" office:value="170" calcext:value-type="float">
            <text:p>170</text:p>
          </table:table-cell>
          <table:table-cell office:value-type="float" office:value="4737.416992" calcext:value-type="float">
            <text:p>4737,416992</text:p>
          </table:table-cell>
        </table:table-row>
        <table:table-row table:style-name="ro1">
          <table:table-cell office:value-type="float" office:value="151639" calcext:value-type="float">
            <text:p>151639</text:p>
          </table:table-cell>
          <table:table-cell office:value-type="float" office:value="1380.015991" calcext:value-type="float">
            <text:p>1380,015991</text:p>
          </table:table-cell>
          <table:table-cell office:value-type="float" office:value="10" calcext:value-type="float">
            <text:p>10</text:p>
          </table:table-cell>
          <table:table-cell office:value-type="float" office:value="2207.009033" calcext:value-type="float">
            <text:p>2207,00903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64.854004" calcext:value-type="float">
            <text:p>1364,854004</text:p>
          </table:table-cell>
          <table:table-cell office:value-type="float" office:value="7" calcext:value-type="float">
            <text:p>7</text:p>
          </table:table-cell>
          <table:table-cell office:value-type="float" office:value="1286.872925" calcext:value-type="float">
            <text:p>1286,872925</text:p>
          </table:table-cell>
          <table:table-cell office:value-type="float" office:value="151639" calcext:value-type="float">
            <text:p>151639</text:p>
          </table:table-cell>
          <table:table-cell office:value-type="float" office:value="1440.214966" calcext:value-type="float">
            <text:p>1440,214966</text:p>
          </table:table-cell>
          <table:table-cell office:value-type="float" office:value="5" calcext:value-type="float">
            <text:p>5</text:p>
          </table:table-cell>
          <table:table-cell office:value-type="float" office:value="691.535034" calcext:value-type="float">
            <text:p>691,535034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6.051025" calcext:value-type="float">
            <text:p>1346,051025</text:p>
          </table:table-cell>
          <table:table-cell office:value-type="float" office:value="7" calcext:value-type="float">
            <text:p>7</text:p>
          </table:table-cell>
          <table:table-cell office:value-type="float" office:value="857.56604" calcext:value-type="float">
            <text:p>857,56604</text:p>
          </table:table-cell>
          <table:table-cell office:value-type="float" office:value="151639" calcext:value-type="float">
            <text:p>151639</text:p>
          </table:table-cell>
          <table:table-cell office:value-type="float" office:value="928.708008" calcext:value-type="float">
            <text:p>928,708008</text:p>
          </table:table-cell>
          <table:table-cell office:value-type="float" office:value="10" calcext:value-type="float">
            <text:p>10</text:p>
          </table:table-cell>
          <table:table-cell office:value-type="float" office:value="805.654053" calcext:value-type="float">
            <text:p>805,654053</text:p>
          </table:table-cell>
          <table:table-cell office:value-type="float" office:value="151639" calcext:value-type="float">
            <text:p>151639</text:p>
          </table:table-cell>
          <table:table-cell office:value-type="float" office:value="1340.024048" calcext:value-type="float">
            <text:p>1340,024048</text:p>
          </table:table-cell>
          <table:table-cell office:value-type="float" office:value="18" calcext:value-type="float">
            <text:p>18</text:p>
          </table:table-cell>
          <table:table-cell office:value-type="float" office:value="2828.764893" calcext:value-type="float">
            <text:p>2828,764893</text:p>
          </table:table-cell>
          <table:table-cell office:value-type="float" office:value="151639" calcext:value-type="float">
            <text:p>151639</text:p>
          </table:table-cell>
          <table:table-cell office:value-type="float" office:value="848.698975" calcext:value-type="float">
            <text:p>848,698975</text:p>
          </table:table-cell>
          <table:table-cell office:value-type="float" office:value="11" calcext:value-type="float">
            <text:p>11</text:p>
          </table:table-cell>
          <table:table-cell office:value-type="float" office:value="1667.630127" calcext:value-type="float">
            <text:p>1667,630127</text:p>
          </table:table-cell>
        </table:table-row>
        <table:table-row table:style-name="ro1">
          <table:table-cell office:value-type="float" office:value="152750" calcext:value-type="float">
            <text:p>152750</text:p>
          </table:table-cell>
          <table:table-cell office:value-type="float" office:value="801.406006" calcext:value-type="float">
            <text:p>801,40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1.432983" calcext:value-type="float">
            <text:p>891,432983</text:p>
          </table:table-cell>
          <table:table-cell office:value-type="float" office:value="2" calcext:value-type="float">
            <text:p>2</text:p>
          </table:table-cell>
          <table:table-cell office:value-type="float" office:value="181.026001" calcext:value-type="float">
            <text:p>181,026001</text:p>
          </table:table-cell>
          <table:table-cell office:value-type="float" office:value="152750" calcext:value-type="float">
            <text:p>152750</text:p>
          </table:table-cell>
          <table:table-cell office:value-type="float" office:value="947.477966" calcext:value-type="float">
            <text:p>947,477966</text:p>
          </table:table-cell>
          <table:table-cell office:value-type="float" office:value="1" calcext:value-type="float">
            <text:p>1</text:p>
          </table:table-cell>
          <table:table-cell office:value-type="float" office:value="22.43" calcext:value-type="float">
            <text:p>22,43</text:p>
          </table:table-cell>
          <table:table-cell office:value-type="float" office:value="152750" calcext:value-type="float">
            <text:p>152750</text:p>
          </table:table-cell>
          <table:table-cell office:value-type="float" office:value="1039.28894" calcext:value-type="float">
            <text:p>1039,28894</text:p>
          </table:table-cell>
          <table:table-cell office:value-type="float" office:value="2" calcext:value-type="float">
            <text:p>2</text:p>
          </table:table-cell>
          <table:table-cell office:value-type="float" office:value="232.149994" calcext:value-type="float">
            <text:p>232,149994</text:p>
          </table:table-cell>
          <table:table-cell office:value-type="float" office:value="152750" calcext:value-type="float">
            <text:p>152750</text:p>
          </table:table-cell>
          <table:table-cell office:value-type="float" office:value="875.855042" calcext:value-type="float">
            <text:p>875,855042</text:p>
          </table:table-cell>
          <table:table-cell office:value-type="float" office:value="3" calcext:value-type="float">
            <text:p>3</text:p>
          </table:table-cell>
          <table:table-cell office:value-type="float" office:value="424.623016" calcext:value-type="float">
            <text:p>424,623016</text:p>
          </table:table-cell>
          <table:table-cell office:value-type="float" office:value="152750" calcext:value-type="float">
            <text:p>152750</text:p>
          </table:table-cell>
          <table:table-cell office:value-type="float" office:value="860.324036" calcext:value-type="float">
            <text:p>860,324036</text:p>
          </table:table-cell>
          <table:table-cell office:value-type="float" office:value="1" calcext:value-type="float">
            <text:p>1</text:p>
          </table:table-cell>
          <table:table-cell office:value-type="float" office:value="23.824999" calcext:value-type="float">
            <text:p>23,824999</text:p>
          </table:table-cell>
          <table:table-cell office:value-type="float" office:value="152750" calcext:value-type="float">
            <text:p>152750</text:p>
          </table:table-cell>
          <table:table-cell office:value-type="float" office:value="897.078979" calcext:value-type="float">
            <text:p>897,078979</text:p>
          </table:table-cell>
          <table:table-cell office:value-type="float" office:value="3" calcext:value-type="float">
            <text:p>3</text:p>
          </table:table-cell>
          <table:table-cell office:value-type="float" office:value="380.911987" calcext:value-type="float">
            <text:p>380,911987</text:p>
          </table:table-cell>
        </table:table-row>
        <table:table-row table:style-name="ro1">
          <table:table-cell office:value-type="float" office:value="152934" calcext:value-type="float">
            <text:p>152934</text:p>
          </table:table-cell>
          <table:table-cell office:value-type="float" office:value="928.731995" calcext:value-type="float">
            <text:p>928,731995</text:p>
          </table:table-cell>
          <table:table-cell office:value-type="float" office:value="4" calcext:value-type="float">
            <text:p>4</text:p>
          </table:table-cell>
          <table:table-cell office:value-type="float" office:value="216.708008" calcext:value-type="float">
            <text:p>216,708008</text:p>
          </table:table-cell>
          <table:table-cell office:value-type="float" office:value="152934" calcext:value-type="float">
            <text:p>152934</text:p>
          </table:table-cell>
          <table:table-cell office:value-type="float" office:value="933.661987" calcext:value-type="float">
            <text:p>933,661987</text:p>
          </table:table-cell>
          <table:table-cell office:value-type="float" office:value="7" calcext:value-type="float">
            <text:p>7</text:p>
          </table:table-cell>
          <table:table-cell office:value-type="float" office:value="1122.26001" calcext:value-type="float">
            <text:p>1122,26001</text:p>
          </table:table-cell>
          <table:table-cell office:value-type="float" office:value="152934" calcext:value-type="float">
            <text:p>152934</text:p>
          </table:table-cell>
          <table:table-cell office:value-type="float" office:value="948.846008" calcext:value-type="float">
            <text:p>948,846008</text:p>
          </table:table-cell>
          <table:table-cell office:value-type="float" office:value="3" calcext:value-type="float">
            <text:p>3</text:p>
          </table:table-cell>
          <table:table-cell office:value-type="float" office:value="1012.733032" calcext:value-type="float">
            <text:p>1012,733032</text:p>
          </table:table-cell>
          <table:table-cell office:value-type="float" office:value="152934" calcext:value-type="float">
            <text:p>152934</text:p>
          </table:table-cell>
          <table:table-cell office:value-type="float" office:value="887.323975" calcext:value-type="float">
            <text:p>887,323975</text:p>
          </table:table-cell>
          <table:table-cell office:value-type="float" office:value="6" calcext:value-type="float">
            <text:p>6</text:p>
          </table:table-cell>
          <table:table-cell office:value-type="float" office:value="731.375977" calcext:value-type="float">
            <text:p>731,375977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16.69397" calcext:value-type="float">
            <text:p>1116,69397</text:p>
          </table:table-cell>
          <table:table-cell office:value-type="float" office:value="5" calcext:value-type="float">
            <text:p>5</text:p>
          </table:table-cell>
          <table:table-cell office:value-type="float" office:value="447.736023" calcext:value-type="float">
            <text:p>447,736023</text:p>
          </table:table-cell>
          <table:table-cell office:value-type="float" office:value="152934" calcext:value-type="float">
            <text:p>152934</text:p>
          </table:table-cell>
          <table:table-cell office:value-type="float" office:value="910.682983" calcext:value-type="float">
            <text:p>910,682983</text:p>
          </table:table-cell>
          <table:table-cell office:value-type="float" office:value="5" calcext:value-type="float">
            <text:p>5</text:p>
          </table:table-cell>
          <table:table-cell office:value-type="float" office:value="504.088013" calcext:value-type="float">
            <text:p>504,088013</text:p>
          </table:table-cell>
          <table:table-cell office:value-type="float" office:value="152934" calcext:value-type="float">
            <text:p>152934</text:p>
          </table:table-cell>
          <table:table-cell office:value-type="float" office:value="1147.855957" calcext:value-type="float">
            <text:p>1147,855957</text:p>
          </table:table-cell>
          <table:table-cell office:value-type="float" office:value="3" calcext:value-type="float">
            <text:p>3</text:p>
          </table:table-cell>
          <table:table-cell office:value-type="float" office:value="746.052979" calcext:value-type="float">
            <text:p>746,052979</text:p>
          </table:table-cell>
        </table:table-row>
        <table:table-row table:style-name="ro1">
          <table:table-cell table:style-name="ce33" office:value-type="string" calcext:value-type="string">
            <text:p>Average</text:p>
          </table:table-cell>
          <table:table-cell table:style-name="ce31" table:formula="of:=AVERAGE([C7.B5:.B34])" office:value-type="float" office:value="1064.21539713333" calcext:value-type="float">
            <text:p>1064,2153971333</text:p>
          </table:table-cell>
          <table:table-cell table:style-name="ce31" table:formula="of:=AVERAGE([C7.C5:.C34])" office:value-type="float" office:value="26.4333333333333" calcext:value-type="float">
            <text:p>26,4333333333</text:p>
          </table:table-cell>
          <table:table-cell table:style-name="ce45" table:formula="of:=AVERAGE([C7.D5:.D34])" office:value-type="float" office:value="1921.8737653" calcext:value-type="float">
            <text:p>1921,873765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F5:.F34])" office:value-type="float" office:value="1056.27275796667" calcext:value-type="float">
            <text:p>1056,2727579667</text:p>
          </table:table-cell>
          <table:table-cell table:style-name="ce31" table:formula="of:=AVERAGE([C7.G5:.G34])" office:value-type="float" office:value="25.6333333333333" calcext:value-type="float">
            <text:p>25,6333333333</text:p>
          </table:table-cell>
          <table:table-cell table:style-name="ce45" table:formula="of:=AVERAGE([C7.H5:.H34])" office:value-type="float" office:value="1591.74853513333" calcext:value-type="float">
            <text:p>1591,7485351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J5:.J34])" office:value-type="float" office:value="1052.93355916667" calcext:value-type="float">
            <text:p>1052,9335591667</text:p>
          </table:table-cell>
          <table:table-cell table:style-name="ce31" table:formula="of:=AVERAGE([C7.K5:.K34])" office:value-type="float" office:value="26.8" calcext:value-type="float">
            <text:p>26,8</text:p>
          </table:table-cell>
          <table:table-cell table:style-name="ce45" table:formula="of:=AVERAGE([C7.L5:.L34])" office:value-type="float" office:value="1789.07311503333" calcext:value-type="float">
            <text:p>1789,0731150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N5:.N34])" office:value-type="float" office:value="1050.33078603333" calcext:value-type="float">
            <text:p>1050,3307860333</text:p>
          </table:table-cell>
          <table:table-cell table:style-name="ce31" table:formula="of:=AVERAGE([C7.O5:.O34])" office:value-type="float" office:value="11.9" calcext:value-type="float">
            <text:p>11,9</text:p>
          </table:table-cell>
          <table:table-cell table:style-name="ce45" table:formula="of:=AVERAGE([C7.P5:.P34])" office:value-type="float" office:value="1279.01716216667" calcext:value-type="float">
            <text:p>1279,0171621667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R5:.R34])" office:value-type="float" office:value="1013.05676476667" calcext:value-type="float">
            <text:p>1013,0567647667</text:p>
          </table:table-cell>
          <table:table-cell table:style-name="ce31" table:formula="of:=AVERAGE([C7.S5:.S34])" office:value-type="float" office:value="21.4666666666667" calcext:value-type="float">
            <text:p>21,4666666667</text:p>
          </table:table-cell>
          <table:table-cell table:style-name="ce45" table:formula="of:=AVERAGE([C7.T5:.T34])" office:value-type="float" office:value="1549.47166823333" calcext:value-type="float">
            <text:p>1549,4716682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V5:.V34])" office:value-type="float" office:value="1058.6131347" calcext:value-type="float">
            <text:p>1058,6131347</text:p>
          </table:table-cell>
          <table:table-cell table:style-name="ce31" table:formula="of:=AVERAGE([C7.W5:.W34])" office:value-type="float" office:value="28.8" calcext:value-type="float">
            <text:p>28,8</text:p>
          </table:table-cell>
          <table:table-cell table:style-name="ce45" table:formula="of:=AVERAGE([C7.X5:.X34])" office:value-type="float" office:value="2102.48680783333" calcext:value-type="float">
            <text:p>2102,4868078333</text:p>
          </table:table-cell>
          <table:table-cell table:style-name="ce33" office:value-type="string" calcext:value-type="string">
            <text:p>Average</text:p>
          </table:table-cell>
          <table:table-cell table:style-name="ce31" table:formula="of:=AVERAGE([C7.Z5:.Z34])" office:value-type="float" office:value="1039.3068277" calcext:value-type="float">
            <text:p>1039,3068277</text:p>
          </table:table-cell>
          <table:table-cell table:style-name="ce31" table:formula="of:=AVERAGE([C7.AA5:.AA34])" office:value-type="float" office:value="30.2666666666667" calcext:value-type="float">
            <text:p>30,2666666667</text:p>
          </table:table-cell>
          <table:table-cell table:style-name="ce45" table:formula="of:=AVERAGE([C7.AB5:.AB34])" office:value-type="float" office:value="2169.6577517" calcext:value-type="float">
            <text:p>2169,6577517</text:p>
          </table:table-cell>
        </table:table-row>
        <table:table-row table:style-name="ro1">
          <table:table-cell table:style-name="ce33" office:value-type="string" calcext:value-type="string">
            <text:p>Median</text:p>
          </table:table-cell>
          <table:table-cell table:style-name="ce31" table:formula="of:=MEDIAN([C7.B5:.B34])" office:value-type="float" office:value="1033.1525265" calcext:value-type="float">
            <text:p>1033,1525265</text:p>
          </table:table-cell>
          <table:table-cell table:style-name="ce31" table:formula="of:=MEDIAN([C7.C5:.C34])" office:value-type="float" office:value="8" calcext:value-type="float">
            <text:p>8</text:p>
          </table:table-cell>
          <table:table-cell table:style-name="ce45" table:formula="of:=MEDIAN([C7.D5:.D34])" office:value-type="float" office:value="1323.4364625" calcext:value-type="float">
            <text:p>1323,436462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F5:.F34])" office:value-type="float" office:value="1032.752014" calcext:value-type="float">
            <text:p>1032,752014</text:p>
          </table:table-cell>
          <table:table-cell table:style-name="ce31" table:formula="of:=MEDIAN([C7.G5:.G34])" office:value-type="float" office:value="7" calcext:value-type="float">
            <text:p>7</text:p>
          </table:table-cell>
          <table:table-cell table:style-name="ce45" table:formula="of:=MEDIAN([C7.H5:.H34])" office:value-type="float" office:value="1043.994995" calcext:value-type="float">
            <text:p>1043,99499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J5:.J34])" office:value-type="float" office:value="1009.9979555" calcext:value-type="float">
            <text:p>1009,9979555</text:p>
          </table:table-cell>
          <table:table-cell table:style-name="ce31" table:formula="of:=MEDIAN([C7.K5:.K34])" office:value-type="float" office:value="6" calcext:value-type="float">
            <text:p>6</text:p>
          </table:table-cell>
          <table:table-cell table:style-name="ce45" table:formula="of:=MEDIAN([C7.L5:.L34])" office:value-type="float" office:value="775.178986" calcext:value-type="float">
            <text:p>775,178986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N5:.N34])" office:value-type="float" office:value="1082.423523" calcext:value-type="float">
            <text:p>1082,423523</text:p>
          </table:table-cell>
          <table:table-cell table:style-name="ce31" table:formula="of:=MEDIAN([C7.O5:.O34])" office:value-type="float" office:value="6" calcext:value-type="float">
            <text:p>6</text:p>
          </table:table-cell>
          <table:table-cell table:style-name="ce45" table:formula="of:=MEDIAN([C7.P5:.P34])" office:value-type="float" office:value="720.770966" calcext:value-type="float">
            <text:p>720,770966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R5:.R34])" office:value-type="float" office:value="984.129486" calcext:value-type="float">
            <text:p>984,129486</text:p>
          </table:table-cell>
          <table:table-cell table:style-name="ce31" table:formula="of:=MEDIAN([C7.S5:.S34])" office:value-type="float" office:value="6" calcext:value-type="float">
            <text:p>6</text:p>
          </table:table-cell>
          <table:table-cell table:style-name="ce45" table:formula="of:=MEDIAN([C7.T5:.T34])" office:value-type="float" office:value="847.2445375" calcext:value-type="float">
            <text:p>847,2445375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V5:.V34])" office:value-type="float" office:value="1027.602478" calcext:value-type="float">
            <text:p>1027,602478</text:p>
          </table:table-cell>
          <table:table-cell table:style-name="ce31" table:formula="of:=MEDIAN([C7.W5:.W34])" office:value-type="float" office:value="7" calcext:value-type="float">
            <text:p>7</text:p>
          </table:table-cell>
          <table:table-cell table:style-name="ce45" table:formula="of:=MEDIAN([C7.X5:.X34])" office:value-type="float" office:value="1273.105469" calcext:value-type="float">
            <text:p>1273,105469</text:p>
          </table:table-cell>
          <table:table-cell table:style-name="ce33" office:value-type="string" calcext:value-type="string">
            <text:p>Median</text:p>
          </table:table-cell>
          <table:table-cell table:style-name="ce31" table:formula="of:=MEDIAN([C7.Z5:.Z34])" office:value-type="float" office:value="1037.613525" calcext:value-type="float">
            <text:p>1037,613525</text:p>
          </table:table-cell>
          <table:table-cell table:style-name="ce31" table:formula="of:=MEDIAN([C7.AA5:.AA34])" office:value-type="float" office:value="5.5" calcext:value-type="float">
            <text:p>5,5</text:p>
          </table:table-cell>
          <table:table-cell table:style-name="ce45" table:formula="of:=MEDIAN([C7.AB5:.AB34])" office:value-type="float" office:value="845.7420345" calcext:value-type="float">
            <text:p>845,7420345</text:p>
          </table:table-cell>
        </table:table-row>
        <table:table-row table:style-name="ro1">
          <table:table-cell table:style-name="ce35" office:value-type="string" calcext:value-type="string">
            <text:p>Standard dev.</text:p>
          </table:table-cell>
          <table:table-cell table:style-name="ce41" table:formula="of:=STDEV([C7.B5:.B34])" office:value-type="float" office:value="180.951188183591" calcext:value-type="float">
            <text:p>180,9511881836</text:p>
          </table:table-cell>
          <table:table-cell table:style-name="ce41" table:formula="of:=STDEV([C7.C5:.C34])" office:value-type="float" office:value="43.6156278013483" calcext:value-type="float">
            <text:p>43,6156278013</text:p>
          </table:table-cell>
          <table:table-cell table:style-name="ce46" table:formula="of:=STDEV([C7.D5:.D34])" office:value-type="float" office:value="2009.683523226" calcext:value-type="float">
            <text:p>2009,683523226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F5:.F34])" office:value-type="float" office:value="188.367836269272" calcext:value-type="float">
            <text:p>188,3678362693</text:p>
          </table:table-cell>
          <table:table-cell table:style-name="ce41" table:formula="of:=STDEV([C7.G5:.G34])" office:value-type="float" office:value="44.7926127940706" calcext:value-type="float">
            <text:p>44,7926127941</text:p>
          </table:table-cell>
          <table:table-cell table:style-name="ce46" table:formula="of:=STDEV([C7.H5:.H34])" office:value-type="float" office:value="1477.01594961769" calcext:value-type="float">
            <text:p>1477,0159496177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J5:.J34])" office:value-type="float" office:value="158.085745102189" calcext:value-type="float">
            <text:p>158,0857451022</text:p>
          </table:table-cell>
          <table:table-cell table:style-name="ce41" table:formula="of:=STDEV([C7.K5:.K34])" office:value-type="float" office:value="48.1909993027028" calcext:value-type="float">
            <text:p>48,1909993027</text:p>
          </table:table-cell>
          <table:table-cell table:style-name="ce46" table:formula="of:=STDEV([C7.L5:.L34])" office:value-type="float" office:value="1902.98213998836" calcext:value-type="float">
            <text:p>1902,982139988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N5:.N34])" office:value-type="float" office:value="156.978552614201" calcext:value-type="float">
            <text:p>156,9785526142</text:p>
          </table:table-cell>
          <table:table-cell table:style-name="ce41" table:formula="of:=STDEV([C7.O5:.O34])" office:value-type="float" office:value="22.4796459660427" calcext:value-type="float">
            <text:p>22,479645966</text:p>
          </table:table-cell>
          <table:table-cell table:style-name="ce46" table:formula="of:=STDEV([C7.P5:.P34])" office:value-type="float" office:value="1572.11382633886" calcext:value-type="float">
            <text:p>1572,1138263389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R5:.R34])" office:value-type="float" office:value="146.799629801488" calcext:value-type="float">
            <text:p>146,7996298015</text:p>
          </table:table-cell>
          <table:table-cell table:style-name="ce41" table:formula="of:=STDEV([C7.S5:.S34])" office:value-type="float" office:value="42.1432150495503" calcext:value-type="float">
            <text:p>42,1432150496</text:p>
          </table:table-cell>
          <table:table-cell table:style-name="ce46" table:formula="of:=STDEV([C7.T5:.T34])" office:value-type="float" office:value="1518.76540993913" calcext:value-type="float">
            <text:p>1518,7654099391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V5:.V34])" office:value-type="float" office:value="189.075626415307" calcext:value-type="float">
            <text:p>189,0756264153</text:p>
          </table:table-cell>
          <table:table-cell table:style-name="ce41" table:formula="of:=STDEV([C7.W5:.W34])" office:value-type="float" office:value="50.4595433713126" calcext:value-type="float">
            <text:p>50,4595433713</text:p>
          </table:table-cell>
          <table:table-cell table:style-name="ce46" table:formula="of:=STDEV([C7.X5:.X34])" office:value-type="float" office:value="1938.61829056337" calcext:value-type="float">
            <text:p>1938,6182905634</text:p>
          </table:table-cell>
          <table:table-cell table:style-name="ce35" office:value-type="string" calcext:value-type="string">
            <text:p>Standard dev.</text:p>
          </table:table-cell>
          <table:table-cell table:style-name="ce41" table:formula="of:=STDEV([C7.Z5:.Z34])" office:value-type="float" office:value="131.558847651075" calcext:value-type="float">
            <text:p>131,5588476511</text:p>
          </table:table-cell>
          <table:table-cell table:style-name="ce41" table:formula="of:=STDEV([C7.AA5:.AA34])" office:value-type="float" office:value="52.5769933515131" calcext:value-type="float">
            <text:p>52,5769933515</text:p>
          </table:table-cell>
          <table:table-cell table:style-name="ce46" table:formula="of:=STDEV([C7.AB5:.AB34])" office:value-type="float" office:value="2787.28670895153" calcext:value-type="float">
            <text:p>2787,2867089515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3"/>
        </table:table-row>
        <table:table-row table:style-name="ro1">
          <table:table-cell table:style-name="ce36" office:value-type="string" calcext:value-type="string">
            <text:p>Initialization time</text:p>
          </table:table-cell>
          <table:table-cell table:style-name="ce42" table:formula="of:=AVERAGE([.B35];[.F35];[.J35];[.N35];[.R35];[.V35];[.Z35])" office:value-type="float" office:value="1047.81846106667" calcext:value-type="float">
            <text:p>1047,8184610667</text:p>
          </table:table-cell>
          <table:table-cell table:formula="of:=STDEV([.B5:.B34];[.F5:.F34];[.J5:.J34];[.N5:.N34];[.R5:.R34];[.V5:.V34];[.Z5:.Z34];[.AD5:.AD34];[.AH5:.AH34])" office:value-type="float" office:value="164.194949072959" calcext:value-type="float">
            <text:p>164,194949073</text:p>
          </table:table-cell>
          <table:table-cell table:formula="of:=COUNT([.B5:.B34];[.F5:.F34];[.J5:.J34];[.N5:.N34];[.R5:.R34];[.V5:.V34];[.Z5:.Z34];[.AD5:.AD34];[.AH5:.AH34])" office:value-type="float" office:value="210" calcext:value-type="float">
            <text:p>210</text:p>
          </table:table-cell>
          <table:table-cell table:formula="of:=2*[.C40]/SQRT([.D40])" office:value-type="float" office:value="22.6610558746442" calcext:value-type="float">
            <text:p>22,6610558746</text:p>
          </table:table-cell>
          <table:table-cell table:number-columns-repeated="23"/>
        </table:table-row>
        <table:table-row table:style-name="ro1">
          <table:table-cell table:style-name="ce33" office:value-type="string" calcext:value-type="string">
            <text:p>Number of stalls</text:p>
          </table:table-cell>
          <table:table-cell table:style-name="ce43" table:formula="of:=AVERAGE([.C35];[.G35];[.K35];[.O35];[.S35];[.W35];[.AA35])" office:value-type="float" office:value="24.4714285714286" calcext:value-type="float">
            <text:p>24,4714285714</text:p>
          </table:table-cell>
          <table:table-cell table:formula="of:=STDEV([.C5:.C34];[.G5:.G34];[.K5:.K34];[.O5:.O34];[.S5:.S34];[.W5:.W34];[.AA5:.AA34];[.AE5:.AE34];[.AI5:.AI34])" office:value-type="float" office:value="44.1705225793749" calcext:value-type="float">
            <text:p>44,1705225794</text:p>
          </table:table-cell>
          <table:table-cell table:style-name="ce47" table:formula="of:=COUNT([.C5:.C34];[.G5:.G34];[.K5:.K34];[.O5:.O34];[.S5:.S34];[.W5:.W34];[.AA5:.AA34];[.AE5:.AE34];[.AI5:.AI34])" office:value-type="float" office:value="210" calcext:value-type="float">
            <text:p>210</text:p>
          </table:table-cell>
          <table:table-cell table:formula="of:=2*[.C41]/SQRT([.D41])" office:value-type="float" office:value="6.09611127403608" calcext:value-type="float">
            <text:p>6,096111274</text:p>
          </table:table-cell>
          <table:table-cell table:number-columns-repeated="23"/>
        </table:table-row>
        <table:table-row table:style-name="ro1">
          <table:table-cell table:style-name="ce35" office:value-type="string" calcext:value-type="string">
            <text:p>Total stall time</text:p>
          </table:table-cell>
          <table:table-cell table:style-name="ce44" table:formula="of:=AVERAGE([.D35];[.H35];[.L35];[.P35];[.T35];[.X35];[.AB35])" office:value-type="float" office:value="1771.90411505714" calcext:value-type="float">
            <text:p>1771,9041150571</text:p>
          </table:table-cell>
          <table:table-cell table:formula="of:=STDEV([.D5:.D34];[.H5:.H34];[.L5:.L34];[.P5:.P34];[.T5:.T34];[.X5:.X34];[.AB5:.AB34];[.AF5:.AF34];[.AJ5:.AJ34])" office:value-type="float" office:value="1927.78923155139" calcext:value-type="float">
            <text:p>1927,7892315514</text:p>
          </table:table-cell>
          <table:table-cell table:formula="of:=COUNT([.D5:.D34];[.H5:.H34];[.L5:.L34];[.P5:.P34];[.T5:.T34];[.X5:.X34];[.AB5:.AB34];[.AF5:.AF34];[.AJ5:.AJ34])" office:value-type="float" office:value="210" calcext:value-type="float">
            <text:p>210</text:p>
          </table:table-cell>
          <table:table-cell table:formula="of:=2*[.C42]/SQRT([.D42])" office:value-type="float" office:value="266.060190872936" calcext:value-type="float">
            <text:p>266,0601908729</text:p>
          </table:table-cell>
          <table:table-cell table:number-columns-repeated="23"/>
        </table:table-row>
      </table:table>
      <table:table table:name="C8" table:style-name="ta1"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32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office:value-type="float" office:value="102631" calcext:value-type="float">
            <text:p>102631</text:p>
          </table:table-cell>
          <table:table-cell office:value-type="float" office:value="1004.585022" calcext:value-type="float">
            <text:p>1004,585022</text:p>
          </table:table-cell>
          <table:table-cell office:value-type="float" office:value="173" calcext:value-type="float">
            <text:p>173</text:p>
          </table:table-cell>
          <table:table-cell office:value-type="float" office:value="5327.369141" calcext:value-type="float">
            <text:p>5327,369141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31.960938" calcext:value-type="float">
            <text:p>1131,960938</text:p>
          </table:table-cell>
          <table:table-cell office:value-type="float" office:value="113" calcext:value-type="float">
            <text:p>113</text:p>
          </table:table-cell>
          <table:table-cell office:value-type="float" office:value="3850.600098" calcext:value-type="float">
            <text:p>3850,60009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201.269043" calcext:value-type="float">
            <text:p>1201,269043</text:p>
          </table:table-cell>
          <table:table-cell office:value-type="float" office:value="163" calcext:value-type="float">
            <text:p>163</text:p>
          </table:table-cell>
          <table:table-cell office:value-type="float" office:value="5809.955078" calcext:value-type="float">
            <text:p>5809,95507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99.466919" calcext:value-type="float">
            <text:p>1199,466919</text:p>
          </table:table-cell>
          <table:table-cell office:value-type="float" office:value="139" calcext:value-type="float">
            <text:p>139</text:p>
          </table:table-cell>
          <table:table-cell office:value-type="float" office:value="3983.817383" calcext:value-type="float">
            <text:p>3983,817383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18.072021" calcext:value-type="float">
            <text:p>1118,072021</text:p>
          </table:table-cell>
          <table:table-cell office:value-type="float" office:value="3" calcext:value-type="float">
            <text:p>3</text:p>
          </table:table-cell>
          <table:table-cell office:value-type="float" office:value="168.673004" calcext:value-type="float">
            <text:p>168,673004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453979" calcext:value-type="float">
            <text:p>1146,453979</text:p>
          </table:table-cell>
          <table:table-cell office:value-type="float" office:value="145" calcext:value-type="float">
            <text:p>145</text:p>
          </table:table-cell>
          <table:table-cell office:value-type="float" office:value="5175.145996" calcext:value-type="float">
            <text:p>5175,145996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24.463989" calcext:value-type="float">
            <text:p>1124,463989</text:p>
          </table:table-cell>
          <table:table-cell office:value-type="float" office:value="163" calcext:value-type="float">
            <text:p>163</text:p>
          </table:table-cell>
          <table:table-cell office:value-type="float" office:value="4583.419922" calcext:value-type="float">
            <text:p>4583,419922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963013" calcext:value-type="float">
            <text:p>1146,963013</text:p>
          </table:table-cell>
          <table:table-cell office:value-type="float" office:value="142" calcext:value-type="float">
            <text:p>142</text:p>
          </table:table-cell>
          <table:table-cell office:value-type="float" office:value="4444.044434" calcext:value-type="float">
            <text:p>4444,044434</text:p>
          </table:table-cell>
        </table:table-row>
        <table:table-row table:style-name="ro1">
          <table:table-cell office:value-type="float" office:value="102853" calcext:value-type="float">
            <text:p>102853</text:p>
          </table:table-cell>
          <table:table-cell office:value-type="float" office:value="709.174988" calcext:value-type="float">
            <text:p>709,174988</text:p>
          </table:table-cell>
          <table:table-cell office:value-type="float" office:value="19" calcext:value-type="float">
            <text:p>19</text:p>
          </table:table-cell>
          <table:table-cell office:value-type="float" office:value="3569.206055" calcext:value-type="float">
            <text:p>3569,206055</text:p>
          </table:table-cell>
          <table:table-cell office:value-type="float" office:value="102853" calcext:value-type="float">
            <text:p>102853</text:p>
          </table:table-cell>
          <table:table-cell office:value-type="float" office:value="979.501038" calcext:value-type="float">
            <text:p>979,501038</text:p>
          </table:table-cell>
          <table:table-cell office:value-type="float" office:value="8" calcext:value-type="float">
            <text:p>8</text:p>
          </table:table-cell>
          <table:table-cell office:value-type="float" office:value="1497.098022" calcext:value-type="float">
            <text:p>1497,09802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6.804993" calcext:value-type="float">
            <text:p>736,804993</text:p>
          </table:table-cell>
          <table:table-cell office:value-type="float" office:value="8" calcext:value-type="float">
            <text:p>8</text:p>
          </table:table-cell>
          <table:table-cell office:value-type="float" office:value="930.572998" calcext:value-type="float">
            <text:p>930,572998</text:p>
          </table:table-cell>
          <table:table-cell office:value-type="float" office:value="102853" calcext:value-type="float">
            <text:p>102853</text:p>
          </table:table-cell>
          <table:table-cell office:value-type="float" office:value="914.251953" calcext:value-type="float">
            <text:p>914,251953</text:p>
          </table:table-cell>
          <table:table-cell office:value-type="float" office:value="9" calcext:value-type="float">
            <text:p>9</text:p>
          </table:table-cell>
          <table:table-cell office:value-type="float" office:value="1697.427002" calcext:value-type="float">
            <text:p>1697,427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84.246033" calcext:value-type="float">
            <text:p>784,246033</text:p>
          </table:table-cell>
          <table:table-cell office:value-type="float" office:value="7" calcext:value-type="float">
            <text:p>7</text:p>
          </table:table-cell>
          <table:table-cell office:value-type="float" office:value="634.416931" calcext:value-type="float">
            <text:p>634,416931</text:p>
          </table:table-cell>
          <table:table-cell office:value-type="float" office:value="102853" calcext:value-type="float">
            <text:p>102853</text:p>
          </table:table-cell>
          <table:table-cell office:value-type="float" office:value="959.416992" calcext:value-type="float">
            <text:p>959,416992</text:p>
          </table:table-cell>
          <table:table-cell office:value-type="float" office:value="3" calcext:value-type="float">
            <text:p>3</text:p>
          </table:table-cell>
          <table:table-cell office:value-type="float" office:value="1711.688965" calcext:value-type="float">
            <text:p>1711,688965</text:p>
          </table:table-cell>
          <table:table-cell office:value-type="float" office:value="102853" calcext:value-type="float">
            <text:p>102853</text:p>
          </table:table-cell>
          <table:table-cell office:value-type="float" office:value="708.518982" calcext:value-type="float">
            <text:p>708,518982</text:p>
          </table:table-cell>
          <table:table-cell office:value-type="float" office:value="4" calcext:value-type="float">
            <text:p>4</text:p>
          </table:table-cell>
          <table:table-cell office:value-type="float" office:value="252.108002" calcext:value-type="float">
            <text:p>252,108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3.959961" calcext:value-type="float">
            <text:p>733,959961</text:p>
          </table:table-cell>
          <table:table-cell office:value-type="float" office:value="7" calcext:value-type="float">
            <text:p>7</text:p>
          </table:table-cell>
          <table:table-cell office:value-type="float" office:value="832.08905" calcext:value-type="float">
            <text:p>832,08905</text:p>
          </table:table-cell>
        </table:table-row>
        <table:table-row table:style-name="ro1">
          <table:table-cell office:value-type="float" office:value="103031" calcext:value-type="float">
            <text:p>103031</text:p>
          </table:table-cell>
          <table:table-cell office:value-type="float" office:value="1056.509033" calcext:value-type="float">
            <text:p>1056,509033</text:p>
          </table:table-cell>
          <table:table-cell office:value-type="float" office:value="24" calcext:value-type="float">
            <text:p>24</text:p>
          </table:table-cell>
          <table:table-cell office:value-type="float" office:value="3535.508057" calcext:value-type="float">
            <text:p>3535,50805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44.685974" calcext:value-type="float">
            <text:p>944,685974</text:p>
          </table:table-cell>
          <table:table-cell office:value-type="float" office:value="9" calcext:value-type="float">
            <text:p>9</text:p>
          </table:table-cell>
          <table:table-cell office:value-type="float" office:value="1791.804077" calcext:value-type="float">
            <text:p>1791,80407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05994" calcext:value-type="float">
            <text:p>915,205994</text:p>
          </table:table-cell>
          <table:table-cell office:value-type="float" office:value="10" calcext:value-type="float">
            <text:p>10</text:p>
          </table:table-cell>
          <table:table-cell office:value-type="float" office:value="2926.140137" calcext:value-type="float">
            <text:p>2926,140137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1.596008" calcext:value-type="float">
            <text:p>851,596008</text:p>
          </table:table-cell>
          <table:table-cell office:value-type="float" office:value="9" calcext:value-type="float">
            <text:p>9</text:p>
          </table:table-cell>
          <table:table-cell office:value-type="float" office:value="1884.061035" calcext:value-type="float">
            <text:p>1884,061035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0.255005" calcext:value-type="float">
            <text:p>850,255005</text:p>
          </table:table-cell>
          <table:table-cell office:value-type="float" office:value="16" calcext:value-type="float">
            <text:p>16</text:p>
          </table:table-cell>
          <table:table-cell office:value-type="float" office:value="2466.779053" calcext:value-type="float">
            <text:p>2466,779053</text:p>
          </table:table-cell>
          <table:table-cell office:value-type="float" office:value="103031" calcext:value-type="float">
            <text:p>103031</text:p>
          </table:table-cell>
          <table:table-cell office:value-type="float" office:value="885.333984" calcext:value-type="float">
            <text:p>885,333984</text:p>
          </table:table-cell>
          <table:table-cell office:value-type="float" office:value="15" calcext:value-type="float">
            <text:p>15</text:p>
          </table:table-cell>
          <table:table-cell office:value-type="float" office:value="3641.999512" calcext:value-type="float">
            <text:p>3641,999512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86987" calcext:value-type="float">
            <text:p>915,286987</text:p>
          </table:table-cell>
          <table:table-cell office:value-type="float" office:value="9" calcext:value-type="float">
            <text:p>9</text:p>
          </table:table-cell>
          <table:table-cell office:value-type="float" office:value="2778.381836" calcext:value-type="float">
            <text:p>2778,381836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16.260986" calcext:value-type="float">
            <text:p>1016,260986</text:p>
          </table:table-cell>
          <table:table-cell office:value-type="float" office:value="20" calcext:value-type="float">
            <text:p>20</text:p>
          </table:table-cell>
          <table:table-cell office:value-type="float" office:value="6035.678711" calcext:value-type="float">
            <text:p>6035,678711</text:p>
          </table:table-cell>
        </table:table-row>
        <table:table-row table:style-name="ro1">
          <table:table-cell office:value-type="float" office:value="115742" calcext:value-type="float">
            <text:p>115742</text:p>
          </table:table-cell>
          <table:table-cell office:value-type="float" office:value="888.41803" calcext:value-type="float">
            <text:p>888,41803</text:p>
          </table:table-cell>
          <table:table-cell office:value-type="float" office:value="5" calcext:value-type="float">
            <text:p>5</text:p>
          </table:table-cell>
          <table:table-cell office:value-type="float" office:value="747.153992" calcext:value-type="float">
            <text:p>747,153992</text:p>
          </table:table-cell>
          <table:table-cell office:value-type="float" office:value="115742" calcext:value-type="float">
            <text:p>115742</text:p>
          </table:table-cell>
          <table:table-cell office:value-type="float" office:value="851.746033" calcext:value-type="float">
            <text:p>851,746033</text:p>
          </table:table-cell>
          <table:table-cell office:value-type="float" office:value="5" calcext:value-type="float">
            <text:p>5</text:p>
          </table:table-cell>
          <table:table-cell office:value-type="float" office:value="713.221008" calcext:value-type="float">
            <text:p>713,221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936.631958" calcext:value-type="float">
            <text:p>936,631958</text:p>
          </table:table-cell>
          <table:table-cell office:value-type="float" office:value="4" calcext:value-type="float">
            <text:p>4</text:p>
          </table:table-cell>
          <table:table-cell office:value-type="float" office:value="772.792969" calcext:value-type="float">
            <text:p>772,792969</text:p>
          </table:table-cell>
          <table:table-cell office:value-type="float" office:value="115742" calcext:value-type="float">
            <text:p>115742</text:p>
          </table:table-cell>
          <table:table-cell office:value-type="float" office:value="730.94397" calcext:value-type="float">
            <text:p>730,94397</text:p>
          </table:table-cell>
          <table:table-cell office:value-type="float" office:value="3" calcext:value-type="float">
            <text:p>3</text:p>
          </table:table-cell>
          <table:table-cell office:value-type="float" office:value="263.35199" calcext:value-type="float">
            <text:p>263,35199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8.408936" calcext:value-type="float">
            <text:p>1058,408936</text:p>
          </table:table-cell>
          <table:table-cell office:value-type="float" office:value="5" calcext:value-type="float">
            <text:p>5</text:p>
          </table:table-cell>
          <table:table-cell office:value-type="float" office:value="581.998962" calcext:value-type="float">
            <text:p>581,998962</text:p>
          </table:table-cell>
          <table:table-cell office:value-type="float" office:value="115742" calcext:value-type="float">
            <text:p>115742</text:p>
          </table:table-cell>
          <table:table-cell office:value-type="float" office:value="978.763" calcext:value-type="float">
            <text:p>978,763</text:p>
          </table:table-cell>
          <table:table-cell office:value-type="float" office:value="4" calcext:value-type="float">
            <text:p>4</text:p>
          </table:table-cell>
          <table:table-cell office:value-type="float" office:value="556.057983" calcext:value-type="float">
            <text:p>556,057983</text:p>
          </table:table-cell>
          <table:table-cell office:value-type="float" office:value="115742" calcext:value-type="float">
            <text:p>115742</text:p>
          </table:table-cell>
          <table:table-cell office:value-type="float" office:value="917.580017" calcext:value-type="float">
            <text:p>917,580017</text:p>
          </table:table-cell>
          <table:table-cell office:value-type="float" office:value="2" calcext:value-type="float">
            <text:p>2</text:p>
          </table:table-cell>
          <table:table-cell office:value-type="float" office:value="141.764008" calcext:value-type="float">
            <text:p>141,764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3.738892" calcext:value-type="float">
            <text:p>1053,738892</text:p>
          </table:table-cell>
          <table:table-cell office:value-type="float" office:value="5" calcext:value-type="float">
            <text:p>5</text:p>
          </table:table-cell>
          <table:table-cell office:value-type="float" office:value="1083.111084" calcext:value-type="float">
            <text:p>1083,111084</text:p>
          </table:table-cell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989.630005" calcext:value-type="float">
            <text:p>989,630005</text:p>
          </table:table-cell>
          <table:table-cell office:value-type="float" office:value="9" calcext:value-type="float">
            <text:p>9</text:p>
          </table:table-cell>
          <table:table-cell office:value-type="float" office:value="1654.349976" calcext:value-type="float">
            <text:p>1654,349976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8.84198" calcext:value-type="float">
            <text:p>938,84198</text:p>
          </table:table-cell>
          <table:table-cell office:value-type="float" office:value="11" calcext:value-type="float">
            <text:p>11</text:p>
          </table:table-cell>
          <table:table-cell office:value-type="float" office:value="1444.338013" calcext:value-type="float">
            <text:p>1444,338013</text:p>
          </table:table-cell>
          <table:table-cell office:value-type="float" office:value="120201" calcext:value-type="float">
            <text:p>120201</text:p>
          </table:table-cell>
          <table:table-cell office:value-type="float" office:value="752.723999" calcext:value-type="float">
            <text:p>752,723999</text:p>
          </table:table-cell>
          <table:table-cell office:value-type="float" office:value="6" calcext:value-type="float">
            <text:p>6</text:p>
          </table:table-cell>
          <table:table-cell office:value-type="float" office:value="2128.592773" calcext:value-type="float">
            <text:p>2128,59277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16.436035" calcext:value-type="float">
            <text:p>916,436035</text:p>
          </table:table-cell>
          <table:table-cell office:value-type="float" office:value="8" calcext:value-type="float">
            <text:p>8</text:p>
          </table:table-cell>
          <table:table-cell office:value-type="float" office:value="1479.303955" calcext:value-type="float">
            <text:p>1479,303955</text:p>
          </table:table-cell>
          <table:table-cell office:value-type="float" office:value="120201" calcext:value-type="float">
            <text:p>120201</text:p>
          </table:table-cell>
          <table:table-cell office:value-type="float" office:value="968.057983" calcext:value-type="float">
            <text:p>968,057983</text:p>
          </table:table-cell>
          <table:table-cell office:value-type="float" office:value="5" calcext:value-type="float">
            <text:p>5</text:p>
          </table:table-cell>
          <table:table-cell office:value-type="float" office:value="950.616943" calcext:value-type="float">
            <text:p>950,61694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3.879028" calcext:value-type="float">
            <text:p>933,879028</text:p>
          </table:table-cell>
          <table:table-cell office:value-type="float" office:value="6" calcext:value-type="float">
            <text:p>6</text:p>
          </table:table-cell>
          <table:table-cell office:value-type="float" office:value="755.10498" calcext:value-type="float">
            <text:p>755,10498</text:p>
          </table:table-cell>
          <table:table-cell office:value-type="float" office:value="120201" calcext:value-type="float">
            <text:p>120201</text:p>
          </table:table-cell>
          <table:table-cell office:value-type="float" office:value="1013.134033" calcext:value-type="float">
            <text:p>1013,134033</text:p>
          </table:table-cell>
          <table:table-cell office:value-type="float" office:value="5" calcext:value-type="float">
            <text:p>5</text:p>
          </table:table-cell>
          <table:table-cell office:value-type="float" office:value="1046.557983" calcext:value-type="float">
            <text:p>1046,5579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860.708008" calcext:value-type="float">
            <text:p>860,708008</text:p>
          </table:table-cell>
          <table:table-cell office:value-type="float" office:value="5" calcext:value-type="float">
            <text:p>5</text:p>
          </table:table-cell>
          <table:table-cell office:value-type="float" office:value="492.179016" calcext:value-type="float">
            <text:p>492,179016</text:p>
          </table:table-cell>
        </table:table-row>
        <table:table-row table:style-name="ro1">
          <table:table-cell office:value-type="float" office:value="120940" calcext:value-type="float">
            <text:p>120940</text:p>
          </table:table-cell>
          <table:table-cell office:value-type="float" office:value="835.999023" calcext:value-type="float">
            <text:p>835,999023</text:p>
          </table:table-cell>
          <table:table-cell office:value-type="float" office:value="10" calcext:value-type="float">
            <text:p>10</text:p>
          </table:table-cell>
          <table:table-cell office:value-type="float" office:value="2747.692871" calcext:value-type="float">
            <text:p>2747,692871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0.485962" calcext:value-type="float">
            <text:p>850,485962</text:p>
          </table:table-cell>
          <table:table-cell office:value-type="float" office:value="5" calcext:value-type="float">
            <text:p>5</text:p>
          </table:table-cell>
          <table:table-cell office:value-type="float" office:value="866.646973" calcext:value-type="float">
            <text:p>866,646973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2.140015" calcext:value-type="float">
            <text:p>852,140015</text:p>
          </table:table-cell>
          <table:table-cell office:value-type="float" office:value="3" calcext:value-type="float">
            <text:p>3</text:p>
          </table:table-cell>
          <table:table-cell office:value-type="float" office:value="1115.925049" calcext:value-type="float">
            <text:p>1115,925049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4.069031" calcext:value-type="float">
            <text:p>844,069031</text:p>
          </table:table-cell>
          <table:table-cell office:value-type="float" office:value="5" calcext:value-type="float">
            <text:p>5</text:p>
          </table:table-cell>
          <table:table-cell office:value-type="float" office:value="1149.848022" calcext:value-type="float">
            <text:p>1149,848022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9.89801" calcext:value-type="float">
            <text:p>849,89801</text:p>
          </table:table-cell>
          <table:table-cell office:value-type="float" office:value="7" calcext:value-type="float">
            <text:p>7</text:p>
          </table:table-cell>
          <table:table-cell office:value-type="float" office:value="1771.400024" calcext:value-type="float">
            <text:p>1771,400024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3.830017" calcext:value-type="float">
            <text:p>843,830017</text:p>
          </table:table-cell>
          <table:table-cell office:value-type="float" office:value="4" calcext:value-type="float">
            <text:p>4</text:p>
          </table:table-cell>
          <table:table-cell office:value-type="float" office:value="727.940002" calcext:value-type="float">
            <text:p>727,940002</text:p>
          </table:table-cell>
          <table:table-cell office:value-type="float" office:value="120940" calcext:value-type="float">
            <text:p>120940</text:p>
          </table:table-cell>
          <table:table-cell office:value-type="float" office:value="768.947021" calcext:value-type="float">
            <text:p>768,947021</text:p>
          </table:table-cell>
          <table:table-cell office:value-type="float" office:value="4" calcext:value-type="float">
            <text:p>4</text:p>
          </table:table-cell>
          <table:table-cell office:value-type="float" office:value="562.209045" calcext:value-type="float">
            <text:p>562,209045</text:p>
          </table:table-cell>
          <table:table-cell office:value-type="float" office:value="120940" calcext:value-type="float">
            <text:p>120940</text:p>
          </table:table-cell>
          <table:table-cell office:value-type="float" office:value="888.065002" calcext:value-type="float">
            <text:p>888,065002</text:p>
          </table:table-cell>
          <table:table-cell office:value-type="float" office:value="18" calcext:value-type="float">
            <text:p>18</text:p>
          </table:table-cell>
          <table:table-cell office:value-type="float" office:value="5809.763184" calcext:value-type="float">
            <text:p>5809,763184</text:p>
          </table:table-cell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1093.760986" calcext:value-type="float">
            <text:p>1093,760986</text:p>
          </table:table-cell>
          <table:table-cell office:value-type="float" office:value="125" calcext:value-type="float">
            <text:p>125</text:p>
          </table:table-cell>
          <table:table-cell office:value-type="float" office:value="4115.174805" calcext:value-type="float">
            <text:p>4115,17480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28.47998" calcext:value-type="float">
            <text:p>1128,47998</text:p>
          </table:table-cell>
          <table:table-cell office:value-type="float" office:value="78" calcext:value-type="float">
            <text:p>78</text:p>
          </table:table-cell>
          <table:table-cell office:value-type="float" office:value="3098.714355" calcext:value-type="float">
            <text:p>3098,71435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13.175049" calcext:value-type="float">
            <text:p>1113,175049</text:p>
          </table:table-cell>
          <table:table-cell office:value-type="float" office:value="100" calcext:value-type="float">
            <text:p>100</text:p>
          </table:table-cell>
          <table:table-cell office:value-type="float" office:value="2819.436279" calcext:value-type="float">
            <text:p>2819,436279</text:p>
          </table:table-cell>
          <table:table-cell office:value-type="float" office:value="121128" calcext:value-type="float">
            <text:p>121128</text:p>
          </table:table-cell>
          <table:table-cell office:value-type="float" office:value="951.475037" calcext:value-type="float">
            <text:p>951,475037</text:p>
          </table:table-cell>
          <table:table-cell office:value-type="float" office:value="49" calcext:value-type="float">
            <text:p>49</text:p>
          </table:table-cell>
          <table:table-cell office:value-type="float" office:value="1899.514771" calcext:value-type="float">
            <text:p>1899,514771</text:p>
          </table:table-cell>
          <table:table-cell office:value-type="float" office:value="121128" calcext:value-type="float">
            <text:p>121128</text:p>
          </table:table-cell>
          <table:table-cell office:value-type="float" office:value="909.125" calcext:value-type="float">
            <text:p>909,125</text:p>
          </table:table-cell>
          <table:table-cell office:value-type="float" office:value="66" calcext:value-type="float">
            <text:p>66</text:p>
          </table:table-cell>
          <table:table-cell office:value-type="float" office:value="2864.768799" calcext:value-type="float">
            <text:p>2864,768799</text:p>
          </table:table-cell>
          <table:table-cell office:value-type="float" office:value="121128" calcext:value-type="float">
            <text:p>121128</text:p>
          </table:table-cell>
          <table:table-cell office:value-type="float" office:value="860.001953" calcext:value-type="float">
            <text:p>860,001953</text:p>
          </table:table-cell>
          <table:table-cell office:value-type="float" office:value="141" calcext:value-type="float">
            <text:p>141</text:p>
          </table:table-cell>
          <table:table-cell office:value-type="float" office:value="3709.882324" calcext:value-type="float">
            <text:p>3709,88232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41.927979" calcext:value-type="float">
            <text:p>1141,927979</text:p>
          </table:table-cell>
          <table:table-cell office:value-type="float" office:value="101" calcext:value-type="float">
            <text:p>101</text:p>
          </table:table-cell>
          <table:table-cell office:value-type="float" office:value="3199.687744" calcext:value-type="float">
            <text:p>3199,68774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060.395996" calcext:value-type="float">
            <text:p>1060,395996</text:p>
          </table:table-cell>
          <table:table-cell office:value-type="float" office:value="95" calcext:value-type="float">
            <text:p>95</text:p>
          </table:table-cell>
          <table:table-cell office:value-type="float" office:value="3037.331055" calcext:value-type="float">
            <text:p>3037,331055</text:p>
          </table:table-cell>
        </table:table-row>
        <table:table-row table:style-name="ro1">
          <table:table-cell office:value-type="float" office:value="121342" calcext:value-type="float">
            <text:p>121342</text:p>
          </table:table-cell>
          <table:table-cell office:value-type="float" office:value="934.643982" calcext:value-type="float">
            <text:p>934,643982</text:p>
          </table:table-cell>
          <table:table-cell office:value-type="float" office:value="167" calcext:value-type="float">
            <text:p>167</text:p>
          </table:table-cell>
          <table:table-cell office:value-type="float" office:value="3551.33667" calcext:value-type="float">
            <text:p>3551,33667</text:p>
          </table:table-cell>
          <table:table-cell office:value-type="float" office:value="121342" calcext:value-type="float">
            <text:p>121342</text:p>
          </table:table-cell>
          <table:table-cell office:value-type="float" office:value="809.158997" calcext:value-type="float">
            <text:p>809,158997</text:p>
          </table:table-cell>
          <table:table-cell office:value-type="float" office:value="133" calcext:value-type="float">
            <text:p>133</text:p>
          </table:table-cell>
          <table:table-cell office:value-type="float" office:value="3270.427246" calcext:value-type="float">
            <text:p>3270,427246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08.983032" calcext:value-type="float">
            <text:p>1008,983032</text:p>
          </table:table-cell>
          <table:table-cell office:value-type="float" office:value="103" calcext:value-type="float">
            <text:p>103</text:p>
          </table:table-cell>
          <table:table-cell office:value-type="float" office:value="2740.711182" calcext:value-type="float">
            <text:p>2740,711182</text:p>
          </table:table-cell>
          <table:table-cell office:value-type="float" office:value="121342" calcext:value-type="float">
            <text:p>121342</text:p>
          </table:table-cell>
          <table:table-cell office:value-type="float" office:value="894.514954" calcext:value-type="float">
            <text:p>894,514954</text:p>
          </table:table-cell>
          <table:table-cell office:value-type="float" office:value="126" calcext:value-type="float">
            <text:p>126</text:p>
          </table:table-cell>
          <table:table-cell office:value-type="float" office:value="2831.846191" calcext:value-type="float">
            <text:p>2831,846191</text:p>
          </table:table-cell>
          <table:table-cell office:value-type="float" office:value="121342" calcext:value-type="float">
            <text:p>121342</text:p>
          </table:table-cell>
          <table:table-cell office:value-type="float" office:value="913.923035" calcext:value-type="float">
            <text:p>913,923035</text:p>
          </table:table-cell>
          <table:table-cell office:value-type="float" office:value="162" calcext:value-type="float">
            <text:p>162</text:p>
          </table:table-cell>
          <table:table-cell office:value-type="float" office:value="3088.117188" calcext:value-type="float">
            <text:p>3088,117188</text:p>
          </table:table-cell>
          <table:table-cell office:value-type="float" office:value="121342" calcext:value-type="float">
            <text:p>121342</text:p>
          </table:table-cell>
          <table:table-cell office:value-type="float" office:value="1248.588013" calcext:value-type="float">
            <text:p>1248,588013</text:p>
          </table:table-cell>
          <table:table-cell office:value-type="float" office:value="105" calcext:value-type="float">
            <text:p>105</text:p>
          </table:table-cell>
          <table:table-cell office:value-type="float" office:value="2597.604248" calcext:value-type="float">
            <text:p>2597,604248</text:p>
          </table:table-cell>
          <table:table-cell office:value-type="float" office:value="121342" calcext:value-type="float">
            <text:p>121342</text:p>
          </table:table-cell>
          <table:table-cell office:value-type="float" office:value="966.138" calcext:value-type="float">
            <text:p>966,138</text:p>
          </table:table-cell>
          <table:table-cell office:value-type="float" office:value="110" calcext:value-type="float">
            <text:p>110</text:p>
          </table:table-cell>
          <table:table-cell office:value-type="float" office:value="2706.540771" calcext:value-type="float">
            <text:p>2706,540771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91.838989" calcext:value-type="float">
            <text:p>1091,838989</text:p>
          </table:table-cell>
          <table:table-cell office:value-type="float" office:value="115" calcext:value-type="float">
            <text:p>115</text:p>
          </table:table-cell>
          <table:table-cell office:value-type="float" office:value="2643.639893" calcext:value-type="float">
            <text:p>2643,639893</text:p>
          </table:table-cell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138.598022" calcext:value-type="float">
            <text:p>1138,598022</text:p>
          </table:table-cell>
          <table:table-cell office:value-type="float" office:value="5" calcext:value-type="float">
            <text:p>5</text:p>
          </table:table-cell>
          <table:table-cell office:value-type="float" office:value="446.776001" calcext:value-type="float">
            <text:p>446,776001</text:p>
          </table:table-cell>
          <table:table-cell office:value-type="float" office:value="121553" calcext:value-type="float">
            <text:p>121553</text:p>
          </table:table-cell>
          <table:table-cell office:value-type="float" office:value="1027.322998" calcext:value-type="float">
            <text:p>1027,322998</text:p>
          </table:table-cell>
          <table:table-cell office:value-type="float" office:value="3" calcext:value-type="float">
            <text:p>3</text:p>
          </table:table-cell>
          <table:table-cell office:value-type="float" office:value="219.812988" calcext:value-type="float">
            <text:p>219,81298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40.677002" calcext:value-type="float">
            <text:p>840,677002</text:p>
          </table:table-cell>
          <table:table-cell office:value-type="float" office:value="8" calcext:value-type="float">
            <text:p>8</text:p>
          </table:table-cell>
          <table:table-cell office:value-type="float" office:value="684.796021" calcext:value-type="float">
            <text:p>684,796021</text:p>
          </table:table-cell>
          <table:table-cell office:value-type="float" office:value="121553" calcext:value-type="float">
            <text:p>121553</text:p>
          </table:table-cell>
          <table:table-cell office:value-type="float" office:value="941.510986" calcext:value-type="float">
            <text:p>941,510986</text:p>
          </table:table-cell>
          <table:table-cell office:value-type="float" office:value="6" calcext:value-type="float">
            <text:p>6</text:p>
          </table:table-cell>
          <table:table-cell office:value-type="float" office:value="246.582977" calcext:value-type="float">
            <text:p>246,582977</text:p>
          </table:table-cell>
          <table:table-cell office:value-type="float" office:value="121553" calcext:value-type="float">
            <text:p>121553</text:p>
          </table:table-cell>
          <table:table-cell office:value-type="float" office:value="807.872986" calcext:value-type="float">
            <text:p>807,872986</text:p>
          </table:table-cell>
          <table:table-cell office:value-type="float" office:value="3" calcext:value-type="float">
            <text:p>3</text:p>
          </table:table-cell>
          <table:table-cell office:value-type="float" office:value="244.829987" calcext:value-type="float">
            <text:p>244,829987</text:p>
          </table:table-cell>
          <table:table-cell office:value-type="float" office:value="121553" calcext:value-type="float">
            <text:p>121553</text:p>
          </table:table-cell>
          <table:table-cell office:value-type="float" office:value="937.578979" calcext:value-type="float">
            <text:p>937,578979</text:p>
          </table:table-cell>
          <table:table-cell office:value-type="float" office:value="16" calcext:value-type="float">
            <text:p>16</text:p>
          </table:table-cell>
          <table:table-cell office:value-type="float" office:value="2695.854248" calcext:value-type="float">
            <text:p>2695,85424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64.584045" calcext:value-type="float">
            <text:p>864,584045</text:p>
          </table:table-cell>
          <table:table-cell office:value-type="float" office:value="37" calcext:value-type="float">
            <text:p>37</text:p>
          </table:table-cell>
          <table:table-cell office:value-type="float" office:value="6271.635254" calcext:value-type="float">
            <text:p>6271,635254</text:p>
          </table:table-cell>
          <table:table-cell office:value-type="float" office:value="121553" calcext:value-type="float">
            <text:p>121553</text:p>
          </table:table-cell>
          <table:table-cell office:value-type="float" office:value="914.807007" calcext:value-type="float">
            <text:p>914,807007</text:p>
          </table:table-cell>
          <table:table-cell office:value-type="float" office:value="7" calcext:value-type="float">
            <text:p>7</text:p>
          </table:table-cell>
          <table:table-cell office:value-type="float" office:value="893.169922" calcext:value-type="float">
            <text:p>893,169922</text:p>
          </table:table-cell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float" office:value="1343.984009" calcext:value-type="float">
            <text:p>1343,984009</text:p>
          </table:table-cell>
          <table:table-cell office:value-type="float" office:value="28" calcext:value-type="float">
            <text:p>28</text:p>
          </table:table-cell>
          <table:table-cell office:value-type="float" office:value="6405.259766" calcext:value-type="float">
            <text:p>6405,259766</text:p>
          </table:table-cell>
          <table:table-cell office:value-type="float" office:value="121819" calcext:value-type="float">
            <text:p>121819</text:p>
          </table:table-cell>
          <table:table-cell office:value-type="float" office:value="993.97699" calcext:value-type="float">
            <text:p>993,97699</text:p>
          </table:table-cell>
          <table:table-cell office:value-type="float" office:value="10" calcext:value-type="float">
            <text:p>10</text:p>
          </table:table-cell>
          <table:table-cell office:value-type="float" office:value="1937.494995" calcext:value-type="float">
            <text:p>1937,49499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9.750977" calcext:value-type="float">
            <text:p>1119,750977</text:p>
          </table:table-cell>
          <table:table-cell office:value-type="float" office:value="7" calcext:value-type="float">
            <text:p>7</text:p>
          </table:table-cell>
          <table:table-cell office:value-type="float" office:value="1530.409058" calcext:value-type="float">
            <text:p>1530,40905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48.859009" calcext:value-type="float">
            <text:p>1148,859009</text:p>
          </table:table-cell>
          <table:table-cell office:value-type="float" office:value="9" calcext:value-type="float">
            <text:p>9</text:p>
          </table:table-cell>
          <table:table-cell office:value-type="float" office:value="1957.537964" calcext:value-type="float">
            <text:p>1957,537964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27.713989" calcext:value-type="float">
            <text:p>1127,713989</text:p>
          </table:table-cell>
          <table:table-cell office:value-type="float" office:value="10" calcext:value-type="float">
            <text:p>10</text:p>
          </table:table-cell>
          <table:table-cell office:value-type="float" office:value="2355.452148" calcext:value-type="float">
            <text:p>2355,45214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90.968994" calcext:value-type="float">
            <text:p>1090,968994</text:p>
          </table:table-cell>
          <table:table-cell office:value-type="float" office:value="19" calcext:value-type="float">
            <text:p>19</text:p>
          </table:table-cell>
          <table:table-cell office:value-type="float" office:value="5082.585449" calcext:value-type="float">
            <text:p>5082,585449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48.778076" calcext:value-type="float">
            <text:p>1048,778076</text:p>
          </table:table-cell>
          <table:table-cell office:value-type="float" office:value="8" calcext:value-type="float">
            <text:p>8</text:p>
          </table:table-cell>
          <table:table-cell office:value-type="float" office:value="2249.875" calcext:value-type="float">
            <text:p>2249,87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5.264038" calcext:value-type="float">
            <text:p>1115,264038</text:p>
          </table:table-cell>
          <table:table-cell office:value-type="float" office:value="7" calcext:value-type="float">
            <text:p>7</text:p>
          </table:table-cell>
          <table:table-cell office:value-type="float" office:value="3156.885742" calcext:value-type="float">
            <text:p>3156,885742</text:p>
          </table:table-cell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1146.965088" calcext:value-type="float">
            <text:p>1146,965088</text:p>
          </table:table-cell>
          <table:table-cell office:value-type="float" office:value="10" calcext:value-type="float">
            <text:p>10</text:p>
          </table:table-cell>
          <table:table-cell office:value-type="float" office:value="5165.739746" calcext:value-type="float">
            <text:p>5165,739746</text:p>
          </table:table-cell>
          <table:table-cell office:value-type="float" office:value="122029" calcext:value-type="float">
            <text:p>122029</text:p>
          </table:table-cell>
          <table:table-cell office:value-type="float" office:value="870.759033" calcext:value-type="float">
            <text:p>870,759033</text:p>
          </table:table-cell>
          <table:table-cell office:value-type="float" office:value="11" calcext:value-type="float">
            <text:p>11</text:p>
          </table:table-cell>
          <table:table-cell office:value-type="float" office:value="6287.621094" calcext:value-type="float">
            <text:p>6287,621094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02.799011" calcext:value-type="float">
            <text:p>1002,799011</text:p>
          </table:table-cell>
          <table:table-cell office:value-type="float" office:value="13" calcext:value-type="float">
            <text:p>13</text:p>
          </table:table-cell>
          <table:table-cell office:value-type="float" office:value="5660.260254" calcext:value-type="float">
            <text:p>5660,260254</text:p>
          </table:table-cell>
          <table:table-cell office:value-type="float" office:value="122029" calcext:value-type="float">
            <text:p>122029</text:p>
          </table:table-cell>
          <table:table-cell office:value-type="float" office:value="886.10498" calcext:value-type="float">
            <text:p>886,10498</text:p>
          </table:table-cell>
          <table:table-cell office:value-type="float" office:value="17" calcext:value-type="float">
            <text:p>17</text:p>
          </table:table-cell>
          <table:table-cell office:value-type="float" office:value="6625.105957" calcext:value-type="float">
            <text:p>6625,105957</text:p>
          </table:table-cell>
          <table:table-cell office:value-type="float" office:value="122029" calcext:value-type="float">
            <text:p>122029</text:p>
          </table:table-cell>
          <table:table-cell office:value-type="float" office:value="938.594971" calcext:value-type="float">
            <text:p>938,594971</text:p>
          </table:table-cell>
          <table:table-cell office:value-type="float" office:value="11" calcext:value-type="float">
            <text:p>11</text:p>
          </table:table-cell>
          <table:table-cell office:value-type="float" office:value="5291.160645" calcext:value-type="float">
            <text:p>5291,160645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71.328003" calcext:value-type="float">
            <text:p>1071,328003</text:p>
          </table:table-cell>
          <table:table-cell office:value-type="float" office:value="9" calcext:value-type="float">
            <text:p>9</text:p>
          </table:table-cell>
          <table:table-cell office:value-type="float" office:value="8337.494141" calcext:value-type="float">
            <text:p>8337,494141</text:p>
          </table:table-cell>
          <table:table-cell office:value-type="float" office:value="122029" calcext:value-type="float">
            <text:p>122029</text:p>
          </table:table-cell>
          <table:table-cell office:value-type="float" office:value="926.30603" calcext:value-type="float">
            <text:p>926,30603</text:p>
          </table:table-cell>
          <table:table-cell office:value-type="float" office:value="7" calcext:value-type="float">
            <text:p>7</text:p>
          </table:table-cell>
          <table:table-cell office:value-type="float" office:value="4634.480469" calcext:value-type="float">
            <text:p>4634,480469</text:p>
          </table:table-cell>
          <table:table-cell office:value-type="float" office:value="122029" calcext:value-type="float">
            <text:p>122029</text:p>
          </table:table-cell>
          <table:table-cell office:value-type="float" office:value="718.700989" calcext:value-type="float">
            <text:p>718,700989</text:p>
          </table:table-cell>
          <table:table-cell office:value-type="float" office:value="13" calcext:value-type="float">
            <text:p>13</text:p>
          </table:table-cell>
          <table:table-cell office:value-type="float" office:value="7240.557129" calcext:value-type="float">
            <text:p>7240,557129</text:p>
          </table:table-cell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941.656006" calcext:value-type="float">
            <text:p>941,656006</text:p>
          </table:table-cell>
          <table:table-cell office:value-type="float" office:value="6" calcext:value-type="float">
            <text:p>6</text:p>
          </table:table-cell>
          <table:table-cell office:value-type="float" office:value="778.161011" calcext:value-type="float">
            <text:p>778,161011</text:p>
          </table:table-cell>
          <table:table-cell office:value-type="float" office:value="123200" calcext:value-type="float">
            <text:p>123200</text:p>
          </table:table-cell>
          <table:table-cell office:value-type="float" office:value="851.729004" calcext:value-type="float">
            <text:p>851,729004</text:p>
          </table:table-cell>
          <table:table-cell office:value-type="float" office:value="8" calcext:value-type="float">
            <text:p>8</text:p>
          </table:table-cell>
          <table:table-cell office:value-type="float" office:value="1131.251099" calcext:value-type="float">
            <text:p>1131,2510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5" calcext:value-type="float">
            <text:p>5</text:p>
          </table:table-cell>
          <table:table-cell office:value-type="float" office:value="1762.98999" calcext:value-type="float">
            <text:p>1762,989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92.841003" calcext:value-type="float">
            <text:p>992,841003</text:p>
          </table:table-cell>
          <table:table-cell office:value-type="float" office:value="3" calcext:value-type="float">
            <text:p>3</text:p>
          </table:table-cell>
          <table:table-cell office:value-type="float" office:value="849.757019" calcext:value-type="float">
            <text:p>849,757019</text:p>
          </table:table-cell>
          <table:table-cell office:value-type="float" office:value="123200" calcext:value-type="float">
            <text:p>123200</text:p>
          </table:table-cell>
          <table:table-cell office:value-type="float" office:value="838.993042" calcext:value-type="float">
            <text:p>838,993042</text:p>
          </table:table-cell>
          <table:table-cell office:value-type="float" office:value="7" calcext:value-type="float">
            <text:p>7</text:p>
          </table:table-cell>
          <table:table-cell office:value-type="float" office:value="429.402008" calcext:value-type="float">
            <text:p>429,402008</text:p>
          </table:table-cell>
          <table:table-cell office:value-type="float" office:value="123200" calcext:value-type="float">
            <text:p>123200</text:p>
          </table:table-cell>
          <table:table-cell office:value-type="float" office:value="846.062988" calcext:value-type="float">
            <text:p>846,062988</text:p>
          </table:table-cell>
          <table:table-cell office:value-type="float" office:value="4" calcext:value-type="float">
            <text:p>4</text:p>
          </table:table-cell>
          <table:table-cell office:value-type="float" office:value="591.358032" calcext:value-type="float">
            <text:p>591,3580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863.046997" calcext:value-type="float">
            <text:p>863,046997</text:p>
          </table:table-cell>
          <table:table-cell office:value-type="float" office:value="8" calcext:value-type="float">
            <text:p>8</text:p>
          </table:table-cell>
          <table:table-cell office:value-type="float" office:value="585.414978" calcext:value-type="float">
            <text:p>585,414978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96.361084" calcext:value-type="float">
            <text:p>1096,361084</text:p>
          </table:table-cell>
          <table:table-cell office:value-type="float" office:value="6" calcext:value-type="float">
            <text:p>6</text:p>
          </table:table-cell>
          <table:table-cell office:value-type="float" office:value="421.88501" calcext:value-type="float">
            <text:p>421,88501</text:p>
          </table:table-cell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float" office:value="894.801025" calcext:value-type="float">
            <text:p>894,801025</text:p>
          </table:table-cell>
          <table:table-cell office:value-type="float" office:value="4" calcext:value-type="float">
            <text:p>4</text:p>
          </table:table-cell>
          <table:table-cell office:value-type="float" office:value="965.55603" calcext:value-type="float">
            <text:p>965,55603</text:p>
          </table:table-cell>
          <table:table-cell office:value-type="float" office:value="123823" calcext:value-type="float">
            <text:p>123823</text:p>
          </table:table-cell>
          <table:table-cell office:value-type="float" office:value="1028.923096" calcext:value-type="float">
            <text:p>1028,923096</text:p>
          </table:table-cell>
          <table:table-cell office:value-type="float" office:value="7" calcext:value-type="float">
            <text:p>7</text:p>
          </table:table-cell>
          <table:table-cell office:value-type="float" office:value="1299.753052" calcext:value-type="float">
            <text:p>1299,753052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2.692993" calcext:value-type="float">
            <text:p>912,692993</text:p>
          </table:table-cell>
          <table:table-cell office:value-type="float" office:value="3" calcext:value-type="float">
            <text:p>3</text:p>
          </table:table-cell>
          <table:table-cell office:value-type="float" office:value="444.897034" calcext:value-type="float">
            <text:p>444,897034</text:p>
          </table:table-cell>
          <table:table-cell office:value-type="float" office:value="123823" calcext:value-type="float">
            <text:p>123823</text:p>
          </table:table-cell>
          <table:table-cell office:value-type="float" office:value="978.272034" calcext:value-type="float">
            <text:p>978,272034</text:p>
          </table:table-cell>
          <table:table-cell office:value-type="float" office:value="8" calcext:value-type="float">
            <text:p>8</text:p>
          </table:table-cell>
          <table:table-cell office:value-type="float" office:value="1051.920044" calcext:value-type="float">
            <text:p>1051,920044</text:p>
          </table:table-cell>
          <table:table-cell office:value-type="float" office:value="123823" calcext:value-type="float">
            <text:p>123823</text:p>
          </table:table-cell>
          <table:table-cell office:value-type="float" office:value="893.983032" calcext:value-type="float">
            <text:p>893,983032</text:p>
          </table:table-cell>
          <table:table-cell office:value-type="float" office:value="4" calcext:value-type="float">
            <text:p>4</text:p>
          </table:table-cell>
          <table:table-cell office:value-type="float" office:value="696.123047" calcext:value-type="float">
            <text:p>696,12304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3.417969" calcext:value-type="float">
            <text:p>913,417969</text:p>
          </table:table-cell>
          <table:table-cell office:value-type="float" office:value="3" calcext:value-type="float">
            <text:p>3</text:p>
          </table:table-cell>
          <table:table-cell office:value-type="float" office:value="172.300995" calcext:value-type="float">
            <text:p>172,300995</text:p>
          </table:table-cell>
          <table:table-cell office:value-type="float" office:value="123823" calcext:value-type="float">
            <text:p>123823</text:p>
          </table:table-cell>
          <table:table-cell office:value-type="float" office:value="743.663025" calcext:value-type="float">
            <text:p>743,663025</text:p>
          </table:table-cell>
          <table:table-cell office:value-type="float" office:value="6" calcext:value-type="float">
            <text:p>6</text:p>
          </table:table-cell>
          <table:table-cell office:value-type="float" office:value="937.273987" calcext:value-type="float">
            <text:p>937,27398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24.247009" calcext:value-type="float">
            <text:p>924,247009</text:p>
          </table:table-cell>
          <table:table-cell office:value-type="float" office:value="4" calcext:value-type="float">
            <text:p>4</text:p>
          </table:table-cell>
          <table:table-cell office:value-type="float" office:value="1334.759033" calcext:value-type="float">
            <text:p>1334,759033</text:p>
          </table:table-cell>
        </table:table-row>
        <table:table-row table:style-name="ro1">
          <table:table-cell office:value-type="float" office:value="124245" calcext:value-type="float">
            <text:p>124245</text:p>
          </table:table-cell>
          <table:table-cell office:value-type="float" office:value="926.255005" calcext:value-type="float">
            <text:p>926,255005</text:p>
          </table:table-cell>
          <table:table-cell office:value-type="float" office:value="12" calcext:value-type="float">
            <text:p>12</text:p>
          </table:table-cell>
          <table:table-cell office:value-type="float" office:value="5053.182617" calcext:value-type="float">
            <text:p>5053,18261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44.079956" calcext:value-type="float">
            <text:p>844,079956</text:p>
          </table:table-cell>
          <table:table-cell office:value-type="float" office:value="13" calcext:value-type="float">
            <text:p>13</text:p>
          </table:table-cell>
          <table:table-cell office:value-type="float" office:value="7468.979004" calcext:value-type="float">
            <text:p>7468,979004</text:p>
          </table:table-cell>
          <table:table-cell office:value-type="float" office:value="124245" calcext:value-type="float">
            <text:p>124245</text:p>
          </table:table-cell>
          <table:table-cell office:value-type="float" office:value="1205.291992" calcext:value-type="float">
            <text:p>1205,291992</text:p>
          </table:table-cell>
          <table:table-cell office:value-type="float" office:value="13" calcext:value-type="float">
            <text:p>13</text:p>
          </table:table-cell>
          <table:table-cell office:value-type="float" office:value="5792.611816" calcext:value-type="float">
            <text:p>5792,611816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1.080017" calcext:value-type="float">
            <text:p>1001,080017</text:p>
          </table:table-cell>
          <table:table-cell office:value-type="float" office:value="8" calcext:value-type="float">
            <text:p>8</text:p>
          </table:table-cell>
          <table:table-cell office:value-type="float" office:value="4595.844727" calcext:value-type="float">
            <text:p>4595,844727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9.629944" calcext:value-type="float">
            <text:p>1009,629944</text:p>
          </table:table-cell>
          <table:table-cell office:value-type="float" office:value="36" calcext:value-type="float">
            <text:p>36</text:p>
          </table:table-cell>
          <table:table-cell office:value-type="float" office:value="16353.238281" calcext:value-type="float">
            <text:p>16353,238281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66.230957" calcext:value-type="float">
            <text:p>1066,230957</text:p>
          </table:table-cell>
          <table:table-cell office:value-type="float" office:value="13" calcext:value-type="float">
            <text:p>13</text:p>
          </table:table-cell>
          <table:table-cell office:value-type="float" office:value="5908.765137" calcext:value-type="float">
            <text:p>5908,76513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57.60498" calcext:value-type="float">
            <text:p>857,60498</text:p>
          </table:table-cell>
          <table:table-cell office:value-type="float" office:value="12" calcext:value-type="float">
            <text:p>12</text:p>
          </table:table-cell>
          <table:table-cell office:value-type="float" office:value="4129.454102" calcext:value-type="float">
            <text:p>4129,454102</text:p>
          </table:table-cell>
          <table:table-cell office:value-type="float" office:value="124245" calcext:value-type="float">
            <text:p>124245</text:p>
          </table:table-cell>
          <table:table-cell office:value-type="float" office:value="1378.166016" calcext:value-type="float">
            <text:p>1378,166016</text:p>
          </table:table-cell>
          <table:table-cell office:value-type="float" office:value="10" calcext:value-type="float">
            <text:p>10</text:p>
          </table:table-cell>
          <table:table-cell office:value-type="float" office:value="7918.667969" calcext:value-type="float">
            <text:p>7918,667969</text:p>
          </table:table-cell>
        </table:table-row>
        <table:table-row table:style-name="ro1">
          <table:table-cell office:value-type="float" office:value="124958" calcext:value-type="float">
            <text:p>124958</text:p>
          </table:table-cell>
          <table:table-cell office:value-type="float" office:value="895.804016" calcext:value-type="float">
            <text:p>895,804016</text:p>
          </table:table-cell>
          <table:table-cell office:value-type="float" office:value="5" calcext:value-type="float">
            <text:p>5</text:p>
          </table:table-cell>
          <table:table-cell office:value-type="float" office:value="754.280029" calcext:value-type="float">
            <text:p>754,280029</text:p>
          </table:table-cell>
          <table:table-cell office:value-type="float" office:value="124958" calcext:value-type="float">
            <text:p>124958</text:p>
          </table:table-cell>
          <table:table-cell office:value-type="float" office:value="794.296021" calcext:value-type="float">
            <text:p>794,296021</text:p>
          </table:table-cell>
          <table:table-cell office:value-type="float" office:value="6" calcext:value-type="float">
            <text:p>6</text:p>
          </table:table-cell>
          <table:table-cell office:value-type="float" office:value="1758.510986" calcext:value-type="float">
            <text:p>1758,510986</text:p>
          </table:table-cell>
          <table:table-cell office:value-type="float" office:value="124958" calcext:value-type="float">
            <text:p>124958</text:p>
          </table:table-cell>
          <table:table-cell office:value-type="float" office:value="949.635986" calcext:value-type="float">
            <text:p>949,635986</text:p>
          </table:table-cell>
          <table:table-cell office:value-type="float" office:value="5" calcext:value-type="float">
            <text:p>5</text:p>
          </table:table-cell>
          <table:table-cell office:value-type="float" office:value="948.261963" calcext:value-type="float">
            <text:p>948,261963</text:p>
          </table:table-cell>
          <table:table-cell office:value-type="float" office:value="124958" calcext:value-type="float">
            <text:p>124958</text:p>
          </table:table-cell>
          <table:table-cell office:value-type="float" office:value="989.292053" calcext:value-type="float">
            <text:p>989,292053</text:p>
          </table:table-cell>
          <table:table-cell office:value-type="float" office:value="3" calcext:value-type="float">
            <text:p>3</text:p>
          </table:table-cell>
          <table:table-cell office:value-type="float" office:value="825.35199" calcext:value-type="float">
            <text:p>825,3519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62.216003" calcext:value-type="float">
            <text:p>962,216003</text:p>
          </table:table-cell>
          <table:table-cell office:value-type="float" office:value="8" calcext:value-type="float">
            <text:p>8</text:p>
          </table:table-cell>
          <table:table-cell office:value-type="float" office:value="1386.861938" calcext:value-type="float">
            <text:p>1386,861938</text:p>
          </table:table-cell>
          <table:table-cell office:value-type="float" office:value="124958" calcext:value-type="float">
            <text:p>124958</text:p>
          </table:table-cell>
          <table:table-cell office:value-type="float" office:value="858.492981" calcext:value-type="float">
            <text:p>858,492981</text:p>
          </table:table-cell>
          <table:table-cell office:value-type="float" office:value="6" calcext:value-type="float">
            <text:p>6</text:p>
          </table:table-cell>
          <table:table-cell office:value-type="float" office:value="1341.776001" calcext:value-type="float">
            <text:p>1341,776001</text:p>
          </table:table-cell>
          <table:table-cell office:value-type="float" office:value="124958" calcext:value-type="float">
            <text:p>124958</text:p>
          </table:table-cell>
          <table:table-cell office:value-type="float" office:value="929.10199" calcext:value-type="float">
            <text:p>929,10199</text:p>
          </table:table-cell>
          <table:table-cell office:value-type="float" office:value="6" calcext:value-type="float">
            <text:p>6</text:p>
          </table:table-cell>
          <table:table-cell office:value-type="float" office:value="535.165039" calcext:value-type="float">
            <text:p>535,16503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4" calcext:value-type="float">
            <text:p>4</text:p>
          </table:table-cell>
          <table:table-cell office:value-type="float" office:value="594.975037" calcext:value-type="float">
            <text:p>594,975037</text:p>
          </table:table-cell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float" office:value="886.292969" calcext:value-type="float">
            <text:p>886,292969</text:p>
          </table:table-cell>
          <table:table-cell office:value-type="float" office:value="138" calcext:value-type="float">
            <text:p>138</text:p>
          </table:table-cell>
          <table:table-cell office:value-type="float" office:value="4428.997559" calcext:value-type="float">
            <text:p>4428,997559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84.203003" calcext:value-type="float">
            <text:p>1284,203003</text:p>
          </table:table-cell>
          <table:table-cell office:value-type="float" office:value="150" calcext:value-type="float">
            <text:p>150</text:p>
          </table:table-cell>
          <table:table-cell office:value-type="float" office:value="4882.519531" calcext:value-type="float">
            <text:p>4882,519531</text:p>
          </table:table-cell>
          <table:table-cell office:value-type="float" office:value="125528" calcext:value-type="float">
            <text:p>125528</text:p>
          </table:table-cell>
          <table:table-cell office:value-type="float" office:value="1044.476929" calcext:value-type="float">
            <text:p>1044,476929</text:p>
          </table:table-cell>
          <table:table-cell office:value-type="float" office:value="116" calcext:value-type="float">
            <text:p>116</text:p>
          </table:table-cell>
          <table:table-cell office:value-type="float" office:value="4253.302246" calcext:value-type="float">
            <text:p>4253,302246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9.30896" calcext:value-type="float">
            <text:p>1169,30896</text:p>
          </table:table-cell>
          <table:table-cell office:value-type="float" office:value="20" calcext:value-type="float">
            <text:p>20</text:p>
          </table:table-cell>
          <table:table-cell office:value-type="float" office:value="1092.74707" calcext:value-type="float">
            <text:p>1092,74707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51.890015" calcext:value-type="float">
            <text:p>1151,890015</text:p>
          </table:table-cell>
          <table:table-cell office:value-type="float" office:value="95" calcext:value-type="float">
            <text:p>95</text:p>
          </table:table-cell>
          <table:table-cell office:value-type="float" office:value="2913.977783" calcext:value-type="float">
            <text:p>2913,977783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4.18396" calcext:value-type="float">
            <text:p>1254,18396</text:p>
          </table:table-cell>
          <table:table-cell office:value-type="float" office:value="159" calcext:value-type="float">
            <text:p>159</text:p>
          </table:table-cell>
          <table:table-cell office:value-type="float" office:value="4509.575684" calcext:value-type="float">
            <text:p>4509,575684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8.939941" calcext:value-type="float">
            <text:p>1168,939941</text:p>
          </table:table-cell>
          <table:table-cell office:value-type="float" office:value="120" calcext:value-type="float">
            <text:p>120</text:p>
          </table:table-cell>
          <table:table-cell office:value-type="float" office:value="3039.487793" calcext:value-type="float">
            <text:p>3039,487793</text:p>
          </table:table-cell>
          <table:table-cell office:value-type="float" office:value="125528" calcext:value-type="float">
            <text:p>125528</text:p>
          </table:table-cell>
          <table:table-cell office:value-type="float" office:value="880.509033" calcext:value-type="float">
            <text:p>880,509033</text:p>
          </table:table-cell>
          <table:table-cell office:value-type="float" office:value="133" calcext:value-type="float">
            <text:p>133</text:p>
          </table:table-cell>
          <table:table-cell office:value-type="float" office:value="3949.034912" calcext:value-type="float">
            <text:p>3949,034912</text:p>
          </table:table-cell>
        </table:table-row>
        <table:table-row table:style-name="ro1">
          <table:table-cell office:value-type="float" office:value="125805" calcext:value-type="float">
            <text:p>125805</text:p>
          </table:table-cell>
          <table:table-cell office:value-type="float" office:value="981.096008" calcext:value-type="float">
            <text:p>981,096008</text:p>
          </table:table-cell>
          <table:table-cell office:value-type="float" office:value="14" calcext:value-type="float">
            <text:p>14</text:p>
          </table:table-cell>
          <table:table-cell office:value-type="float" office:value="1949.006958" calcext:value-type="float">
            <text:p>1949,00695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24.098999" calcext:value-type="float">
            <text:p>1024,098999</text:p>
          </table:table-cell>
          <table:table-cell office:value-type="float" office:value="6" calcext:value-type="float">
            <text:p>6</text:p>
          </table:table-cell>
          <table:table-cell office:value-type="float" office:value="1003.10498" calcext:value-type="float">
            <text:p>1003,1049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74.419067" calcext:value-type="float">
            <text:p>1074,419067</text:p>
          </table:table-cell>
          <table:table-cell office:value-type="float" office:value="9" calcext:value-type="float">
            <text:p>9</text:p>
          </table:table-cell>
          <table:table-cell office:value-type="float" office:value="2107.490967" calcext:value-type="float">
            <text:p>2107,490967</text:p>
          </table:table-cell>
          <table:table-cell office:value-type="float" office:value="125805" calcext:value-type="float">
            <text:p>125805</text:p>
          </table:table-cell>
          <table:table-cell office:value-type="float" office:value="759.630981" calcext:value-type="float">
            <text:p>759,630981</text:p>
          </table:table-cell>
          <table:table-cell office:value-type="float" office:value="11" calcext:value-type="float">
            <text:p>11</text:p>
          </table:table-cell>
          <table:table-cell office:value-type="float" office:value="1259.488892" calcext:value-type="float">
            <text:p>1259,488892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2.770996" calcext:value-type="float">
            <text:p>882,770996</text:p>
          </table:table-cell>
          <table:table-cell office:value-type="float" office:value="21" calcext:value-type="float">
            <text:p>21</text:p>
          </table:table-cell>
          <table:table-cell office:value-type="float" office:value="4513.132324" calcext:value-type="float">
            <text:p>4513,132324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43.349976" calcext:value-type="float">
            <text:p>1043,349976</text:p>
          </table:table-cell>
          <table:table-cell office:value-type="float" office:value="5" calcext:value-type="float">
            <text:p>5</text:p>
          </table:table-cell>
          <table:table-cell office:value-type="float" office:value="475.701996" calcext:value-type="float">
            <text:p>475,701996</text:p>
          </table:table-cell>
          <table:table-cell office:value-type="float" office:value="125805" calcext:value-type="float">
            <text:p>125805</text:p>
          </table:table-cell>
          <table:table-cell office:value-type="float" office:value="817.231995" calcext:value-type="float">
            <text:p>817,231995</text:p>
          </table:table-cell>
          <table:table-cell office:value-type="float" office:value="9" calcext:value-type="float">
            <text:p>9</text:p>
          </table:table-cell>
          <table:table-cell office:value-type="float" office:value="2232.561768" calcext:value-type="float">
            <text:p>2232,561768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5.747009" calcext:value-type="float">
            <text:p>885,747009</text:p>
          </table:table-cell>
          <table:table-cell office:value-type="float" office:value="36" calcext:value-type="float">
            <text:p>36</text:p>
          </table:table-cell>
          <table:table-cell office:value-type="float" office:value="5761.096191" calcext:value-type="float">
            <text:p>5761,096191</text:p>
          </table:table-cell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215.955933" calcext:value-type="float">
            <text:p>1215,955933</text:p>
          </table:table-cell>
          <table:table-cell office:value-type="float" office:value="4" calcext:value-type="float">
            <text:p>4</text:p>
          </table:table-cell>
          <table:table-cell office:value-type="float" office:value="1463.81604" calcext:value-type="float">
            <text:p>1463,816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957.370972" calcext:value-type="float">
            <text:p>957,370972</text:p>
          </table:table-cell>
          <table:table-cell office:value-type="float" office:value="8" calcext:value-type="float">
            <text:p>8</text:p>
          </table:table-cell>
          <table:table-cell office:value-type="float" office:value="2061.907959" calcext:value-type="float">
            <text:p>2061,907959</text:p>
          </table:table-cell>
          <table:table-cell office:value-type="float" office:value="130219" calcext:value-type="float">
            <text:p>130219</text:p>
          </table:table-cell>
          <table:table-cell office:value-type="float" office:value="1006.392944" calcext:value-type="float">
            <text:p>1006,392944</text:p>
          </table:table-cell>
          <table:table-cell office:value-type="float" office:value="8" calcext:value-type="float">
            <text:p>8</text:p>
          </table:table-cell>
          <table:table-cell office:value-type="float" office:value="1179.150879" calcext:value-type="float">
            <text:p>1179,150879</text:p>
          </table:table-cell>
          <table:table-cell office:value-type="float" office:value="130219" calcext:value-type="float">
            <text:p>130219</text:p>
          </table:table-cell>
          <table:table-cell office:value-type="float" office:value="997.259949" calcext:value-type="float">
            <text:p>997,259949</text:p>
          </table:table-cell>
          <table:table-cell office:value-type="float" office:value="19" calcext:value-type="float">
            <text:p>19</text:p>
          </table:table-cell>
          <table:table-cell office:value-type="float" office:value="3803.540039" calcext:value-type="float">
            <text:p>3803,540039</text:p>
          </table:table-cell>
          <table:table-cell office:value-type="float" office:value="130219" calcext:value-type="float">
            <text:p>130219</text:p>
          </table:table-cell>
          <table:table-cell office:value-type="float" office:value="846.981018" calcext:value-type="float">
            <text:p>846,981018</text:p>
          </table:table-cell>
          <table:table-cell office:value-type="float" office:value="9" calcext:value-type="float">
            <text:p>9</text:p>
          </table:table-cell>
          <table:table-cell office:value-type="float" office:value="2380.506104" calcext:value-type="float">
            <text:p>2380,5061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50.166992" calcext:value-type="float">
            <text:p>1150,166992</text:p>
          </table:table-cell>
          <table:table-cell office:value-type="float" office:value="7" calcext:value-type="float">
            <text:p>7</text:p>
          </table:table-cell>
          <table:table-cell office:value-type="float" office:value="2422.126953" calcext:value-type="float">
            <text:p>2422,126953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40.703003" calcext:value-type="float">
            <text:p>1140,703003</text:p>
          </table:table-cell>
          <table:table-cell office:value-type="float" office:value="13" calcext:value-type="float">
            <text:p>13</text:p>
          </table:table-cell>
          <table:table-cell office:value-type="float" office:value="1799.700928" calcext:value-type="float">
            <text:p>1799,700928</text:p>
          </table:table-cell>
          <table:table-cell office:value-type="float" office:value="130219" calcext:value-type="float">
            <text:p>130219</text:p>
          </table:table-cell>
          <table:table-cell office:value-type="float" office:value="825.80603" calcext:value-type="float">
            <text:p>825,80603</text:p>
          </table:table-cell>
          <table:table-cell office:value-type="float" office:value="8" calcext:value-type="float">
            <text:p>8</text:p>
          </table:table-cell>
          <table:table-cell office:value-type="float" office:value="1646.828003" calcext:value-type="float">
            <text:p>1646,828003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752.117981" calcext:value-type="float">
            <text:p>752,117981</text:p>
          </table:table-cell>
          <table:table-cell office:value-type="float" office:value="9" calcext:value-type="float">
            <text:p>9</text:p>
          </table:table-cell>
          <table:table-cell office:value-type="float" office:value="1557.175903" calcext:value-type="float">
            <text:p>1557,175903</text:p>
          </table:table-cell>
          <table:table-cell office:value-type="float" office:value="130400" calcext:value-type="float">
            <text:p>130400</text:p>
          </table:table-cell>
          <table:table-cell office:value-type="float" office:value="942.274963" calcext:value-type="float">
            <text:p>942,274963</text:p>
          </table:table-cell>
          <table:table-cell office:value-type="float" office:value="25" calcext:value-type="float">
            <text:p>25</text:p>
          </table:table-cell>
          <table:table-cell office:value-type="float" office:value="6157.399902" calcext:value-type="float">
            <text:p>6157,399902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0.984985" calcext:value-type="float">
            <text:p>910,984985</text:p>
          </table:table-cell>
          <table:table-cell office:value-type="float" office:value="8" calcext:value-type="float">
            <text:p>8</text:p>
          </table:table-cell>
          <table:table-cell office:value-type="float" office:value="2582.461182" calcext:value-type="float">
            <text:p>2582,461182</text:p>
          </table:table-cell>
          <table:table-cell office:value-type="float" office:value="130400" calcext:value-type="float">
            <text:p>130400</text:p>
          </table:table-cell>
          <table:table-cell office:value-type="float" office:value="1009.791992" calcext:value-type="float">
            <text:p>1009,791992</text:p>
          </table:table-cell>
          <table:table-cell office:value-type="float" office:value="23" calcext:value-type="float">
            <text:p>23</text:p>
          </table:table-cell>
          <table:table-cell office:value-type="float" office:value="3420.459229" calcext:value-type="float">
            <text:p>3420,459229</text:p>
          </table:table-cell>
          <table:table-cell office:value-type="float" office:value="130400" calcext:value-type="float">
            <text:p>130400</text:p>
          </table:table-cell>
          <table:table-cell office:value-type="float" office:value="988.221985" calcext:value-type="float">
            <text:p>988,221985</text:p>
          </table:table-cell>
          <table:table-cell office:value-type="float" office:value="8" calcext:value-type="float">
            <text:p>8</text:p>
          </table:table-cell>
          <table:table-cell office:value-type="float" office:value="3746.042236" calcext:value-type="float">
            <text:p>3746,04223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57.809998" calcext:value-type="float">
            <text:p>857,809998</text:p>
          </table:table-cell>
          <table:table-cell office:value-type="float" office:value="8" calcext:value-type="float">
            <text:p>8</text:p>
          </table:table-cell>
          <table:table-cell office:value-type="float" office:value="2599.758057" calcext:value-type="float">
            <text:p>2599,758057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9.687988" calcext:value-type="float">
            <text:p>919,687988</text:p>
          </table:table-cell>
          <table:table-cell office:value-type="float" office:value="8" calcext:value-type="float">
            <text:p>8</text:p>
          </table:table-cell>
          <table:table-cell office:value-type="float" office:value="1363.717896" calcext:value-type="float">
            <text:p>1363,71789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98.372986" calcext:value-type="float">
            <text:p>898,372986</text:p>
          </table:table-cell>
          <table:table-cell office:value-type="float" office:value="8" calcext:value-type="float">
            <text:p>8</text:p>
          </table:table-cell>
          <table:table-cell office:value-type="float" office:value="1849.993896" calcext:value-type="float">
            <text:p>1849,993896</text:p>
          </table:table-cell>
        </table:table-row>
        <table:table-row table:style-name="ro1">
          <table:table-cell office:value-type="float" office:value="131122" calcext:value-type="float">
            <text:p>131122</text:p>
          </table:table-cell>
          <table:table-cell office:value-type="float" office:value="1220.119995" calcext:value-type="float">
            <text:p>1220,119995</text:p>
          </table:table-cell>
          <table:table-cell office:value-type="float" office:value="142" calcext:value-type="float">
            <text:p>142</text:p>
          </table:table-cell>
          <table:table-cell office:value-type="float" office:value="3255.583984" calcext:value-type="float">
            <text:p>3255,583984</text:p>
          </table:table-cell>
          <table:table-cell office:value-type="float" office:value="131122" calcext:value-type="float">
            <text:p>131122</text:p>
          </table:table-cell>
          <table:table-cell office:value-type="float" office:value="970.256958" calcext:value-type="float">
            <text:p>970,256958</text:p>
          </table:table-cell>
          <table:table-cell office:value-type="float" office:value="183" calcext:value-type="float">
            <text:p>183</text:p>
          </table:table-cell>
          <table:table-cell office:value-type="float" office:value="4343.407227" calcext:value-type="float">
            <text:p>4343,40722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116.889893" calcext:value-type="float">
            <text:p>1116,889893</text:p>
          </table:table-cell>
          <table:table-cell office:value-type="float" office:value="146" calcext:value-type="float">
            <text:p>146</text:p>
          </table:table-cell>
          <table:table-cell office:value-type="float" office:value="3190.820068" calcext:value-type="float">
            <text:p>3190,820068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19.916077" calcext:value-type="float">
            <text:p>1019,91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2.945068" calcext:value-type="float">
            <text:p>1032,945068</text:p>
          </table:table-cell>
          <table:table-cell office:value-type="float" office:value="183" calcext:value-type="float">
            <text:p>183</text:p>
          </table:table-cell>
          <table:table-cell office:value-type="float" office:value="4891.07373" calcext:value-type="float">
            <text:p>4891,07373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2.721985" calcext:value-type="float">
            <text:p>982,721985</text:p>
          </table:table-cell>
          <table:table-cell office:value-type="float" office:value="129" calcext:value-type="float">
            <text:p>129</text:p>
          </table:table-cell>
          <table:table-cell office:value-type="float" office:value="3485.486816" calcext:value-type="float">
            <text:p>3485,486816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8.093994" calcext:value-type="float">
            <text:p>988,093994</text:p>
          </table:table-cell>
          <table:table-cell office:value-type="float" office:value="174" calcext:value-type="float">
            <text:p>174</text:p>
          </table:table-cell>
          <table:table-cell office:value-type="float" office:value="4688.500977" calcext:value-type="float">
            <text:p>4688,50097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8.776978" calcext:value-type="float">
            <text:p>1038,776978</text:p>
          </table:table-cell>
          <table:table-cell office:value-type="float" office:value="169" calcext:value-type="float">
            <text:p>169</text:p>
          </table:table-cell>
          <table:table-cell office:value-type="float" office:value="3557.224609" calcext:value-type="float">
            <text:p>3557,224609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089.0411662" calcext:value-type="float">
            <text:p>1089,0411662</text:p>
          </table:table-cell>
          <table:table-cell table:style-name="ce1" table:formula="of:=AVERAGE([C8.C5:.C34])" office:value-type="float" office:value="53.5333333333333" calcext:value-type="float">
            <text:p>53,5333333333</text:p>
          </table:table-cell>
          <table:table-cell table:style-name="ce15" table:formula="of:=AVERAGE([C8.D5:.D34])" office:value-type="float" office:value="3963.0492493" calcext:value-type="float">
            <text:p>3963,049249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039.1467591" calcext:value-type="float">
            <text:p>1039,1467591</text:p>
          </table:table-cell>
          <table:table-cell table:style-name="ce1" table:formula="of:=AVERAGE([C8.G5:.G34])" office:value-type="float" office:value="48.7333333333333" calcext:value-type="float">
            <text:p>48,7333333333</text:p>
          </table:table-cell>
          <table:table-cell table:style-name="ce15" table:formula="of:=AVERAGE([C8.H5:.H34])" office:value-type="float" office:value="3462.78801063333" calcext:value-type="float">
            <text:p>3462,78801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051.9460531" calcext:value-type="float">
            <text:p>1051,9460531</text:p>
          </table:table-cell>
          <table:table-cell table:style-name="ce1" table:formula="of:=AVERAGE([C8.K5:.K34])" office:value-type="float" office:value="49" calcext:value-type="float">
            <text:p>49</text:p>
          </table:table-cell>
          <table:table-cell table:style-name="ce15" table:formula="of:=AVERAGE([C8.L5:.L34])" office:value-type="float" office:value="3234.93049526667" calcext:value-type="float">
            <text:p>3234,930495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062.70983273333" calcext:value-type="float">
            <text:p>1062,7098327333</text:p>
          </table:table-cell>
          <table:table-cell table:style-name="ce1" table:formula="of:=AVERAGE([C8.O5:.O34])" office:value-type="float" office:value="38.6333333333333" calcext:value-type="float">
            <text:p>38,6333333333</text:p>
          </table:table-cell>
          <table:table-cell table:style-name="ce15" table:formula="of:=AVERAGE([C8.P5:.P34])" office:value-type="float" office:value="3174.73401996667" calcext:value-type="float">
            <text:p>3174,7340199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055.89290363333" calcext:value-type="float">
            <text:p>1055,8929036333</text:p>
          </table:table-cell>
          <table:table-cell table:style-name="ce1" table:formula="of:=AVERAGE([C8.S5:.S34])" office:value-type="float" office:value="41.8" calcext:value-type="float">
            <text:p>41,8</text:p>
          </table:table-cell>
          <table:table-cell table:style-name="ce15" table:formula="of:=AVERAGE([C8.T5:.T34])" office:value-type="float" office:value="3381.41303293333" calcext:value-type="float">
            <text:p>3381,413032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046.13413076667" calcext:value-type="float">
            <text:p>1046,1341307667</text:p>
          </table:table-cell>
          <table:table-cell table:style-name="ce1" table:formula="of:=AVERAGE([C8.W5:.W34])" office:value-type="float" office:value="50.8333333333333" calcext:value-type="float">
            <text:p>50,8333333333</text:p>
          </table:table-cell>
          <table:table-cell table:style-name="ce15" table:formula="of:=AVERAGE([C8.X5:.X34])" office:value-type="float" office:value="3810.74837843333" calcext:value-type="float">
            <text:p>3810,74837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070.15777373333" calcext:value-type="float">
            <text:p>1070,1577737333</text:p>
          </table:table-cell>
          <table:table-cell table:style-name="ce1" table:formula="of:=AVERAGE([C8.AA5:.AA34])" office:value-type="float" office:value="47.4666666666667" calcext:value-type="float">
            <text:p>47,4666666667</text:p>
          </table:table-cell>
          <table:table-cell table:style-name="ce15" table:formula="of:=AVERAGE([C8.AB5:.AB34])" office:value-type="float" office:value="3304.11871143333" calcext:value-type="float">
            <text:p>3304,118711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1053.33493043333" calcext:value-type="float">
            <text:p>1053,3349304333</text:p>
          </table:table-cell>
          <table:table-cell table:style-name="ce1" table:formula="of:=AVERAGE([C8.AE5:.AE34])" office:value-type="float" office:value="50.5333333333333" calcext:value-type="float">
            <text:p>50,5333333333</text:p>
          </table:table-cell>
          <table:table-cell table:style-name="ce15" table:formula="of:=AVERAGE([C8.AF5:.AF34])" office:value-type="float" office:value="3534.80591633333" calcext:value-type="float">
            <text:p>3534,805916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057.429016" calcext:value-type="float">
            <text:p>1057,429016</text:p>
          </table:table-cell>
          <table:table-cell table:style-name="ce1" table:formula="of:=MEDIAN([C8.C5:.C34])" office:value-type="float" office:value="13" calcext:value-type="float">
            <text:p>13</text:p>
          </table:table-cell>
          <table:table-cell table:style-name="ce15" table:formula="of:=MEDIAN([C8.D5:.D34])" office:value-type="float" office:value="3543.4223635" calcext:value-type="float">
            <text:p>3543,42236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009.0379945" calcext:value-type="float">
            <text:p>1009,0379945</text:p>
          </table:table-cell>
          <table:table-cell table:style-name="ce1" table:formula="of:=MEDIAN([C8.G5:.G34])" office:value-type="float" office:value="11" calcext:value-type="float">
            <text:p>11</text:p>
          </table:table-cell>
          <table:table-cell table:style-name="ce15" table:formula="of:=MEDIAN([C8.H5:.H34])" office:value-type="float" office:value="3076.5045165" calcext:value-type="float">
            <text:p>3076,50451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059.447998" calcext:value-type="float">
            <text:p>1059,447998</text:p>
          </table:table-cell>
          <table:table-cell table:style-name="ce1" table:formula="of:=MEDIAN([C8.K5:.K34])" office:value-type="float" office:value="11" calcext:value-type="float">
            <text:p>11</text:p>
          </table:table-cell>
          <table:table-cell table:style-name="ce15" table:formula="of:=MEDIAN([C8.L5:.L34])" office:value-type="float" office:value="2661.586182" calcext:value-type="float">
            <text:p>2661,58618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005.4360045" calcext:value-type="float">
            <text:p>1005,4360045</text:p>
          </table:table-cell>
          <table:table-cell table:style-name="ce1" table:formula="of:=MEDIAN([C8.O5:.O34])" office:value-type="float" office:value="10" calcext:value-type="float">
            <text:p>10</text:p>
          </table:table-cell>
          <table:table-cell table:style-name="ce15" table:formula="of:=MEDIAN([C8.P5:.P34])" office:value-type="float" office:value="2196.9973755" calcext:value-type="float">
            <text:p>2196,99737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021.287506" calcext:value-type="float">
            <text:p>1021,287506</text:p>
          </table:table-cell>
          <table:table-cell table:style-name="ce1" table:formula="of:=MEDIAN([C8.S5:.S34])" office:value-type="float" office:value="10.5" calcext:value-type="float">
            <text:p>10,5</text:p>
          </table:table-cell>
          <table:table-cell table:style-name="ce15" table:formula="of:=MEDIAN([C8.T5:.T34])" office:value-type="float" office:value="2665.773926" calcext:value-type="float">
            <text:p>2665,77392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035.5265505" calcext:value-type="float">
            <text:p>1035,5265505</text:p>
          </table:table-cell>
          <table:table-cell table:style-name="ce1" table:formula="of:=MEDIAN([C8.W5:.W34])" office:value-type="float" office:value="9.5" calcext:value-type="float">
            <text:p>9,5</text:p>
          </table:table-cell>
          <table:table-cell table:style-name="ce15" table:formula="of:=MEDIAN([C8.X5:.X34])" office:value-type="float" office:value="3090.670532" calcext:value-type="float">
            <text:p>3090,67053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1030.9560545" calcext:value-type="float">
            <text:p>1030,9560545</text:p>
          </table:table-cell>
          <table:table-cell table:style-name="ce1" table:formula="of:=MEDIAN([C8.AA5:.AA34])" office:value-type="float" office:value="9.5" calcext:value-type="float">
            <text:p>9,5</text:p>
          </table:table-cell>
          <table:table-cell table:style-name="ce15" table:formula="of:=MEDIAN([C8.AB5:.AB34])" office:value-type="float" office:value="2742.4613035" calcext:value-type="float">
            <text:p>2742,46130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1051.921448" calcext:value-type="float">
            <text:p>1051,921448</text:p>
          </table:table-cell>
          <table:table-cell table:style-name="ce1" table:formula="of:=MEDIAN([C8.AE5:.AE34])" office:value-type="float" office:value="13.5" calcext:value-type="float">
            <text:p>13,5</text:p>
          </table:table-cell>
          <table:table-cell table:style-name="ce15" table:formula="of:=MEDIAN([C8.AF5:.AF34])" office:value-type="float" office:value="3153.402832" calcext:value-type="float">
            <text:p>3153,402832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222.065405129212" calcext:value-type="float">
            <text:p>222,0654051292</text:p>
          </table:table-cell>
          <table:table-cell table:style-name="ce11" table:formula="of:=STDEV([C8.C5:.C34])" office:value-type="float" office:value="66.3084398504617" calcext:value-type="float">
            <text:p>66,3084398505</text:p>
          </table:table-cell>
          <table:table-cell table:style-name="ce16" table:formula="of:=STDEV([C8.D5:.D34])" office:value-type="float" office:value="3540.23203423122" calcext:value-type="float">
            <text:p>3540,232034231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80.025978061336" calcext:value-type="float">
            <text:p>180,0259780613</text:p>
          </table:table-cell>
          <table:table-cell table:style-name="ce11" table:formula="of:=STDEV([C8.G5:.G34])" office:value-type="float" office:value="64.4980263442134" calcext:value-type="float">
            <text:p>64,4980263442</text:p>
          </table:table-cell>
          <table:table-cell table:style-name="ce16" table:formula="of:=STDEV([C8.H5:.H34])" office:value-type="float" office:value="2893.30557720964" calcext:value-type="float">
            <text:p>2893,30557720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156.004483358483" calcext:value-type="float">
            <text:p>156,0044833585</text:p>
          </table:table-cell>
          <table:table-cell table:style-name="ce11" table:formula="of:=STDEV([C8.K5:.K34])" office:value-type="float" office:value="65.723558994447" calcext:value-type="float">
            <text:p>65,7235589944</text:p>
          </table:table-cell>
          <table:table-cell table:style-name="ce16" table:formula="of:=STDEV([C8.L5:.L34])" office:value-type="float" office:value="2730.93056072698" calcext:value-type="float">
            <text:p>2730,9305607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201.110272630803" calcext:value-type="float">
            <text:p>201,1102726308</text:p>
          </table:table-cell>
          <table:table-cell table:style-name="ce11" table:formula="of:=STDEV([C8.O5:.O34])" office:value-type="float" office:value="56.5883400523912" calcext:value-type="float">
            <text:p>56,5883400524</text:p>
          </table:table-cell>
          <table:table-cell table:style-name="ce16" table:formula="of:=STDEV([C8.P5:.P34])" office:value-type="float" office:value="3285.22231452298" calcext:value-type="float">
            <text:p>3285,22231452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239.932012264794" calcext:value-type="float">
            <text:p>239,9320122648</text:p>
          </table:table-cell>
          <table:table-cell table:style-name="ce11" table:formula="of:=STDEV([C8.S5:.S34])" office:value-type="float" office:value="62.145768574571" calcext:value-type="float">
            <text:p>62,1457685746</text:p>
          </table:table-cell>
          <table:table-cell table:style-name="ce16" table:formula="of:=STDEV([C8.T5:.T34])" office:value-type="float" office:value="3519.53743039482" calcext:value-type="float">
            <text:p>3519,53743039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48.396922736369" calcext:value-type="float">
            <text:p>148,3969227364</text:p>
          </table:table-cell>
          <table:table-cell table:style-name="ce11" table:formula="of:=STDEV([C8.W5:.W34])" office:value-type="float" office:value="67.6405730788613" calcext:value-type="float">
            <text:p>67,6405730789</text:p>
          </table:table-cell>
          <table:table-cell table:style-name="ce16" table:formula="of:=STDEV([C8.X5:.X34])" office:value-type="float" office:value="3925.62208931212" calcext:value-type="float">
            <text:p>3925,622089312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248.654109722503" calcext:value-type="float">
            <text:p>248,6541097225</text:p>
          </table:table-cell>
          <table:table-cell table:style-name="ce11" table:formula="of:=STDEV([C8.AA5:.AA34])" office:value-type="float" office:value="60.9294296895913" calcext:value-type="float">
            <text:p>60,9294296896</text:p>
          </table:table-cell>
          <table:table-cell table:style-name="ce16" table:formula="of:=STDEV([C8.AB5:.AB34])" office:value-type="float" office:value="3168.0608949644" calcext:value-type="float">
            <text:p>3168,060894964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81.136800999084" calcext:value-type="float">
            <text:p>181,1368009991</text:p>
          </table:table-cell>
          <table:table-cell table:style-name="ce11" table:formula="of:=STDEV([C8.AE5:.AE34])" office:value-type="float" office:value="63.9659032736129" calcext:value-type="float">
            <text:p>63,9659032736</text:p>
          </table:table-cell>
          <table:table-cell table:style-name="ce16" table:formula="of:=STDEV([C8.AF5:.AF34])" office:value-type="float" office:value="2621.60221034368" calcext:value-type="float">
            <text:p>2621,6022103437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1058.5454437125" calcext:value-type="float">
            <text:p>1058,5454437125</text:p>
          </table:table-cell>
          <table:table-cell table:formula="of:=STDEV([.B5:.B34];[.F5:.F34];[.J5:.J34];[.N5:.N34];[.R5:.R34];[.V5:.V34];[.Z5:.Z34];[.AD5:.AD34];[.AH5:.AH34])" office:value-type="float" office:value="197.812104140013" calcext:value-type="float">
            <text:p>197,81210414</text:p>
          </table:table-cell>
          <table:table-cell table:formula="of:=COUNT([.B5:.B34];[.F5:.F34];[.J5:.J34];[.N5:.N34];[.R5:.R34];[.V5:.V34];[.Z5:.Z34];[.AD5:.AD34];[.AH5:.AH34])" office:value-type="float" office:value="240" calcext:value-type="float">
            <text:p>240</text:p>
          </table:table-cell>
          <table:table-cell table:formula="of:=2*[.C40]/SQRT([.D40])" office:value-type="float" office:value="25.5374328337506" calcext:value-type="float">
            <text:p>25,5374328338</text:p>
          </table:table-cell>
          <table:table-cell table:number-columns-repeated="27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47.5666666666667" calcext:value-type="float">
            <text:p>47,5666666667</text:p>
          </table:table-cell>
          <table:table-cell table:formula="of:=STDEV([.C5:.C34];[.G5:.G34];[.K5:.K34];[.O5:.O34];[.S5:.S34];[.W5:.W34];[.AA5:.AA34];[.AE5:.AE34];[.AI5:.AI34])" office:value-type="float" office:value="62.7949753251078" calcext:value-type="float">
            <text:p>62,7949753251</text:p>
          </table:table-cell>
          <table:table-cell table:style-name="ce17" table:formula="of:=COUNT([.C5:.C34];[.G5:.G34];[.K5:.K34];[.O5:.O34];[.S5:.S34];[.W5:.W34];[.AA5:.AA34];[.AE5:.AE34];[.AI5:.AI34])" office:value-type="float" office:value="240" calcext:value-type="float">
            <text:p>240</text:p>
          </table:table-cell>
          <table:table-cell table:formula="of:=2*[.C41]/SQRT([.D41])" office:value-type="float" office:value="8.1067964553216" calcext:value-type="float">
            <text:p>8,1067964553</text:p>
          </table:table-cell>
          <table:table-cell table:number-columns-repeated="27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3483.3234767875" calcext:value-type="float">
            <text:p>3483,3234767875</text:p>
          </table:table-cell>
          <table:table-cell table:formula="of:=STDEV([.D5:.D34];[.H5:.H34];[.L5:.L34];[.P5:.P34];[.T5:.T34];[.X5:.X34];[.AB5:.AB34];[.AF5:.AF34];[.AJ5:.AJ34])" office:value-type="float" office:value="3200.54828483153" calcext:value-type="float">
            <text:p>3200,5482848315</text:p>
          </table:table-cell>
          <table:table-cell table:formula="of:=COUNT([.D5:.D34];[.H5:.H34];[.L5:.L34];[.P5:.P34];[.T5:.T34];[.X5:.X34];[.AB5:.AB34];[.AF5:.AF34];[.AJ5:.AJ34])" office:value-type="float" office:value="240" calcext:value-type="float">
            <text:p>240</text:p>
          </table:table-cell>
          <table:table-cell table:formula="of:=2*[.C42]/SQRT([.D42])" office:value-type="float" office:value="413.189006862841" calcext:value-type="float">
            <text:p>413,1890068628</text:p>
          </table:table-cell>
          <table:table-cell table:number-columns-repeated="27"/>
        </table:table-row>
        <table:table-row table:style-name="ro1" table:number-rows-repeated="22">
          <table:table-cell table:number-columns-repeated="32"/>
        </table:table-row>
        <table:table-row table:style-name="ro1">
          <table:table-cell office:value-type="float" office:value="164412" calcext:value-type="float">
            <text:p>164412</text:p>
          </table:table-cell>
          <table:table-cell office:value-type="float" office:value="1498.395996" calcext:value-type="float">
            <text:p>1498,395996</text:p>
          </table:table-cell>
          <table:table-cell office:value-type="float" office:value="170" calcext:value-type="float">
            <text:p>170</text:p>
          </table:table-cell>
          <table:table-cell office:value-type="float" office:value="5375.738281" calcext:value-type="float">
            <text:p>5375,7382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85.708984" calcext:value-type="float">
            <text:p>1285,708984</text:p>
          </table:table-cell>
          <table:table-cell office:value-type="float" office:value="125" calcext:value-type="float">
            <text:p>125</text:p>
          </table:table-cell>
          <table:table-cell office:value-type="float" office:value="3270.654541" calcext:value-type="float">
            <text:p>3270,65454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32.343994" calcext:value-type="float">
            <text:p>1232,343994</text:p>
          </table:table-cell>
          <table:table-cell office:value-type="float" office:value="177" calcext:value-type="float">
            <text:p>177</text:p>
          </table:table-cell>
          <table:table-cell office:value-type="float" office:value="5248.691895" calcext:value-type="float">
            <text:p>5248,691895</text:p>
          </table:table-cell>
          <table:table-cell office:value-type="float" office:value="164412" calcext:value-type="float">
            <text:p>164412</text:p>
          </table:table-cell>
          <table:table-cell office:value-type="float" office:value="1267.228027" calcext:value-type="float">
            <text:p>1267,228027</text:p>
          </table:table-cell>
          <table:table-cell office:value-type="float" office:value="159" calcext:value-type="float">
            <text:p>159</text:p>
          </table:table-cell>
          <table:table-cell office:value-type="float" office:value="4847.358398" calcext:value-type="float">
            <text:p>4847,358398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01.765991" calcext:value-type="float">
            <text:p>1301,765991</text:p>
          </table:table-cell>
          <table:table-cell office:value-type="float" office:value="185" calcext:value-type="float">
            <text:p>185</text:p>
          </table:table-cell>
          <table:table-cell office:value-type="float" office:value="5278.804199" calcext:value-type="float">
            <text:p>5278,804199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30.571045" calcext:value-type="float">
            <text:p>1330,571045</text:p>
          </table:table-cell>
          <table:table-cell office:value-type="float" office:value="157" calcext:value-type="float">
            <text:p>157</text:p>
          </table:table-cell>
          <table:table-cell office:value-type="float" office:value="4603.425781" calcext:value-type="float">
            <text:p>4603,425781</text:p>
          </table:table-cell>
          <table:table-cell office:value-type="float" office:value="164412" calcext:value-type="float">
            <text:p>164412</text:p>
          </table:table-cell>
          <table:table-cell office:value-type="float" office:value="1735.597046" calcext:value-type="float">
            <text:p>1735,597046</text:p>
          </table:table-cell>
          <table:table-cell office:value-type="float" office:value="146" calcext:value-type="float">
            <text:p>146</text:p>
          </table:table-cell>
          <table:table-cell office:value-type="float" office:value="4519.047852" calcext:value-type="float">
            <text:p>4519,047852</text:p>
          </table:table-cell>
          <table:table-cell office:value-type="float" office:value="164412" calcext:value-type="float">
            <text:p>164412</text:p>
          </table:table-cell>
          <table:table-cell office:value-type="float" office:value="1365.587891" calcext:value-type="float">
            <text:p>1365,587891</text:p>
          </table:table-cell>
          <table:table-cell office:value-type="float" office:value="149" calcext:value-type="float">
            <text:p>149</text:p>
          </table:table-cell>
          <table:table-cell office:value-type="float" office:value="4847.368164" calcext:value-type="float">
            <text:p>4847,368164</text:p>
          </table:table-cell>
        </table:table-row>
        <table:table-row table:style-name="ro1">
          <table:table-cell office:value-type="float" office:value="164651" calcext:value-type="float">
            <text:p>164651</text:p>
          </table:table-cell>
          <table:table-cell office:value-type="float" office:value="1175.369019" calcext:value-type="float">
            <text:p>1175,369019</text:p>
          </table:table-cell>
          <table:table-cell office:value-type="float" office:value="173" calcext:value-type="float">
            <text:p>173</text:p>
          </table:table-cell>
          <table:table-cell office:value-type="float" office:value="5596.081055" calcext:value-type="float">
            <text:p>5596,08105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1.697998" calcext:value-type="float">
            <text:p>1041,697998</text:p>
          </table:table-cell>
          <table:table-cell office:value-type="float" office:value="198" calcext:value-type="float">
            <text:p>198</text:p>
          </table:table-cell>
          <table:table-cell office:value-type="float" office:value="4879.060059" calcext:value-type="float">
            <text:p>4879,060059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29.392944" calcext:value-type="float">
            <text:p>1129,392944</text:p>
          </table:table-cell>
          <table:table-cell office:value-type="float" office:value="174" calcext:value-type="float">
            <text:p>174</text:p>
          </table:table-cell>
          <table:table-cell office:value-type="float" office:value="5220.457031" calcext:value-type="float">
            <text:p>5220,457031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23.310913" calcext:value-type="float">
            <text:p>1223,310913</text:p>
          </table:table-cell>
          <table:table-cell office:value-type="float" office:value="187" calcext:value-type="float">
            <text:p>187</text:p>
          </table:table-cell>
          <table:table-cell office:value-type="float" office:value="4610.196777" calcext:value-type="float">
            <text:p>4610,196777</text:p>
          </table:table-cell>
          <table:table-cell office:value-type="float" office:value="164651" calcext:value-type="float">
            <text:p>164651</text:p>
          </table:table-cell>
          <table:table-cell office:value-type="float" office:value="1187.607056" calcext:value-type="float">
            <text:p>1187,607056</text:p>
          </table:table-cell>
          <table:table-cell office:value-type="float" office:value="3" calcext:value-type="float">
            <text:p>3</text:p>
          </table:table-cell>
          <table:table-cell office:value-type="float" office:value="193.621002" calcext:value-type="float">
            <text:p>193,621002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35.02002" calcext:value-type="float">
            <text:p>1035,02002</text:p>
          </table:table-cell>
          <table:table-cell office:value-type="float" office:value="190" calcext:value-type="float">
            <text:p>190</text:p>
          </table:table-cell>
          <table:table-cell office:value-type="float" office:value="5445.237305" calcext:value-type="float">
            <text:p>5445,23730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293.213013" calcext:value-type="float">
            <text:p>1293,213013</text:p>
          </table:table-cell>
          <table:table-cell office:value-type="float" office:value="147" calcext:value-type="float">
            <text:p>147</text:p>
          </table:table-cell>
          <table:table-cell office:value-type="float" office:value="4530.717285" calcext:value-type="float">
            <text:p>4530,717285</text:p>
          </table:table-cell>
          <table:table-cell office:value-type="float" office:value="164651" calcext:value-type="float">
            <text:p>164651</text:p>
          </table:table-cell>
          <table:table-cell office:value-type="float" office:value="1042.81604" calcext:value-type="float">
            <text:p>1042,81604</text:p>
          </table:table-cell>
          <table:table-cell office:value-type="float" office:value="166" calcext:value-type="float">
            <text:p>166</text:p>
          </table:table-cell>
          <table:table-cell office:value-type="float" office:value="5150.991699" calcext:value-type="float">
            <text:p>5150,991699</text:p>
          </table:table-cell>
        </table:table-row>
        <table:table-row table:style-name="ro1">
          <table:table-cell office:value-type="float" office:value="164925" calcext:value-type="float">
            <text:p>164925</text:p>
          </table:table-cell>
          <table:table-cell office:value-type="float" office:value="1343.829956" calcext:value-type="float">
            <text:p>1343,829956</text:p>
          </table:table-cell>
          <table:table-cell office:value-type="float" office:value="9" calcext:value-type="float">
            <text:p>9</text:p>
          </table:table-cell>
          <table:table-cell office:value-type="float" office:value="1614.184937" calcext:value-type="float">
            <text:p>1614,184937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43.23291" calcext:value-type="float">
            <text:p>1243,23291</text:p>
          </table:table-cell>
          <table:table-cell office:value-type="float" office:value="3" calcext:value-type="float">
            <text:p>3</text:p>
          </table:table-cell>
          <table:table-cell office:value-type="float" office:value="878.249023" calcext:value-type="float">
            <text:p>878,2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78.632935" calcext:value-type="float">
            <text:p>1178,632935</text:p>
          </table:table-cell>
          <table:table-cell office:value-type="float" office:value="9" calcext:value-type="float">
            <text:p>9</text:p>
          </table:table-cell>
          <table:table-cell office:value-type="float" office:value="1041.717041" calcext:value-type="float">
            <text:p>1041,717041</text:p>
          </table:table-cell>
          <table:table-cell office:value-type="float" office:value="164925" calcext:value-type="float">
            <text:p>164925</text:p>
          </table:table-cell>
          <table:table-cell office:value-type="float" office:value="1585.705078" calcext:value-type="float">
            <text:p>1585,705078</text:p>
          </table:table-cell>
          <table:table-cell office:value-type="float" office:value="8" calcext:value-type="float">
            <text:p>8</text:p>
          </table:table-cell>
          <table:table-cell office:value-type="float" office:value="662.287048" calcext:value-type="float">
            <text:p>662,28704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237.205933" calcext:value-type="float">
            <text:p>1237,205933</text:p>
          </table:table-cell>
          <table:table-cell office:value-type="float" office:value="10" calcext:value-type="float">
            <text:p>10</text:p>
          </table:table-cell>
          <table:table-cell office:value-type="float" office:value="1792.749023" calcext:value-type="float">
            <text:p>1792,74902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73.450073" calcext:value-type="float">
            <text:p>1373,450073</text:p>
          </table:table-cell>
          <table:table-cell office:value-type="float" office:value="7" calcext:value-type="float">
            <text:p>7</text:p>
          </table:table-cell>
          <table:table-cell office:value-type="float" office:value="381.779968" calcext:value-type="float">
            <text:p>381,779968</text:p>
          </table:table-cell>
          <table:table-cell office:value-type="float" office:value="164925" calcext:value-type="float">
            <text:p>164925</text:p>
          </table:table-cell>
          <table:table-cell office:value-type="float" office:value="1157.129028" calcext:value-type="float">
            <text:p>1157,129028</text:p>
          </table:table-cell>
          <table:table-cell office:value-type="float" office:value="7" calcext:value-type="float">
            <text:p>7</text:p>
          </table:table-cell>
          <table:table-cell office:value-type="float" office:value="1000.169983" calcext:value-type="float">
            <text:p>1000,169983</text:p>
          </table:table-cell>
          <table:table-cell office:value-type="float" office:value="164925" calcext:value-type="float">
            <text:p>164925</text:p>
          </table:table-cell>
          <table:table-cell office:value-type="float" office:value="1317.713989" calcext:value-type="float">
            <text:p>1317,713989</text:p>
          </table:table-cell>
          <table:table-cell office:value-type="float" office:value="8" calcext:value-type="float">
            <text:p>8</text:p>
          </table:table-cell>
          <table:table-cell office:value-type="float" office:value="1147.328003" calcext:value-type="float">
            <text:p>1147,328003</text:p>
          </table:table-cell>
        </table:table-row>
        <table:table-row table:style-name="ro1">
          <table:table-cell office:value-type="float" office:value="165513" calcext:value-type="float">
            <text:p>165513</text:p>
          </table:table-cell>
          <table:table-cell office:value-type="float" office:value="1111.223999" calcext:value-type="float">
            <text:p>1111,223999</text:p>
          </table:table-cell>
          <table:table-cell office:value-type="float" office:value="10" calcext:value-type="float">
            <text:p>10</text:p>
          </table:table-cell>
          <table:table-cell office:value-type="float" office:value="8830.838867" calcext:value-type="float">
            <text:p>8830,838867</text:p>
          </table:table-cell>
          <table:table-cell office:value-type="float" office:value="165513" calcext:value-type="float">
            <text:p>165513</text:p>
          </table:table-cell>
          <table:table-cell office:value-type="float" office:value="1572.796021" calcext:value-type="float">
            <text:p>1572,796021</text:p>
          </table:table-cell>
          <table:table-cell office:value-type="float" office:value="12" calcext:value-type="float">
            <text:p>12</text:p>
          </table:table-cell>
          <table:table-cell office:value-type="float" office:value="7544.963379" calcext:value-type="float">
            <text:p>7544,9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80.959961" calcext:value-type="float">
            <text:p>1280,959961</text:p>
          </table:table-cell>
          <table:table-cell office:value-type="float" office:value="12" calcext:value-type="float">
            <text:p>12</text:p>
          </table:table-cell>
          <table:table-cell office:value-type="float" office:value="5262.152832" calcext:value-type="float">
            <text:p>5262,15283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9.796021" calcext:value-type="float">
            <text:p>1199,796021</text:p>
          </table:table-cell>
          <table:table-cell office:value-type="float" office:value="22" calcext:value-type="float">
            <text:p>22</text:p>
          </table:table-cell>
          <table:table-cell office:value-type="float" office:value="15383.097656" calcext:value-type="float">
            <text:p>1538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332.466064" calcext:value-type="float">
            <text:p>1332,466064</text:p>
          </table:table-cell>
          <table:table-cell office:value-type="float" office:value="22" calcext:value-type="float">
            <text:p>22</text:p>
          </table:table-cell>
          <table:table-cell office:value-type="float" office:value="9085.664062" calcext:value-type="float">
            <text:p>9085,664062</text:p>
          </table:table-cell>
          <table:table-cell office:value-type="float" office:value="165513" calcext:value-type="float">
            <text:p>165513</text:p>
          </table:table-cell>
          <table:table-cell office:value-type="float" office:value="1190.054077" calcext:value-type="float">
            <text:p>1190,054077</text:p>
          </table:table-cell>
          <table:table-cell office:value-type="float" office:value="8" calcext:value-type="float">
            <text:p>8</text:p>
          </table:table-cell>
          <table:table-cell office:value-type="float" office:value="18613.097656" calcext:value-type="float">
            <text:p>18613,097656</text:p>
          </table:table-cell>
          <table:table-cell office:value-type="float" office:value="165513" calcext:value-type="float">
            <text:p>165513</text:p>
          </table:table-cell>
          <table:table-cell office:value-type="float" office:value="1088.276978" calcext:value-type="float">
            <text:p>1088,276978</text:p>
          </table:table-cell>
          <table:table-cell office:value-type="float" office:value="15" calcext:value-type="float">
            <text:p>15</text:p>
          </table:table-cell>
          <table:table-cell office:value-type="float" office:value="6892.463379" calcext:value-type="float">
            <text:p>6892,463379</text:p>
          </table:table-cell>
          <table:table-cell office:value-type="float" office:value="165513" calcext:value-type="float">
            <text:p>165513</text:p>
          </table:table-cell>
          <table:table-cell office:value-type="float" office:value="1209.494995" calcext:value-type="float">
            <text:p>1209,494995</text:p>
          </table:table-cell>
          <table:table-cell office:value-type="float" office:value="14" calcext:value-type="float">
            <text:p>14</text:p>
          </table:table-cell>
          <table:table-cell office:value-type="float" office:value="6652.085449" calcext:value-type="float">
            <text:p>6652,085449</text:p>
          </table:table-cell>
        </table:table-row>
        <table:table-row table:style-name="ro1">
          <table:table-cell office:value-type="float" office:value="170438" calcext:value-type="float">
            <text:p>170438</text:p>
          </table:table-cell>
          <table:table-cell office:value-type="float" office:value="1487.856934" calcext:value-type="float">
            <text:p>1487,856934</text:p>
          </table:table-cell>
          <table:table-cell office:value-type="float" office:value="10" calcext:value-type="float">
            <text:p>10</text:p>
          </table:table-cell>
          <table:table-cell office:value-type="float" office:value="18611.082031" calcext:value-type="float">
            <text:p>18611,082031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11.988037" calcext:value-type="float">
            <text:p>1311,988037</text:p>
          </table:table-cell>
          <table:table-cell office:value-type="float" office:value="15" calcext:value-type="float">
            <text:p>15</text:p>
          </table:table-cell>
          <table:table-cell office:value-type="float" office:value="14115.43457" calcext:value-type="float">
            <text:p>14115,43457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83.963989" calcext:value-type="float">
            <text:p>1283,963989</text:p>
          </table:table-cell>
          <table:table-cell office:value-type="float" office:value="12" calcext:value-type="float">
            <text:p>12</text:p>
          </table:table-cell>
          <table:table-cell office:value-type="float" office:value="14292.538086" calcext:value-type="float">
            <text:p>14292,538086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76.760986" calcext:value-type="float">
            <text:p>1176,760986</text:p>
          </table:table-cell>
          <table:table-cell office:value-type="float" office:value="9" calcext:value-type="float">
            <text:p>9</text:p>
          </table:table-cell>
          <table:table-cell office:value-type="float" office:value="11424.111328" calcext:value-type="float">
            <text:p>11424,111328</text:p>
          </table:table-cell>
          <table:table-cell office:value-type="float" office:value="170438" calcext:value-type="float">
            <text:p>170438</text:p>
          </table:table-cell>
          <table:table-cell office:value-type="float" office:value="1303.611938" calcext:value-type="float">
            <text:p>1303,611938</text:p>
          </table:table-cell>
          <table:table-cell office:value-type="float" office:value="13" calcext:value-type="float">
            <text:p>13</text:p>
          </table:table-cell>
          <table:table-cell office:value-type="float" office:value="11190.44043" calcext:value-type="float">
            <text:p>11190,4404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20.333984" calcext:value-type="float">
            <text:p>1120,333984</text:p>
          </table:table-cell>
          <table:table-cell office:value-type="float" office:value="11" calcext:value-type="float">
            <text:p>11</text:p>
          </table:table-cell>
          <table:table-cell office:value-type="float" office:value="13444.536133" calcext:value-type="float">
            <text:p>13444,536133</text:p>
          </table:table-cell>
          <table:table-cell office:value-type="float" office:value="170438" calcext:value-type="float">
            <text:p>170438</text:p>
          </table:table-cell>
          <table:table-cell office:value-type="float" office:value="1277.328979" calcext:value-type="float">
            <text:p>1277,328979</text:p>
          </table:table-cell>
          <table:table-cell office:value-type="float" office:value="10" calcext:value-type="float">
            <text:p>10</text:p>
          </table:table-cell>
          <table:table-cell office:value-type="float" office:value="15378.171875" calcext:value-type="float">
            <text:p>15378,171875</text:p>
          </table:table-cell>
          <table:table-cell office:value-type="float" office:value="170438" calcext:value-type="float">
            <text:p>170438</text:p>
          </table:table-cell>
          <table:table-cell office:value-type="float" office:value="1186.963013" calcext:value-type="float">
            <text:p>1186,963013</text:p>
          </table:table-cell>
          <table:table-cell office:value-type="float" office:value="16" calcext:value-type="float">
            <text:p>16</text:p>
          </table:table-cell>
          <table:table-cell office:value-type="float" office:value="10495.96582" calcext:value-type="float">
            <text:p>10495,96582</text:p>
          </table:table-cell>
        </table:table-row>
        <table:table-row table:style-name="ro1">
          <table:table-cell office:value-type="float" office:value="171344" calcext:value-type="float">
            <text:p>171344</text:p>
          </table:table-cell>
          <table:table-cell office:value-type="float" office:value="1446.250977" calcext:value-type="float">
            <text:p>1446,250977</text:p>
          </table:table-cell>
          <table:table-cell office:value-type="float" office:value="99" calcext:value-type="float">
            <text:p>99</text:p>
          </table:table-cell>
          <table:table-cell office:value-type="float" office:value="3482.288574" calcext:value-type="float">
            <text:p>3482,288574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15.042969" calcext:value-type="float">
            <text:p>1215,042969</text:p>
          </table:table-cell>
          <table:table-cell office:value-type="float" office:value="164" calcext:value-type="float">
            <text:p>164</text:p>
          </table:table-cell>
          <table:table-cell office:value-type="float" office:value="5074.681641" calcext:value-type="float">
            <text:p>5074,68164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7.273926" calcext:value-type="float">
            <text:p>1207,273926</text:p>
          </table:table-cell>
          <table:table-cell office:value-type="float" office:value="194" calcext:value-type="float">
            <text:p>194</text:p>
          </table:table-cell>
          <table:table-cell office:value-type="float" office:value="5584.85791" calcext:value-type="float">
            <text:p>5584,85791</text:p>
          </table:table-cell>
          <table:table-cell office:value-type="float" office:value="171344" calcext:value-type="float">
            <text:p>171344</text:p>
          </table:table-cell>
          <table:table-cell office:value-type="float" office:value="1358.896973" calcext:value-type="float">
            <text:p>1358,896973</text:p>
          </table:table-cell>
          <table:table-cell office:value-type="float" office:value="94" calcext:value-type="float">
            <text:p>94</text:p>
          </table:table-cell>
          <table:table-cell office:value-type="float" office:value="2436.456787" calcext:value-type="float">
            <text:p>2436,456787</text:p>
          </table:table-cell>
          <table:table-cell office:value-type="float" office:value="171344" calcext:value-type="float">
            <text:p>171344</text:p>
          </table:table-cell>
          <table:table-cell office:value-type="float" office:value="1195.905029" calcext:value-type="float">
            <text:p>1195,905029</text:p>
          </table:table-cell>
          <table:table-cell office:value-type="float" office:value="146" calcext:value-type="float">
            <text:p>146</text:p>
          </table:table-cell>
          <table:table-cell office:value-type="float" office:value="4033.710693" calcext:value-type="float">
            <text:p>4033,71069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01.800903" calcext:value-type="float">
            <text:p>1201,800903</text:p>
          </table:table-cell>
          <table:table-cell office:value-type="float" office:value="145" calcext:value-type="float">
            <text:p>145</text:p>
          </table:table-cell>
          <table:table-cell office:value-type="float" office:value="4344.520508" calcext:value-type="float">
            <text:p>4344,520508</text:p>
          </table:table-cell>
          <table:table-cell office:value-type="float" office:value="171344" calcext:value-type="float">
            <text:p>171344</text:p>
          </table:table-cell>
          <table:table-cell office:value-type="float" office:value="1693.303955" calcext:value-type="float">
            <text:p>1693,303955</text:p>
          </table:table-cell>
          <table:table-cell office:value-type="float" office:value="99" calcext:value-type="float">
            <text:p>99</text:p>
          </table:table-cell>
          <table:table-cell office:value-type="float" office:value="3007.619873" calcext:value-type="float">
            <text:p>3007,619873</text:p>
          </table:table-cell>
          <table:table-cell office:value-type="float" office:value="171344" calcext:value-type="float">
            <text:p>171344</text:p>
          </table:table-cell>
          <table:table-cell office:value-type="float" office:value="1274.384033" calcext:value-type="float">
            <text:p>1274,384033</text:p>
          </table:table-cell>
          <table:table-cell office:value-type="float" office:value="190" calcext:value-type="float">
            <text:p>190</text:p>
          </table:table-cell>
          <table:table-cell office:value-type="float" office:value="5769.807617" calcext:value-type="float">
            <text:p>5769,807617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float" office:value="1131.459961" calcext:value-type="float">
            <text:p>1131,459961</text:p>
          </table:table-cell>
          <table:table-cell office:value-type="float" office:value="30" calcext:value-type="float">
            <text:p>30</text:p>
          </table:table-cell>
          <table:table-cell office:value-type="float" office:value="5539.137695" calcext:value-type="float">
            <text:p>5539,137695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73.62793" calcext:value-type="float">
            <text:p>1073,62793</text:p>
          </table:table-cell>
          <table:table-cell office:value-type="float" office:value="9" calcext:value-type="float">
            <text:p>9</text:p>
          </table:table-cell>
          <table:table-cell office:value-type="float" office:value="5350.340332" calcext:value-type="float">
            <text:p>5350,34033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183.052979" calcext:value-type="float">
            <text:p>1183,052979</text:p>
          </table:table-cell>
          <table:table-cell office:value-type="float" office:value="13" calcext:value-type="float">
            <text:p>13</text:p>
          </table:table-cell>
          <table:table-cell office:value-type="float" office:value="3717.746338" calcext:value-type="float">
            <text:p>3717,74633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403.140991" calcext:value-type="float">
            <text:p>1403,140991</text:p>
          </table:table-cell>
          <table:table-cell office:value-type="float" office:value="12" calcext:value-type="float">
            <text:p>12</text:p>
          </table:table-cell>
          <table:table-cell office:value-type="float" office:value="5149.511719" calcext:value-type="float">
            <text:p>5149,511719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50.256958" calcext:value-type="float">
            <text:p>1050,256958</text:p>
          </table:table-cell>
          <table:table-cell office:value-type="float" office:value="11" calcext:value-type="float">
            <text:p>11</text:p>
          </table:table-cell>
          <table:table-cell office:value-type="float" office:value="4124.385742" calcext:value-type="float">
            <text:p>4124,38574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013.716003" calcext:value-type="float">
            <text:p>1013,716003</text:p>
          </table:table-cell>
          <table:table-cell office:value-type="float" office:value="7" calcext:value-type="float">
            <text:p>7</text:p>
          </table:table-cell>
          <table:table-cell office:value-type="float" office:value="1208.164062" calcext:value-type="float">
            <text:p>1208,164062</text:p>
          </table:table-cell>
          <table:table-cell office:value-type="float" office:value="171609" calcext:value-type="float">
            <text:p>171609</text:p>
          </table:table-cell>
          <table:table-cell office:value-type="float" office:value="1261.767944" calcext:value-type="float">
            <text:p>1261,767944</text:p>
          </table:table-cell>
          <table:table-cell office:value-type="float" office:value="19" calcext:value-type="float">
            <text:p>19</text:p>
          </table:table-cell>
          <table:table-cell office:value-type="float" office:value="9711.045898" calcext:value-type="float">
            <text:p>9711,045898</text:p>
          </table:table-cell>
          <table:table-cell office:value-type="float" office:value="171609" calcext:value-type="float">
            <text:p>171609</text:p>
          </table:table-cell>
          <table:table-cell office:value-type="float" office:value="1340.620972" calcext:value-type="float">
            <text:p>1340,620972</text:p>
          </table:table-cell>
          <table:table-cell office:value-type="float" office:value="17" calcext:value-type="float">
            <text:p>17</text:p>
          </table:table-cell>
          <table:table-cell office:value-type="float" office:value="4430.958008" calcext:value-type="float">
            <text:p>4430,958008</text:p>
          </table:table-cell>
        </table:table-row>
        <table:table-row table:style-name="ro1">
          <table:table-cell office:value-type="float" office:value="110222" calcext:value-type="float">
            <text:p>110222</text:p>
          </table:table-cell>
          <table:table-cell office:value-type="float" office:value="1014.300964" calcext:value-type="float">
            <text:p>1014,300964</text:p>
          </table:table-cell>
          <table:table-cell office:value-type="float" office:value="167" calcext:value-type="float">
            <text:p>167</text:p>
          </table:table-cell>
          <table:table-cell office:value-type="float" office:value="3649.386719" calcext:value-type="float">
            <text:p>3649,38671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209.60498" calcext:value-type="float">
            <text:p>1209,60498</text:p>
          </table:table-cell>
          <table:table-cell office:value-type="float" office:value="124" calcext:value-type="float">
            <text:p>124</text:p>
          </table:table-cell>
          <table:table-cell office:value-type="float" office:value="3219.326416" calcext:value-type="float">
            <text:p>3219,326416</text:p>
          </table:table-cell>
          <table:table-cell office:value-type="float" office:value="110222" calcext:value-type="float">
            <text:p>110222</text:p>
          </table:table-cell>
          <table:table-cell office:value-type="float" office:value="941.401001" calcext:value-type="float">
            <text:p>941,401001</text:p>
          </table:table-cell>
          <table:table-cell office:value-type="float" office:value="120" calcext:value-type="float">
            <text:p>120</text:p>
          </table:table-cell>
          <table:table-cell office:value-type="float" office:value="2538.429688" calcext:value-type="float">
            <text:p>2538,429688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63.406982" calcext:value-type="float">
            <text:p>1063,406982</text:p>
          </table:table-cell>
          <table:table-cell office:value-type="float" office:value="166" calcext:value-type="float">
            <text:p>166</text:p>
          </table:table-cell>
          <table:table-cell office:value-type="float" office:value="3113.848389" calcext:value-type="float">
            <text:p>3113,848389</text:p>
          </table:table-cell>
          <table:table-cell office:value-type="float" office:value="110222" calcext:value-type="float">
            <text:p>110222</text:p>
          </table:table-cell>
          <table:table-cell office:value-type="float" office:value="1037.26001" calcext:value-type="float">
            <text:p>1037,26001</text:p>
          </table:table-cell>
          <table:table-cell office:value-type="float" office:value="179" calcext:value-type="float">
            <text:p>179</text:p>
          </table:table-cell>
          <table:table-cell office:value-type="float" office:value="3395.777832" calcext:value-type="float">
            <text:p>3395,777832</text:p>
          </table:table-cell>
          <table:table-cell office:value-type="float" office:value="110222" calcext:value-type="float">
            <text:p>110222</text:p>
          </table:table-cell>
          <table:table-cell office:value-type="float" office:value="981.057007" calcext:value-type="float">
            <text:p>981,057007</text:p>
          </table:table-cell>
          <table:table-cell office:value-type="float" office:value="181" calcext:value-type="float">
            <text:p>181</text:p>
          </table:table-cell>
          <table:table-cell office:value-type="float" office:value="3898.359375" calcext:value-type="float">
            <text:p>3898,359375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50.580078" calcext:value-type="float">
            <text:p>1150,580078</text:p>
          </table:table-cell>
          <table:table-cell office:value-type="float" office:value="161" calcext:value-type="float">
            <text:p>161</text:p>
          </table:table-cell>
          <table:table-cell office:value-type="float" office:value="3315.114014" calcext:value-type="float">
            <text:p>3315,114014</text:p>
          </table:table-cell>
          <table:table-cell office:value-type="float" office:value="110222" calcext:value-type="float">
            <text:p>110222</text:p>
          </table:table-cell>
          <table:table-cell office:value-type="float" office:value="1109.897949" calcext:value-type="float">
            <text:p>1109,897949</text:p>
          </table:table-cell>
          <table:table-cell office:value-type="float" office:value="131" calcext:value-type="float">
            <text:p>131</text:p>
          </table:table-cell>
          <table:table-cell office:value-type="float" office:value="3149.919922" calcext:value-type="float">
            <text:p>3149,919922</text:p>
          </table:table-cell>
        </table:table-row>
        <table:table-row table:style-name="ro1">
          <table:table-cell office:value-type="float" office:value="110436" calcext:value-type="float">
            <text:p>110436</text:p>
          </table:table-cell>
          <table:table-cell office:value-type="float" office:value="1058.348999" calcext:value-type="float">
            <text:p>1058,348999</text:p>
          </table:table-cell>
          <table:table-cell office:value-type="float" office:value="23" calcext:value-type="float">
            <text:p>23</text:p>
          </table:table-cell>
          <table:table-cell office:value-type="float" office:value="7907.307129" calcext:value-type="float">
            <text:p>7907,307129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3.343018" calcext:value-type="float">
            <text:p>1053,343018</text:p>
          </table:table-cell>
          <table:table-cell office:value-type="float" office:value="12" calcext:value-type="float">
            <text:p>12</text:p>
          </table:table-cell>
          <table:table-cell office:value-type="float" office:value="3054.294678" calcext:value-type="float">
            <text:p>3054,29467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230.796021" calcext:value-type="float">
            <text:p>1230,796021</text:p>
          </table:table-cell>
          <table:table-cell office:value-type="float" office:value="12" calcext:value-type="float">
            <text:p>12</text:p>
          </table:table-cell>
          <table:table-cell office:value-type="float" office:value="3150.28418" calcext:value-type="float">
            <text:p>3150,2841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383.476074" calcext:value-type="float">
            <text:p>1383,476074</text:p>
          </table:table-cell>
          <table:table-cell office:value-type="float" office:value="9" calcext:value-type="float">
            <text:p>9</text:p>
          </table:table-cell>
          <table:table-cell office:value-type="float" office:value="2817.276123" calcext:value-type="float">
            <text:p>2817,276123</text:p>
          </table:table-cell>
          <table:table-cell office:value-type="float" office:value="110436" calcext:value-type="float">
            <text:p>110436</text:p>
          </table:table-cell>
          <table:table-cell office:value-type="float" office:value="2023.514038" calcext:value-type="float">
            <text:p>2023,514038</text:p>
          </table:table-cell>
          <table:table-cell office:value-type="float" office:value="11" calcext:value-type="float">
            <text:p>11</text:p>
          </table:table-cell>
          <table:table-cell office:value-type="float" office:value="3559.919922" calcext:value-type="float">
            <text:p>3559,919922</text:p>
          </table:table-cell>
          <table:table-cell office:value-type="float" office:value="110436" calcext:value-type="float">
            <text:p>110436</text:p>
          </table:table-cell>
          <table:table-cell office:value-type="float" office:value="1173.406982" calcext:value-type="float">
            <text:p>1173,406982</text:p>
          </table:table-cell>
          <table:table-cell office:value-type="float" office:value="10" calcext:value-type="float">
            <text:p>10</text:p>
          </table:table-cell>
          <table:table-cell office:value-type="float" office:value="2054.10498" calcext:value-type="float">
            <text:p>2054,10498</text:p>
          </table:table-cell>
          <table:table-cell office:value-type="float" office:value="110436" calcext:value-type="float">
            <text:p>110436</text:p>
          </table:table-cell>
          <table:table-cell office:value-type="float" office:value="1422.085083" calcext:value-type="float">
            <text:p>1422,085083</text:p>
          </table:table-cell>
          <table:table-cell office:value-type="float" office:value="5" calcext:value-type="float">
            <text:p>5</text:p>
          </table:table-cell>
          <table:table-cell office:value-type="float" office:value="1812.862793" calcext:value-type="float">
            <text:p>1812,862793</text:p>
          </table:table-cell>
          <table:table-cell office:value-type="float" office:value="110436" calcext:value-type="float">
            <text:p>110436</text:p>
          </table:table-cell>
          <table:table-cell office:value-type="float" office:value="1050.104004" calcext:value-type="float">
            <text:p>1050,104004</text:p>
          </table:table-cell>
          <table:table-cell office:value-type="float" office:value="9" calcext:value-type="float">
            <text:p>9</text:p>
          </table:table-cell>
          <table:table-cell office:value-type="float" office:value="1040.128906" calcext:value-type="float">
            <text:p>1040,128906</text:p>
          </table:table-cell>
        </table:table-row>
        <table:table-row table:style-name="ro1">
          <table:table-cell office:value-type="float" office:value="110627" calcext:value-type="float">
            <text:p>110627</text:p>
          </table:table-cell>
          <table:table-cell office:value-type="float" office:value="1547.831055" calcext:value-type="float">
            <text:p>1547,831055</text:p>
          </table:table-cell>
          <table:table-cell office:value-type="float" office:value="6" calcext:value-type="float">
            <text:p>6</text:p>
          </table:table-cell>
          <table:table-cell office:value-type="float" office:value="814.10498" calcext:value-type="float">
            <text:p>814,10498</text:p>
          </table:table-cell>
          <table:table-cell office:value-type="float" office:value="110627" calcext:value-type="float">
            <text:p>110627</text:p>
          </table:table-cell>
          <table:table-cell office:value-type="float" office:value="943.207031" calcext:value-type="float">
            <text:p>943,207031</text:p>
          </table:table-cell>
          <table:table-cell office:value-type="float" office:value="8" calcext:value-type="float">
            <text:p>8</text:p>
          </table:table-cell>
          <table:table-cell office:value-type="float" office:value="1412.023071" calcext:value-type="float">
            <text:p>1412,023071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27.687988" calcext:value-type="float">
            <text:p>1227,687988</text:p>
          </table:table-cell>
          <table:table-cell office:value-type="float" office:value="9" calcext:value-type="float">
            <text:p>9</text:p>
          </table:table-cell>
          <table:table-cell office:value-type="float" office:value="1609.461914" calcext:value-type="float">
            <text:p>1609,461914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22.950989" calcext:value-type="float">
            <text:p>1022,950989</text:p>
          </table:table-cell>
          <table:table-cell office:value-type="float" office:value="18" calcext:value-type="float">
            <text:p>18</text:p>
          </table:table-cell>
          <table:table-cell office:value-type="float" office:value="3880.370117" calcext:value-type="float">
            <text:p>3880,370117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73.39502" calcext:value-type="float">
            <text:p>1073,39502</text:p>
          </table:table-cell>
          <table:table-cell office:value-type="float" office:value="8" calcext:value-type="float">
            <text:p>8</text:p>
          </table:table-cell>
          <table:table-cell office:value-type="float" office:value="1058.746948" calcext:value-type="float">
            <text:p>1058,746948</text:p>
          </table:table-cell>
          <table:table-cell office:value-type="float" office:value="110627" calcext:value-type="float">
            <text:p>110627</text:p>
          </table:table-cell>
          <table:table-cell office:value-type="float" office:value="1036.033081" calcext:value-type="float">
            <text:p>1036,033081</text:p>
          </table:table-cell>
          <table:table-cell office:value-type="float" office:value="8" calcext:value-type="float">
            <text:p>8</text:p>
          </table:table-cell>
          <table:table-cell office:value-type="float" office:value="3831.018066" calcext:value-type="float">
            <text:p>3831,018066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01.712036" calcext:value-type="float">
            <text:p>1201,712036</text:p>
          </table:table-cell>
          <table:table-cell office:value-type="float" office:value="9" calcext:value-type="float">
            <text:p>9</text:p>
          </table:table-cell>
          <table:table-cell office:value-type="float" office:value="1218.410889" calcext:value-type="float">
            <text:p>1218,410889</text:p>
          </table:table-cell>
          <table:table-cell office:value-type="float" office:value="110627" calcext:value-type="float">
            <text:p>110627</text:p>
          </table:table-cell>
          <table:table-cell office:value-type="float" office:value="1216.926025" calcext:value-type="float">
            <text:p>1216,926025</text:p>
          </table:table-cell>
          <table:table-cell office:value-type="float" office:value="4" calcext:value-type="float">
            <text:p>4</text:p>
          </table:table-cell>
          <table:table-cell office:value-type="float" office:value="656.710022" calcext:value-type="float">
            <text:p>656,710022</text:p>
          </table:table-cell>
        </table:table-row>
        <table:table-row table:style-name="ro1">
          <table:table-cell office:value-type="float" office:value="102631" calcext:value-type="float">
            <text:p>102631</text:p>
          </table:table-cell>
          <table:table-cell office:value-type="float" office:value="1004.585022" calcext:value-type="float">
            <text:p>1004,585022</text:p>
          </table:table-cell>
          <table:table-cell office:value-type="float" office:value="173" calcext:value-type="float">
            <text:p>173</text:p>
          </table:table-cell>
          <table:table-cell office:value-type="float" office:value="5327.369141" calcext:value-type="float">
            <text:p>5327,369141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31.960938" calcext:value-type="float">
            <text:p>1131,960938</text:p>
          </table:table-cell>
          <table:table-cell office:value-type="float" office:value="113" calcext:value-type="float">
            <text:p>113</text:p>
          </table:table-cell>
          <table:table-cell office:value-type="float" office:value="3850.600098" calcext:value-type="float">
            <text:p>3850,60009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201.269043" calcext:value-type="float">
            <text:p>1201,269043</text:p>
          </table:table-cell>
          <table:table-cell office:value-type="float" office:value="163" calcext:value-type="float">
            <text:p>163</text:p>
          </table:table-cell>
          <table:table-cell office:value-type="float" office:value="5809.955078" calcext:value-type="float">
            <text:p>5809,955078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99.466919" calcext:value-type="float">
            <text:p>1199,466919</text:p>
          </table:table-cell>
          <table:table-cell office:value-type="float" office:value="139" calcext:value-type="float">
            <text:p>139</text:p>
          </table:table-cell>
          <table:table-cell office:value-type="float" office:value="3983.817383" calcext:value-type="float">
            <text:p>3983,817383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18.072021" calcext:value-type="float">
            <text:p>1118,072021</text:p>
          </table:table-cell>
          <table:table-cell office:value-type="float" office:value="3" calcext:value-type="float">
            <text:p>3</text:p>
          </table:table-cell>
          <table:table-cell office:value-type="float" office:value="168.673004" calcext:value-type="float">
            <text:p>168,673004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453979" calcext:value-type="float">
            <text:p>1146,453979</text:p>
          </table:table-cell>
          <table:table-cell office:value-type="float" office:value="145" calcext:value-type="float">
            <text:p>145</text:p>
          </table:table-cell>
          <table:table-cell office:value-type="float" office:value="5175.145996" calcext:value-type="float">
            <text:p>5175,145996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24.463989" calcext:value-type="float">
            <text:p>1124,463989</text:p>
          </table:table-cell>
          <table:table-cell office:value-type="float" office:value="163" calcext:value-type="float">
            <text:p>163</text:p>
          </table:table-cell>
          <table:table-cell office:value-type="float" office:value="4583.419922" calcext:value-type="float">
            <text:p>4583,419922</text:p>
          </table:table-cell>
          <table:table-cell office:value-type="float" office:value="102631" calcext:value-type="float">
            <text:p>102631</text:p>
          </table:table-cell>
          <table:table-cell office:value-type="float" office:value="1146.963013" calcext:value-type="float">
            <text:p>1146,963013</text:p>
          </table:table-cell>
          <table:table-cell office:value-type="float" office:value="142" calcext:value-type="float">
            <text:p>142</text:p>
          </table:table-cell>
          <table:table-cell office:value-type="float" office:value="4444.044434" calcext:value-type="float">
            <text:p>4444,044434</text:p>
          </table:table-cell>
        </table:table-row>
        <table:table-row table:style-name="ro1">
          <table:table-cell office:value-type="float" office:value="102853" calcext:value-type="float">
            <text:p>102853</text:p>
          </table:table-cell>
          <table:table-cell office:value-type="float" office:value="709.174988" calcext:value-type="float">
            <text:p>709,174988</text:p>
          </table:table-cell>
          <table:table-cell office:value-type="float" office:value="19" calcext:value-type="float">
            <text:p>19</text:p>
          </table:table-cell>
          <table:table-cell office:value-type="float" office:value="3569.206055" calcext:value-type="float">
            <text:p>3569,206055</text:p>
          </table:table-cell>
          <table:table-cell office:value-type="float" office:value="102853" calcext:value-type="float">
            <text:p>102853</text:p>
          </table:table-cell>
          <table:table-cell office:value-type="float" office:value="979.501038" calcext:value-type="float">
            <text:p>979,501038</text:p>
          </table:table-cell>
          <table:table-cell office:value-type="float" office:value="8" calcext:value-type="float">
            <text:p>8</text:p>
          </table:table-cell>
          <table:table-cell office:value-type="float" office:value="1497.098022" calcext:value-type="float">
            <text:p>1497,09802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6.804993" calcext:value-type="float">
            <text:p>736,804993</text:p>
          </table:table-cell>
          <table:table-cell office:value-type="float" office:value="8" calcext:value-type="float">
            <text:p>8</text:p>
          </table:table-cell>
          <table:table-cell office:value-type="float" office:value="930.572998" calcext:value-type="float">
            <text:p>930,572998</text:p>
          </table:table-cell>
          <table:table-cell office:value-type="float" office:value="102853" calcext:value-type="float">
            <text:p>102853</text:p>
          </table:table-cell>
          <table:table-cell office:value-type="float" office:value="914.251953" calcext:value-type="float">
            <text:p>914,251953</text:p>
          </table:table-cell>
          <table:table-cell office:value-type="float" office:value="9" calcext:value-type="float">
            <text:p>9</text:p>
          </table:table-cell>
          <table:table-cell office:value-type="float" office:value="1697.427002" calcext:value-type="float">
            <text:p>1697,427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84.246033" calcext:value-type="float">
            <text:p>784,246033</text:p>
          </table:table-cell>
          <table:table-cell office:value-type="float" office:value="7" calcext:value-type="float">
            <text:p>7</text:p>
          </table:table-cell>
          <table:table-cell office:value-type="float" office:value="634.416931" calcext:value-type="float">
            <text:p>634,416931</text:p>
          </table:table-cell>
          <table:table-cell office:value-type="float" office:value="102853" calcext:value-type="float">
            <text:p>102853</text:p>
          </table:table-cell>
          <table:table-cell office:value-type="float" office:value="959.416992" calcext:value-type="float">
            <text:p>959,416992</text:p>
          </table:table-cell>
          <table:table-cell office:value-type="float" office:value="3" calcext:value-type="float">
            <text:p>3</text:p>
          </table:table-cell>
          <table:table-cell office:value-type="float" office:value="1711.688965" calcext:value-type="float">
            <text:p>1711,688965</text:p>
          </table:table-cell>
          <table:table-cell office:value-type="float" office:value="102853" calcext:value-type="float">
            <text:p>102853</text:p>
          </table:table-cell>
          <table:table-cell office:value-type="float" office:value="708.518982" calcext:value-type="float">
            <text:p>708,518982</text:p>
          </table:table-cell>
          <table:table-cell office:value-type="float" office:value="4" calcext:value-type="float">
            <text:p>4</text:p>
          </table:table-cell>
          <table:table-cell office:value-type="float" office:value="252.108002" calcext:value-type="float">
            <text:p>252,108002</text:p>
          </table:table-cell>
          <table:table-cell office:value-type="float" office:value="102853" calcext:value-type="float">
            <text:p>102853</text:p>
          </table:table-cell>
          <table:table-cell office:value-type="float" office:value="733.959961" calcext:value-type="float">
            <text:p>733,959961</text:p>
          </table:table-cell>
          <table:table-cell office:value-type="float" office:value="7" calcext:value-type="float">
            <text:p>7</text:p>
          </table:table-cell>
          <table:table-cell office:value-type="float" office:value="832.08905" calcext:value-type="float">
            <text:p>832,08905</text:p>
          </table:table-cell>
        </table:table-row>
        <table:table-row table:style-name="ro1">
          <table:table-cell office:value-type="float" office:value="103031" calcext:value-type="float">
            <text:p>103031</text:p>
          </table:table-cell>
          <table:table-cell office:value-type="float" office:value="1056.509033" calcext:value-type="float">
            <text:p>1056,509033</text:p>
          </table:table-cell>
          <table:table-cell office:value-type="float" office:value="24" calcext:value-type="float">
            <text:p>24</text:p>
          </table:table-cell>
          <table:table-cell office:value-type="float" office:value="3535.508057" calcext:value-type="float">
            <text:p>3535,50805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44.685974" calcext:value-type="float">
            <text:p>944,685974</text:p>
          </table:table-cell>
          <table:table-cell office:value-type="float" office:value="9" calcext:value-type="float">
            <text:p>9</text:p>
          </table:table-cell>
          <table:table-cell office:value-type="float" office:value="1791.804077" calcext:value-type="float">
            <text:p>1791,804077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05994" calcext:value-type="float">
            <text:p>915,205994</text:p>
          </table:table-cell>
          <table:table-cell office:value-type="float" office:value="10" calcext:value-type="float">
            <text:p>10</text:p>
          </table:table-cell>
          <table:table-cell office:value-type="float" office:value="2926.140137" calcext:value-type="float">
            <text:p>2926,140137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1.596008" calcext:value-type="float">
            <text:p>851,596008</text:p>
          </table:table-cell>
          <table:table-cell office:value-type="float" office:value="9" calcext:value-type="float">
            <text:p>9</text:p>
          </table:table-cell>
          <table:table-cell office:value-type="float" office:value="1884.061035" calcext:value-type="float">
            <text:p>1884,061035</text:p>
          </table:table-cell>
          <table:table-cell office:value-type="float" office:value="103031" calcext:value-type="float">
            <text:p>103031</text:p>
          </table:table-cell>
          <table:table-cell office:value-type="float" office:value="850.255005" calcext:value-type="float">
            <text:p>850,255005</text:p>
          </table:table-cell>
          <table:table-cell office:value-type="float" office:value="16" calcext:value-type="float">
            <text:p>16</text:p>
          </table:table-cell>
          <table:table-cell office:value-type="float" office:value="2466.779053" calcext:value-type="float">
            <text:p>2466,779053</text:p>
          </table:table-cell>
          <table:table-cell office:value-type="float" office:value="103031" calcext:value-type="float">
            <text:p>103031</text:p>
          </table:table-cell>
          <table:table-cell office:value-type="float" office:value="885.333984" calcext:value-type="float">
            <text:p>885,333984</text:p>
          </table:table-cell>
          <table:table-cell office:value-type="float" office:value="15" calcext:value-type="float">
            <text:p>15</text:p>
          </table:table-cell>
          <table:table-cell office:value-type="float" office:value="3641.999512" calcext:value-type="float">
            <text:p>3641,999512</text:p>
          </table:table-cell>
          <table:table-cell office:value-type="float" office:value="103031" calcext:value-type="float">
            <text:p>103031</text:p>
          </table:table-cell>
          <table:table-cell office:value-type="float" office:value="915.286987" calcext:value-type="float">
            <text:p>915,286987</text:p>
          </table:table-cell>
          <table:table-cell office:value-type="float" office:value="9" calcext:value-type="float">
            <text:p>9</text:p>
          </table:table-cell>
          <table:table-cell office:value-type="float" office:value="2778.381836" calcext:value-type="float">
            <text:p>2778,381836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16.260986" calcext:value-type="float">
            <text:p>1016,260986</text:p>
          </table:table-cell>
          <table:table-cell office:value-type="float" office:value="20" calcext:value-type="float">
            <text:p>20</text:p>
          </table:table-cell>
          <table:table-cell office:value-type="float" office:value="6035.678711" calcext:value-type="float">
            <text:p>6035,678711</text:p>
          </table:table-cell>
        </table:table-row>
        <table:table-row table:style-name="ro1">
          <table:table-cell office:value-type="float" office:value="115742" calcext:value-type="float">
            <text:p>115742</text:p>
          </table:table-cell>
          <table:table-cell office:value-type="float" office:value="888.41803" calcext:value-type="float">
            <text:p>888,41803</text:p>
          </table:table-cell>
          <table:table-cell office:value-type="float" office:value="5" calcext:value-type="float">
            <text:p>5</text:p>
          </table:table-cell>
          <table:table-cell office:value-type="float" office:value="747.153992" calcext:value-type="float">
            <text:p>747,153992</text:p>
          </table:table-cell>
          <table:table-cell office:value-type="float" office:value="115742" calcext:value-type="float">
            <text:p>115742</text:p>
          </table:table-cell>
          <table:table-cell office:value-type="float" office:value="851.746033" calcext:value-type="float">
            <text:p>851,746033</text:p>
          </table:table-cell>
          <table:table-cell office:value-type="float" office:value="5" calcext:value-type="float">
            <text:p>5</text:p>
          </table:table-cell>
          <table:table-cell office:value-type="float" office:value="713.221008" calcext:value-type="float">
            <text:p>713,221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936.631958" calcext:value-type="float">
            <text:p>936,631958</text:p>
          </table:table-cell>
          <table:table-cell office:value-type="float" office:value="4" calcext:value-type="float">
            <text:p>4</text:p>
          </table:table-cell>
          <table:table-cell office:value-type="float" office:value="772.792969" calcext:value-type="float">
            <text:p>772,792969</text:p>
          </table:table-cell>
          <table:table-cell office:value-type="float" office:value="115742" calcext:value-type="float">
            <text:p>115742</text:p>
          </table:table-cell>
          <table:table-cell office:value-type="float" office:value="730.94397" calcext:value-type="float">
            <text:p>730,94397</text:p>
          </table:table-cell>
          <table:table-cell office:value-type="float" office:value="3" calcext:value-type="float">
            <text:p>3</text:p>
          </table:table-cell>
          <table:table-cell office:value-type="float" office:value="263.35199" calcext:value-type="float">
            <text:p>263,35199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8.408936" calcext:value-type="float">
            <text:p>1058,408936</text:p>
          </table:table-cell>
          <table:table-cell office:value-type="float" office:value="5" calcext:value-type="float">
            <text:p>5</text:p>
          </table:table-cell>
          <table:table-cell office:value-type="float" office:value="581.998962" calcext:value-type="float">
            <text:p>581,998962</text:p>
          </table:table-cell>
          <table:table-cell office:value-type="float" office:value="115742" calcext:value-type="float">
            <text:p>115742</text:p>
          </table:table-cell>
          <table:table-cell office:value-type="float" office:value="978.763" calcext:value-type="float">
            <text:p>978,763</text:p>
          </table:table-cell>
          <table:table-cell office:value-type="float" office:value="4" calcext:value-type="float">
            <text:p>4</text:p>
          </table:table-cell>
          <table:table-cell office:value-type="float" office:value="556.057983" calcext:value-type="float">
            <text:p>556,057983</text:p>
          </table:table-cell>
          <table:table-cell office:value-type="float" office:value="115742" calcext:value-type="float">
            <text:p>115742</text:p>
          </table:table-cell>
          <table:table-cell office:value-type="float" office:value="917.580017" calcext:value-type="float">
            <text:p>917,580017</text:p>
          </table:table-cell>
          <table:table-cell office:value-type="float" office:value="2" calcext:value-type="float">
            <text:p>2</text:p>
          </table:table-cell>
          <table:table-cell office:value-type="float" office:value="141.764008" calcext:value-type="float">
            <text:p>141,764008</text:p>
          </table:table-cell>
          <table:table-cell office:value-type="float" office:value="115742" calcext:value-type="float">
            <text:p>115742</text:p>
          </table:table-cell>
          <table:table-cell office:value-type="float" office:value="1053.738892" calcext:value-type="float">
            <text:p>1053,738892</text:p>
          </table:table-cell>
          <table:table-cell office:value-type="float" office:value="5" calcext:value-type="float">
            <text:p>5</text:p>
          </table:table-cell>
          <table:table-cell office:value-type="float" office:value="1083.111084" calcext:value-type="float">
            <text:p>1083,111084</text:p>
          </table:table-cell>
        </table:table-row>
        <table:table-row table:style-name="ro1">
          <table:table-cell office:value-type="float" office:value="120201" calcext:value-type="float">
            <text:p>120201</text:p>
          </table:table-cell>
          <table:table-cell office:value-type="float" office:value="989.630005" calcext:value-type="float">
            <text:p>989,630005</text:p>
          </table:table-cell>
          <table:table-cell office:value-type="float" office:value="9" calcext:value-type="float">
            <text:p>9</text:p>
          </table:table-cell>
          <table:table-cell office:value-type="float" office:value="1654.349976" calcext:value-type="float">
            <text:p>1654,349976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8.84198" calcext:value-type="float">
            <text:p>938,84198</text:p>
          </table:table-cell>
          <table:table-cell office:value-type="float" office:value="11" calcext:value-type="float">
            <text:p>11</text:p>
          </table:table-cell>
          <table:table-cell office:value-type="float" office:value="1444.338013" calcext:value-type="float">
            <text:p>1444,338013</text:p>
          </table:table-cell>
          <table:table-cell office:value-type="float" office:value="120201" calcext:value-type="float">
            <text:p>120201</text:p>
          </table:table-cell>
          <table:table-cell office:value-type="float" office:value="752.723999" calcext:value-type="float">
            <text:p>752,723999</text:p>
          </table:table-cell>
          <table:table-cell office:value-type="float" office:value="6" calcext:value-type="float">
            <text:p>6</text:p>
          </table:table-cell>
          <table:table-cell office:value-type="float" office:value="2128.592773" calcext:value-type="float">
            <text:p>2128,59277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16.436035" calcext:value-type="float">
            <text:p>916,436035</text:p>
          </table:table-cell>
          <table:table-cell office:value-type="float" office:value="8" calcext:value-type="float">
            <text:p>8</text:p>
          </table:table-cell>
          <table:table-cell office:value-type="float" office:value="1479.303955" calcext:value-type="float">
            <text:p>1479,303955</text:p>
          </table:table-cell>
          <table:table-cell office:value-type="float" office:value="120201" calcext:value-type="float">
            <text:p>120201</text:p>
          </table:table-cell>
          <table:table-cell office:value-type="float" office:value="968.057983" calcext:value-type="float">
            <text:p>968,057983</text:p>
          </table:table-cell>
          <table:table-cell office:value-type="float" office:value="5" calcext:value-type="float">
            <text:p>5</text:p>
          </table:table-cell>
          <table:table-cell office:value-type="float" office:value="950.616943" calcext:value-type="float">
            <text:p>950,616943</text:p>
          </table:table-cell>
          <table:table-cell office:value-type="float" office:value="120201" calcext:value-type="float">
            <text:p>120201</text:p>
          </table:table-cell>
          <table:table-cell office:value-type="float" office:value="933.879028" calcext:value-type="float">
            <text:p>933,879028</text:p>
          </table:table-cell>
          <table:table-cell office:value-type="float" office:value="6" calcext:value-type="float">
            <text:p>6</text:p>
          </table:table-cell>
          <table:table-cell office:value-type="float" office:value="755.10498" calcext:value-type="float">
            <text:p>755,10498</text:p>
          </table:table-cell>
          <table:table-cell office:value-type="float" office:value="120201" calcext:value-type="float">
            <text:p>120201</text:p>
          </table:table-cell>
          <table:table-cell office:value-type="float" office:value="1013.134033" calcext:value-type="float">
            <text:p>1013,134033</text:p>
          </table:table-cell>
          <table:table-cell office:value-type="float" office:value="5" calcext:value-type="float">
            <text:p>5</text:p>
          </table:table-cell>
          <table:table-cell office:value-type="float" office:value="1046.557983" calcext:value-type="float">
            <text:p>1046,5579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860.708008" calcext:value-type="float">
            <text:p>860,708008</text:p>
          </table:table-cell>
          <table:table-cell office:value-type="float" office:value="5" calcext:value-type="float">
            <text:p>5</text:p>
          </table:table-cell>
          <table:table-cell office:value-type="float" office:value="492.179016" calcext:value-type="float">
            <text:p>492,179016</text:p>
          </table:table-cell>
        </table:table-row>
        <table:table-row table:style-name="ro1">
          <table:table-cell office:value-type="float" office:value="120940" calcext:value-type="float">
            <text:p>120940</text:p>
          </table:table-cell>
          <table:table-cell office:value-type="float" office:value="835.999023" calcext:value-type="float">
            <text:p>835,999023</text:p>
          </table:table-cell>
          <table:table-cell office:value-type="float" office:value="10" calcext:value-type="float">
            <text:p>10</text:p>
          </table:table-cell>
          <table:table-cell office:value-type="float" office:value="2747.692871" calcext:value-type="float">
            <text:p>2747,692871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0.485962" calcext:value-type="float">
            <text:p>850,485962</text:p>
          </table:table-cell>
          <table:table-cell office:value-type="float" office:value="5" calcext:value-type="float">
            <text:p>5</text:p>
          </table:table-cell>
          <table:table-cell office:value-type="float" office:value="866.646973" calcext:value-type="float">
            <text:p>866,646973</text:p>
          </table:table-cell>
          <table:table-cell office:value-type="float" office:value="120940" calcext:value-type="float">
            <text:p>120940</text:p>
          </table:table-cell>
          <table:table-cell office:value-type="float" office:value="852.140015" calcext:value-type="float">
            <text:p>852,140015</text:p>
          </table:table-cell>
          <table:table-cell office:value-type="float" office:value="3" calcext:value-type="float">
            <text:p>3</text:p>
          </table:table-cell>
          <table:table-cell office:value-type="float" office:value="1115.925049" calcext:value-type="float">
            <text:p>1115,925049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4.069031" calcext:value-type="float">
            <text:p>844,069031</text:p>
          </table:table-cell>
          <table:table-cell office:value-type="float" office:value="5" calcext:value-type="float">
            <text:p>5</text:p>
          </table:table-cell>
          <table:table-cell office:value-type="float" office:value="1149.848022" calcext:value-type="float">
            <text:p>1149,848022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9.89801" calcext:value-type="float">
            <text:p>849,89801</text:p>
          </table:table-cell>
          <table:table-cell office:value-type="float" office:value="7" calcext:value-type="float">
            <text:p>7</text:p>
          </table:table-cell>
          <table:table-cell office:value-type="float" office:value="1771.400024" calcext:value-type="float">
            <text:p>1771,400024</text:p>
          </table:table-cell>
          <table:table-cell office:value-type="float" office:value="120940" calcext:value-type="float">
            <text:p>120940</text:p>
          </table:table-cell>
          <table:table-cell office:value-type="float" office:value="843.830017" calcext:value-type="float">
            <text:p>843,830017</text:p>
          </table:table-cell>
          <table:table-cell office:value-type="float" office:value="4" calcext:value-type="float">
            <text:p>4</text:p>
          </table:table-cell>
          <table:table-cell office:value-type="float" office:value="727.940002" calcext:value-type="float">
            <text:p>727,940002</text:p>
          </table:table-cell>
          <table:table-cell office:value-type="float" office:value="120940" calcext:value-type="float">
            <text:p>120940</text:p>
          </table:table-cell>
          <table:table-cell office:value-type="float" office:value="768.947021" calcext:value-type="float">
            <text:p>768,947021</text:p>
          </table:table-cell>
          <table:table-cell office:value-type="float" office:value="4" calcext:value-type="float">
            <text:p>4</text:p>
          </table:table-cell>
          <table:table-cell office:value-type="float" office:value="562.209045" calcext:value-type="float">
            <text:p>562,209045</text:p>
          </table:table-cell>
          <table:table-cell office:value-type="float" office:value="120940" calcext:value-type="float">
            <text:p>120940</text:p>
          </table:table-cell>
          <table:table-cell office:value-type="float" office:value="888.065002" calcext:value-type="float">
            <text:p>888,065002</text:p>
          </table:table-cell>
          <table:table-cell office:value-type="float" office:value="18" calcext:value-type="float">
            <text:p>18</text:p>
          </table:table-cell>
          <table:table-cell office:value-type="float" office:value="5809.763184" calcext:value-type="float">
            <text:p>5809,763184</text:p>
          </table:table-cell>
        </table:table-row>
        <table:table-row table:style-name="ro1">
          <table:table-cell office:value-type="float" office:value="121128" calcext:value-type="float">
            <text:p>121128</text:p>
          </table:table-cell>
          <table:table-cell office:value-type="float" office:value="1093.760986" calcext:value-type="float">
            <text:p>1093,760986</text:p>
          </table:table-cell>
          <table:table-cell office:value-type="float" office:value="125" calcext:value-type="float">
            <text:p>125</text:p>
          </table:table-cell>
          <table:table-cell office:value-type="float" office:value="4115.174805" calcext:value-type="float">
            <text:p>4115,17480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28.47998" calcext:value-type="float">
            <text:p>1128,47998</text:p>
          </table:table-cell>
          <table:table-cell office:value-type="float" office:value="78" calcext:value-type="float">
            <text:p>78</text:p>
          </table:table-cell>
          <table:table-cell office:value-type="float" office:value="3098.714355" calcext:value-type="float">
            <text:p>3098,714355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13.175049" calcext:value-type="float">
            <text:p>1113,175049</text:p>
          </table:table-cell>
          <table:table-cell office:value-type="float" office:value="100" calcext:value-type="float">
            <text:p>100</text:p>
          </table:table-cell>
          <table:table-cell office:value-type="float" office:value="2819.436279" calcext:value-type="float">
            <text:p>2819,436279</text:p>
          </table:table-cell>
          <table:table-cell office:value-type="float" office:value="121128" calcext:value-type="float">
            <text:p>121128</text:p>
          </table:table-cell>
          <table:table-cell office:value-type="float" office:value="951.475037" calcext:value-type="float">
            <text:p>951,475037</text:p>
          </table:table-cell>
          <table:table-cell office:value-type="float" office:value="49" calcext:value-type="float">
            <text:p>49</text:p>
          </table:table-cell>
          <table:table-cell office:value-type="float" office:value="1899.514771" calcext:value-type="float">
            <text:p>1899,514771</text:p>
          </table:table-cell>
          <table:table-cell office:value-type="float" office:value="121128" calcext:value-type="float">
            <text:p>121128</text:p>
          </table:table-cell>
          <table:table-cell office:value-type="float" office:value="909.125" calcext:value-type="float">
            <text:p>909,125</text:p>
          </table:table-cell>
          <table:table-cell office:value-type="float" office:value="66" calcext:value-type="float">
            <text:p>66</text:p>
          </table:table-cell>
          <table:table-cell office:value-type="float" office:value="2864.768799" calcext:value-type="float">
            <text:p>2864,768799</text:p>
          </table:table-cell>
          <table:table-cell office:value-type="float" office:value="121128" calcext:value-type="float">
            <text:p>121128</text:p>
          </table:table-cell>
          <table:table-cell office:value-type="float" office:value="860.001953" calcext:value-type="float">
            <text:p>860,001953</text:p>
          </table:table-cell>
          <table:table-cell office:value-type="float" office:value="141" calcext:value-type="float">
            <text:p>141</text:p>
          </table:table-cell>
          <table:table-cell office:value-type="float" office:value="3709.882324" calcext:value-type="float">
            <text:p>3709,88232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141.927979" calcext:value-type="float">
            <text:p>1141,927979</text:p>
          </table:table-cell>
          <table:table-cell office:value-type="float" office:value="101" calcext:value-type="float">
            <text:p>101</text:p>
          </table:table-cell>
          <table:table-cell office:value-type="float" office:value="3199.687744" calcext:value-type="float">
            <text:p>3199,687744</text:p>
          </table:table-cell>
          <table:table-cell office:value-type="float" office:value="121128" calcext:value-type="float">
            <text:p>121128</text:p>
          </table:table-cell>
          <table:table-cell office:value-type="float" office:value="1060.395996" calcext:value-type="float">
            <text:p>1060,395996</text:p>
          </table:table-cell>
          <table:table-cell office:value-type="float" office:value="95" calcext:value-type="float">
            <text:p>95</text:p>
          </table:table-cell>
          <table:table-cell office:value-type="float" office:value="3037.331055" calcext:value-type="float">
            <text:p>3037,331055</text:p>
          </table:table-cell>
        </table:table-row>
        <table:table-row table:style-name="ro1">
          <table:table-cell office:value-type="float" office:value="121342" calcext:value-type="float">
            <text:p>121342</text:p>
          </table:table-cell>
          <table:table-cell office:value-type="float" office:value="934.643982" calcext:value-type="float">
            <text:p>934,643982</text:p>
          </table:table-cell>
          <table:table-cell office:value-type="float" office:value="167" calcext:value-type="float">
            <text:p>167</text:p>
          </table:table-cell>
          <table:table-cell office:value-type="float" office:value="3551.33667" calcext:value-type="float">
            <text:p>3551,33667</text:p>
          </table:table-cell>
          <table:table-cell office:value-type="float" office:value="121342" calcext:value-type="float">
            <text:p>121342</text:p>
          </table:table-cell>
          <table:table-cell office:value-type="float" office:value="809.158997" calcext:value-type="float">
            <text:p>809,158997</text:p>
          </table:table-cell>
          <table:table-cell office:value-type="float" office:value="133" calcext:value-type="float">
            <text:p>133</text:p>
          </table:table-cell>
          <table:table-cell office:value-type="float" office:value="3270.427246" calcext:value-type="float">
            <text:p>3270,427246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08.983032" calcext:value-type="float">
            <text:p>1008,983032</text:p>
          </table:table-cell>
          <table:table-cell office:value-type="float" office:value="103" calcext:value-type="float">
            <text:p>103</text:p>
          </table:table-cell>
          <table:table-cell office:value-type="float" office:value="2740.711182" calcext:value-type="float">
            <text:p>2740,711182</text:p>
          </table:table-cell>
          <table:table-cell office:value-type="float" office:value="121342" calcext:value-type="float">
            <text:p>121342</text:p>
          </table:table-cell>
          <table:table-cell office:value-type="float" office:value="894.514954" calcext:value-type="float">
            <text:p>894,514954</text:p>
          </table:table-cell>
          <table:table-cell office:value-type="float" office:value="126" calcext:value-type="float">
            <text:p>126</text:p>
          </table:table-cell>
          <table:table-cell office:value-type="float" office:value="2831.846191" calcext:value-type="float">
            <text:p>2831,846191</text:p>
          </table:table-cell>
          <table:table-cell office:value-type="float" office:value="121342" calcext:value-type="float">
            <text:p>121342</text:p>
          </table:table-cell>
          <table:table-cell office:value-type="float" office:value="913.923035" calcext:value-type="float">
            <text:p>913,923035</text:p>
          </table:table-cell>
          <table:table-cell office:value-type="float" office:value="162" calcext:value-type="float">
            <text:p>162</text:p>
          </table:table-cell>
          <table:table-cell office:value-type="float" office:value="3088.117188" calcext:value-type="float">
            <text:p>3088,117188</text:p>
          </table:table-cell>
          <table:table-cell office:value-type="float" office:value="121342" calcext:value-type="float">
            <text:p>121342</text:p>
          </table:table-cell>
          <table:table-cell office:value-type="float" office:value="1248.588013" calcext:value-type="float">
            <text:p>1248,588013</text:p>
          </table:table-cell>
          <table:table-cell office:value-type="float" office:value="105" calcext:value-type="float">
            <text:p>105</text:p>
          </table:table-cell>
          <table:table-cell office:value-type="float" office:value="2597.604248" calcext:value-type="float">
            <text:p>2597,604248</text:p>
          </table:table-cell>
          <table:table-cell office:value-type="float" office:value="121342" calcext:value-type="float">
            <text:p>121342</text:p>
          </table:table-cell>
          <table:table-cell office:value-type="float" office:value="966.138" calcext:value-type="float">
            <text:p>966,138</text:p>
          </table:table-cell>
          <table:table-cell office:value-type="float" office:value="110" calcext:value-type="float">
            <text:p>110</text:p>
          </table:table-cell>
          <table:table-cell office:value-type="float" office:value="2706.540771" calcext:value-type="float">
            <text:p>2706,540771</text:p>
          </table:table-cell>
          <table:table-cell office:value-type="float" office:value="121342" calcext:value-type="float">
            <text:p>121342</text:p>
          </table:table-cell>
          <table:table-cell office:value-type="float" office:value="1091.838989" calcext:value-type="float">
            <text:p>1091,838989</text:p>
          </table:table-cell>
          <table:table-cell office:value-type="float" office:value="115" calcext:value-type="float">
            <text:p>115</text:p>
          </table:table-cell>
          <table:table-cell office:value-type="float" office:value="2643.639893" calcext:value-type="float">
            <text:p>2643,639893</text:p>
          </table:table-cell>
        </table:table-row>
        <table:table-row table:style-name="ro1">
          <table:table-cell office:value-type="float" office:value="121553" calcext:value-type="float">
            <text:p>121553</text:p>
          </table:table-cell>
          <table:table-cell office:value-type="float" office:value="1138.598022" calcext:value-type="float">
            <text:p>1138,598022</text:p>
          </table:table-cell>
          <table:table-cell office:value-type="float" office:value="5" calcext:value-type="float">
            <text:p>5</text:p>
          </table:table-cell>
          <table:table-cell office:value-type="float" office:value="446.776001" calcext:value-type="float">
            <text:p>446,776001</text:p>
          </table:table-cell>
          <table:table-cell office:value-type="float" office:value="121553" calcext:value-type="float">
            <text:p>121553</text:p>
          </table:table-cell>
          <table:table-cell office:value-type="float" office:value="1027.322998" calcext:value-type="float">
            <text:p>1027,322998</text:p>
          </table:table-cell>
          <table:table-cell office:value-type="float" office:value="3" calcext:value-type="float">
            <text:p>3</text:p>
          </table:table-cell>
          <table:table-cell office:value-type="float" office:value="219.812988" calcext:value-type="float">
            <text:p>219,81298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40.677002" calcext:value-type="float">
            <text:p>840,677002</text:p>
          </table:table-cell>
          <table:table-cell office:value-type="float" office:value="8" calcext:value-type="float">
            <text:p>8</text:p>
          </table:table-cell>
          <table:table-cell office:value-type="float" office:value="684.796021" calcext:value-type="float">
            <text:p>684,796021</text:p>
          </table:table-cell>
          <table:table-cell office:value-type="float" office:value="121553" calcext:value-type="float">
            <text:p>121553</text:p>
          </table:table-cell>
          <table:table-cell office:value-type="float" office:value="941.510986" calcext:value-type="float">
            <text:p>941,510986</text:p>
          </table:table-cell>
          <table:table-cell office:value-type="float" office:value="6" calcext:value-type="float">
            <text:p>6</text:p>
          </table:table-cell>
          <table:table-cell office:value-type="float" office:value="246.582977" calcext:value-type="float">
            <text:p>246,582977</text:p>
          </table:table-cell>
          <table:table-cell office:value-type="float" office:value="121553" calcext:value-type="float">
            <text:p>121553</text:p>
          </table:table-cell>
          <table:table-cell office:value-type="float" office:value="807.872986" calcext:value-type="float">
            <text:p>807,872986</text:p>
          </table:table-cell>
          <table:table-cell office:value-type="float" office:value="3" calcext:value-type="float">
            <text:p>3</text:p>
          </table:table-cell>
          <table:table-cell office:value-type="float" office:value="244.829987" calcext:value-type="float">
            <text:p>244,829987</text:p>
          </table:table-cell>
          <table:table-cell office:value-type="float" office:value="121553" calcext:value-type="float">
            <text:p>121553</text:p>
          </table:table-cell>
          <table:table-cell office:value-type="float" office:value="937.578979" calcext:value-type="float">
            <text:p>937,578979</text:p>
          </table:table-cell>
          <table:table-cell office:value-type="float" office:value="16" calcext:value-type="float">
            <text:p>16</text:p>
          </table:table-cell>
          <table:table-cell office:value-type="float" office:value="2695.854248" calcext:value-type="float">
            <text:p>2695,854248</text:p>
          </table:table-cell>
          <table:table-cell office:value-type="float" office:value="121553" calcext:value-type="float">
            <text:p>121553</text:p>
          </table:table-cell>
          <table:table-cell office:value-type="float" office:value="864.584045" calcext:value-type="float">
            <text:p>864,584045</text:p>
          </table:table-cell>
          <table:table-cell office:value-type="float" office:value="37" calcext:value-type="float">
            <text:p>37</text:p>
          </table:table-cell>
          <table:table-cell office:value-type="float" office:value="6271.635254" calcext:value-type="float">
            <text:p>6271,635254</text:p>
          </table:table-cell>
          <table:table-cell office:value-type="float" office:value="121553" calcext:value-type="float">
            <text:p>121553</text:p>
          </table:table-cell>
          <table:table-cell office:value-type="float" office:value="914.807007" calcext:value-type="float">
            <text:p>914,807007</text:p>
          </table:table-cell>
          <table:table-cell office:value-type="float" office:value="7" calcext:value-type="float">
            <text:p>7</text:p>
          </table:table-cell>
          <table:table-cell office:value-type="float" office:value="893.169922" calcext:value-type="float">
            <text:p>893,169922</text:p>
          </table:table-cell>
        </table:table-row>
        <table:table-row table:style-name="ro1">
          <table:table-cell office:value-type="float" office:value="121819" calcext:value-type="float">
            <text:p>121819</text:p>
          </table:table-cell>
          <table:table-cell office:value-type="float" office:value="1343.984009" calcext:value-type="float">
            <text:p>1343,984009</text:p>
          </table:table-cell>
          <table:table-cell office:value-type="float" office:value="28" calcext:value-type="float">
            <text:p>28</text:p>
          </table:table-cell>
          <table:table-cell office:value-type="float" office:value="6405.259766" calcext:value-type="float">
            <text:p>6405,259766</text:p>
          </table:table-cell>
          <table:table-cell office:value-type="float" office:value="121819" calcext:value-type="float">
            <text:p>121819</text:p>
          </table:table-cell>
          <table:table-cell office:value-type="float" office:value="993.97699" calcext:value-type="float">
            <text:p>993,97699</text:p>
          </table:table-cell>
          <table:table-cell office:value-type="float" office:value="10" calcext:value-type="float">
            <text:p>10</text:p>
          </table:table-cell>
          <table:table-cell office:value-type="float" office:value="1937.494995" calcext:value-type="float">
            <text:p>1937,49499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9.750977" calcext:value-type="float">
            <text:p>1119,750977</text:p>
          </table:table-cell>
          <table:table-cell office:value-type="float" office:value="7" calcext:value-type="float">
            <text:p>7</text:p>
          </table:table-cell>
          <table:table-cell office:value-type="float" office:value="1530.409058" calcext:value-type="float">
            <text:p>1530,40905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48.859009" calcext:value-type="float">
            <text:p>1148,859009</text:p>
          </table:table-cell>
          <table:table-cell office:value-type="float" office:value="9" calcext:value-type="float">
            <text:p>9</text:p>
          </table:table-cell>
          <table:table-cell office:value-type="float" office:value="1957.537964" calcext:value-type="float">
            <text:p>1957,537964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27.713989" calcext:value-type="float">
            <text:p>1127,713989</text:p>
          </table:table-cell>
          <table:table-cell office:value-type="float" office:value="10" calcext:value-type="float">
            <text:p>10</text:p>
          </table:table-cell>
          <table:table-cell office:value-type="float" office:value="2355.452148" calcext:value-type="float">
            <text:p>2355,452148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90.968994" calcext:value-type="float">
            <text:p>1090,968994</text:p>
          </table:table-cell>
          <table:table-cell office:value-type="float" office:value="19" calcext:value-type="float">
            <text:p>19</text:p>
          </table:table-cell>
          <table:table-cell office:value-type="float" office:value="5082.585449" calcext:value-type="float">
            <text:p>5082,585449</text:p>
          </table:table-cell>
          <table:table-cell office:value-type="float" office:value="121819" calcext:value-type="float">
            <text:p>121819</text:p>
          </table:table-cell>
          <table:table-cell office:value-type="float" office:value="1048.778076" calcext:value-type="float">
            <text:p>1048,778076</text:p>
          </table:table-cell>
          <table:table-cell office:value-type="float" office:value="8" calcext:value-type="float">
            <text:p>8</text:p>
          </table:table-cell>
          <table:table-cell office:value-type="float" office:value="2249.875" calcext:value-type="float">
            <text:p>2249,875</text:p>
          </table:table-cell>
          <table:table-cell office:value-type="float" office:value="121819" calcext:value-type="float">
            <text:p>121819</text:p>
          </table:table-cell>
          <table:table-cell office:value-type="float" office:value="1115.264038" calcext:value-type="float">
            <text:p>1115,264038</text:p>
          </table:table-cell>
          <table:table-cell office:value-type="float" office:value="7" calcext:value-type="float">
            <text:p>7</text:p>
          </table:table-cell>
          <table:table-cell office:value-type="float" office:value="3156.885742" calcext:value-type="float">
            <text:p>3156,885742</text:p>
          </table:table-cell>
        </table:table-row>
        <table:table-row table:style-name="ro1">
          <table:table-cell office:value-type="float" office:value="122029" calcext:value-type="float">
            <text:p>122029</text:p>
          </table:table-cell>
          <table:table-cell office:value-type="float" office:value="1146.965088" calcext:value-type="float">
            <text:p>1146,965088</text:p>
          </table:table-cell>
          <table:table-cell office:value-type="float" office:value="10" calcext:value-type="float">
            <text:p>10</text:p>
          </table:table-cell>
          <table:table-cell office:value-type="float" office:value="5165.739746" calcext:value-type="float">
            <text:p>5165,739746</text:p>
          </table:table-cell>
          <table:table-cell office:value-type="float" office:value="122029" calcext:value-type="float">
            <text:p>122029</text:p>
          </table:table-cell>
          <table:table-cell office:value-type="float" office:value="870.759033" calcext:value-type="float">
            <text:p>870,759033</text:p>
          </table:table-cell>
          <table:table-cell office:value-type="float" office:value="11" calcext:value-type="float">
            <text:p>11</text:p>
          </table:table-cell>
          <table:table-cell office:value-type="float" office:value="6287.621094" calcext:value-type="float">
            <text:p>6287,621094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02.799011" calcext:value-type="float">
            <text:p>1002,799011</text:p>
          </table:table-cell>
          <table:table-cell office:value-type="float" office:value="13" calcext:value-type="float">
            <text:p>13</text:p>
          </table:table-cell>
          <table:table-cell office:value-type="float" office:value="5660.260254" calcext:value-type="float">
            <text:p>5660,260254</text:p>
          </table:table-cell>
          <table:table-cell office:value-type="float" office:value="122029" calcext:value-type="float">
            <text:p>122029</text:p>
          </table:table-cell>
          <table:table-cell office:value-type="float" office:value="886.10498" calcext:value-type="float">
            <text:p>886,10498</text:p>
          </table:table-cell>
          <table:table-cell office:value-type="float" office:value="17" calcext:value-type="float">
            <text:p>17</text:p>
          </table:table-cell>
          <table:table-cell office:value-type="float" office:value="6625.105957" calcext:value-type="float">
            <text:p>6625,105957</text:p>
          </table:table-cell>
          <table:table-cell office:value-type="float" office:value="122029" calcext:value-type="float">
            <text:p>122029</text:p>
          </table:table-cell>
          <table:table-cell office:value-type="float" office:value="938.594971" calcext:value-type="float">
            <text:p>938,594971</text:p>
          </table:table-cell>
          <table:table-cell office:value-type="float" office:value="11" calcext:value-type="float">
            <text:p>11</text:p>
          </table:table-cell>
          <table:table-cell office:value-type="float" office:value="5291.160645" calcext:value-type="float">
            <text:p>5291,160645</text:p>
          </table:table-cell>
          <table:table-cell office:value-type="float" office:value="122029" calcext:value-type="float">
            <text:p>122029</text:p>
          </table:table-cell>
          <table:table-cell office:value-type="float" office:value="1071.328003" calcext:value-type="float">
            <text:p>1071,328003</text:p>
          </table:table-cell>
          <table:table-cell office:value-type="float" office:value="9" calcext:value-type="float">
            <text:p>9</text:p>
          </table:table-cell>
          <table:table-cell office:value-type="float" office:value="8337.494141" calcext:value-type="float">
            <text:p>8337,494141</text:p>
          </table:table-cell>
          <table:table-cell office:value-type="float" office:value="122029" calcext:value-type="float">
            <text:p>122029</text:p>
          </table:table-cell>
          <table:table-cell office:value-type="float" office:value="926.30603" calcext:value-type="float">
            <text:p>926,30603</text:p>
          </table:table-cell>
          <table:table-cell office:value-type="float" office:value="7" calcext:value-type="float">
            <text:p>7</text:p>
          </table:table-cell>
          <table:table-cell office:value-type="float" office:value="4634.480469" calcext:value-type="float">
            <text:p>4634,480469</text:p>
          </table:table-cell>
          <table:table-cell office:value-type="float" office:value="122029" calcext:value-type="float">
            <text:p>122029</text:p>
          </table:table-cell>
          <table:table-cell office:value-type="float" office:value="718.700989" calcext:value-type="float">
            <text:p>718,700989</text:p>
          </table:table-cell>
          <table:table-cell office:value-type="float" office:value="13" calcext:value-type="float">
            <text:p>13</text:p>
          </table:table-cell>
          <table:table-cell office:value-type="float" office:value="7240.557129" calcext:value-type="float">
            <text:p>7240,557129</text:p>
          </table:table-cell>
        </table:table-row>
        <table:table-row table:style-name="ro1">
          <table:table-cell office:value-type="float" office:value="123200" calcext:value-type="float">
            <text:p>123200</text:p>
          </table:table-cell>
          <table:table-cell office:value-type="float" office:value="941.656006" calcext:value-type="float">
            <text:p>941,656006</text:p>
          </table:table-cell>
          <table:table-cell office:value-type="float" office:value="6" calcext:value-type="float">
            <text:p>6</text:p>
          </table:table-cell>
          <table:table-cell office:value-type="float" office:value="778.161011" calcext:value-type="float">
            <text:p>778,161011</text:p>
          </table:table-cell>
          <table:table-cell office:value-type="float" office:value="123200" calcext:value-type="float">
            <text:p>123200</text:p>
          </table:table-cell>
          <table:table-cell office:value-type="float" office:value="851.729004" calcext:value-type="float">
            <text:p>851,729004</text:p>
          </table:table-cell>
          <table:table-cell office:value-type="float" office:value="8" calcext:value-type="float">
            <text:p>8</text:p>
          </table:table-cell>
          <table:table-cell office:value-type="float" office:value="1131.251099" calcext:value-type="float">
            <text:p>1131,2510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61.929993" calcext:value-type="float">
            <text:p>961,929993</text:p>
          </table:table-cell>
          <table:table-cell office:value-type="float" office:value="5" calcext:value-type="float">
            <text:p>5</text:p>
          </table:table-cell>
          <table:table-cell office:value-type="float" office:value="1762.98999" calcext:value-type="float">
            <text:p>1762,98999</text:p>
          </table:table-cell>
          <table:table-cell office:value-type="float" office:value="123200" calcext:value-type="float">
            <text:p>123200</text:p>
          </table:table-cell>
          <table:table-cell office:value-type="float" office:value="992.841003" calcext:value-type="float">
            <text:p>992,841003</text:p>
          </table:table-cell>
          <table:table-cell office:value-type="float" office:value="3" calcext:value-type="float">
            <text:p>3</text:p>
          </table:table-cell>
          <table:table-cell office:value-type="float" office:value="849.757019" calcext:value-type="float">
            <text:p>849,757019</text:p>
          </table:table-cell>
          <table:table-cell office:value-type="float" office:value="123200" calcext:value-type="float">
            <text:p>123200</text:p>
          </table:table-cell>
          <table:table-cell office:value-type="float" office:value="838.993042" calcext:value-type="float">
            <text:p>838,993042</text:p>
          </table:table-cell>
          <table:table-cell office:value-type="float" office:value="7" calcext:value-type="float">
            <text:p>7</text:p>
          </table:table-cell>
          <table:table-cell office:value-type="float" office:value="429.402008" calcext:value-type="float">
            <text:p>429,402008</text:p>
          </table:table-cell>
          <table:table-cell office:value-type="float" office:value="123200" calcext:value-type="float">
            <text:p>123200</text:p>
          </table:table-cell>
          <table:table-cell office:value-type="float" office:value="846.062988" calcext:value-type="float">
            <text:p>846,062988</text:p>
          </table:table-cell>
          <table:table-cell office:value-type="float" office:value="4" calcext:value-type="float">
            <text:p>4</text:p>
          </table:table-cell>
          <table:table-cell office:value-type="float" office:value="591.358032" calcext:value-type="float">
            <text:p>591,358032</text:p>
          </table:table-cell>
          <table:table-cell office:value-type="float" office:value="123200" calcext:value-type="float">
            <text:p>123200</text:p>
          </table:table-cell>
          <table:table-cell office:value-type="float" office:value="863.046997" calcext:value-type="float">
            <text:p>863,046997</text:p>
          </table:table-cell>
          <table:table-cell office:value-type="float" office:value="8" calcext:value-type="float">
            <text:p>8</text:p>
          </table:table-cell>
          <table:table-cell office:value-type="float" office:value="585.414978" calcext:value-type="float">
            <text:p>585,414978</text:p>
          </table:table-cell>
          <table:table-cell office:value-type="float" office:value="123200" calcext:value-type="float">
            <text:p>123200</text:p>
          </table:table-cell>
          <table:table-cell office:value-type="float" office:value="1096.361084" calcext:value-type="float">
            <text:p>1096,361084</text:p>
          </table:table-cell>
          <table:table-cell office:value-type="float" office:value="6" calcext:value-type="float">
            <text:p>6</text:p>
          </table:table-cell>
          <table:table-cell office:value-type="float" office:value="421.88501" calcext:value-type="float">
            <text:p>421,88501</text:p>
          </table:table-cell>
        </table:table-row>
        <table:table-row table:style-name="ro1">
          <table:table-cell office:value-type="float" office:value="123823" calcext:value-type="float">
            <text:p>123823</text:p>
          </table:table-cell>
          <table:table-cell office:value-type="float" office:value="894.801025" calcext:value-type="float">
            <text:p>894,801025</text:p>
          </table:table-cell>
          <table:table-cell office:value-type="float" office:value="4" calcext:value-type="float">
            <text:p>4</text:p>
          </table:table-cell>
          <table:table-cell office:value-type="float" office:value="965.55603" calcext:value-type="float">
            <text:p>965,55603</text:p>
          </table:table-cell>
          <table:table-cell office:value-type="float" office:value="123823" calcext:value-type="float">
            <text:p>123823</text:p>
          </table:table-cell>
          <table:table-cell office:value-type="float" office:value="1028.923096" calcext:value-type="float">
            <text:p>1028,923096</text:p>
          </table:table-cell>
          <table:table-cell office:value-type="float" office:value="7" calcext:value-type="float">
            <text:p>7</text:p>
          </table:table-cell>
          <table:table-cell office:value-type="float" office:value="1299.753052" calcext:value-type="float">
            <text:p>1299,753052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2.692993" calcext:value-type="float">
            <text:p>912,692993</text:p>
          </table:table-cell>
          <table:table-cell office:value-type="float" office:value="3" calcext:value-type="float">
            <text:p>3</text:p>
          </table:table-cell>
          <table:table-cell office:value-type="float" office:value="444.897034" calcext:value-type="float">
            <text:p>444,897034</text:p>
          </table:table-cell>
          <table:table-cell office:value-type="float" office:value="123823" calcext:value-type="float">
            <text:p>123823</text:p>
          </table:table-cell>
          <table:table-cell office:value-type="float" office:value="978.272034" calcext:value-type="float">
            <text:p>978,272034</text:p>
          </table:table-cell>
          <table:table-cell office:value-type="float" office:value="8" calcext:value-type="float">
            <text:p>8</text:p>
          </table:table-cell>
          <table:table-cell office:value-type="float" office:value="1051.920044" calcext:value-type="float">
            <text:p>1051,920044</text:p>
          </table:table-cell>
          <table:table-cell office:value-type="float" office:value="123823" calcext:value-type="float">
            <text:p>123823</text:p>
          </table:table-cell>
          <table:table-cell office:value-type="float" office:value="893.983032" calcext:value-type="float">
            <text:p>893,983032</text:p>
          </table:table-cell>
          <table:table-cell office:value-type="float" office:value="4" calcext:value-type="float">
            <text:p>4</text:p>
          </table:table-cell>
          <table:table-cell office:value-type="float" office:value="696.123047" calcext:value-type="float">
            <text:p>696,12304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13.417969" calcext:value-type="float">
            <text:p>913,417969</text:p>
          </table:table-cell>
          <table:table-cell office:value-type="float" office:value="3" calcext:value-type="float">
            <text:p>3</text:p>
          </table:table-cell>
          <table:table-cell office:value-type="float" office:value="172.300995" calcext:value-type="float">
            <text:p>172,300995</text:p>
          </table:table-cell>
          <table:table-cell office:value-type="float" office:value="123823" calcext:value-type="float">
            <text:p>123823</text:p>
          </table:table-cell>
          <table:table-cell office:value-type="float" office:value="743.663025" calcext:value-type="float">
            <text:p>743,663025</text:p>
          </table:table-cell>
          <table:table-cell office:value-type="float" office:value="6" calcext:value-type="float">
            <text:p>6</text:p>
          </table:table-cell>
          <table:table-cell office:value-type="float" office:value="937.273987" calcext:value-type="float">
            <text:p>937,273987</text:p>
          </table:table-cell>
          <table:table-cell office:value-type="float" office:value="123823" calcext:value-type="float">
            <text:p>123823</text:p>
          </table:table-cell>
          <table:table-cell office:value-type="float" office:value="924.247009" calcext:value-type="float">
            <text:p>924,247009</text:p>
          </table:table-cell>
          <table:table-cell office:value-type="float" office:value="4" calcext:value-type="float">
            <text:p>4</text:p>
          </table:table-cell>
          <table:table-cell office:value-type="float" office:value="1334.759033" calcext:value-type="float">
            <text:p>1334,759033</text:p>
          </table:table-cell>
        </table:table-row>
        <table:table-row table:style-name="ro1">
          <table:table-cell office:value-type="float" office:value="124245" calcext:value-type="float">
            <text:p>124245</text:p>
          </table:table-cell>
          <table:table-cell office:value-type="float" office:value="926.255005" calcext:value-type="float">
            <text:p>926,255005</text:p>
          </table:table-cell>
          <table:table-cell office:value-type="float" office:value="12" calcext:value-type="float">
            <text:p>12</text:p>
          </table:table-cell>
          <table:table-cell office:value-type="float" office:value="5053.182617" calcext:value-type="float">
            <text:p>5053,18261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44.079956" calcext:value-type="float">
            <text:p>844,079956</text:p>
          </table:table-cell>
          <table:table-cell office:value-type="float" office:value="13" calcext:value-type="float">
            <text:p>13</text:p>
          </table:table-cell>
          <table:table-cell office:value-type="float" office:value="7468.979004" calcext:value-type="float">
            <text:p>7468,979004</text:p>
          </table:table-cell>
          <table:table-cell office:value-type="float" office:value="124245" calcext:value-type="float">
            <text:p>124245</text:p>
          </table:table-cell>
          <table:table-cell office:value-type="float" office:value="1205.291992" calcext:value-type="float">
            <text:p>1205,291992</text:p>
          </table:table-cell>
          <table:table-cell office:value-type="float" office:value="13" calcext:value-type="float">
            <text:p>13</text:p>
          </table:table-cell>
          <table:table-cell office:value-type="float" office:value="5792.611816" calcext:value-type="float">
            <text:p>5792,611816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1.080017" calcext:value-type="float">
            <text:p>1001,080017</text:p>
          </table:table-cell>
          <table:table-cell office:value-type="float" office:value="8" calcext:value-type="float">
            <text:p>8</text:p>
          </table:table-cell>
          <table:table-cell office:value-type="float" office:value="4595.844727" calcext:value-type="float">
            <text:p>4595,844727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09.629944" calcext:value-type="float">
            <text:p>1009,629944</text:p>
          </table:table-cell>
          <table:table-cell office:value-type="float" office:value="36" calcext:value-type="float">
            <text:p>36</text:p>
          </table:table-cell>
          <table:table-cell office:value-type="float" office:value="16353.238281" calcext:value-type="float">
            <text:p>16353,238281</text:p>
          </table:table-cell>
          <table:table-cell office:value-type="float" office:value="124245" calcext:value-type="float">
            <text:p>124245</text:p>
          </table:table-cell>
          <table:table-cell office:value-type="float" office:value="1066.230957" calcext:value-type="float">
            <text:p>1066,230957</text:p>
          </table:table-cell>
          <table:table-cell office:value-type="float" office:value="13" calcext:value-type="float">
            <text:p>13</text:p>
          </table:table-cell>
          <table:table-cell office:value-type="float" office:value="5908.765137" calcext:value-type="float">
            <text:p>5908,765137</text:p>
          </table:table-cell>
          <table:table-cell office:value-type="float" office:value="124245" calcext:value-type="float">
            <text:p>124245</text:p>
          </table:table-cell>
          <table:table-cell office:value-type="float" office:value="857.60498" calcext:value-type="float">
            <text:p>857,60498</text:p>
          </table:table-cell>
          <table:table-cell office:value-type="float" office:value="12" calcext:value-type="float">
            <text:p>12</text:p>
          </table:table-cell>
          <table:table-cell office:value-type="float" office:value="4129.454102" calcext:value-type="float">
            <text:p>4129,454102</text:p>
          </table:table-cell>
          <table:table-cell office:value-type="float" office:value="124245" calcext:value-type="float">
            <text:p>124245</text:p>
          </table:table-cell>
          <table:table-cell office:value-type="float" office:value="1378.166016" calcext:value-type="float">
            <text:p>1378,166016</text:p>
          </table:table-cell>
          <table:table-cell office:value-type="float" office:value="10" calcext:value-type="float">
            <text:p>10</text:p>
          </table:table-cell>
          <table:table-cell office:value-type="float" office:value="7918.667969" calcext:value-type="float">
            <text:p>7918,667969</text:p>
          </table:table-cell>
        </table:table-row>
        <table:table-row table:style-name="ro1">
          <table:table-cell office:value-type="float" office:value="124958" calcext:value-type="float">
            <text:p>124958</text:p>
          </table:table-cell>
          <table:table-cell office:value-type="float" office:value="895.804016" calcext:value-type="float">
            <text:p>895,804016</text:p>
          </table:table-cell>
          <table:table-cell office:value-type="float" office:value="5" calcext:value-type="float">
            <text:p>5</text:p>
          </table:table-cell>
          <table:table-cell office:value-type="float" office:value="754.280029" calcext:value-type="float">
            <text:p>754,280029</text:p>
          </table:table-cell>
          <table:table-cell office:value-type="float" office:value="124958" calcext:value-type="float">
            <text:p>124958</text:p>
          </table:table-cell>
          <table:table-cell office:value-type="float" office:value="794.296021" calcext:value-type="float">
            <text:p>794,296021</text:p>
          </table:table-cell>
          <table:table-cell office:value-type="float" office:value="6" calcext:value-type="float">
            <text:p>6</text:p>
          </table:table-cell>
          <table:table-cell office:value-type="float" office:value="1758.510986" calcext:value-type="float">
            <text:p>1758,510986</text:p>
          </table:table-cell>
          <table:table-cell office:value-type="float" office:value="124958" calcext:value-type="float">
            <text:p>124958</text:p>
          </table:table-cell>
          <table:table-cell office:value-type="float" office:value="949.635986" calcext:value-type="float">
            <text:p>949,635986</text:p>
          </table:table-cell>
          <table:table-cell office:value-type="float" office:value="5" calcext:value-type="float">
            <text:p>5</text:p>
          </table:table-cell>
          <table:table-cell office:value-type="float" office:value="948.261963" calcext:value-type="float">
            <text:p>948,261963</text:p>
          </table:table-cell>
          <table:table-cell office:value-type="float" office:value="124958" calcext:value-type="float">
            <text:p>124958</text:p>
          </table:table-cell>
          <table:table-cell office:value-type="float" office:value="989.292053" calcext:value-type="float">
            <text:p>989,292053</text:p>
          </table:table-cell>
          <table:table-cell office:value-type="float" office:value="3" calcext:value-type="float">
            <text:p>3</text:p>
          </table:table-cell>
          <table:table-cell office:value-type="float" office:value="825.35199" calcext:value-type="float">
            <text:p>825,3519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62.216003" calcext:value-type="float">
            <text:p>962,216003</text:p>
          </table:table-cell>
          <table:table-cell office:value-type="float" office:value="8" calcext:value-type="float">
            <text:p>8</text:p>
          </table:table-cell>
          <table:table-cell office:value-type="float" office:value="1386.861938" calcext:value-type="float">
            <text:p>1386,861938</text:p>
          </table:table-cell>
          <table:table-cell office:value-type="float" office:value="124958" calcext:value-type="float">
            <text:p>124958</text:p>
          </table:table-cell>
          <table:table-cell office:value-type="float" office:value="858.492981" calcext:value-type="float">
            <text:p>858,492981</text:p>
          </table:table-cell>
          <table:table-cell office:value-type="float" office:value="6" calcext:value-type="float">
            <text:p>6</text:p>
          </table:table-cell>
          <table:table-cell office:value-type="float" office:value="1341.776001" calcext:value-type="float">
            <text:p>1341,776001</text:p>
          </table:table-cell>
          <table:table-cell office:value-type="float" office:value="124958" calcext:value-type="float">
            <text:p>124958</text:p>
          </table:table-cell>
          <table:table-cell office:value-type="float" office:value="929.10199" calcext:value-type="float">
            <text:p>929,10199</text:p>
          </table:table-cell>
          <table:table-cell office:value-type="float" office:value="6" calcext:value-type="float">
            <text:p>6</text:p>
          </table:table-cell>
          <table:table-cell office:value-type="float" office:value="535.165039" calcext:value-type="float">
            <text:p>535,165039</text:p>
          </table:table-cell>
          <table:table-cell office:value-type="float" office:value="124958" calcext:value-type="float">
            <text:p>124958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4" calcext:value-type="float">
            <text:p>4</text:p>
          </table:table-cell>
          <table:table-cell office:value-type="float" office:value="594.975037" calcext:value-type="float">
            <text:p>594,975037</text:p>
          </table:table-cell>
        </table:table-row>
        <table:table-row table:style-name="ro1">
          <table:table-cell office:value-type="float" office:value="125528" calcext:value-type="float">
            <text:p>125528</text:p>
          </table:table-cell>
          <table:table-cell office:value-type="float" office:value="886.292969" calcext:value-type="float">
            <text:p>886,292969</text:p>
          </table:table-cell>
          <table:table-cell office:value-type="float" office:value="138" calcext:value-type="float">
            <text:p>138</text:p>
          </table:table-cell>
          <table:table-cell office:value-type="float" office:value="4428.997559" calcext:value-type="float">
            <text:p>4428,997559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84.203003" calcext:value-type="float">
            <text:p>1284,203003</text:p>
          </table:table-cell>
          <table:table-cell office:value-type="float" office:value="150" calcext:value-type="float">
            <text:p>150</text:p>
          </table:table-cell>
          <table:table-cell office:value-type="float" office:value="4882.519531" calcext:value-type="float">
            <text:p>4882,519531</text:p>
          </table:table-cell>
          <table:table-cell office:value-type="float" office:value="125528" calcext:value-type="float">
            <text:p>125528</text:p>
          </table:table-cell>
          <table:table-cell office:value-type="float" office:value="1044.476929" calcext:value-type="float">
            <text:p>1044,476929</text:p>
          </table:table-cell>
          <table:table-cell office:value-type="float" office:value="116" calcext:value-type="float">
            <text:p>116</text:p>
          </table:table-cell>
          <table:table-cell office:value-type="float" office:value="4253.302246" calcext:value-type="float">
            <text:p>4253,302246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9.30896" calcext:value-type="float">
            <text:p>1169,30896</text:p>
          </table:table-cell>
          <table:table-cell office:value-type="float" office:value="20" calcext:value-type="float">
            <text:p>20</text:p>
          </table:table-cell>
          <table:table-cell office:value-type="float" office:value="1092.74707" calcext:value-type="float">
            <text:p>1092,74707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51.890015" calcext:value-type="float">
            <text:p>1151,890015</text:p>
          </table:table-cell>
          <table:table-cell office:value-type="float" office:value="95" calcext:value-type="float">
            <text:p>95</text:p>
          </table:table-cell>
          <table:table-cell office:value-type="float" office:value="2913.977783" calcext:value-type="float">
            <text:p>2913,977783</text:p>
          </table:table-cell>
          <table:table-cell office:value-type="float" office:value="125528" calcext:value-type="float">
            <text:p>125528</text:p>
          </table:table-cell>
          <table:table-cell office:value-type="float" office:value="1254.18396" calcext:value-type="float">
            <text:p>1254,18396</text:p>
          </table:table-cell>
          <table:table-cell office:value-type="float" office:value="159" calcext:value-type="float">
            <text:p>159</text:p>
          </table:table-cell>
          <table:table-cell office:value-type="float" office:value="4509.575684" calcext:value-type="float">
            <text:p>4509,575684</text:p>
          </table:table-cell>
          <table:table-cell office:value-type="float" office:value="125528" calcext:value-type="float">
            <text:p>125528</text:p>
          </table:table-cell>
          <table:table-cell office:value-type="float" office:value="1168.939941" calcext:value-type="float">
            <text:p>1168,939941</text:p>
          </table:table-cell>
          <table:table-cell office:value-type="float" office:value="120" calcext:value-type="float">
            <text:p>120</text:p>
          </table:table-cell>
          <table:table-cell office:value-type="float" office:value="3039.487793" calcext:value-type="float">
            <text:p>3039,487793</text:p>
          </table:table-cell>
          <table:table-cell office:value-type="float" office:value="125528" calcext:value-type="float">
            <text:p>125528</text:p>
          </table:table-cell>
          <table:table-cell office:value-type="float" office:value="880.509033" calcext:value-type="float">
            <text:p>880,509033</text:p>
          </table:table-cell>
          <table:table-cell office:value-type="float" office:value="133" calcext:value-type="float">
            <text:p>133</text:p>
          </table:table-cell>
          <table:table-cell office:value-type="float" office:value="3949.034912" calcext:value-type="float">
            <text:p>3949,034912</text:p>
          </table:table-cell>
        </table:table-row>
        <table:table-row table:style-name="ro1">
          <table:table-cell office:value-type="float" office:value="125805" calcext:value-type="float">
            <text:p>125805</text:p>
          </table:table-cell>
          <table:table-cell office:value-type="float" office:value="981.096008" calcext:value-type="float">
            <text:p>981,096008</text:p>
          </table:table-cell>
          <table:table-cell office:value-type="float" office:value="14" calcext:value-type="float">
            <text:p>14</text:p>
          </table:table-cell>
          <table:table-cell office:value-type="float" office:value="1949.006958" calcext:value-type="float">
            <text:p>1949,00695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24.098999" calcext:value-type="float">
            <text:p>1024,098999</text:p>
          </table:table-cell>
          <table:table-cell office:value-type="float" office:value="6" calcext:value-type="float">
            <text:p>6</text:p>
          </table:table-cell>
          <table:table-cell office:value-type="float" office:value="1003.10498" calcext:value-type="float">
            <text:p>1003,10498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74.419067" calcext:value-type="float">
            <text:p>1074,419067</text:p>
          </table:table-cell>
          <table:table-cell office:value-type="float" office:value="9" calcext:value-type="float">
            <text:p>9</text:p>
          </table:table-cell>
          <table:table-cell office:value-type="float" office:value="2107.490967" calcext:value-type="float">
            <text:p>2107,490967</text:p>
          </table:table-cell>
          <table:table-cell office:value-type="float" office:value="125805" calcext:value-type="float">
            <text:p>125805</text:p>
          </table:table-cell>
          <table:table-cell office:value-type="float" office:value="759.630981" calcext:value-type="float">
            <text:p>759,630981</text:p>
          </table:table-cell>
          <table:table-cell office:value-type="float" office:value="11" calcext:value-type="float">
            <text:p>11</text:p>
          </table:table-cell>
          <table:table-cell office:value-type="float" office:value="1259.488892" calcext:value-type="float">
            <text:p>1259,488892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2.770996" calcext:value-type="float">
            <text:p>882,770996</text:p>
          </table:table-cell>
          <table:table-cell office:value-type="float" office:value="21" calcext:value-type="float">
            <text:p>21</text:p>
          </table:table-cell>
          <table:table-cell office:value-type="float" office:value="4513.132324" calcext:value-type="float">
            <text:p>4513,132324</text:p>
          </table:table-cell>
          <table:table-cell office:value-type="float" office:value="125805" calcext:value-type="float">
            <text:p>125805</text:p>
          </table:table-cell>
          <table:table-cell office:value-type="float" office:value="1043.349976" calcext:value-type="float">
            <text:p>1043,349976</text:p>
          </table:table-cell>
          <table:table-cell office:value-type="float" office:value="5" calcext:value-type="float">
            <text:p>5</text:p>
          </table:table-cell>
          <table:table-cell office:value-type="float" office:value="475.701996" calcext:value-type="float">
            <text:p>475,701996</text:p>
          </table:table-cell>
          <table:table-cell office:value-type="float" office:value="125805" calcext:value-type="float">
            <text:p>125805</text:p>
          </table:table-cell>
          <table:table-cell office:value-type="float" office:value="817.231995" calcext:value-type="float">
            <text:p>817,231995</text:p>
          </table:table-cell>
          <table:table-cell office:value-type="float" office:value="9" calcext:value-type="float">
            <text:p>9</text:p>
          </table:table-cell>
          <table:table-cell office:value-type="float" office:value="2232.561768" calcext:value-type="float">
            <text:p>2232,561768</text:p>
          </table:table-cell>
          <table:table-cell office:value-type="float" office:value="125805" calcext:value-type="float">
            <text:p>125805</text:p>
          </table:table-cell>
          <table:table-cell office:value-type="float" office:value="885.747009" calcext:value-type="float">
            <text:p>885,747009</text:p>
          </table:table-cell>
          <table:table-cell office:value-type="float" office:value="36" calcext:value-type="float">
            <text:p>36</text:p>
          </table:table-cell>
          <table:table-cell office:value-type="float" office:value="5761.096191" calcext:value-type="float">
            <text:p>5761,096191</text:p>
          </table:table-cell>
        </table:table-row>
        <table:table-row table:style-name="ro1">
          <table:table-cell office:value-type="float" office:value="130219" calcext:value-type="float">
            <text:p>130219</text:p>
          </table:table-cell>
          <table:table-cell office:value-type="float" office:value="1215.955933" calcext:value-type="float">
            <text:p>1215,955933</text:p>
          </table:table-cell>
          <table:table-cell office:value-type="float" office:value="4" calcext:value-type="float">
            <text:p>4</text:p>
          </table:table-cell>
          <table:table-cell office:value-type="float" office:value="1463.81604" calcext:value-type="float">
            <text:p>1463,816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957.370972" calcext:value-type="float">
            <text:p>957,370972</text:p>
          </table:table-cell>
          <table:table-cell office:value-type="float" office:value="8" calcext:value-type="float">
            <text:p>8</text:p>
          </table:table-cell>
          <table:table-cell office:value-type="float" office:value="2061.907959" calcext:value-type="float">
            <text:p>2061,907959</text:p>
          </table:table-cell>
          <table:table-cell office:value-type="float" office:value="130219" calcext:value-type="float">
            <text:p>130219</text:p>
          </table:table-cell>
          <table:table-cell office:value-type="float" office:value="1006.392944" calcext:value-type="float">
            <text:p>1006,392944</text:p>
          </table:table-cell>
          <table:table-cell office:value-type="float" office:value="8" calcext:value-type="float">
            <text:p>8</text:p>
          </table:table-cell>
          <table:table-cell office:value-type="float" office:value="1179.150879" calcext:value-type="float">
            <text:p>1179,150879</text:p>
          </table:table-cell>
          <table:table-cell office:value-type="float" office:value="130219" calcext:value-type="float">
            <text:p>130219</text:p>
          </table:table-cell>
          <table:table-cell office:value-type="float" office:value="997.259949" calcext:value-type="float">
            <text:p>997,259949</text:p>
          </table:table-cell>
          <table:table-cell office:value-type="float" office:value="19" calcext:value-type="float">
            <text:p>19</text:p>
          </table:table-cell>
          <table:table-cell office:value-type="float" office:value="3803.540039" calcext:value-type="float">
            <text:p>3803,540039</text:p>
          </table:table-cell>
          <table:table-cell office:value-type="float" office:value="130219" calcext:value-type="float">
            <text:p>130219</text:p>
          </table:table-cell>
          <table:table-cell office:value-type="float" office:value="846.981018" calcext:value-type="float">
            <text:p>846,981018</text:p>
          </table:table-cell>
          <table:table-cell office:value-type="float" office:value="9" calcext:value-type="float">
            <text:p>9</text:p>
          </table:table-cell>
          <table:table-cell office:value-type="float" office:value="2380.506104" calcext:value-type="float">
            <text:p>2380,506104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50.166992" calcext:value-type="float">
            <text:p>1150,166992</text:p>
          </table:table-cell>
          <table:table-cell office:value-type="float" office:value="7" calcext:value-type="float">
            <text:p>7</text:p>
          </table:table-cell>
          <table:table-cell office:value-type="float" office:value="2422.126953" calcext:value-type="float">
            <text:p>2422,126953</text:p>
          </table:table-cell>
          <table:table-cell office:value-type="float" office:value="130219" calcext:value-type="float">
            <text:p>130219</text:p>
          </table:table-cell>
          <table:table-cell office:value-type="float" office:value="1140.703003" calcext:value-type="float">
            <text:p>1140,703003</text:p>
          </table:table-cell>
          <table:table-cell office:value-type="float" office:value="13" calcext:value-type="float">
            <text:p>13</text:p>
          </table:table-cell>
          <table:table-cell office:value-type="float" office:value="1799.700928" calcext:value-type="float">
            <text:p>1799,700928</text:p>
          </table:table-cell>
          <table:table-cell office:value-type="float" office:value="130219" calcext:value-type="float">
            <text:p>130219</text:p>
          </table:table-cell>
          <table:table-cell office:value-type="float" office:value="825.80603" calcext:value-type="float">
            <text:p>825,80603</text:p>
          </table:table-cell>
          <table:table-cell office:value-type="float" office:value="8" calcext:value-type="float">
            <text:p>8</text:p>
          </table:table-cell>
          <table:table-cell office:value-type="float" office:value="1646.828003" calcext:value-type="float">
            <text:p>1646,828003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752.117981" calcext:value-type="float">
            <text:p>752,117981</text:p>
          </table:table-cell>
          <table:table-cell office:value-type="float" office:value="9" calcext:value-type="float">
            <text:p>9</text:p>
          </table:table-cell>
          <table:table-cell office:value-type="float" office:value="1557.175903" calcext:value-type="float">
            <text:p>1557,175903</text:p>
          </table:table-cell>
          <table:table-cell office:value-type="float" office:value="130400" calcext:value-type="float">
            <text:p>130400</text:p>
          </table:table-cell>
          <table:table-cell office:value-type="float" office:value="942.274963" calcext:value-type="float">
            <text:p>942,274963</text:p>
          </table:table-cell>
          <table:table-cell office:value-type="float" office:value="25" calcext:value-type="float">
            <text:p>25</text:p>
          </table:table-cell>
          <table:table-cell office:value-type="float" office:value="6157.399902" calcext:value-type="float">
            <text:p>6157,399902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0.984985" calcext:value-type="float">
            <text:p>910,984985</text:p>
          </table:table-cell>
          <table:table-cell office:value-type="float" office:value="8" calcext:value-type="float">
            <text:p>8</text:p>
          </table:table-cell>
          <table:table-cell office:value-type="float" office:value="2582.461182" calcext:value-type="float">
            <text:p>2582,461182</text:p>
          </table:table-cell>
          <table:table-cell office:value-type="float" office:value="130400" calcext:value-type="float">
            <text:p>130400</text:p>
          </table:table-cell>
          <table:table-cell office:value-type="float" office:value="1009.791992" calcext:value-type="float">
            <text:p>1009,791992</text:p>
          </table:table-cell>
          <table:table-cell office:value-type="float" office:value="23" calcext:value-type="float">
            <text:p>23</text:p>
          </table:table-cell>
          <table:table-cell office:value-type="float" office:value="3420.459229" calcext:value-type="float">
            <text:p>3420,459229</text:p>
          </table:table-cell>
          <table:table-cell office:value-type="float" office:value="130400" calcext:value-type="float">
            <text:p>130400</text:p>
          </table:table-cell>
          <table:table-cell office:value-type="float" office:value="988.221985" calcext:value-type="float">
            <text:p>988,221985</text:p>
          </table:table-cell>
          <table:table-cell office:value-type="float" office:value="8" calcext:value-type="float">
            <text:p>8</text:p>
          </table:table-cell>
          <table:table-cell office:value-type="float" office:value="3746.042236" calcext:value-type="float">
            <text:p>3746,04223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57.809998" calcext:value-type="float">
            <text:p>857,809998</text:p>
          </table:table-cell>
          <table:table-cell office:value-type="float" office:value="8" calcext:value-type="float">
            <text:p>8</text:p>
          </table:table-cell>
          <table:table-cell office:value-type="float" office:value="2599.758057" calcext:value-type="float">
            <text:p>2599,758057</text:p>
          </table:table-cell>
          <table:table-cell office:value-type="float" office:value="130400" calcext:value-type="float">
            <text:p>130400</text:p>
          </table:table-cell>
          <table:table-cell office:value-type="float" office:value="919.687988" calcext:value-type="float">
            <text:p>919,687988</text:p>
          </table:table-cell>
          <table:table-cell office:value-type="float" office:value="8" calcext:value-type="float">
            <text:p>8</text:p>
          </table:table-cell>
          <table:table-cell office:value-type="float" office:value="1363.717896" calcext:value-type="float">
            <text:p>1363,717896</text:p>
          </table:table-cell>
          <table:table-cell office:value-type="float" office:value="130400" calcext:value-type="float">
            <text:p>130400</text:p>
          </table:table-cell>
          <table:table-cell office:value-type="float" office:value="898.372986" calcext:value-type="float">
            <text:p>898,372986</text:p>
          </table:table-cell>
          <table:table-cell office:value-type="float" office:value="8" calcext:value-type="float">
            <text:p>8</text:p>
          </table:table-cell>
          <table:table-cell office:value-type="float" office:value="1849.993896" calcext:value-type="float">
            <text:p>1849,993896</text:p>
          </table:table-cell>
        </table:table-row>
        <table:table-row table:style-name="ro1">
          <table:table-cell office:value-type="float" office:value="131122" calcext:value-type="float">
            <text:p>131122</text:p>
          </table:table-cell>
          <table:table-cell office:value-type="float" office:value="1220.119995" calcext:value-type="float">
            <text:p>1220,119995</text:p>
          </table:table-cell>
          <table:table-cell office:value-type="float" office:value="142" calcext:value-type="float">
            <text:p>142</text:p>
          </table:table-cell>
          <table:table-cell office:value-type="float" office:value="3255.583984" calcext:value-type="float">
            <text:p>3255,583984</text:p>
          </table:table-cell>
          <table:table-cell office:value-type="float" office:value="131122" calcext:value-type="float">
            <text:p>131122</text:p>
          </table:table-cell>
          <table:table-cell office:value-type="float" office:value="970.256958" calcext:value-type="float">
            <text:p>970,256958</text:p>
          </table:table-cell>
          <table:table-cell office:value-type="float" office:value="183" calcext:value-type="float">
            <text:p>183</text:p>
          </table:table-cell>
          <table:table-cell office:value-type="float" office:value="4343.407227" calcext:value-type="float">
            <text:p>4343,40722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116.889893" calcext:value-type="float">
            <text:p>1116,889893</text:p>
          </table:table-cell>
          <table:table-cell office:value-type="float" office:value="146" calcext:value-type="float">
            <text:p>146</text:p>
          </table:table-cell>
          <table:table-cell office:value-type="float" office:value="3190.820068" calcext:value-type="float">
            <text:p>3190,820068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19.916077" calcext:value-type="float">
            <text:p>1019,91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2.945068" calcext:value-type="float">
            <text:p>1032,945068</text:p>
          </table:table-cell>
          <table:table-cell office:value-type="float" office:value="183" calcext:value-type="float">
            <text:p>183</text:p>
          </table:table-cell>
          <table:table-cell office:value-type="float" office:value="4891.07373" calcext:value-type="float">
            <text:p>4891,07373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2.721985" calcext:value-type="float">
            <text:p>982,721985</text:p>
          </table:table-cell>
          <table:table-cell office:value-type="float" office:value="129" calcext:value-type="float">
            <text:p>129</text:p>
          </table:table-cell>
          <table:table-cell office:value-type="float" office:value="3485.486816" calcext:value-type="float">
            <text:p>3485,486816</text:p>
          </table:table-cell>
          <table:table-cell office:value-type="float" office:value="131122" calcext:value-type="float">
            <text:p>131122</text:p>
          </table:table-cell>
          <table:table-cell office:value-type="float" office:value="988.093994" calcext:value-type="float">
            <text:p>988,093994</text:p>
          </table:table-cell>
          <table:table-cell office:value-type="float" office:value="174" calcext:value-type="float">
            <text:p>174</text:p>
          </table:table-cell>
          <table:table-cell office:value-type="float" office:value="4688.500977" calcext:value-type="float">
            <text:p>4688,500977</text:p>
          </table:table-cell>
          <table:table-cell office:value-type="float" office:value="131122" calcext:value-type="float">
            <text:p>131122</text:p>
          </table:table-cell>
          <table:table-cell office:value-type="float" office:value="1038.776978" calcext:value-type="float">
            <text:p>1038,776978</text:p>
          </table:table-cell>
          <table:table-cell office:value-type="float" office:value="169" calcext:value-type="float">
            <text:p>169</text:p>
          </table:table-cell>
          <table:table-cell office:value-type="float" office:value="3557.224609" calcext:value-type="float">
            <text:p>3557,224609</text:p>
          </table:table-cell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12230" calcext:value-type="float">
            <text:p>112230</text:p>
          </table:table-cell>
          <table:table-cell office:value-type="float" office:value="1407.454956" calcext:value-type="float">
            <text:p>1407,454956</text:p>
          </table:table-cell>
          <table:table-cell office:value-type="float" office:value="20" calcext:value-type="float">
            <text:p>20</text:p>
          </table:table-cell>
          <table:table-cell office:value-type="float" office:value="6780.126953" calcext:value-type="float">
            <text:p>6780,126953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68.184937" calcext:value-type="float">
            <text:p>1568,184937</text:p>
          </table:table-cell>
          <table:table-cell office:value-type="float" office:value="21" calcext:value-type="float">
            <text:p>21</text:p>
          </table:table-cell>
          <table:table-cell office:value-type="float" office:value="18151.447266" calcext:value-type="float">
            <text:p>18151,447266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80.081055" calcext:value-type="float">
            <text:p>1680,081055</text:p>
          </table:table-cell>
          <table:table-cell office:value-type="float" office:value="16" calcext:value-type="float">
            <text:p>16</text:p>
          </table:table-cell>
          <table:table-cell office:value-type="float" office:value="14260.051758" calcext:value-type="float">
            <text:p>14260,05175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96.41394" calcext:value-type="float">
            <text:p>1596,41394</text:p>
          </table:table-cell>
          <table:table-cell office:value-type="float" office:value="16" calcext:value-type="float">
            <text:p>16</text:p>
          </table:table-cell>
          <table:table-cell office:value-type="float" office:value="9748.173828" calcext:value-type="float">
            <text:p>9748,17382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91.584961" calcext:value-type="float">
            <text:p>1691,584961</text:p>
          </table:table-cell>
          <table:table-cell office:value-type="float" office:value="12" calcext:value-type="float">
            <text:p>12</text:p>
          </table:table-cell>
          <table:table-cell office:value-type="float" office:value="9600.792969" calcext:value-type="float">
            <text:p>9600,792969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28.638916" calcext:value-type="float">
            <text:p>1528,638916</text:p>
          </table:table-cell>
          <table:table-cell office:value-type="float" office:value="24" calcext:value-type="float">
            <text:p>24</text:p>
          </table:table-cell>
          <table:table-cell office:value-type="float" office:value="12023.310547" calcext:value-type="float">
            <text:p>12023,310547</text:p>
          </table:table-cell>
          <table:table-cell office:value-type="float" office:value="112230" calcext:value-type="float">
            <text:p>112230</text:p>
          </table:table-cell>
          <table:table-cell office:value-type="float" office:value="1656.337036" calcext:value-type="float">
            <text:p>1656,337036</text:p>
          </table:table-cell>
          <table:table-cell office:value-type="float" office:value="10" calcext:value-type="float">
            <text:p>10</text:p>
          </table:table-cell>
          <table:table-cell office:value-type="float" office:value="8917.90625" calcext:value-type="float">
            <text:p>8917,90625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95.197998" calcext:value-type="float">
            <text:p>1495,197998</text:p>
          </table:table-cell>
          <table:table-cell office:value-type="float" office:value="14" calcext:value-type="float">
            <text:p>14</text:p>
          </table:table-cell>
          <table:table-cell office:value-type="float" office:value="12057.339844" calcext:value-type="float">
            <text:p>12057,339844</text:p>
          </table:table-cell>
          <table:table-cell office:value-type="float" office:value="112230" calcext:value-type="float">
            <text:p>112230</text:p>
          </table:table-cell>
          <table:table-cell office:value-type="float" office:value="1469.61792" calcext:value-type="float">
            <text:p>1469,61792</text:p>
          </table:table-cell>
          <table:table-cell office:value-type="float" office:value="13" calcext:value-type="float">
            <text:p>13</text:p>
          </table:table-cell>
          <table:table-cell office:value-type="float" office:value="7372.094727" calcext:value-type="float">
            <text:p>7372,094727</text:p>
          </table:table-cell>
        </table:table-row>
        <table:table-row table:style-name="ro1">
          <table:table-cell office:value-type="float" office:value="112432" calcext:value-type="float">
            <text:p>112432</text:p>
          </table:table-cell>
          <table:table-cell office:value-type="float" office:value="1455.894043" calcext:value-type="float">
            <text:p>1455,894043</text:p>
          </table:table-cell>
          <table:table-cell office:value-type="float" office:value="190" calcext:value-type="float">
            <text:p>190</text:p>
          </table:table-cell>
          <table:table-cell office:value-type="float" office:value="6107.942871" calcext:value-type="float">
            <text:p>6107,94287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22.025024" calcext:value-type="float">
            <text:p>1622,025024</text:p>
          </table:table-cell>
          <table:table-cell office:value-type="float" office:value="229" calcext:value-type="float">
            <text:p>229</text:p>
          </table:table-cell>
          <table:table-cell office:value-type="float" office:value="6488.468262" calcext:value-type="float">
            <text:p>6488,468262</text:p>
          </table:table-cell>
          <table:table-cell office:value-type="float" office:value="112432" calcext:value-type="float">
            <text:p>112432</text:p>
          </table:table-cell>
          <table:table-cell office:value-type="float" office:value="1412.392944" calcext:value-type="float">
            <text:p>1412,392944</text:p>
          </table:table-cell>
          <table:table-cell office:value-type="float" office:value="210" calcext:value-type="float">
            <text:p>210</text:p>
          </table:table-cell>
          <table:table-cell office:value-type="float" office:value="5836.595703" calcext:value-type="float">
            <text:p>5836,595703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46.407104" calcext:value-type="float">
            <text:p>1346,407104</text:p>
          </table:table-cell>
          <table:table-cell office:value-type="float" office:value="192" calcext:value-type="float">
            <text:p>192</text:p>
          </table:table-cell>
          <table:table-cell office:value-type="float" office:value="6839.185547" calcext:value-type="float">
            <text:p>6839,185547</text:p>
          </table:table-cell>
          <table:table-cell office:value-type="float" office:value="112432" calcext:value-type="float">
            <text:p>112432</text:p>
          </table:table-cell>
          <table:table-cell office:value-type="float" office:value="1524.447021" calcext:value-type="float">
            <text:p>1524,447021</text:p>
          </table:table-cell>
          <table:table-cell office:value-type="float" office:value="80" calcext:value-type="float">
            <text:p>80</text:p>
          </table:table-cell>
          <table:table-cell office:value-type="float" office:value="2658.880615" calcext:value-type="float">
            <text:p>2658,880615</text:p>
          </table:table-cell>
          <table:table-cell office:value-type="float" office:value="112432" calcext:value-type="float">
            <text:p>112432</text:p>
          </table:table-cell>
          <table:table-cell office:value-type="float" office:value="1387.819946" calcext:value-type="float">
            <text:p>1387,819946</text:p>
          </table:table-cell>
          <table:table-cell office:value-type="float" office:value="222" calcext:value-type="float">
            <text:p>222</text:p>
          </table:table-cell>
          <table:table-cell office:value-type="float" office:value="7883.711914" calcext:value-type="float">
            <text:p>7883,711914</text:p>
          </table:table-cell>
          <table:table-cell office:value-type="float" office:value="112432" calcext:value-type="float">
            <text:p>112432</text:p>
          </table:table-cell>
          <table:table-cell office:value-type="float" office:value="1298.703003" calcext:value-type="float">
            <text:p>1298,703003</text:p>
          </table:table-cell>
          <table:table-cell office:value-type="float" office:value="173" calcext:value-type="float">
            <text:p>173</text:p>
          </table:table-cell>
          <table:table-cell office:value-type="float" office:value="5693.691406" calcext:value-type="float">
            <text:p>5693,691406</text:p>
          </table:table-cell>
          <table:table-cell office:value-type="float" office:value="112432" calcext:value-type="float">
            <text:p>112432</text:p>
          </table:table-cell>
          <table:table-cell office:value-type="float" office:value="1790.580078" calcext:value-type="float">
            <text:p>1790,580078</text:p>
          </table:table-cell>
          <table:table-cell office:value-type="float" office:value="201" calcext:value-type="float">
            <text:p>201</text:p>
          </table:table-cell>
          <table:table-cell office:value-type="float" office:value="7199.314941" calcext:value-type="float">
            <text:p>7199,314941</text:p>
          </table:table-cell>
          <table:table-cell office:value-type="float" office:value="112432" calcext:value-type="float">
            <text:p>112432</text:p>
          </table:table-cell>
          <table:table-cell office:value-type="float" office:value="1634.886963" calcext:value-type="float">
            <text:p>1634,886963</text:p>
          </table:table-cell>
          <table:table-cell office:value-type="float" office:value="195" calcext:value-type="float">
            <text:p>195</text:p>
          </table:table-cell>
          <table:table-cell office:value-type="float" office:value="6127.462891" calcext:value-type="float">
            <text:p>6127,462891</text:p>
          </table:table-cell>
        </table:table-row>
        <table:table-row table:style-name="ro1">
          <table:table-cell office:value-type="float" office:value="112722" calcext:value-type="float">
            <text:p>112722</text:p>
          </table:table-cell>
          <table:table-cell office:value-type="float" office:value="1374.434937" calcext:value-type="float">
            <text:p>1374,434937</text:p>
          </table:table-cell>
          <table:table-cell office:value-type="float" office:value="205" calcext:value-type="float">
            <text:p>205</text:p>
          </table:table-cell>
          <table:table-cell office:value-type="float" office:value="7846.574707" calcext:value-type="float">
            <text:p>7846,574707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58.990967" calcext:value-type="float">
            <text:p>1658,990967</text:p>
          </table:table-cell>
          <table:table-cell office:value-type="float" office:value="196" calcext:value-type="float">
            <text:p>196</text:p>
          </table:table-cell>
          <table:table-cell office:value-type="float" office:value="8025.052246" calcext:value-type="float">
            <text:p>8025,052246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83.234009" calcext:value-type="float">
            <text:p>1583,234009</text:p>
          </table:table-cell>
          <table:table-cell office:value-type="float" office:value="208" calcext:value-type="float">
            <text:p>208</text:p>
          </table:table-cell>
          <table:table-cell office:value-type="float" office:value="8432.398438" calcext:value-type="float">
            <text:p>8432,39843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676.185059" calcext:value-type="float">
            <text:p>1676,185059</text:p>
          </table:table-cell>
          <table:table-cell office:value-type="float" office:value="164" calcext:value-type="float">
            <text:p>164</text:p>
          </table:table-cell>
          <table:table-cell office:value-type="float" office:value="7584.04541" calcext:value-type="float">
            <text:p>7584,04541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94.89502" calcext:value-type="float">
            <text:p>1294,89502</text:p>
          </table:table-cell>
          <table:table-cell office:value-type="float" office:value="4" calcext:value-type="float">
            <text:p>4</text:p>
          </table:table-cell>
          <table:table-cell office:value-type="float" office:value="322.10498" calcext:value-type="float">
            <text:p>322,1049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598.19397" calcext:value-type="float">
            <text:p>1598,19397</text:p>
          </table:table-cell>
          <table:table-cell office:value-type="float" office:value="203" calcext:value-type="float">
            <text:p>203</text:p>
          </table:table-cell>
          <table:table-cell office:value-type="float" office:value="8468.583008" calcext:value-type="float">
            <text:p>8468,58300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40.672974" calcext:value-type="float">
            <text:p>1340,672974</text:p>
          </table:table-cell>
          <table:table-cell office:value-type="float" office:value="139" calcext:value-type="float">
            <text:p>139</text:p>
          </table:table-cell>
          <table:table-cell office:value-type="float" office:value="6685.571289" calcext:value-type="float">
            <text:p>6685,571289</text:p>
          </table:table-cell>
          <table:table-cell office:value-type="float" office:value="112722" calcext:value-type="float">
            <text:p>112722</text:p>
          </table:table-cell>
          <table:table-cell office:value-type="float" office:value="1249.348022" calcext:value-type="float">
            <text:p>1249,348022</text:p>
          </table:table-cell>
          <table:table-cell office:value-type="float" office:value="186" calcext:value-type="float">
            <text:p>186</text:p>
          </table:table-cell>
          <table:table-cell office:value-type="float" office:value="9003.923828" calcext:value-type="float">
            <text:p>9003,923828</text:p>
          </table:table-cell>
          <table:table-cell office:value-type="float" office:value="112722" calcext:value-type="float">
            <text:p>112722</text:p>
          </table:table-cell>
          <table:table-cell office:value-type="float" office:value="1360.116943" calcext:value-type="float">
            <text:p>1360,116943</text:p>
          </table:table-cell>
          <table:table-cell office:value-type="float" office:value="147" calcext:value-type="float">
            <text:p>147</text:p>
          </table:table-cell>
          <table:table-cell office:value-type="float" office:value="6094.506836" calcext:value-type="float">
            <text:p>6094,506836</text:p>
          </table:table-cell>
        </table:table-row>
        <table:table-row table:style-name="ro1">
          <table:table-cell office:value-type="float" office:value="113054" calcext:value-type="float">
            <text:p>113054</text:p>
          </table:table-cell>
          <table:table-cell office:value-type="float" office:value="1557.762939" calcext:value-type="float">
            <text:p>1557,762939</text:p>
          </table:table-cell>
          <table:table-cell office:value-type="float" office:value="262" calcext:value-type="float">
            <text:p>262</text:p>
          </table:table-cell>
          <table:table-cell office:value-type="float" office:value="9407.316406" calcext:value-type="float">
            <text:p>9407,31640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89.01001" calcext:value-type="float">
            <text:p>1389,01001</text:p>
          </table:table-cell>
          <table:table-cell office:value-type="float" office:value="269" calcext:value-type="float">
            <text:p>269</text:p>
          </table:table-cell>
          <table:table-cell office:value-type="float" office:value="10091.085938" calcext:value-type="float">
            <text:p>10091,0859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37.280029" calcext:value-type="float">
            <text:p>1337,280029</text:p>
          </table:table-cell>
          <table:table-cell office:value-type="float" office:value="242" calcext:value-type="float">
            <text:p>242</text:p>
          </table:table-cell>
          <table:table-cell office:value-type="float" office:value="9502.472656" calcext:value-type="float">
            <text:p>9502,472656</text:p>
          </table:table-cell>
          <table:table-cell office:value-type="float" office:value="113054" calcext:value-type="float">
            <text:p>113054</text:p>
          </table:table-cell>
          <table:table-cell office:value-type="float" office:value="1442.5271" calcext:value-type="float">
            <text:p>1442,5271</text:p>
          </table:table-cell>
          <table:table-cell office:value-type="float" office:value="242" calcext:value-type="float">
            <text:p>242</text:p>
          </table:table-cell>
          <table:table-cell office:value-type="float" office:value="8921.530273" calcext:value-type="float">
            <text:p>8921,5302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527.590942" calcext:value-type="float">
            <text:p>1527,590942</text:p>
          </table:table-cell>
          <table:table-cell office:value-type="float" office:value="126" calcext:value-type="float">
            <text:p>126</text:p>
          </table:table-cell>
          <table:table-cell office:value-type="float" office:value="8062.969238" calcext:value-type="float">
            <text:p>8062,969238</text:p>
          </table:table-cell>
          <table:table-cell office:value-type="float" office:value="113054" calcext:value-type="float">
            <text:p>113054</text:p>
          </table:table-cell>
          <table:table-cell office:value-type="float" office:value="1846.775024" calcext:value-type="float">
            <text:p>1846,775024</text:p>
          </table:table-cell>
          <table:table-cell office:value-type="float" office:value="231" calcext:value-type="float">
            <text:p>231</text:p>
          </table:table-cell>
          <table:table-cell office:value-type="float" office:value="8883.967773" calcext:value-type="float">
            <text:p>8883,967773</text:p>
          </table:table-cell>
          <table:table-cell office:value-type="float" office:value="113054" calcext:value-type="float">
            <text:p>113054</text:p>
          </table:table-cell>
          <table:table-cell office:value-type="float" office:value="1398.000977" calcext:value-type="float">
            <text:p>1398,000977</text:p>
          </table:table-cell>
          <table:table-cell office:value-type="float" office:value="243" calcext:value-type="float">
            <text:p>243</text:p>
          </table:table-cell>
          <table:table-cell office:value-type="float" office:value="9462.912109" calcext:value-type="float">
            <text:p>9462,912109</text:p>
          </table:table-cell>
          <table:table-cell office:value-type="float" office:value="113054" calcext:value-type="float">
            <text:p>113054</text:p>
          </table:table-cell>
          <table:table-cell office:value-type="float" office:value="1642.860962" calcext:value-type="float">
            <text:p>1642,860962</text:p>
          </table:table-cell>
          <table:table-cell office:value-type="float" office:value="203" calcext:value-type="float">
            <text:p>203</text:p>
          </table:table-cell>
          <table:table-cell office:value-type="float" office:value="9486.334961" calcext:value-type="float">
            <text:p>9486,334961</text:p>
          </table:table-cell>
          <table:table-cell office:value-type="float" office:value="113054" calcext:value-type="float">
            <text:p>113054</text:p>
          </table:table-cell>
          <table:table-cell office:value-type="float" office:value="2354.049805" calcext:value-type="float">
            <text:p>2354,049805</text:p>
          </table:table-cell>
          <table:table-cell office:value-type="float" office:value="219" calcext:value-type="float">
            <text:p>219</text:p>
          </table:table-cell>
          <table:table-cell office:value-type="float" office:value="8225.276367" calcext:value-type="float">
            <text:p>8225,276367</text:p>
          </table:table-cell>
        </table:table-row>
        <table:table-row table:style-name="ro1">
          <table:table-cell office:value-type="float" office:value="113408" calcext:value-type="float">
            <text:p>113408</text:p>
          </table:table-cell>
          <table:table-cell office:value-type="float" office:value="1579.244995" calcext:value-type="float">
            <text:p>1579,244995</text:p>
          </table:table-cell>
          <table:table-cell office:value-type="float" office:value="9" calcext:value-type="float">
            <text:p>9</text:p>
          </table:table-cell>
          <table:table-cell office:value-type="float" office:value="23835.419922" calcext:value-type="float">
            <text:p>23835,419922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7.814941" calcext:value-type="float">
            <text:p>1387,814941</text:p>
          </table:table-cell>
          <table:table-cell office:value-type="float" office:value="7" calcext:value-type="float">
            <text:p>7</text:p>
          </table:table-cell>
          <table:table-cell office:value-type="float" office:value="24795.654297" calcext:value-type="float">
            <text:p>24795,654297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73.069946" calcext:value-type="float">
            <text:p>1373,069946</text:p>
          </table:table-cell>
          <table:table-cell office:value-type="float" office:value="21" calcext:value-type="float">
            <text:p>21</text:p>
          </table:table-cell>
          <table:table-cell office:value-type="float" office:value="20785.974609" calcext:value-type="float">
            <text:p>20785,97460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16.277954" calcext:value-type="float">
            <text:p>1316,277954</text:p>
          </table:table-cell>
          <table:table-cell office:value-type="float" office:value="17" calcext:value-type="float">
            <text:p>17</text:p>
          </table:table-cell>
          <table:table-cell office:value-type="float" office:value="16642.425781" calcext:value-type="float">
            <text:p>16642,42578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0.078003" calcext:value-type="float">
            <text:p>1110,078003</text:p>
          </table:table-cell>
          <table:table-cell office:value-type="float" office:value="9" calcext:value-type="float">
            <text:p>9</text:p>
          </table:table-cell>
          <table:table-cell office:value-type="float" office:value="25102.181641" calcext:value-type="float">
            <text:p>25102,181641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59.351074" calcext:value-type="float">
            <text:p>1359,351074</text:p>
          </table:table-cell>
          <table:table-cell office:value-type="float" office:value="18" calcext:value-type="float">
            <text:p>18</text:p>
          </table:table-cell>
          <table:table-cell office:value-type="float" office:value="22206.634766" calcext:value-type="float">
            <text:p>22206,634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56.684082" calcext:value-type="float">
            <text:p>1156,684082</text:p>
          </table:table-cell>
          <table:table-cell office:value-type="float" office:value="8" calcext:value-type="float">
            <text:p>8</text:p>
          </table:table-cell>
          <table:table-cell office:value-type="float" office:value="25017.259766" calcext:value-type="float">
            <text:p>25017,259766</text:p>
          </table:table-cell>
          <table:table-cell office:value-type="float" office:value="113408" calcext:value-type="float">
            <text:p>113408</text:p>
          </table:table-cell>
          <table:table-cell office:value-type="float" office:value="1386.349976" calcext:value-type="float">
            <text:p>1386,349976</text:p>
          </table:table-cell>
          <table:table-cell office:value-type="float" office:value="21" calcext:value-type="float">
            <text:p>21</text:p>
          </table:table-cell>
          <table:table-cell office:value-type="float" office:value="24279.480469" calcext:value-type="float">
            <text:p>24279,480469</text:p>
          </table:table-cell>
          <table:table-cell office:value-type="float" office:value="113408" calcext:value-type="float">
            <text:p>113408</text:p>
          </table:table-cell>
          <table:table-cell office:value-type="float" office:value="1116.35498" calcext:value-type="float">
            <text:p>1116,35498</text:p>
          </table:table-cell>
          <table:table-cell office:value-type="float" office:value="14" calcext:value-type="float">
            <text:p>14</text:p>
          </table:table-cell>
          <table:table-cell office:value-type="float" office:value="21751.914062" calcext:value-type="float">
            <text:p>21751,914062</text:p>
          </table:table-cell>
        </table:table-row>
        <table:table-row table:style-name="ro1">
          <table:table-cell office:value-type="float" office:value="113615" calcext:value-type="float">
            <text:p>113615</text:p>
          </table:table-cell>
          <table:table-cell office:value-type="float" office:value="1290.115967" calcext:value-type="float">
            <text:p>1290,115967</text:p>
          </table:table-cell>
          <table:table-cell office:value-type="float" office:value="18" calcext:value-type="float">
            <text:p>18</text:p>
          </table:table-cell>
          <table:table-cell office:value-type="float" office:value="18905.410156" calcext:value-type="float">
            <text:p>18905,41015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18.136963" calcext:value-type="float">
            <text:p>1618,136963</text:p>
          </table:table-cell>
          <table:table-cell office:value-type="float" office:value="21" calcext:value-type="float">
            <text:p>21</text:p>
          </table:table-cell>
          <table:table-cell office:value-type="float" office:value="24578.208984" calcext:value-type="float">
            <text:p>24578,20898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61.630005" calcext:value-type="float">
            <text:p>1461,630005</text:p>
          </table:table-cell>
          <table:table-cell office:value-type="float" office:value="14" calcext:value-type="float">
            <text:p>14</text:p>
          </table:table-cell>
          <table:table-cell office:value-type="float" office:value="20028.427734" calcext:value-type="float">
            <text:p>20028,427734</text:p>
          </table:table-cell>
          <table:table-cell office:value-type="float" office:value="113615" calcext:value-type="float">
            <text:p>113615</text:p>
          </table:table-cell>
          <table:table-cell office:value-type="float" office:value="1297.976929" calcext:value-type="float">
            <text:p>1297,976929</text:p>
          </table:table-cell>
          <table:table-cell office:value-type="float" office:value="20" calcext:value-type="float">
            <text:p>20</text:p>
          </table:table-cell>
          <table:table-cell office:value-type="float" office:value="8469.65625" calcext:value-type="float">
            <text:p>8469,65625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50.630005" calcext:value-type="float">
            <text:p>1750,630005</text:p>
          </table:table-cell>
          <table:table-cell office:value-type="float" office:value="15" calcext:value-type="float">
            <text:p>15</text:p>
          </table:table-cell>
          <table:table-cell office:value-type="float" office:value="6771.855469" calcext:value-type="float">
            <text:p>6771,855469</text:p>
          </table:table-cell>
          <table:table-cell office:value-type="float" office:value="113615" calcext:value-type="float">
            <text:p>113615</text:p>
          </table:table-cell>
          <table:table-cell office:value-type="float" office:value="1746.585938" calcext:value-type="float">
            <text:p>1746,585938</text:p>
          </table:table-cell>
          <table:table-cell office:value-type="float" office:value="13" calcext:value-type="float">
            <text:p>13</text:p>
          </table:table-cell>
          <table:table-cell office:value-type="float" office:value="17809.691406" calcext:value-type="float">
            <text:p>17809,691406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38.944946" calcext:value-type="float">
            <text:p>1638,944946</text:p>
          </table:table-cell>
          <table:table-cell office:value-type="float" office:value="23" calcext:value-type="float">
            <text:p>23</text:p>
          </table:table-cell>
          <table:table-cell office:value-type="float" office:value="19524.486328" calcext:value-type="float">
            <text:p>19524,486328</text:p>
          </table:table-cell>
          <table:table-cell office:value-type="float" office:value="113615" calcext:value-type="float">
            <text:p>113615</text:p>
          </table:table-cell>
          <table:table-cell office:value-type="float" office:value="1447.721924" calcext:value-type="float">
            <text:p>1447,721924</text:p>
          </table:table-cell>
          <table:table-cell office:value-type="float" office:value="28" calcext:value-type="float">
            <text:p>28</text:p>
          </table:table-cell>
          <table:table-cell office:value-type="float" office:value="9143.526367" calcext:value-type="float">
            <text:p>9143,526367</text:p>
          </table:table-cell>
          <table:table-cell office:value-type="float" office:value="113615" calcext:value-type="float">
            <text:p>113615</text:p>
          </table:table-cell>
          <table:table-cell office:value-type="float" office:value="1679.072998" calcext:value-type="float">
            <text:p>1679,072998</text:p>
          </table:table-cell>
          <table:table-cell office:value-type="float" office:value="15" calcext:value-type="float">
            <text:p>15</text:p>
          </table:table-cell>
          <table:table-cell office:value-type="float" office:value="7348.539551" calcext:value-type="float">
            <text:p>7348,539551</text:p>
          </table:table-cell>
        </table:table-row>
        <table:table-row table:style-name="ro1">
          <table:table-cell office:value-type="float" office:value="120736" calcext:value-type="float">
            <text:p>120736</text:p>
          </table:table-cell>
          <table:table-cell office:value-type="float" office:value="1084.328003" calcext:value-type="float">
            <text:p>1084,328003</text:p>
          </table:table-cell>
          <table:table-cell office:value-type="float" office:value="40" calcext:value-type="float">
            <text:p>40</text:p>
          </table:table-cell>
          <table:table-cell office:value-type="float" office:value="15970.651367" calcext:value-type="float">
            <text:p>15970,651367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30.508057" calcext:value-type="float">
            <text:p>1530,508057</text:p>
          </table:table-cell>
          <table:table-cell office:value-type="float" office:value="21" calcext:value-type="float">
            <text:p>21</text:p>
          </table:table-cell>
          <table:table-cell office:value-type="float" office:value="23121.46875" calcext:value-type="float">
            <text:p>23121,46875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56.715942" calcext:value-type="float">
            <text:p>1456,715942</text:p>
          </table:table-cell>
          <table:table-cell office:value-type="float" office:value="12" calcext:value-type="float">
            <text:p>12</text:p>
          </table:table-cell>
          <table:table-cell office:value-type="float" office:value="21691.335938" calcext:value-type="float">
            <text:p>21691,3359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669.385986" calcext:value-type="float">
            <text:p>1669,385986</text:p>
          </table:table-cell>
          <table:table-cell office:value-type="float" office:value="13" calcext:value-type="float">
            <text:p>13</text:p>
          </table:table-cell>
          <table:table-cell office:value-type="float" office:value="18181.818359" calcext:value-type="float">
            <text:p>18181,818359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28.572021" calcext:value-type="float">
            <text:p>1428,572021</text:p>
          </table:table-cell>
          <table:table-cell office:value-type="float" office:value="29" calcext:value-type="float">
            <text:p>29</text:p>
          </table:table-cell>
          <table:table-cell office:value-type="float" office:value="21493.746094" calcext:value-type="float">
            <text:p>21493,74609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2.635986" calcext:value-type="float">
            <text:p>1562,635986</text:p>
          </table:table-cell>
          <table:table-cell office:value-type="float" office:value="28" calcext:value-type="float">
            <text:p>28</text:p>
          </table:table-cell>
          <table:table-cell office:value-type="float" office:value="15124.134766" calcext:value-type="float">
            <text:p>15124,134766</text:p>
          </table:table-cell>
          <table:table-cell office:value-type="float" office:value="120736" calcext:value-type="float">
            <text:p>120736</text:p>
          </table:table-cell>
          <table:table-cell office:value-type="float" office:value="1464.198975" calcext:value-type="float">
            <text:p>1464,198975</text:p>
          </table:table-cell>
          <table:table-cell office:value-type="float" office:value="12" calcext:value-type="float">
            <text:p>12</text:p>
          </table:table-cell>
          <table:table-cell office:value-type="float" office:value="28898.898438" calcext:value-type="float">
            <text:p>28898,898438</text:p>
          </table:table-cell>
          <table:table-cell office:value-type="float" office:value="120736" calcext:value-type="float">
            <text:p>120736</text:p>
          </table:table-cell>
          <table:table-cell office:value-type="float" office:value="1568.723999" calcext:value-type="float">
            <text:p>1568,723999</text:p>
          </table:table-cell>
          <table:table-cell office:value-type="float" office:value="22" calcext:value-type="float">
            <text:p>22</text:p>
          </table:table-cell>
          <table:table-cell office:value-type="float" office:value="17825.339844" calcext:value-type="float">
            <text:p>17825,339844</text:p>
          </table:table-cell>
          <table:table-cell office:value-type="float" office:value="120736" calcext:value-type="float">
            <text:p>120736</text:p>
          </table:table-cell>
          <table:table-cell office:value-type="float" office:value="1209.404907" calcext:value-type="float">
            <text:p>1209,404907</text:p>
          </table:table-cell>
          <table:table-cell office:value-type="float" office:value="14" calcext:value-type="float">
            <text:p>14</text:p>
          </table:table-cell>
          <table:table-cell office:value-type="float" office:value="18593.417969" calcext:value-type="float">
            <text:p>18593,417969</text:p>
          </table:table-cell>
        </table:table-row>
        <table:table-row table:style-name="ro1">
          <table:table-cell office:value-type="float" office:value="121005" calcext:value-type="float">
            <text:p>121005</text:p>
          </table:table-cell>
          <table:table-cell office:value-type="float" office:value="1747.973999" calcext:value-type="float">
            <text:p>1747,973999</text:p>
          </table:table-cell>
          <table:table-cell office:value-type="float" office:value="14" calcext:value-type="float">
            <text:p>14</text:p>
          </table:table-cell>
          <table:table-cell office:value-type="float" office:value="14331.314453" calcext:value-type="float">
            <text:p>14331,314453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15.345947" calcext:value-type="float">
            <text:p>1615,345947</text:p>
          </table:table-cell>
          <table:table-cell office:value-type="float" office:value="16" calcext:value-type="float">
            <text:p>16</text:p>
          </table:table-cell>
          <table:table-cell office:value-type="float" office:value="18509.902344" calcext:value-type="float">
            <text:p>18509,902344</text:p>
          </table:table-cell>
          <table:table-cell office:value-type="float" office:value="121005" calcext:value-type="float">
            <text:p>121005</text:p>
          </table:table-cell>
          <table:table-cell office:value-type="float" office:value="1983.975098" calcext:value-type="float">
            <text:p>1983,975098</text:p>
          </table:table-cell>
          <table:table-cell office:value-type="float" office:value="9" calcext:value-type="float">
            <text:p>9</text:p>
          </table:table-cell>
          <table:table-cell office:value-type="float" office:value="17957.519531" calcext:value-type="float">
            <text:p>17957,51953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858.187012" calcext:value-type="float">
            <text:p>1858,187012</text:p>
          </table:table-cell>
          <table:table-cell office:value-type="float" office:value="13" calcext:value-type="float">
            <text:p>13</text:p>
          </table:table-cell>
          <table:table-cell office:value-type="float" office:value="6525.324707" calcext:value-type="float">
            <text:p>6525,324707</text:p>
          </table:table-cell>
          <table:table-cell office:value-type="float" office:value="121005" calcext:value-type="float">
            <text:p>121005</text:p>
          </table:table-cell>
          <table:table-cell office:value-type="float" office:value="2118.733887" calcext:value-type="float">
            <text:p>2118,733887</text:p>
          </table:table-cell>
          <table:table-cell office:value-type="float" office:value="14" calcext:value-type="float">
            <text:p>14</text:p>
          </table:table-cell>
          <table:table-cell office:value-type="float" office:value="20278.650391" calcext:value-type="float">
            <text:p>20278,650391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86.292969" calcext:value-type="float">
            <text:p>1686,292969</text:p>
          </table:table-cell>
          <table:table-cell office:value-type="float" office:value="13" calcext:value-type="float">
            <text:p>13</text:p>
          </table:table-cell>
          <table:table-cell office:value-type="float" office:value="11782.952148" calcext:value-type="float">
            <text:p>11782,95214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46.625" calcext:value-type="float">
            <text:p>1546,625</text:p>
          </table:table-cell>
          <table:table-cell office:value-type="float" office:value="14" calcext:value-type="float">
            <text:p>14</text:p>
          </table:table-cell>
          <table:table-cell office:value-type="float" office:value="16805.867188" calcext:value-type="float">
            <text:p>16805,86718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504.171021" calcext:value-type="float">
            <text:p>1504,171021</text:p>
          </table:table-cell>
          <table:table-cell office:value-type="float" office:value="13" calcext:value-type="float">
            <text:p>13</text:p>
          </table:table-cell>
          <table:table-cell office:value-type="float" office:value="17050.773438" calcext:value-type="float">
            <text:p>17050,773438</text:p>
          </table:table-cell>
          <table:table-cell office:value-type="float" office:value="121005" calcext:value-type="float">
            <text:p>121005</text:p>
          </table:table-cell>
          <table:table-cell office:value-type="float" office:value="1601.817017" calcext:value-type="float">
            <text:p>1601,817017</text:p>
          </table:table-cell>
          <table:table-cell office:value-type="float" office:value="21" calcext:value-type="float">
            <text:p>21</text:p>
          </table:table-cell>
          <table:table-cell office:value-type="float" office:value="13878.65332" calcext:value-type="float">
            <text:p>13878,65332</text:p>
          </table:table-cell>
        </table:table-row>
        <table:table-row table:style-name="ro1">
          <table:table-cell office:value-type="float" office:value="121237" calcext:value-type="float">
            <text:p>121237</text:p>
          </table:table-cell>
          <table:table-cell office:value-type="float" office:value="1306.661987" calcext:value-type="float">
            <text:p>1306,661987</text:p>
          </table:table-cell>
          <table:table-cell office:value-type="float" office:value="22" calcext:value-type="float">
            <text:p>22</text:p>
          </table:table-cell>
          <table:table-cell office:value-type="float" office:value="11623.881836" calcext:value-type="float">
            <text:p>11623,8818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346.392944" calcext:value-type="float">
            <text:p>1346,392944</text:p>
          </table:table-cell>
          <table:table-cell office:value-type="float" office:value="25" calcext:value-type="float">
            <text:p>25</text:p>
          </table:table-cell>
          <table:table-cell office:value-type="float" office:value="10893.813477" calcext:value-type="float">
            <text:p>10893,81347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63.779053" calcext:value-type="float">
            <text:p>1563,779053</text:p>
          </table:table-cell>
          <table:table-cell office:value-type="float" office:value="12" calcext:value-type="float">
            <text:p>12</text:p>
          </table:table-cell>
          <table:table-cell office:value-type="float" office:value="14989.998047" calcext:value-type="float">
            <text:p>14989,99804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6.75708" calcext:value-type="float">
            <text:p>1216,75708</text:p>
          </table:table-cell>
          <table:table-cell office:value-type="float" office:value="20" calcext:value-type="float">
            <text:p>20</text:p>
          </table:table-cell>
          <table:table-cell office:value-type="float" office:value="9809.274414" calcext:value-type="float">
            <text:p>9809,274414</text:p>
          </table:table-cell>
          <table:table-cell office:value-type="float" office:value="121237" calcext:value-type="float">
            <text:p>121237</text:p>
          </table:table-cell>
          <table:table-cell office:value-type="float" office:value="1488.283936" calcext:value-type="float">
            <text:p>1488,283936</text:p>
          </table:table-cell>
          <table:table-cell office:value-type="float" office:value="13" calcext:value-type="float">
            <text:p>13</text:p>
          </table:table-cell>
          <table:table-cell office:value-type="float" office:value="15501.272461" calcext:value-type="float">
            <text:p>15501,272461</text:p>
          </table:table-cell>
          <table:table-cell office:value-type="float" office:value="121237" calcext:value-type="float">
            <text:p>121237</text:p>
          </table:table-cell>
          <table:table-cell office:value-type="float" office:value="1103.98999" calcext:value-type="float">
            <text:p>1103,98999</text:p>
          </table:table-cell>
          <table:table-cell office:value-type="float" office:value="10" calcext:value-type="float">
            <text:p>10</text:p>
          </table:table-cell>
          <table:table-cell office:value-type="float" office:value="13274.651367" calcext:value-type="float">
            <text:p>13274,651367</text:p>
          </table:table-cell>
          <table:table-cell office:value-type="float" office:value="121237" calcext:value-type="float">
            <text:p>121237</text:p>
          </table:table-cell>
          <table:table-cell office:value-type="float" office:value="1213.284912" calcext:value-type="float">
            <text:p>1213,284912</text:p>
          </table:table-cell>
          <table:table-cell office:value-type="float" office:value="6" calcext:value-type="float">
            <text:p>6</text:p>
          </table:table-cell>
          <table:table-cell office:value-type="float" office:value="17120.943359" calcext:value-type="float">
            <text:p>17120,943359</text:p>
          </table:table-cell>
          <table:table-cell office:value-type="float" office:value="121237" calcext:value-type="float">
            <text:p>121237</text:p>
          </table:table-cell>
          <table:table-cell office:value-type="float" office:value="1037.356079" calcext:value-type="float">
            <text:p>1037,356079</text:p>
          </table:table-cell>
          <table:table-cell office:value-type="float" office:value="12" calcext:value-type="float">
            <text:p>12</text:p>
          </table:table-cell>
          <table:table-cell office:value-type="float" office:value="15947.819336" calcext:value-type="float">
            <text:p>15947,819336</text:p>
          </table:table-cell>
          <table:table-cell office:value-type="float" office:value="121237" calcext:value-type="float">
            <text:p>121237</text:p>
          </table:table-cell>
          <table:table-cell office:value-type="float" office:value="1523.256958" calcext:value-type="float">
            <text:p>1523,256958</text:p>
          </table:table-cell>
          <table:table-cell office:value-type="float" office:value="15" calcext:value-type="float">
            <text:p>15</text:p>
          </table:table-cell>
          <table:table-cell office:value-type="float" office:value="12155.426758" calcext:value-type="float">
            <text:p>12155,426758</text:p>
          </table:table-cell>
        </table:table-row>
        <table:table-row table:style-name="ro1">
          <table:table-cell office:value-type="float" office:value="121441" calcext:value-type="float">
            <text:p>121441</text:p>
          </table:table-cell>
          <table:table-cell office:value-type="float" office:value="1229.310059" calcext:value-type="float">
            <text:p>1229,310059</text:p>
          </table:table-cell>
          <table:table-cell office:value-type="float" office:value="8" calcext:value-type="float">
            <text:p>8</text:p>
          </table:table-cell>
          <table:table-cell office:value-type="float" office:value="20761.435547" calcext:value-type="float">
            <text:p>20761,435547</text:p>
          </table:table-cell>
          <table:table-cell office:value-type="float" office:value="121441" calcext:value-type="float">
            <text:p>121441</text:p>
          </table:table-cell>
          <table:table-cell office:value-type="float" office:value="921.115967" calcext:value-type="float">
            <text:p>921,115967</text:p>
          </table:table-cell>
          <table:table-cell office:value-type="float" office:value="21" calcext:value-type="float">
            <text:p>21</text:p>
          </table:table-cell>
          <table:table-cell office:value-type="float" office:value="12212.227539" calcext:value-type="float">
            <text:p>12212,22753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35.632935" calcext:value-type="float">
            <text:p>1035,632935</text:p>
          </table:table-cell>
          <table:table-cell office:value-type="float" office:value="16" calcext:value-type="float">
            <text:p>16</text:p>
          </table:table-cell>
          <table:table-cell office:value-type="float" office:value="12791.292969" calcext:value-type="float">
            <text:p>12791,29296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42.950073" calcext:value-type="float">
            <text:p>1042,950073</text:p>
          </table:table-cell>
          <table:table-cell office:value-type="float" office:value="21" calcext:value-type="float">
            <text:p>21</text:p>
          </table:table-cell>
          <table:table-cell office:value-type="float" office:value="20720.818359" calcext:value-type="float">
            <text:p>20720,818359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92.728027" calcext:value-type="float">
            <text:p>1092,728027</text:p>
          </table:table-cell>
          <table:table-cell office:value-type="float" office:value="24" calcext:value-type="float">
            <text:p>24</text:p>
          </table:table-cell>
          <table:table-cell office:value-type="float" office:value="13890.289062" calcext:value-type="float">
            <text:p>13890,289062</text:p>
          </table:table-cell>
          <table:table-cell office:value-type="float" office:value="121441" calcext:value-type="float">
            <text:p>121441</text:p>
          </table:table-cell>
          <table:table-cell office:value-type="float" office:value="1026.054932" calcext:value-type="float">
            <text:p>1026,054932</text:p>
          </table:table-cell>
          <table:table-cell office:value-type="float" office:value="11" calcext:value-type="float">
            <text:p>11</text:p>
          </table:table-cell>
          <table:table-cell office:value-type="float" office:value="18008.277344" calcext:value-type="float">
            <text:p>18008,277344</text:p>
          </table:table-cell>
          <table:table-cell office:value-type="float" office:value="121441" calcext:value-type="float">
            <text:p>121441</text:p>
          </table:table-cell>
          <table:table-cell office:value-type="float" office:value="1145.158081" calcext:value-type="float">
            <text:p>1145,158081</text:p>
          </table:table-cell>
          <table:table-cell office:value-type="float" office:value="12" calcext:value-type="float">
            <text:p>12</text:p>
          </table:table-cell>
          <table:table-cell office:value-type="float" office:value="16069.137695" calcext:value-type="float">
            <text:p>16069,137695</text:p>
          </table:table-cell>
          <table:table-cell office:value-type="float" office:value="121441" calcext:value-type="float">
            <text:p>121441</text:p>
          </table:table-cell>
          <table:table-cell office:value-type="float" office:value="978.448975" calcext:value-type="float">
            <text:p>978,448975</text:p>
          </table:table-cell>
          <table:table-cell office:value-type="float" office:value="15" calcext:value-type="float">
            <text:p>15</text:p>
          </table:table-cell>
          <table:table-cell office:value-type="float" office:value="12090.413086" calcext:value-type="float">
            <text:p>12090,413086</text:p>
          </table:table-cell>
          <table:table-cell office:value-type="float" office:value="121441" calcext:value-type="float">
            <text:p>121441</text:p>
          </table:table-cell>
          <table:table-cell office:value-type="float" office:value="941.555969" calcext:value-type="float">
            <text:p>941,555969</text:p>
          </table:table-cell>
          <table:table-cell office:value-type="float" office:value="14" calcext:value-type="float">
            <text:p>14</text:p>
          </table:table-cell>
          <table:table-cell office:value-type="float" office:value="16501.226562" calcext:value-type="float">
            <text:p>16501,226562</text:p>
          </table:table-cell>
        </table:table-row>
        <table:table-row table:style-name="ro1">
          <table:table-cell office:value-type="float" office:value="121656" calcext:value-type="float">
            <text:p>121656</text:p>
          </table:table-cell>
          <table:table-cell office:value-type="float" office:value="1482.24292" calcext:value-type="float">
            <text:p>1482,24292</text:p>
          </table:table-cell>
          <table:table-cell office:value-type="float" office:value="21" calcext:value-type="float">
            <text:p>21</text:p>
          </table:table-cell>
          <table:table-cell office:value-type="float" office:value="15045.349609" calcext:value-type="float">
            <text:p>15045,349609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9.151001" calcext:value-type="float">
            <text:p>1179,151001</text:p>
          </table:table-cell>
          <table:table-cell office:value-type="float" office:value="18" calcext:value-type="float">
            <text:p>18</text:p>
          </table:table-cell>
          <table:table-cell office:value-type="float" office:value="14254.845703" calcext:value-type="float">
            <text:p>14254,845703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47.703003" calcext:value-type="float">
            <text:p>1147,703003</text:p>
          </table:table-cell>
          <table:table-cell office:value-type="float" office:value="35" calcext:value-type="float">
            <text:p>35</text:p>
          </table:table-cell>
          <table:table-cell office:value-type="float" office:value="10670.541992" calcext:value-type="float">
            <text:p>10670,541992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3.644043" calcext:value-type="float">
            <text:p>1493,644043</text:p>
          </table:table-cell>
          <table:table-cell office:value-type="float" office:value="16" calcext:value-type="float">
            <text:p>16</text:p>
          </table:table-cell>
          <table:table-cell office:value-type="float" office:value="13079.549805" calcext:value-type="float">
            <text:p>13079,54980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171.432983" calcext:value-type="float">
            <text:p>1171,432983</text:p>
          </table:table-cell>
          <table:table-cell office:value-type="float" office:value="26" calcext:value-type="float">
            <text:p>26</text:p>
          </table:table-cell>
          <table:table-cell office:value-type="float" office:value="20740" calcext:value-type="float">
            <text:p>20740</text:p>
          </table:table-cell>
          <table:table-cell office:value-type="float" office:value="121656" calcext:value-type="float">
            <text:p>121656</text:p>
          </table:table-cell>
          <table:table-cell office:value-type="float" office:value="1288.942017" calcext:value-type="float">
            <text:p>1288,942017</text:p>
          </table:table-cell>
          <table:table-cell office:value-type="float" office:value="17" calcext:value-type="float">
            <text:p>17</text:p>
          </table:table-cell>
          <table:table-cell office:value-type="float" office:value="11968.59375" calcext:value-type="float">
            <text:p>11968,59375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99.14209" calcext:value-type="float">
            <text:p>1499,14209</text:p>
          </table:table-cell>
          <table:table-cell office:value-type="float" office:value="34" calcext:value-type="float">
            <text:p>34</text:p>
          </table:table-cell>
          <table:table-cell office:value-type="float" office:value="19256.205078" calcext:value-type="float">
            <text:p>19256,20507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75.057983" calcext:value-type="float">
            <text:p>1475,057983</text:p>
          </table:table-cell>
          <table:table-cell office:value-type="float" office:value="20" calcext:value-type="float">
            <text:p>20</text:p>
          </table:table-cell>
          <table:table-cell office:value-type="float" office:value="14475.611328" calcext:value-type="float">
            <text:p>14475,611328</text:p>
          </table:table-cell>
          <table:table-cell office:value-type="float" office:value="121656" calcext:value-type="float">
            <text:p>121656</text:p>
          </table:table-cell>
          <table:table-cell office:value-type="float" office:value="1469.302979" calcext:value-type="float">
            <text:p>1469,302979</text:p>
          </table:table-cell>
          <table:table-cell office:value-type="float" office:value="26" calcext:value-type="float">
            <text:p>26</text:p>
          </table:table-cell>
          <table:table-cell office:value-type="float" office:value="18805.388672" calcext:value-type="float">
            <text:p>18805,388672</text:p>
          </table:table-cell>
        </table:table-row>
        <table:table-row table:style-name="ro1">
          <table:table-cell office:value-type="float" office:value="122031" calcext:value-type="float">
            <text:p>122031</text:p>
          </table:table-cell>
          <table:table-cell office:value-type="float" office:value="1366.05896" calcext:value-type="float">
            <text:p>1366,05896</text:p>
          </table:table-cell>
          <table:table-cell office:value-type="float" office:value="10" calcext:value-type="float">
            <text:p>10</text:p>
          </table:table-cell>
          <table:table-cell office:value-type="float" office:value="19566.259766" calcext:value-type="float">
            <text:p>19566,25976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62.208984" calcext:value-type="float">
            <text:p>1362,208984</text:p>
          </table:table-cell>
          <table:table-cell office:value-type="float" office:value="10" calcext:value-type="float">
            <text:p>10</text:p>
          </table:table-cell>
          <table:table-cell office:value-type="float" office:value="22561.349609" calcext:value-type="float">
            <text:p>22561,34960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61.340942" calcext:value-type="float">
            <text:p>1261,340942</text:p>
          </table:table-cell>
          <table:table-cell office:value-type="float" office:value="7" calcext:value-type="float">
            <text:p>7</text:p>
          </table:table-cell>
          <table:table-cell office:value-type="float" office:value="22396.185547" calcext:value-type="float">
            <text:p>22396,185547</text:p>
          </table:table-cell>
          <table:table-cell office:value-type="float" office:value="122031" calcext:value-type="float">
            <text:p>122031</text:p>
          </table:table-cell>
          <table:table-cell office:value-type="float" office:value="1316.973999" calcext:value-type="float">
            <text:p>1316,973999</text:p>
          </table:table-cell>
          <table:table-cell office:value-type="float" office:value="18" calcext:value-type="float">
            <text:p>18</text:p>
          </table:table-cell>
          <table:table-cell office:value-type="float" office:value="19506.671875" calcext:value-type="float">
            <text:p>19506,671875</text:p>
          </table:table-cell>
          <table:table-cell office:value-type="float" office:value="122031" calcext:value-type="float">
            <text:p>122031</text:p>
          </table:table-cell>
          <table:table-cell office:value-type="float" office:value="2015.397095" calcext:value-type="float">
            <text:p>2015,397095</text:p>
          </table:table-cell>
          <table:table-cell office:value-type="float" office:value="5" calcext:value-type="float">
            <text:p>5</text:p>
          </table:table-cell>
          <table:table-cell office:value-type="float" office:value="12577.847656" calcext:value-type="float">
            <text:p>12577,847656</text:p>
          </table:table-cell>
          <table:table-cell office:value-type="float" office:value="122031" calcext:value-type="float">
            <text:p>122031</text:p>
          </table:table-cell>
          <table:table-cell office:value-type="float" office:value="1565.436035" calcext:value-type="float">
            <text:p>1565,436035</text:p>
          </table:table-cell>
          <table:table-cell office:value-type="float" office:value="14" calcext:value-type="float">
            <text:p>14</text:p>
          </table:table-cell>
          <table:table-cell office:value-type="float" office:value="23015.457031" calcext:value-type="float">
            <text:p>23015,457031</text:p>
          </table:table-cell>
          <table:table-cell office:value-type="float" office:value="122031" calcext:value-type="float">
            <text:p>122031</text:p>
          </table:table-cell>
          <table:table-cell office:value-type="float" office:value="1447.464966" calcext:value-type="float">
            <text:p>1447,464966</text:p>
          </table:table-cell>
          <table:table-cell office:value-type="float" office:value="9" calcext:value-type="float">
            <text:p>9</text:p>
          </table:table-cell>
          <table:table-cell office:value-type="float" office:value="25362.667969" calcext:value-type="float">
            <text:p>25362,667969</text:p>
          </table:table-cell>
          <table:table-cell office:value-type="float" office:value="122031" calcext:value-type="float">
            <text:p>122031</text:p>
          </table:table-cell>
          <table:table-cell office:value-type="float" office:value="1193.094971" calcext:value-type="float">
            <text:p>1193,094971</text:p>
          </table:table-cell>
          <table:table-cell office:value-type="float" office:value="14" calcext:value-type="float">
            <text:p>14</text:p>
          </table:table-cell>
          <table:table-cell office:value-type="float" office:value="24031.210938" calcext:value-type="float">
            <text:p>24031,210938</text:p>
          </table:table-cell>
          <table:table-cell office:value-type="float" office:value="122031" calcext:value-type="float">
            <text:p>122031</text:p>
          </table:table-cell>
          <table:table-cell office:value-type="float" office:value="1251.855957" calcext:value-type="float">
            <text:p>1251,855957</text:p>
          </table:table-cell>
          <table:table-cell office:value-type="float" office:value="11" calcext:value-type="float">
            <text:p>11</text:p>
          </table:table-cell>
          <table:table-cell office:value-type="float" office:value="21776.960938" calcext:value-type="float">
            <text:p>21776,960938</text:p>
          </table:table-cell>
        </table:table-row>
        <table:table-row table:style-name="ro1">
          <table:table-cell office:value-type="float" office:value="122355" calcext:value-type="float">
            <text:p>122355</text:p>
          </table:table-cell>
          <table:table-cell office:value-type="float" office:value="1339.632935" calcext:value-type="float">
            <text:p>1339,632935</text:p>
          </table:table-cell>
          <table:table-cell office:value-type="float" office:value="226" calcext:value-type="float">
            <text:p>226</text:p>
          </table:table-cell>
          <table:table-cell office:value-type="float" office:value="7851.149414" calcext:value-type="float">
            <text:p>7851,14941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06.822998" calcext:value-type="float">
            <text:p>1406,822998</text:p>
          </table:table-cell>
          <table:table-cell office:value-type="float" office:value="158" calcext:value-type="float">
            <text:p>158</text:p>
          </table:table-cell>
          <table:table-cell office:value-type="float" office:value="5100.146484" calcext:value-type="float">
            <text:p>5100,14648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86.247925" calcext:value-type="float">
            <text:p>1286,247925</text:p>
          </table:table-cell>
          <table:table-cell office:value-type="float" office:value="215" calcext:value-type="float">
            <text:p>215</text:p>
          </table:table-cell>
          <table:table-cell office:value-type="float" office:value="7840.322754" calcext:value-type="float">
            <text:p>7840,322754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69.763916" calcext:value-type="float">
            <text:p>1369,763916</text:p>
          </table:table-cell>
          <table:table-cell office:value-type="float" office:value="179" calcext:value-type="float">
            <text:p>179</text:p>
          </table:table-cell>
          <table:table-cell office:value-type="float" office:value="6353.860352" calcext:value-type="float">
            <text:p>6353,860352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49.390015" calcext:value-type="float">
            <text:p>1249,390015</text:p>
          </table:table-cell>
          <table:table-cell office:value-type="float" office:value="85" calcext:value-type="float">
            <text:p>85</text:p>
          </table:table-cell>
          <table:table-cell office:value-type="float" office:value="3633.993408" calcext:value-type="float">
            <text:p>3633,993408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00.966919" calcext:value-type="float">
            <text:p>1300,966919</text:p>
          </table:table-cell>
          <table:table-cell office:value-type="float" office:value="182" calcext:value-type="float">
            <text:p>182</text:p>
          </table:table-cell>
          <table:table-cell office:value-type="float" office:value="6687.317871" calcext:value-type="float">
            <text:p>6687,31787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477.157959" calcext:value-type="float">
            <text:p>1477,157959</text:p>
          </table:table-cell>
          <table:table-cell office:value-type="float" office:value="239" calcext:value-type="float">
            <text:p>239</text:p>
          </table:table-cell>
          <table:table-cell office:value-type="float" office:value="7255.086426" calcext:value-type="float">
            <text:p>7255,086426</text:p>
          </table:table-cell>
          <table:table-cell office:value-type="float" office:value="122355" calcext:value-type="float">
            <text:p>122355</text:p>
          </table:table-cell>
          <table:table-cell office:value-type="float" office:value="1385.807983" calcext:value-type="float">
            <text:p>1385,807983</text:p>
          </table:table-cell>
          <table:table-cell office:value-type="float" office:value="222" calcext:value-type="float">
            <text:p>222</text:p>
          </table:table-cell>
          <table:table-cell office:value-type="float" office:value="6804.161621" calcext:value-type="float">
            <text:p>6804,161621</text:p>
          </table:table-cell>
          <table:table-cell office:value-type="float" office:value="122355" calcext:value-type="float">
            <text:p>122355</text:p>
          </table:table-cell>
          <table:table-cell office:value-type="float" office:value="1299.985962" calcext:value-type="float">
            <text:p>1299,985962</text:p>
          </table:table-cell>
          <table:table-cell office:value-type="float" office:value="207" calcext:value-type="float">
            <text:p>207</text:p>
          </table:table-cell>
          <table:table-cell office:value-type="float" office:value="6317.607422" calcext:value-type="float">
            <text:p>6317,607422</text:p>
          </table:table-cell>
        </table:table-row>
        <table:table-row table:style-name="ro1">
          <table:table-cell office:value-type="float" office:value="122653" calcext:value-type="float">
            <text:p>122653</text:p>
          </table:table-cell>
          <table:table-cell office:value-type="float" office:value="1590.390991" calcext:value-type="float">
            <text:p>1590,390991</text:p>
          </table:table-cell>
          <table:table-cell office:value-type="float" office:value="249" calcext:value-type="float">
            <text:p>249</text:p>
          </table:table-cell>
          <table:table-cell office:value-type="float" office:value="9018.353516" calcext:value-type="float">
            <text:p>9018,353516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18.697021" calcext:value-type="float">
            <text:p>1518,697021</text:p>
          </table:table-cell>
          <table:table-cell office:value-type="float" office:value="252" calcext:value-type="float">
            <text:p>252</text:p>
          </table:table-cell>
          <table:table-cell office:value-type="float" office:value="9223.154297" calcext:value-type="float">
            <text:p>9223,1542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086.567017" calcext:value-type="float">
            <text:p>1086,567017</text:p>
          </table:table-cell>
          <table:table-cell office:value-type="float" office:value="254" calcext:value-type="float">
            <text:p>254</text:p>
          </table:table-cell>
          <table:table-cell office:value-type="float" office:value="8997.591797" calcext:value-type="float">
            <text:p>8997,591797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55.536011" calcext:value-type="float">
            <text:p>1555,536011</text:p>
          </table:table-cell>
          <table:table-cell office:value-type="float" office:value="235" calcext:value-type="float">
            <text:p>235</text:p>
          </table:table-cell>
          <table:table-cell office:value-type="float" office:value="9589.414062" calcext:value-type="float">
            <text:p>9589,414062</text:p>
          </table:table-cell>
          <table:table-cell office:value-type="float" office:value="122653" calcext:value-type="float">
            <text:p>122653</text:p>
          </table:table-cell>
          <table:table-cell office:value-type="float" office:value="1263.733032" calcext:value-type="float">
            <text:p>1263,733032</text:p>
          </table:table-cell>
          <table:table-cell office:value-type="float" office:value="5" calcext:value-type="float">
            <text:p>5</text:p>
          </table:table-cell>
          <table:table-cell office:value-type="float" office:value="363.072021" calcext:value-type="float">
            <text:p>363,072021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76.114014" calcext:value-type="float">
            <text:p>1376,114014</text:p>
          </table:table-cell>
          <table:table-cell office:value-type="float" office:value="271" calcext:value-type="float">
            <text:p>271</text:p>
          </table:table-cell>
          <table:table-cell office:value-type="float" office:value="9096.277344" calcext:value-type="float">
            <text:p>9096,277344</text:p>
          </table:table-cell>
          <table:table-cell office:value-type="float" office:value="122653" calcext:value-type="float">
            <text:p>122653</text:p>
          </table:table-cell>
          <table:table-cell office:value-type="float" office:value="1525.5" calcext:value-type="float">
            <text:p>1525,5</text:p>
          </table:table-cell>
          <table:table-cell office:value-type="float" office:value="191" calcext:value-type="float">
            <text:p>191</text:p>
          </table:table-cell>
          <table:table-cell office:value-type="float" office:value="7026.423828" calcext:value-type="float">
            <text:p>7026,423828</text:p>
          </table:table-cell>
          <table:table-cell office:value-type="float" office:value="122653" calcext:value-type="float">
            <text:p>122653</text:p>
          </table:table-cell>
          <table:table-cell office:value-type="float" office:value="1759.552002" calcext:value-type="float">
            <text:p>1759,552002</text:p>
          </table:table-cell>
          <table:table-cell office:value-type="float" office:value="204" calcext:value-type="float">
            <text:p>204</text:p>
          </table:table-cell>
          <table:table-cell office:value-type="float" office:value="7701.401855" calcext:value-type="float">
            <text:p>7701,401855</text:p>
          </table:table-cell>
          <table:table-cell office:value-type="float" office:value="122653" calcext:value-type="float">
            <text:p>122653</text:p>
          </table:table-cell>
          <table:table-cell office:value-type="float" office:value="1380.694092" calcext:value-type="float">
            <text:p>1380,694092</text:p>
          </table:table-cell>
          <table:table-cell office:value-type="float" office:value="227" calcext:value-type="float">
            <text:p>227</text:p>
          </table:table-cell>
          <table:table-cell office:value-type="float" office:value="8012.452148" calcext:value-type="float">
            <text:p>8012,452148</text:p>
          </table:table-cell>
        </table:table-row>
        <table:table-row table:style-name="ro1">
          <table:table-cell office:value-type="float" office:value="122959" calcext:value-type="float">
            <text:p>122959</text:p>
          </table:table-cell>
          <table:table-cell office:value-type="float" office:value="1440.155029" calcext:value-type="float">
            <text:p>1440,155029</text:p>
          </table:table-cell>
          <table:table-cell office:value-type="float" office:value="11" calcext:value-type="float">
            <text:p>11</text:p>
          </table:table-cell>
          <table:table-cell office:value-type="float" office:value="17541.431641" calcext:value-type="float">
            <text:p>17541,43164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860.967041" calcext:value-type="float">
            <text:p>1860,967041</text:p>
          </table:table-cell>
          <table:table-cell office:value-type="float" office:value="14" calcext:value-type="float">
            <text:p>14</text:p>
          </table:table-cell>
          <table:table-cell office:value-type="float" office:value="25258.476562" calcext:value-type="float">
            <text:p>25258,47656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50.672974" calcext:value-type="float">
            <text:p>1450,672974</text:p>
          </table:table-cell>
          <table:table-cell office:value-type="float" office:value="15" calcext:value-type="float">
            <text:p>15</text:p>
          </table:table-cell>
          <table:table-cell office:value-type="float" office:value="10300.607422" calcext:value-type="float">
            <text:p>10300,607422</text:p>
          </table:table-cell>
          <table:table-cell office:value-type="float" office:value="122959" calcext:value-type="float">
            <text:p>122959</text:p>
          </table:table-cell>
          <table:table-cell office:value-type="float" office:value="1437.893066" calcext:value-type="float">
            <text:p>1437,893066</text:p>
          </table:table-cell>
          <table:table-cell office:value-type="float" office:value="36" calcext:value-type="float">
            <text:p>36</text:p>
          </table:table-cell>
          <table:table-cell office:value-type="float" office:value="18745.716797" calcext:value-type="float">
            <text:p>18745,716797</text:p>
          </table:table-cell>
          <table:table-cell office:value-type="float" office:value="122959" calcext:value-type="float">
            <text:p>122959</text:p>
          </table:table-cell>
          <table:table-cell office:value-type="float" office:value="1634.798096" calcext:value-type="float">
            <text:p>1634,798096</text:p>
          </table:table-cell>
          <table:table-cell office:value-type="float" office:value="27" calcext:value-type="float">
            <text:p>27</text:p>
          </table:table-cell>
          <table:table-cell office:value-type="float" office:value="25304.648438" calcext:value-type="float">
            <text:p>25304,648438</text:p>
          </table:table-cell>
          <table:table-cell office:value-type="float" office:value="122959" calcext:value-type="float">
            <text:p>122959</text:p>
          </table:table-cell>
          <table:table-cell office:value-type="float" office:value="1337.208008" calcext:value-type="float">
            <text:p>1337,208008</text:p>
          </table:table-cell>
          <table:table-cell office:value-type="float" office:value="18" calcext:value-type="float">
            <text:p>18</text:p>
          </table:table-cell>
          <table:table-cell office:value-type="float" office:value="12496.178711" calcext:value-type="float">
            <text:p>12496,178711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62.026978" calcext:value-type="float">
            <text:p>1562,026978</text:p>
          </table:table-cell>
          <table:table-cell office:value-type="float" office:value="16" calcext:value-type="float">
            <text:p>16</text:p>
          </table:table-cell>
          <table:table-cell office:value-type="float" office:value="16649.396484" calcext:value-type="float">
            <text:p>16649,396484</text:p>
          </table:table-cell>
          <table:table-cell office:value-type="float" office:value="122959" calcext:value-type="float">
            <text:p>122959</text:p>
          </table:table-cell>
          <table:table-cell office:value-type="float" office:value="1539.268066" calcext:value-type="float">
            <text:p>1539,268066</text:p>
          </table:table-cell>
          <table:table-cell office:value-type="float" office:value="19" calcext:value-type="float">
            <text:p>19</text:p>
          </table:table-cell>
          <table:table-cell office:value-type="float" office:value="9893.722656" calcext:value-type="float">
            <text:p>9893,722656</text:p>
          </table:table-cell>
          <table:table-cell office:value-type="float" office:value="122959" calcext:value-type="float">
            <text:p>122959</text:p>
          </table:table-cell>
          <table:table-cell office:value-type="float" office:value="1274.615967" calcext:value-type="float">
            <text:p>1274,615967</text:p>
          </table:table-cell>
          <table:table-cell office:value-type="float" office:value="11" calcext:value-type="float">
            <text:p>11</text:p>
          </table:table-cell>
          <table:table-cell office:value-type="float" office:value="18259.074219" calcext:value-type="float">
            <text:p>18259,074219</text:p>
          </table:table-cell>
        </table:table-row>
        <table:table-row table:style-name="ro1">
          <table:table-cell office:value-type="float" office:value="123219" calcext:value-type="float">
            <text:p>123219</text:p>
          </table:table-cell>
          <table:table-cell office:value-type="float" office:value="1423.724976" calcext:value-type="float">
            <text:p>1423,724976</text:p>
          </table:table-cell>
          <table:table-cell office:value-type="float" office:value="160" calcext:value-type="float">
            <text:p>160</text:p>
          </table:table-cell>
          <table:table-cell office:value-type="float" office:value="5772.634277" calcext:value-type="float">
            <text:p>5772,63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423.05603" calcext:value-type="float">
            <text:p>1423,05603</text:p>
          </table:table-cell>
          <table:table-cell office:value-type="float" office:value="182" calcext:value-type="float">
            <text:p>182</text:p>
          </table:table-cell>
          <table:table-cell office:value-type="float" office:value="5516.28418" calcext:value-type="float">
            <text:p>5516,28418</text:p>
          </table:table-cell>
          <table:table-cell office:value-type="float" office:value="123219" calcext:value-type="float">
            <text:p>123219</text:p>
          </table:table-cell>
          <table:table-cell office:value-type="float" office:value="1294.442017" calcext:value-type="float">
            <text:p>1294,442017</text:p>
          </table:table-cell>
          <table:table-cell office:value-type="float" office:value="248" calcext:value-type="float">
            <text:p>248</text:p>
          </table:table-cell>
          <table:table-cell office:value-type="float" office:value="6726.384277" calcext:value-type="float">
            <text:p>6726,38427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19.957031" calcext:value-type="float">
            <text:p>1719,957031</text:p>
          </table:table-cell>
          <table:table-cell office:value-type="float" office:value="201" calcext:value-type="float">
            <text:p>201</text:p>
          </table:table-cell>
          <table:table-cell office:value-type="float" office:value="6525.900879" calcext:value-type="float">
            <text:p>6525,900879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54.129028" calcext:value-type="float">
            <text:p>1754,129028</text:p>
          </table:table-cell>
          <table:table-cell office:value-type="float" office:value="29" calcext:value-type="float">
            <text:p>29</text:p>
          </table:table-cell>
          <table:table-cell office:value-type="float" office:value="1271.608887" calcext:value-type="float">
            <text:p>1271,608887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76.862061" calcext:value-type="float">
            <text:p>1676,862061</text:p>
          </table:table-cell>
          <table:table-cell office:value-type="float" office:value="202" calcext:value-type="float">
            <text:p>202</text:p>
          </table:table-cell>
          <table:table-cell office:value-type="float" office:value="6247.541016" calcext:value-type="float">
            <text:p>6247,541016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17.785034" calcext:value-type="float">
            <text:p>1617,785034</text:p>
          </table:table-cell>
          <table:table-cell office:value-type="float" office:value="205" calcext:value-type="float">
            <text:p>205</text:p>
          </table:table-cell>
          <table:table-cell office:value-type="float" office:value="5934.113281" calcext:value-type="float">
            <text:p>5934,113281</text:p>
          </table:table-cell>
          <table:table-cell office:value-type="float" office:value="123219" calcext:value-type="float">
            <text:p>123219</text:p>
          </table:table-cell>
          <table:table-cell office:value-type="float" office:value="1602.669922" calcext:value-type="float">
            <text:p>1602,669922</text:p>
          </table:table-cell>
          <table:table-cell office:value-type="float" office:value="201" calcext:value-type="float">
            <text:p>201</text:p>
          </table:table-cell>
          <table:table-cell office:value-type="float" office:value="6661.740234" calcext:value-type="float">
            <text:p>6661,740234</text:p>
          </table:table-cell>
          <table:table-cell office:value-type="float" office:value="123219" calcext:value-type="float">
            <text:p>123219</text:p>
          </table:table-cell>
          <table:table-cell office:value-type="float" office:value="1782.937012" calcext:value-type="float">
            <text:p>1782,937012</text:p>
          </table:table-cell>
          <table:table-cell office:value-type="float" office:value="204" calcext:value-type="float">
            <text:p>204</text:p>
          </table:table-cell>
          <table:table-cell office:value-type="float" office:value="6240.513672" calcext:value-type="float">
            <text:p>6240,513672</text:p>
          </table:table-cell>
        </table:table-row>
        <table:table-row table:style-name="ro1">
          <table:table-cell office:value-type="float" office:value="123523" calcext:value-type="float">
            <text:p>123523</text:p>
          </table:table-cell>
          <table:table-cell office:value-type="float" office:value="1386.441895" calcext:value-type="float">
            <text:p>1386,441895</text:p>
          </table:table-cell>
          <table:table-cell office:value-type="float" office:value="31" calcext:value-type="float">
            <text:p>31</text:p>
          </table:table-cell>
          <table:table-cell office:value-type="float" office:value="16668.150391" calcext:value-type="float">
            <text:p>16668,15039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817.29895" calcext:value-type="float">
            <text:p>1817,29895</text:p>
          </table:table-cell>
          <table:table-cell office:value-type="float" office:value="20" calcext:value-type="float">
            <text:p>20</text:p>
          </table:table-cell>
          <table:table-cell office:value-type="float" office:value="23434.267578" calcext:value-type="float">
            <text:p>23434,267578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21.234009" calcext:value-type="float">
            <text:p>1321,234009</text:p>
          </table:table-cell>
          <table:table-cell office:value-type="float" office:value="19" calcext:value-type="float">
            <text:p>19</text:p>
          </table:table-cell>
          <table:table-cell office:value-type="float" office:value="9813.984375" calcext:value-type="float">
            <text:p>9813,984375</text:p>
          </table:table-cell>
          <table:table-cell office:value-type="float" office:value="123523" calcext:value-type="float">
            <text:p>123523</text:p>
          </table:table-cell>
          <table:table-cell office:value-type="float" office:value="1661.572021" calcext:value-type="float">
            <text:p>1661,572021</text:p>
          </table:table-cell>
          <table:table-cell office:value-type="float" office:value="13" calcext:value-type="float">
            <text:p>13</text:p>
          </table:table-cell>
          <table:table-cell office:value-type="float" office:value="14335.625977" calcext:value-type="float">
            <text:p>14335,625977</text:p>
          </table:table-cell>
          <table:table-cell office:value-type="float" office:value="123523" calcext:value-type="float">
            <text:p>123523</text:p>
          </table:table-cell>
          <table:table-cell office:value-type="float" office:value="1431.911987" calcext:value-type="float">
            <text:p>1431,911987</text:p>
          </table:table-cell>
          <table:table-cell office:value-type="float" office:value="16" calcext:value-type="float">
            <text:p>16</text:p>
          </table:table-cell>
          <table:table-cell office:value-type="float" office:value="10434.794922" calcext:value-type="float">
            <text:p>10434,794922</text:p>
          </table:table-cell>
          <table:table-cell office:value-type="float" office:value="123523" calcext:value-type="float">
            <text:p>123523</text:p>
          </table:table-cell>
          <table:table-cell office:value-type="float" office:value="1363.036987" calcext:value-type="float">
            <text:p>1363,036987</text:p>
          </table:table-cell>
          <table:table-cell office:value-type="float" office:value="14" calcext:value-type="float">
            <text:p>14</text:p>
          </table:table-cell>
          <table:table-cell office:value-type="float" office:value="7114.855469" calcext:value-type="float">
            <text:p>7114,855469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4.624023" calcext:value-type="float">
            <text:p>1274,624023</text:p>
          </table:table-cell>
          <table:table-cell office:value-type="float" office:value="28" calcext:value-type="float">
            <text:p>28</text:p>
          </table:table-cell>
          <table:table-cell office:value-type="float" office:value="17159.769531" calcext:value-type="float">
            <text:p>17159,769531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75.916992" calcext:value-type="float">
            <text:p>1275,916992</text:p>
          </table:table-cell>
          <table:table-cell office:value-type="float" office:value="24" calcext:value-type="float">
            <text:p>24</text:p>
          </table:table-cell>
          <table:table-cell office:value-type="float" office:value="19872.689453" calcext:value-type="float">
            <text:p>19872,689453</text:p>
          </table:table-cell>
          <table:table-cell office:value-type="float" office:value="123523" calcext:value-type="float">
            <text:p>123523</text:p>
          </table:table-cell>
          <table:table-cell office:value-type="float" office:value="1212.210083" calcext:value-type="float">
            <text:p>1212,210083</text:p>
          </table:table-cell>
          <table:table-cell office:value-type="float" office:value="13" calcext:value-type="float">
            <text:p>13</text:p>
          </table:table-cell>
          <table:table-cell office:value-type="float" office:value="7731.95752" calcext:value-type="float">
            <text:p>7731,95752</text:p>
          </table:table-cell>
        </table:table-row>
        <table:table-row table:style-name="ro1">
          <table:table-cell office:value-type="float" office:value="123748" calcext:value-type="float">
            <text:p>123748</text:p>
          </table:table-cell>
          <table:table-cell office:value-type="float" office:value="1223.891968" calcext:value-type="float">
            <text:p>1223,891968</text:p>
          </table:table-cell>
          <table:table-cell office:value-type="float" office:value="20" calcext:value-type="float">
            <text:p>20</text:p>
          </table:table-cell>
          <table:table-cell office:value-type="float" office:value="17902.535156" calcext:value-type="float">
            <text:p>17902,535156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10.906982" calcext:value-type="float">
            <text:p>1210,906982</text:p>
          </table:table-cell>
          <table:table-cell office:value-type="float" office:value="13" calcext:value-type="float">
            <text:p>13</text:p>
          </table:table-cell>
          <table:table-cell office:value-type="float" office:value="18797.992188" calcext:value-type="float">
            <text:p>18797,99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206055" calcext:value-type="float">
            <text:p>1315,206055</text:p>
          </table:table-cell>
          <table:table-cell office:value-type="float" office:value="19" calcext:value-type="float">
            <text:p>19</text:p>
          </table:table-cell>
          <table:table-cell office:value-type="float" office:value="22396.029297" calcext:value-type="float">
            <text:p>22396,02929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03.957031" calcext:value-type="float">
            <text:p>1103,957031</text:p>
          </table:table-cell>
          <table:table-cell office:value-type="float" office:value="32" calcext:value-type="float">
            <text:p>32</text:p>
          </table:table-cell>
          <table:table-cell office:value-type="float" office:value="16641.152344" calcext:value-type="float">
            <text:p>16641,152344</text:p>
          </table:table-cell>
          <table:table-cell office:value-type="float" office:value="123748" calcext:value-type="float">
            <text:p>123748</text:p>
          </table:table-cell>
          <table:table-cell office:value-type="float" office:value="1265.620972" calcext:value-type="float">
            <text:p>1265,620972</text:p>
          </table:table-cell>
          <table:table-cell office:value-type="float" office:value="29" calcext:value-type="float">
            <text:p>29</text:p>
          </table:table-cell>
          <table:table-cell office:value-type="float" office:value="15185.435547" calcext:value-type="float">
            <text:p>15185,435547</text:p>
          </table:table-cell>
          <table:table-cell office:value-type="float" office:value="123748" calcext:value-type="float">
            <text:p>123748</text:p>
          </table:table-cell>
          <table:table-cell office:value-type="float" office:value="1128.385986" calcext:value-type="float">
            <text:p>1128,385986</text:p>
          </table:table-cell>
          <table:table-cell office:value-type="float" office:value="13" calcext:value-type="float">
            <text:p>13</text:p>
          </table:table-cell>
          <table:table-cell office:value-type="float" office:value="12440.102539" calcext:value-type="float">
            <text:p>12440,10253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26.182007" calcext:value-type="float">
            <text:p>1326,182007</text:p>
          </table:table-cell>
          <table:table-cell office:value-type="float" office:value="14" calcext:value-type="float">
            <text:p>14</text:p>
          </table:table-cell>
          <table:table-cell office:value-type="float" office:value="9983.261719" calcext:value-type="float">
            <text:p>9983,261719</text:p>
          </table:table-cell>
          <table:table-cell office:value-type="float" office:value="123748" calcext:value-type="float">
            <text:p>123748</text:p>
          </table:table-cell>
          <table:table-cell office:value-type="float" office:value="1315.096069" calcext:value-type="float">
            <text:p>1315,096069</text:p>
          </table:table-cell>
          <table:table-cell office:value-type="float" office:value="22" calcext:value-type="float">
            <text:p>22</text:p>
          </table:table-cell>
          <table:table-cell office:value-type="float" office:value="18833.742188" calcext:value-type="float">
            <text:p>18833,742188</text:p>
          </table:table-cell>
          <table:table-cell office:value-type="float" office:value="123748" calcext:value-type="float">
            <text:p>123748</text:p>
          </table:table-cell>
          <table:table-cell office:value-type="float" office:value="1679.541016" calcext:value-type="float">
            <text:p>1679,541016</text:p>
          </table:table-cell>
          <table:table-cell office:value-type="float" office:value="9" calcext:value-type="float">
            <text:p>9</text:p>
          </table:table-cell>
          <table:table-cell office:value-type="float" office:value="4759.725098" calcext:value-type="float">
            <text:p>4759,725098</text:p>
          </table:table-cell>
        </table:table-row>
        <table:table-row table:style-name="ro1">
          <table:table-cell office:value-type="float" office:value="124006" calcext:value-type="float">
            <text:p>124006</text:p>
          </table:table-cell>
          <table:table-cell office:value-type="float" office:value="1336.014038" calcext:value-type="float">
            <text:p>1336,014038</text:p>
          </table:table-cell>
          <table:table-cell office:value-type="float" office:value="26" calcext:value-type="float">
            <text:p>26</text:p>
          </table:table-cell>
          <table:table-cell office:value-type="float" office:value="22228.59375" calcext:value-type="float">
            <text:p>22228,59375</text:p>
          </table:table-cell>
          <table:table-cell office:value-type="float" office:value="124006" calcext:value-type="float">
            <text:p>124006</text:p>
          </table:table-cell>
          <table:table-cell office:value-type="float" office:value="1441.169067" calcext:value-type="float">
            <text:p>1441,169067</text:p>
          </table:table-cell>
          <table:table-cell office:value-type="float" office:value="18" calcext:value-type="float">
            <text:p>18</text:p>
          </table:table-cell>
          <table:table-cell office:value-type="float" office:value="17974.791016" calcext:value-type="float">
            <text:p>17974,791016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3.154053" calcext:value-type="float">
            <text:p>1393,154053</text:p>
          </table:table-cell>
          <table:table-cell office:value-type="float" office:value="30" calcext:value-type="float">
            <text:p>30</text:p>
          </table:table-cell>
          <table:table-cell office:value-type="float" office:value="18010.705078" calcext:value-type="float">
            <text:p>18010,70507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72.06604" calcext:value-type="float">
            <text:p>1372,06604</text:p>
          </table:table-cell>
          <table:table-cell office:value-type="float" office:value="28" calcext:value-type="float">
            <text:p>28</text:p>
          </table:table-cell>
          <table:table-cell office:value-type="float" office:value="19154.058594" calcext:value-type="float">
            <text:p>19154,058594</text:p>
          </table:table-cell>
          <table:table-cell office:value-type="float" office:value="124006" calcext:value-type="float">
            <text:p>124006</text:p>
          </table:table-cell>
          <table:table-cell office:value-type="float" office:value="1185.071899" calcext:value-type="float">
            <text:p>1185,071899</text:p>
          </table:table-cell>
          <table:table-cell office:value-type="float" office:value="16" calcext:value-type="float">
            <text:p>16</text:p>
          </table:table-cell>
          <table:table-cell office:value-type="float" office:value="7389.658203" calcext:value-type="float">
            <text:p>7389,658203</text:p>
          </table:table-cell>
          <table:table-cell office:value-type="float" office:value="124006" calcext:value-type="float">
            <text:p>124006</text:p>
          </table:table-cell>
          <table:table-cell office:value-type="float" office:value="1662.39502" calcext:value-type="float">
            <text:p>1662,39502</text:p>
          </table:table-cell>
          <table:table-cell office:value-type="float" office:value="16" calcext:value-type="float">
            <text:p>16</text:p>
          </table:table-cell>
          <table:table-cell office:value-type="float" office:value="20733.443359" calcext:value-type="float">
            <text:p>20733,443359</text:p>
          </table:table-cell>
          <table:table-cell office:value-type="float" office:value="124006" calcext:value-type="float">
            <text:p>124006</text:p>
          </table:table-cell>
          <table:table-cell office:value-type="float" office:value="1580.942017" calcext:value-type="float">
            <text:p>1580,942017</text:p>
          </table:table-cell>
          <table:table-cell office:value-type="float" office:value="18" calcext:value-type="float">
            <text:p>18</text:p>
          </table:table-cell>
          <table:table-cell office:value-type="float" office:value="21178.898438" calcext:value-type="float">
            <text:p>21178,898438</text:p>
          </table:table-cell>
          <table:table-cell office:value-type="float" office:value="124006" calcext:value-type="float">
            <text:p>124006</text:p>
          </table:table-cell>
          <table:table-cell office:value-type="float" office:value="1399.950073" calcext:value-type="float">
            <text:p>1399,950073</text:p>
          </table:table-cell>
          <table:table-cell office:value-type="float" office:value="26" calcext:value-type="float">
            <text:p>26</text:p>
          </table:table-cell>
          <table:table-cell office:value-type="float" office:value="15652.245117" calcext:value-type="float">
            <text:p>15652,245117</text:p>
          </table:table-cell>
          <table:table-cell office:value-type="float" office:value="124006" calcext:value-type="float">
            <text:p>124006</text:p>
          </table:table-cell>
          <table:table-cell office:value-type="float" office:value="1293.045044" calcext:value-type="float">
            <text:p>1293,045044</text:p>
          </table:table-cell>
          <table:table-cell office:value-type="float" office:value="18" calcext:value-type="float">
            <text:p>18</text:p>
          </table:table-cell>
          <table:table-cell office:value-type="float" office:value="27319.3125" calcext:value-type="float">
            <text:p>27319,3125</text:p>
          </table:table-cell>
        </table:table-row>
        <table:table-row table:style-name="ro1">
          <table:table-cell office:value-type="float" office:value="124243" calcext:value-type="float">
            <text:p>124243</text:p>
          </table:table-cell>
          <table:table-cell office:value-type="float" office:value="1269.685059" calcext:value-type="float">
            <text:p>1269,685059</text:p>
          </table:table-cell>
          <table:table-cell office:value-type="float" office:value="13" calcext:value-type="float">
            <text:p>13</text:p>
          </table:table-cell>
          <table:table-cell office:value-type="float" office:value="20383.25" calcext:value-type="float">
            <text:p>20383,2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99.399048" calcext:value-type="float">
            <text:p>1299,399048</text:p>
          </table:table-cell>
          <table:table-cell office:value-type="float" office:value="11" calcext:value-type="float">
            <text:p>11</text:p>
          </table:table-cell>
          <table:table-cell office:value-type="float" office:value="18657.882812" calcext:value-type="float">
            <text:p>18657,8828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319.640991" calcext:value-type="float">
            <text:p>1319,640991</text:p>
          </table:table-cell>
          <table:table-cell office:value-type="float" office:value="16" calcext:value-type="float">
            <text:p>16</text:p>
          </table:table-cell>
          <table:table-cell office:value-type="float" office:value="27935.917969" calcext:value-type="float">
            <text:p>27935,917969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00.419922" calcext:value-type="float">
            <text:p>1400,419922</text:p>
          </table:table-cell>
          <table:table-cell office:value-type="float" office:value="11" calcext:value-type="float">
            <text:p>11</text:p>
          </table:table-cell>
          <table:table-cell office:value-type="float" office:value="19623.734375" calcext:value-type="float">
            <text:p>19623,734375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41.47998" calcext:value-type="float">
            <text:p>1541,47998</text:p>
          </table:table-cell>
          <table:table-cell office:value-type="float" office:value="20" calcext:value-type="float">
            <text:p>20</text:p>
          </table:table-cell>
          <table:table-cell office:value-type="float" office:value="23869.035156" calcext:value-type="float">
            <text:p>23869,035156</text:p>
          </table:table-cell>
          <table:table-cell office:value-type="float" office:value="124243" calcext:value-type="float">
            <text:p>124243</text:p>
          </table:table-cell>
          <table:table-cell office:value-type="float" office:value="1193.630005" calcext:value-type="float">
            <text:p>1193,630005</text:p>
          </table:table-cell>
          <table:table-cell office:value-type="float" office:value="10" calcext:value-type="float">
            <text:p>10</text:p>
          </table:table-cell>
          <table:table-cell office:value-type="float" office:value="20369.945312" calcext:value-type="float">
            <text:p>20369,945312</text:p>
          </table:table-cell>
          <table:table-cell office:value-type="float" office:value="124243" calcext:value-type="float">
            <text:p>124243</text:p>
          </table:table-cell>
          <table:table-cell office:value-type="float" office:value="1287.755981" calcext:value-type="float">
            <text:p>1287,755981</text:p>
          </table:table-cell>
          <table:table-cell office:value-type="float" office:value="26" calcext:value-type="float">
            <text:p>26</text:p>
          </table:table-cell>
          <table:table-cell office:value-type="float" office:value="21639.769531" calcext:value-type="float">
            <text:p>21639,76953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577.486938" calcext:value-type="float">
            <text:p>1577,486938</text:p>
          </table:table-cell>
          <table:table-cell office:value-type="float" office:value="15" calcext:value-type="float">
            <text:p>15</text:p>
          </table:table-cell>
          <table:table-cell office:value-type="float" office:value="17902.925781" calcext:value-type="float">
            <text:p>17902,925781</text:p>
          </table:table-cell>
          <table:table-cell office:value-type="float" office:value="124243" calcext:value-type="float">
            <text:p>124243</text:p>
          </table:table-cell>
          <table:table-cell office:value-type="float" office:value="1494.860962" calcext:value-type="float">
            <text:p>1494,860962</text:p>
          </table:table-cell>
          <table:table-cell office:value-type="float" office:value="15" calcext:value-type="float">
            <text:p>15</text:p>
          </table:table-cell>
          <table:table-cell office:value-type="float" office:value="18568.449219" calcext:value-type="float">
            <text:p>18568,449219</text:p>
          </table:table-cell>
        </table:table-row>
        <table:table-row table:style-name="ro1">
          <table:table-cell office:value-type="float" office:value="143815" calcext:value-type="float">
            <text:p>143815</text:p>
          </table:table-cell>
          <table:table-cell office:value-type="float" office:value="1452.765991" calcext:value-type="float">
            <text:p>1452,765991</text:p>
          </table:table-cell>
          <table:table-cell office:value-type="float" office:value="241" calcext:value-type="float">
            <text:p>241</text:p>
          </table:table-cell>
          <table:table-cell office:value-type="float" office:value="6580.874512" calcext:value-type="float">
            <text:p>6580,87451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02.31897" calcext:value-type="float">
            <text:p>1402,31897</text:p>
          </table:table-cell>
          <table:table-cell office:value-type="float" office:value="241" calcext:value-type="float">
            <text:p>241</text:p>
          </table:table-cell>
          <table:table-cell office:value-type="float" office:value="7239.204102" calcext:value-type="float">
            <text:p>7239,204102</text:p>
          </table:table-cell>
          <table:table-cell office:value-type="float" office:value="143815" calcext:value-type="float">
            <text:p>143815</text:p>
          </table:table-cell>
          <table:table-cell office:value-type="float" office:value="1275.648926" calcext:value-type="float">
            <text:p>1275,648926</text:p>
          </table:table-cell>
          <table:table-cell office:value-type="float" office:value="227" calcext:value-type="float">
            <text:p>227</text:p>
          </table:table-cell>
          <table:table-cell office:value-type="float" office:value="6731.849121" calcext:value-type="float">
            <text:p>6731,849121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5.411987" calcext:value-type="float">
            <text:p>1525,411987</text:p>
          </table:table-cell>
          <table:table-cell office:value-type="float" office:value="235" calcext:value-type="float">
            <text:p>235</text:p>
          </table:table-cell>
          <table:table-cell office:value-type="float" office:value="6840.992676" calcext:value-type="float">
            <text:p>6840,99267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49.283936" calcext:value-type="float">
            <text:p>1449,283936</text:p>
          </table:table-cell>
          <table:table-cell office:value-type="float" office:value="65" calcext:value-type="float">
            <text:p>65</text:p>
          </table:table-cell>
          <table:table-cell office:value-type="float" office:value="2664.52124" calcext:value-type="float">
            <text:p>2664,52124</text:p>
          </table:table-cell>
          <table:table-cell office:value-type="float" office:value="143815" calcext:value-type="float">
            <text:p>143815</text:p>
          </table:table-cell>
          <table:table-cell office:value-type="float" office:value="1520.38208" calcext:value-type="float">
            <text:p>1520,38208</text:p>
          </table:table-cell>
          <table:table-cell office:value-type="float" office:value="167" calcext:value-type="float">
            <text:p>167</text:p>
          </table:table-cell>
          <table:table-cell office:value-type="float" office:value="5454.99707" calcext:value-type="float">
            <text:p>5454,99707</text:p>
          </table:table-cell>
          <table:table-cell office:value-type="float" office:value="143815" calcext:value-type="float">
            <text:p>143815</text:p>
          </table:table-cell>
          <table:table-cell office:value-type="float" office:value="1458.699951" calcext:value-type="float">
            <text:p>1458,699951</text:p>
          </table:table-cell>
          <table:table-cell office:value-type="float" office:value="236" calcext:value-type="float">
            <text:p>236</text:p>
          </table:table-cell>
          <table:table-cell office:value-type="float" office:value="6714.424316" calcext:value-type="float">
            <text:p>6714,424316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04.429077" calcext:value-type="float">
            <text:p>1704,429077</text:p>
          </table:table-cell>
          <table:table-cell office:value-type="float" office:value="264" calcext:value-type="float">
            <text:p>264</text:p>
          </table:table-cell>
          <table:table-cell office:value-type="float" office:value="7189.317383" calcext:value-type="float">
            <text:p>7189,317383</text:p>
          </table:table-cell>
          <table:table-cell office:value-type="float" office:value="143815" calcext:value-type="float">
            <text:p>143815</text:p>
          </table:table-cell>
          <table:table-cell office:value-type="float" office:value="1336.074951" calcext:value-type="float">
            <text:p>1336,074951</text:p>
          </table:table-cell>
          <table:table-cell office:value-type="float" office:value="233" calcext:value-type="float">
            <text:p>233</text:p>
          </table:table-cell>
          <table:table-cell office:value-type="float" office:value="7275.111328" calcext:value-type="float">
            <text:p>7275,111328</text:p>
          </table:table-cell>
        </table:table-row>
        <table:table-row table:style-name="ro1">
          <table:table-cell office:value-type="float" office:value="144120" calcext:value-type="float">
            <text:p>144120</text:p>
          </table:table-cell>
          <table:table-cell office:value-type="float" office:value="1324.531982" calcext:value-type="float">
            <text:p>1324,531982</text:p>
          </table:table-cell>
          <table:table-cell office:value-type="float" office:value="7" calcext:value-type="float">
            <text:p>7</text:p>
          </table:table-cell>
          <table:table-cell office:value-type="float" office:value="17104.474609" calcext:value-type="float">
            <text:p>17104,47460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7.61792" calcext:value-type="float">
            <text:p>1237,61792</text:p>
          </table:table-cell>
          <table:table-cell office:value-type="float" office:value="7" calcext:value-type="float">
            <text:p>7</text:p>
          </table:table-cell>
          <table:table-cell office:value-type="float" office:value="16539.011719" calcext:value-type="float">
            <text:p>16539,011719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33.232056" calcext:value-type="float">
            <text:p>1133,232056</text:p>
          </table:table-cell>
          <table:table-cell office:value-type="float" office:value="6" calcext:value-type="float">
            <text:p>6</text:p>
          </table:table-cell>
          <table:table-cell office:value-type="float" office:value="19762.375" calcext:value-type="float">
            <text:p>19762,3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034.736938" calcext:value-type="float">
            <text:p>1034,736938</text:p>
          </table:table-cell>
          <table:table-cell office:value-type="float" office:value="17" calcext:value-type="float">
            <text:p>17</text:p>
          </table:table-cell>
          <table:table-cell office:value-type="float" office:value="17558.148438" calcext:value-type="float">
            <text:p>17558,1484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28.885986" calcext:value-type="float">
            <text:p>1128,885986</text:p>
          </table:table-cell>
          <table:table-cell office:value-type="float" office:value="14" calcext:value-type="float">
            <text:p>14</text:p>
          </table:table-cell>
          <table:table-cell office:value-type="float" office:value="17638.085938" calcext:value-type="float">
            <text:p>17638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36.70105" calcext:value-type="float">
            <text:p>1236,70105</text:p>
          </table:table-cell>
          <table:table-cell office:value-type="float" office:value="7" calcext:value-type="float">
            <text:p>7</text:p>
          </table:table-cell>
          <table:table-cell office:value-type="float" office:value="17114.439453" calcext:value-type="float">
            <text:p>17114,439453</text:p>
          </table:table-cell>
          <table:table-cell office:value-type="float" office:value="144120" calcext:value-type="float">
            <text:p>144120</text:p>
          </table:table-cell>
          <table:table-cell office:value-type="float" office:value="1254.12207" calcext:value-type="float">
            <text:p>1254,12207</text:p>
          </table:table-cell>
          <table:table-cell office:value-type="float" office:value="6" calcext:value-type="float">
            <text:p>6</text:p>
          </table:table-cell>
          <table:table-cell office:value-type="float" office:value="17076.085938" calcext:value-type="float">
            <text:p>17076,085938</text:p>
          </table:table-cell>
          <table:table-cell office:value-type="float" office:value="144120" calcext:value-type="float">
            <text:p>144120</text:p>
          </table:table-cell>
          <table:table-cell office:value-type="float" office:value="1408.786987" calcext:value-type="float">
            <text:p>1408,786987</text:p>
          </table:table-cell>
          <table:table-cell office:value-type="float" office:value="10" calcext:value-type="float">
            <text:p>10</text:p>
          </table:table-cell>
          <table:table-cell office:value-type="float" office:value="17224.796875" calcext:value-type="float">
            <text:p>17224,796875</text:p>
          </table:table-cell>
          <table:table-cell office:value-type="float" office:value="144120" calcext:value-type="float">
            <text:p>144120</text:p>
          </table:table-cell>
          <table:table-cell office:value-type="float" office:value="1162.912964" calcext:value-type="float">
            <text:p>1162,912964</text:p>
          </table:table-cell>
          <table:table-cell office:value-type="float" office:value="12" calcext:value-type="float">
            <text:p>12</text:p>
          </table:table-cell>
          <table:table-cell office:value-type="float" office:value="21316.953125" calcext:value-type="float">
            <text:p>21316,953125</text:p>
          </table:table-cell>
        </table:table-row>
        <table:table-row table:style-name="ro1">
          <table:table-cell office:value-type="float" office:value="144316" calcext:value-type="float">
            <text:p>144316</text:p>
          </table:table-cell>
          <table:table-cell office:value-type="float" office:value="1291.501099" calcext:value-type="float">
            <text:p>1291,501099</text:p>
          </table:table-cell>
          <table:table-cell office:value-type="float" office:value="14" calcext:value-type="float">
            <text:p>14</text:p>
          </table:table-cell>
          <table:table-cell office:value-type="float" office:value="15773.979492" calcext:value-type="float">
            <text:p>15773,979492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4.343018" calcext:value-type="float">
            <text:p>1374,343018</text:p>
          </table:table-cell>
          <table:table-cell office:value-type="float" office:value="19" calcext:value-type="float">
            <text:p>19</text:p>
          </table:table-cell>
          <table:table-cell office:value-type="float" office:value="13998.196289" calcext:value-type="float">
            <text:p>13998,196289</text:p>
          </table:table-cell>
          <table:table-cell office:value-type="float" office:value="144316" calcext:value-type="float">
            <text:p>144316</text:p>
          </table:table-cell>
          <table:table-cell office:value-type="float" office:value="1285.998047" calcext:value-type="float">
            <text:p>1285,998047</text:p>
          </table:table-cell>
          <table:table-cell office:value-type="float" office:value="21" calcext:value-type="float">
            <text:p>21</text:p>
          </table:table-cell>
          <table:table-cell office:value-type="float" office:value="14210.959961" calcext:value-type="float">
            <text:p>14210,959961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08.143066" calcext:value-type="float">
            <text:p>1308,143066</text:p>
          </table:table-cell>
          <table:table-cell office:value-type="float" office:value="29" calcext:value-type="float">
            <text:p>29</text:p>
          </table:table-cell>
          <table:table-cell office:value-type="float" office:value="11565.548828" calcext:value-type="float">
            <text:p>11565,548828</text:p>
          </table:table-cell>
          <table:table-cell office:value-type="float" office:value="144316" calcext:value-type="float">
            <text:p>144316</text:p>
          </table:table-cell>
          <table:table-cell office:value-type="float" office:value="1438.945068" calcext:value-type="float">
            <text:p>1438,945068</text:p>
          </table:table-cell>
          <table:table-cell office:value-type="float" office:value="21" calcext:value-type="float">
            <text:p>21</text:p>
          </table:table-cell>
          <table:table-cell office:value-type="float" office:value="12648.697266" calcext:value-type="float">
            <text:p>12648,69726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76.94397" calcext:value-type="float">
            <text:p>1376,94397</text:p>
          </table:table-cell>
          <table:table-cell office:value-type="float" office:value="16" calcext:value-type="float">
            <text:p>16</text:p>
          </table:table-cell>
          <table:table-cell office:value-type="float" office:value="21593.65625" calcext:value-type="float">
            <text:p>21593,6562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45.774048" calcext:value-type="float">
            <text:p>1345,774048</text:p>
          </table:table-cell>
          <table:table-cell office:value-type="float" office:value="21" calcext:value-type="float">
            <text:p>21</text:p>
          </table:table-cell>
          <table:table-cell office:value-type="float" office:value="11572.756836" calcext:value-type="float">
            <text:p>11572,756836</text:p>
          </table:table-cell>
          <table:table-cell office:value-type="float" office:value="144316" calcext:value-type="float">
            <text:p>144316</text:p>
          </table:table-cell>
          <table:table-cell office:value-type="float" office:value="1892.822998" calcext:value-type="float">
            <text:p>1892,822998</text:p>
          </table:table-cell>
          <table:table-cell office:value-type="float" office:value="12" calcext:value-type="float">
            <text:p>12</text:p>
          </table:table-cell>
          <table:table-cell office:value-type="float" office:value="6541.370605" calcext:value-type="float">
            <text:p>6541,370605</text:p>
          </table:table-cell>
          <table:table-cell office:value-type="float" office:value="144316" calcext:value-type="float">
            <text:p>144316</text:p>
          </table:table-cell>
          <table:table-cell office:value-type="float" office:value="1380.344971" calcext:value-type="float">
            <text:p>1380,344971</text:p>
          </table:table-cell>
          <table:table-cell office:value-type="float" office:value="20" calcext:value-type="float">
            <text:p>20</text:p>
          </table:table-cell>
          <table:table-cell office:value-type="float" office:value="11543.601562" calcext:value-type="float">
            <text:p>11543,601562</text:p>
          </table:table-cell>
        </table:table-row>
        <table:table-row table:style-name="ro1">
          <table:table-cell office:value-type="float" office:value="144808" calcext:value-type="float">
            <text:p>144808</text:p>
          </table:table-cell>
          <table:table-cell office:value-type="float" office:value="1092.514038" calcext:value-type="float">
            <text:p>1092,514038</text:p>
          </table:table-cell>
          <table:table-cell office:value-type="float" office:value="14" calcext:value-type="float">
            <text:p>14</text:p>
          </table:table-cell>
          <table:table-cell office:value-type="float" office:value="9308.029297" calcext:value-type="float">
            <text:p>9308,02929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81.790039" calcext:value-type="float">
            <text:p>1181,790039</text:p>
          </table:table-cell>
          <table:table-cell office:value-type="float" office:value="25" calcext:value-type="float">
            <text:p>25</text:p>
          </table:table-cell>
          <table:table-cell office:value-type="float" office:value="12127.157227" calcext:value-type="float">
            <text:p>12127,157227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47.915039" calcext:value-type="float">
            <text:p>1247,915039</text:p>
          </table:table-cell>
          <table:table-cell office:value-type="float" office:value="12" calcext:value-type="float">
            <text:p>12</text:p>
          </table:table-cell>
          <table:table-cell office:value-type="float" office:value="8369.525391" calcext:value-type="float">
            <text:p>8369,525391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2.259033" calcext:value-type="float">
            <text:p>1232,259033</text:p>
          </table:table-cell>
          <table:table-cell office:value-type="float" office:value="12" calcext:value-type="float">
            <text:p>12</text:p>
          </table:table-cell>
          <table:table-cell office:value-type="float" office:value="11131.570312" calcext:value-type="float">
            <text:p>11131,57031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13.438965" calcext:value-type="float">
            <text:p>1213,438965</text:p>
          </table:table-cell>
          <table:table-cell office:value-type="float" office:value="10" calcext:value-type="float">
            <text:p>10</text:p>
          </table:table-cell>
          <table:table-cell office:value-type="float" office:value="12248.318359" calcext:value-type="float">
            <text:p>12248,318359</text:p>
          </table:table-cell>
          <table:table-cell office:value-type="float" office:value="144808" calcext:value-type="float">
            <text:p>144808</text:p>
          </table:table-cell>
          <table:table-cell office:value-type="float" office:value="1196.73999" calcext:value-type="float">
            <text:p>1196,73999</text:p>
          </table:table-cell>
          <table:table-cell office:value-type="float" office:value="37" calcext:value-type="float">
            <text:p>37</text:p>
          </table:table-cell>
          <table:table-cell office:value-type="float" office:value="9553.572266" calcext:value-type="float">
            <text:p>9553,572266</text:p>
          </table:table-cell>
          <table:table-cell office:value-type="float" office:value="144808" calcext:value-type="float">
            <text:p>144808</text:p>
          </table:table-cell>
          <table:table-cell office:value-type="float" office:value="1317.146973" calcext:value-type="float">
            <text:p>1317,146973</text:p>
          </table:table-cell>
          <table:table-cell office:value-type="float" office:value="24" calcext:value-type="float">
            <text:p>24</text:p>
          </table:table-cell>
          <table:table-cell office:value-type="float" office:value="14343.701172" calcext:value-type="float">
            <text:p>14343,701172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90.460938" calcext:value-type="float">
            <text:p>1290,460938</text:p>
          </table:table-cell>
          <table:table-cell office:value-type="float" office:value="12" calcext:value-type="float">
            <text:p>12</text:p>
          </table:table-cell>
          <table:table-cell office:value-type="float" office:value="12455.876953" calcext:value-type="float">
            <text:p>12455,876953</text:p>
          </table:table-cell>
          <table:table-cell office:value-type="float" office:value="144808" calcext:value-type="float">
            <text:p>144808</text:p>
          </table:table-cell>
          <table:table-cell office:value-type="float" office:value="1230.374023" calcext:value-type="float">
            <text:p>1230,374023</text:p>
          </table:table-cell>
          <table:table-cell office:value-type="float" office:value="13" calcext:value-type="float">
            <text:p>13</text:p>
          </table:table-cell>
          <table:table-cell office:value-type="float" office:value="9474.827148" calcext:value-type="float">
            <text:p>9474,827148</text:p>
          </table:table-cell>
        </table:table-row>
        <table:table-row table:style-name="ro1">
          <table:table-cell office:value-type="float" office:value="145029" calcext:value-type="float">
            <text:p>145029</text:p>
          </table:table-cell>
          <table:table-cell office:value-type="float" office:value="1354.447998" calcext:value-type="float">
            <text:p>1354,447998</text:p>
          </table:table-cell>
          <table:table-cell office:value-type="float" office:value="192" calcext:value-type="float">
            <text:p>192</text:p>
          </table:table-cell>
          <table:table-cell office:value-type="float" office:value="6669.453613" calcext:value-type="float">
            <text:p>6669,4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517.171021" calcext:value-type="float">
            <text:p>1517,171021</text:p>
          </table:table-cell>
          <table:table-cell office:value-type="float" office:value="203" calcext:value-type="float">
            <text:p>203</text:p>
          </table:table-cell>
          <table:table-cell office:value-type="float" office:value="6032.456543" calcext:value-type="float">
            <text:p>6032,45654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34.329956" calcext:value-type="float">
            <text:p>1434,329956</text:p>
          </table:table-cell>
          <table:table-cell office:value-type="float" office:value="205" calcext:value-type="float">
            <text:p>205</text:p>
          </table:table-cell>
          <table:table-cell office:value-type="float" office:value="5849.77832" calcext:value-type="float">
            <text:p>5849,778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206.88501" calcext:value-type="float">
            <text:p>1206,88501</text:p>
          </table:table-cell>
          <table:table-cell office:value-type="float" office:value="173" calcext:value-type="float">
            <text:p>173</text:p>
          </table:table-cell>
          <table:table-cell office:value-type="float" office:value="6530.953613" calcext:value-type="float">
            <text:p>6530,953613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86.773926" calcext:value-type="float">
            <text:p>1386,773926</text:p>
          </table:table-cell>
          <table:table-cell office:value-type="float" office:value="59" calcext:value-type="float">
            <text:p>59</text:p>
          </table:table-cell>
          <table:table-cell office:value-type="float" office:value="2728.554932" calcext:value-type="float">
            <text:p>2728,554932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54.283081" calcext:value-type="float">
            <text:p>1154,283081</text:p>
          </table:table-cell>
          <table:table-cell office:value-type="float" office:value="203" calcext:value-type="float">
            <text:p>203</text:p>
          </table:table-cell>
          <table:table-cell office:value-type="float" office:value="6793.336914" calcext:value-type="float">
            <text:p>6793,33691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343.953979" calcext:value-type="float">
            <text:p>1343,953979</text:p>
          </table:table-cell>
          <table:table-cell office:value-type="float" office:value="179" calcext:value-type="float">
            <text:p>179</text:p>
          </table:table-cell>
          <table:table-cell office:value-type="float" office:value="6123.821777" calcext:value-type="float">
            <text:p>6123,821777</text:p>
          </table:table-cell>
          <table:table-cell office:value-type="float" office:value="145029" calcext:value-type="float">
            <text:p>145029</text:p>
          </table:table-cell>
          <table:table-cell office:value-type="float" office:value="1452.519043" calcext:value-type="float">
            <text:p>1452,519043</text:p>
          </table:table-cell>
          <table:table-cell office:value-type="float" office:value="216" calcext:value-type="float">
            <text:p>216</text:p>
          </table:table-cell>
          <table:table-cell office:value-type="float" office:value="6930.677734" calcext:value-type="float">
            <text:p>6930,677734</text:p>
          </table:table-cell>
          <table:table-cell office:value-type="float" office:value="145029" calcext:value-type="float">
            <text:p>145029</text:p>
          </table:table-cell>
          <table:table-cell office:value-type="float" office:value="1147.084961" calcext:value-type="float">
            <text:p>1147,084961</text:p>
          </table:table-cell>
          <table:table-cell office:value-type="float" office:value="177" calcext:value-type="float">
            <text:p>177</text:p>
          </table:table-cell>
          <table:table-cell office:value-type="float" office:value="5500.643555" calcext:value-type="float">
            <text:p>5500,643555</text:p>
          </table:table-cell>
        </table:table-row>
        <table:table-row table:style-name="ro1">
          <table:table-cell office:value-type="float" office:value="150016" calcext:value-type="float">
            <text:p>150016</text:p>
          </table:table-cell>
          <table:table-cell office:value-type="float" office:value="1234.801025" calcext:value-type="float">
            <text:p>1234,801025</text:p>
          </table:table-cell>
          <table:table-cell office:value-type="float" office:value="13" calcext:value-type="float">
            <text:p>13</text:p>
          </table:table-cell>
          <table:table-cell office:value-type="float" office:value="16121.256836" calcext:value-type="float">
            <text:p>16121,256836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74.776001" calcext:value-type="float">
            <text:p>1174,776001</text:p>
          </table:table-cell>
          <table:table-cell office:value-type="float" office:value="15" calcext:value-type="float">
            <text:p>15</text:p>
          </table:table-cell>
          <table:table-cell office:value-type="float" office:value="12632.852539" calcext:value-type="float">
            <text:p>12632,85253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363.721924" calcext:value-type="float">
            <text:p>1363,721924</text:p>
          </table:table-cell>
          <table:table-cell office:value-type="float" office:value="10" calcext:value-type="float">
            <text:p>10</text:p>
          </table:table-cell>
          <table:table-cell office:value-type="float" office:value="15601.801758" calcext:value-type="float">
            <text:p>15601,801758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12.677002" calcext:value-type="float">
            <text:p>1112,677002</text:p>
          </table:table-cell>
          <table:table-cell office:value-type="float" office:value="23" calcext:value-type="float">
            <text:p>23</text:p>
          </table:table-cell>
          <table:table-cell office:value-type="float" office:value="22524.943359" calcext:value-type="float">
            <text:p>22524,943359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51.777954" calcext:value-type="float">
            <text:p>1251,777954</text:p>
          </table:table-cell>
          <table:table-cell office:value-type="float" office:value="14" calcext:value-type="float">
            <text:p>14</text:p>
          </table:table-cell>
          <table:table-cell office:value-type="float" office:value="7406.326172" calcext:value-type="float">
            <text:p>7406,326172</text:p>
          </table:table-cell>
          <table:table-cell office:value-type="float" office:value="150016" calcext:value-type="float">
            <text:p>150016</text:p>
          </table:table-cell>
          <table:table-cell office:value-type="float" office:value="1191.480957" calcext:value-type="float">
            <text:p>1191,480957</text:p>
          </table:table-cell>
          <table:table-cell office:value-type="float" office:value="15" calcext:value-type="float">
            <text:p>15</text:p>
          </table:table-cell>
          <table:table-cell office:value-type="float" office:value="14489.512695" calcext:value-type="float">
            <text:p>14489,512695</text:p>
          </table:table-cell>
          <table:table-cell office:value-type="float" office:value="150016" calcext:value-type="float">
            <text:p>150016</text:p>
          </table:table-cell>
          <table:table-cell office:value-type="float" office:value="1923.86792" calcext:value-type="float">
            <text:p>1923,86792</text:p>
          </table:table-cell>
          <table:table-cell office:value-type="float" office:value="26" calcext:value-type="float">
            <text:p>26</text:p>
          </table:table-cell>
          <table:table-cell office:value-type="float" office:value="10030.348633" calcext:value-type="float">
            <text:p>10030,34863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280.088989" calcext:value-type="float">
            <text:p>1280,088989</text:p>
          </table:table-cell>
          <table:table-cell office:value-type="float" office:value="8" calcext:value-type="float">
            <text:p>8</text:p>
          </table:table-cell>
          <table:table-cell office:value-type="float" office:value="18018.658203" calcext:value-type="float">
            <text:p>18018,658203</text:p>
          </table:table-cell>
          <table:table-cell office:value-type="float" office:value="150016" calcext:value-type="float">
            <text:p>150016</text:p>
          </table:table-cell>
          <table:table-cell office:value-type="float" office:value="1014.789001" calcext:value-type="float">
            <text:p>1014,789001</text:p>
          </table:table-cell>
          <table:table-cell office:value-type="float" office:value="21" calcext:value-type="float">
            <text:p>21</text:p>
          </table:table-cell>
          <table:table-cell office:value-type="float" office:value="17871.523438" calcext:value-type="float">
            <text:p>17871,523438</text:p>
          </table:table-cell>
        </table:table-row>
        <table:table-row table:style-name="ro1">
          <table:table-cell office:value-type="float" office:value="151226" calcext:value-type="float">
            <text:p>151226</text:p>
          </table:table-cell>
          <table:table-cell office:value-type="float" office:value="1473.328979" calcext:value-type="float">
            <text:p>1473,328979</text:p>
          </table:table-cell>
          <table:table-cell office:value-type="float" office:value="31" calcext:value-type="float">
            <text:p>31</text:p>
          </table:table-cell>
          <table:table-cell office:value-type="float" office:value="9923.650391" calcext:value-type="float">
            <text:p>9923,65039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54.007935" calcext:value-type="float">
            <text:p>1354,007935</text:p>
          </table:table-cell>
          <table:table-cell office:value-type="float" office:value="16" calcext:value-type="float">
            <text:p>16</text:p>
          </table:table-cell>
          <table:table-cell office:value-type="float" office:value="13134.994141" calcext:value-type="float">
            <text:p>13134,994141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20.516968" calcext:value-type="float">
            <text:p>1320,516968</text:p>
          </table:table-cell>
          <table:table-cell office:value-type="float" office:value="6" calcext:value-type="float">
            <text:p>6</text:p>
          </table:table-cell>
          <table:table-cell office:value-type="float" office:value="22503.330078" calcext:value-type="float">
            <text:p>22503,33007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166.669922" calcext:value-type="float">
            <text:p>1166,669922</text:p>
          </table:table-cell>
          <table:table-cell office:value-type="float" office:value="11" calcext:value-type="float">
            <text:p>11</text:p>
          </table:table-cell>
          <table:table-cell office:value-type="float" office:value="18543.804688" calcext:value-type="float">
            <text:p>18543,804688</text:p>
          </table:table-cell>
          <table:table-cell office:value-type="float" office:value="151226" calcext:value-type="float">
            <text:p>151226</text:p>
          </table:table-cell>
          <table:table-cell office:value-type="float" office:value="1449.525024" calcext:value-type="float">
            <text:p>1449,525024</text:p>
          </table:table-cell>
          <table:table-cell office:value-type="float" office:value="5" calcext:value-type="float">
            <text:p>5</text:p>
          </table:table-cell>
          <table:table-cell office:value-type="float" office:value="21353.083984" calcext:value-type="float">
            <text:p>21353,083984</text:p>
          </table:table-cell>
          <table:table-cell office:value-type="float" office:value="151226" calcext:value-type="float">
            <text:p>151226</text:p>
          </table:table-cell>
          <table:table-cell office:value-type="float" office:value="1846.408936" calcext:value-type="float">
            <text:p>1846,408936</text:p>
          </table:table-cell>
          <table:table-cell office:value-type="float" office:value="11" calcext:value-type="float">
            <text:p>11</text:p>
          </table:table-cell>
          <table:table-cell office:value-type="float" office:value="22810.75" calcext:value-type="float">
            <text:p>22810,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85.093994" calcext:value-type="float">
            <text:p>1385,093994</text:p>
          </table:table-cell>
          <table:table-cell office:value-type="float" office:value="7" calcext:value-type="float">
            <text:p>7</text:p>
          </table:table-cell>
          <table:table-cell office:value-type="float" office:value="20575.779297" calcext:value-type="float">
            <text:p>20575,779297</text:p>
          </table:table-cell>
          <table:table-cell office:value-type="float" office:value="151226" calcext:value-type="float">
            <text:p>151226</text:p>
          </table:table-cell>
          <table:table-cell office:value-type="float" office:value="1041.327026" calcext:value-type="float">
            <text:p>1041,327026</text:p>
          </table:table-cell>
          <table:table-cell office:value-type="float" office:value="12" calcext:value-type="float">
            <text:p>12</text:p>
          </table:table-cell>
          <table:table-cell office:value-type="float" office:value="20141.46875" calcext:value-type="float">
            <text:p>20141,46875</text:p>
          </table:table-cell>
          <table:table-cell office:value-type="float" office:value="151226" calcext:value-type="float">
            <text:p>151226</text:p>
          </table:table-cell>
          <table:table-cell office:value-type="float" office:value="1318.325073" calcext:value-type="float">
            <text:p>1318,325073</text:p>
          </table:table-cell>
          <table:table-cell office:value-type="float" office:value="16" calcext:value-type="float">
            <text:p>16</text:p>
          </table:table-cell>
          <table:table-cell office:value-type="float" office:value="16620.935547" calcext:value-type="float">
            <text:p>16620,935547</text:p>
          </table:table-cell>
        </table:table-row>
        <table:table-row table:style-name="ro1">
          <table:table-cell office:value-type="float" office:value="151847" calcext:value-type="float">
            <text:p>151847</text:p>
          </table:table-cell>
          <table:table-cell office:value-type="float" office:value="1466.941895" calcext:value-type="float">
            <text:p>1466,941895</text:p>
          </table:table-cell>
          <table:table-cell office:value-type="float" office:value="11" calcext:value-type="float">
            <text:p>11</text:p>
          </table:table-cell>
          <table:table-cell office:value-type="float" office:value="4816.045898" calcext:value-type="float">
            <text:p>4816,04589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06.279053" calcext:value-type="float">
            <text:p>1506,279053</text:p>
          </table:table-cell>
          <table:table-cell office:value-type="float" office:value="9" calcext:value-type="float">
            <text:p>9</text:p>
          </table:table-cell>
          <table:table-cell office:value-type="float" office:value="16466.498047" calcext:value-type="float">
            <text:p>16466,49804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575.528076" calcext:value-type="float">
            <text:p>1575,528076</text:p>
          </table:table-cell>
          <table:table-cell office:value-type="float" office:value="13" calcext:value-type="float">
            <text:p>13</text:p>
          </table:table-cell>
          <table:table-cell office:value-type="float" office:value="7986.620117" calcext:value-type="float">
            <text:p>7986,62011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10.340942" calcext:value-type="float">
            <text:p>1310,340942</text:p>
          </table:table-cell>
          <table:table-cell office:value-type="float" office:value="23" calcext:value-type="float">
            <text:p>23</text:p>
          </table:table-cell>
          <table:table-cell office:value-type="float" office:value="13275.401367" calcext:value-type="float">
            <text:p>13275,401367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95.46106" calcext:value-type="float">
            <text:p>1695,46106</text:p>
          </table:table-cell>
          <table:table-cell office:value-type="float" office:value="20" calcext:value-type="float">
            <text:p>20</text:p>
          </table:table-cell>
          <table:table-cell office:value-type="float" office:value="11138.041016" calcext:value-type="float">
            <text:p>11138,041016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43.150024" calcext:value-type="float">
            <text:p>1343,150024</text:p>
          </table:table-cell>
          <table:table-cell office:value-type="float" office:value="7" calcext:value-type="float">
            <text:p>7</text:p>
          </table:table-cell>
          <table:table-cell office:value-type="float" office:value="7120.933105" calcext:value-type="float">
            <text:p>7120,933105</text:p>
          </table:table-cell>
          <table:table-cell office:value-type="float" office:value="151847" calcext:value-type="float">
            <text:p>151847</text:p>
          </table:table-cell>
          <table:table-cell office:value-type="float" office:value="1299.209961" calcext:value-type="float">
            <text:p>1299,209961</text:p>
          </table:table-cell>
          <table:table-cell office:value-type="float" office:value="8" calcext:value-type="float">
            <text:p>8</text:p>
          </table:table-cell>
          <table:table-cell office:value-type="float" office:value="7462.330078" calcext:value-type="float">
            <text:p>7462,33007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392.580078" calcext:value-type="float">
            <text:p>1392,580078</text:p>
          </table:table-cell>
          <table:table-cell office:value-type="float" office:value="11" calcext:value-type="float">
            <text:p>11</text:p>
          </table:table-cell>
          <table:table-cell office:value-type="float" office:value="7065.54248" calcext:value-type="float">
            <text:p>7065,54248</text:p>
          </table:table-cell>
          <table:table-cell office:value-type="float" office:value="151847" calcext:value-type="float">
            <text:p>151847</text:p>
          </table:table-cell>
          <table:table-cell office:value-type="float" office:value="1617.390991" calcext:value-type="float">
            <text:p>1617,390991</text:p>
          </table:table-cell>
          <table:table-cell office:value-type="float" office:value="10" calcext:value-type="float">
            <text:p>10</text:p>
          </table:table-cell>
          <table:table-cell office:value-type="float" office:value="7274.757812" calcext:value-type="float">
            <text:p>7274,757812</text:p>
          </table:table-cell>
        </table:table-row>
        <table:table-row table:style-name="ro1">
          <table:table-cell office:value-type="float" office:value="152347" calcext:value-type="float">
            <text:p>152347</text:p>
          </table:table-cell>
          <table:table-cell office:value-type="float" office:value="1340.242065" calcext:value-type="float">
            <text:p>1340,242065</text:p>
          </table:table-cell>
          <table:table-cell office:value-type="float" office:value="11" calcext:value-type="float">
            <text:p>11</text:p>
          </table:table-cell>
          <table:table-cell office:value-type="float" office:value="4969.717773" calcext:value-type="float">
            <text:p>4969,71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529.924072" calcext:value-type="float">
            <text:p>1529,924072</text:p>
          </table:table-cell>
          <table:table-cell office:value-type="float" office:value="14" calcext:value-type="float">
            <text:p>14</text:p>
          </table:table-cell>
          <table:table-cell office:value-type="float" office:value="6036.859863" calcext:value-type="float">
            <text:p>6036,85986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72.702026" calcext:value-type="float">
            <text:p>1472,702026</text:p>
          </table:table-cell>
          <table:table-cell office:value-type="float" office:value="16" calcext:value-type="float">
            <text:p>16</text:p>
          </table:table-cell>
          <table:table-cell office:value-type="float" office:value="15632.582031" calcext:value-type="float">
            <text:p>15632,58203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27.578979" calcext:value-type="float">
            <text:p>1227,578979</text:p>
          </table:table-cell>
          <table:table-cell office:value-type="float" office:value="9" calcext:value-type="float">
            <text:p>9</text:p>
          </table:table-cell>
          <table:table-cell office:value-type="float" office:value="5532.678711" calcext:value-type="float">
            <text:p>5532,678711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744019" calcext:value-type="float">
            <text:p>1182,744019</text:p>
          </table:table-cell>
          <table:table-cell office:value-type="float" office:value="38" calcext:value-type="float">
            <text:p>38</text:p>
          </table:table-cell>
          <table:table-cell office:value-type="float" office:value="15602.926758" calcext:value-type="float">
            <text:p>15602,92675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210.870972" calcext:value-type="float">
            <text:p>1210,870972</text:p>
          </table:table-cell>
          <table:table-cell office:value-type="float" office:value="10" calcext:value-type="float">
            <text:p>10</text:p>
          </table:table-cell>
          <table:table-cell office:value-type="float" office:value="4846.236328" calcext:value-type="float">
            <text:p>4846,236328</text:p>
          </table:table-cell>
          <table:table-cell office:value-type="float" office:value="152347" calcext:value-type="float">
            <text:p>152347</text:p>
          </table:table-cell>
          <table:table-cell office:value-type="float" office:value="1323.341064" calcext:value-type="float">
            <text:p>1323,341064</text:p>
          </table:table-cell>
          <table:table-cell office:value-type="float" office:value="9" calcext:value-type="float">
            <text:p>9</text:p>
          </table:table-cell>
          <table:table-cell office:value-type="float" office:value="5095.467773" calcext:value-type="float">
            <text:p>5095,467773</text:p>
          </table:table-cell>
          <table:table-cell office:value-type="float" office:value="152347" calcext:value-type="float">
            <text:p>152347</text:p>
          </table:table-cell>
          <table:table-cell office:value-type="float" office:value="1182.075928" calcext:value-type="float">
            <text:p>1182,075928</text:p>
          </table:table-cell>
          <table:table-cell office:value-type="float" office:value="14" calcext:value-type="float">
            <text:p>14</text:p>
          </table:table-cell>
          <table:table-cell office:value-type="float" office:value="4668.71582" calcext:value-type="float">
            <text:p>4668,71582</text:p>
          </table:table-cell>
          <table:table-cell office:value-type="float" office:value="152347" calcext:value-type="float">
            <text:p>152347</text:p>
          </table:table-cell>
          <table:table-cell office:value-type="float" office:value="1433.148926" calcext:value-type="float">
            <text:p>1433,148926</text:p>
          </table:table-cell>
          <table:table-cell office:value-type="float" office:value="15" calcext:value-type="float">
            <text:p>15</text:p>
          </table:table-cell>
          <table:table-cell office:value-type="float" office:value="5940.217773" calcext:value-type="float">
            <text:p>5940,217773</text:p>
          </table:table-cell>
        </table:table-row>
        <table:table-row table:style-name="ro1">
          <table:table-cell office:value-type="float" office:value="105944" calcext:value-type="float">
            <text:p>105944</text:p>
          </table:table-cell>
          <table:table-cell office:value-type="float" office:value="1096.106079" calcext:value-type="float">
            <text:p>1096,106079</text:p>
          </table:table-cell>
          <table:table-cell office:value-type="float" office:value="120" calcext:value-type="float">
            <text:p>120</text:p>
          </table:table-cell>
          <table:table-cell office:value-type="float" office:value="4008.168945" calcext:value-type="float">
            <text:p>4008,168945</text:p>
          </table:table-cell>
          <table:table-cell office:value-type="float" office:value="105944" calcext:value-type="float">
            <text:p>105944</text:p>
          </table:table-cell>
          <table:table-cell office:value-type="float" office:value="1206.484985" calcext:value-type="float">
            <text:p>1206,484985</text:p>
          </table:table-cell>
          <table:table-cell office:value-type="float" office:value="166" calcext:value-type="float">
            <text:p>166</text:p>
          </table:table-cell>
          <table:table-cell office:value-type="float" office:value="4008.005859" calcext:value-type="float">
            <text:p>4008,005859</text:p>
          </table:table-cell>
          <table:table-cell office:value-type="float" office:value="105944" calcext:value-type="float">
            <text:p>105944</text:p>
          </table:table-cell>
          <table:table-cell office:value-type="float" office:value="893.73999" calcext:value-type="float">
            <text:p>893,73999</text:p>
          </table:table-cell>
          <table:table-cell office:value-type="float" office:value="125" calcext:value-type="float">
            <text:p>125</text:p>
          </table:table-cell>
          <table:table-cell office:value-type="float" office:value="3421.137451" calcext:value-type="float">
            <text:p>3421,137451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47.95105" calcext:value-type="float">
            <text:p>1147,95105</text:p>
          </table:table-cell>
          <table:table-cell office:value-type="float" office:value="218" calcext:value-type="float">
            <text:p>218</text:p>
          </table:table-cell>
          <table:table-cell office:value-type="float" office:value="5063.975098" calcext:value-type="float">
            <text:p>5063,97509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167.64502" calcext:value-type="float">
            <text:p>1167,64502</text:p>
          </table:table-cell>
          <table:table-cell office:value-type="float" office:value="9" calcext:value-type="float">
            <text:p>9</text:p>
          </table:table-cell>
          <table:table-cell office:value-type="float" office:value="573.764038" calcext:value-type="float">
            <text:p>573,764038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0.005981" calcext:value-type="float">
            <text:p>1060,005981</text:p>
          </table:table-cell>
          <table:table-cell office:value-type="float" office:value="156" calcext:value-type="float">
            <text:p>156</text:p>
          </table:table-cell>
          <table:table-cell office:value-type="float" office:value="3909.539062" calcext:value-type="float">
            <text:p>3909,539062</text:p>
          </table:table-cell>
          <table:table-cell office:value-type="float" office:value="105944" calcext:value-type="float">
            <text:p>105944</text:p>
          </table:table-cell>
          <table:table-cell office:value-type="float" office:value="991.369019" calcext:value-type="float">
            <text:p>991,369019</text:p>
          </table:table-cell>
          <table:table-cell office:value-type="float" office:value="168" calcext:value-type="float">
            <text:p>168</text:p>
          </table:table-cell>
          <table:table-cell office:value-type="float" office:value="4753.884766" calcext:value-type="float">
            <text:p>4753,884766</text:p>
          </table:table-cell>
          <table:table-cell office:value-type="float" office:value="105944" calcext:value-type="float">
            <text:p>105944</text:p>
          </table:table-cell>
          <table:table-cell office:value-type="float" office:value="1068.578003" calcext:value-type="float">
            <text:p>1068,578003</text:p>
          </table:table-cell>
          <table:table-cell office:value-type="float" office:value="85" calcext:value-type="float">
            <text:p>85</text:p>
          </table:table-cell>
          <table:table-cell office:value-type="float" office:value="2072.855957" calcext:value-type="float">
            <text:p>2072,855957</text:p>
          </table:table-cell>
          <table:table-cell office:value-type="float" office:value="105944" calcext:value-type="float">
            <text:p>105944</text:p>
          </table:table-cell>
          <table:table-cell office:value-type="float" office:value="956.986023" calcext:value-type="float">
            <text:p>956,986023</text:p>
          </table:table-cell>
          <table:table-cell office:value-type="float" office:value="200" calcext:value-type="float">
            <text:p>200</text:p>
          </table:table-cell>
          <table:table-cell office:value-type="float" office:value="5100.675781" calcext:value-type="float">
            <text:p>5100,675781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367.2867269" calcext:value-type="float">
            <text:p>1367,2867269</text:p>
          </table:table-cell>
          <table:table-cell table:style-name="ce1" table:formula="of:=AVERAGE([C9.C5:.C34])" office:value-type="float" office:value="73.6333333333333" calcext:value-type="float">
            <text:p>73,6333333333</text:p>
          </table:table-cell>
          <table:table-cell table:style-name="ce15" table:formula="of:=AVERAGE([C9.D5:.D34])" office:value-type="float" office:value="12760.7811034667" calcext:value-type="float">
            <text:p>12760,781103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22.0638631" calcext:value-type="float">
            <text:p>1422,0638631</text:p>
          </table:table-cell>
          <table:table-cell table:style-name="ce1" table:formula="of:=AVERAGE([C9.G5:.G34])" office:value-type="float" office:value="74.5666666666667" calcext:value-type="float">
            <text:p>74,5666666667</text:p>
          </table:table-cell>
          <table:table-cell table:style-name="ce15" table:formula="of:=AVERAGE([C9.H5:.H34])" office:value-type="float" office:value="14195.3918620333" calcext:value-type="float">
            <text:p>14195,3918620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358.91110033333" calcext:value-type="float">
            <text:p>1358,9111003333</text:p>
          </table:table-cell>
          <table:table-cell table:style-name="ce1" table:formula="of:=AVERAGE([C9.K5:.K34])" office:value-type="float" office:value="75.3" calcext:value-type="float">
            <text:p>75,3</text:p>
          </table:table-cell>
          <table:table-cell table:style-name="ce15" table:formula="of:=AVERAGE([C9.L5:.L34])" office:value-type="float" office:value="13714.4765706333" calcext:value-type="float">
            <text:p>13714,476570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372.25017486667" calcext:value-type="float">
            <text:p>1372,2501748667</text:p>
          </table:table-cell>
          <table:table-cell table:style-name="ce1" table:formula="of:=AVERAGE([C9.O5:.O34])" office:value-type="float" office:value="74.5666666666667" calcext:value-type="float">
            <text:p>74,5666666667</text:p>
          </table:table-cell>
          <table:table-cell table:style-name="ce15" table:formula="of:=AVERAGE([C9.P5:.P34])" office:value-type="float" office:value="12518.8651692667" calcext:value-type="float">
            <text:p>12518,865169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430.16632893333" calcext:value-type="float">
            <text:p>1430,1663289333</text:p>
          </table:table-cell>
          <table:table-cell table:style-name="ce1" table:formula="of:=AVERAGE([C9.S5:.S34])" office:value-type="float" office:value="27.9666666666667" calcext:value-type="float">
            <text:p>27,9666666667</text:p>
          </table:table-cell>
          <table:table-cell table:style-name="ce15" table:formula="of:=AVERAGE([C9.T5:.T34])" office:value-type="float" office:value="11615.1718953667" calcext:value-type="float">
            <text:p>11615,171895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1395.8760946" calcext:value-type="float">
            <text:p>1395,8760946</text:p>
          </table:table-cell>
          <table:table-cell table:style-name="ce1" table:formula="of:=AVERAGE([C9.W5:.W34])" office:value-type="float" office:value="71.9666666666667" calcext:value-type="float">
            <text:p>71,9666666667</text:p>
          </table:table-cell>
          <table:table-cell table:style-name="ce15" table:formula="of:=AVERAGE([C9.X5:.X34])" office:value-type="float" office:value="12644.0866861333" calcext:value-type="float">
            <text:p>12644,086686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403.32566733333" calcext:value-type="float">
            <text:p>1403,3256673333</text:p>
          </table:table-cell>
          <table:table-cell table:style-name="ce1" table:formula="of:=AVERAGE([C9.AA5:.AA34])" office:value-type="float" office:value="70.1333333333333" calcext:value-type="float">
            <text:p>70,1333333333</text:p>
          </table:table-cell>
          <table:table-cell table:style-name="ce15" table:formula="of:=AVERAGE([C9.AB5:.AB34])" office:value-type="float" office:value="13646.3622233" calcext:value-type="float">
            <text:p>13646,36222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1411.27763666667" calcext:value-type="float">
            <text:p>1411,2776366667</text:p>
          </table:table-cell>
          <table:table-cell table:style-name="ce1" table:formula="of:=AVERAGE([C9.AE5:.AE34])" office:value-type="float" office:value="70.8666666666667" calcext:value-type="float">
            <text:p>70,8666666667</text:p>
          </table:table-cell>
          <table:table-cell table:style-name="ce15" table:formula="of:=AVERAGE([C9.AF5:.AF34])" office:value-type="float" office:value="12607.4332681667" calcext:value-type="float">
            <text:p>12607,433268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1387.55384726667" calcext:value-type="float">
            <text:p>1387,5538472667</text:p>
          </table:table-cell>
          <table:table-cell table:style-name="ce1" table:formula="of:=AVERAGE([C9.AI5:.AI34])" office:value-type="float" office:value="70.8333333333333" calcext:value-type="float">
            <text:p>70,8333333333</text:p>
          </table:table-cell>
          <table:table-cell table:style-name="ce15" table:formula="of:=AVERAGE([C9.AJ5:.AJ34])" office:value-type="float" office:value="12125.3069173333" calcext:value-type="float">
            <text:p>12125,3069173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0.253479" calcext:value-type="float">
            <text:p>1360,253479</text:p>
          </table:table-cell>
          <table:table-cell table:style-name="ce1" table:formula="of:=MEDIAN([C9.C5:.C34])" office:value-type="float" office:value="20.5" calcext:value-type="float">
            <text:p>20,5</text:p>
          </table:table-cell>
          <table:table-cell table:style-name="ce15" table:formula="of:=MEDIAN([C9.D5:.D34])" office:value-type="float" office:value="12977.5981445" calcext:value-type="float">
            <text:p>12977,59814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404.570984" calcext:value-type="float">
            <text:p>1404,570984</text:p>
          </table:table-cell>
          <table:table-cell table:style-name="ce1" table:formula="of:=MEDIAN([C9.G5:.G34])" office:value-type="float" office:value="20.5" calcext:value-type="float">
            <text:p>20,5</text:p>
          </table:table-cell>
          <table:table-cell table:style-name="ce15" table:formula="of:=MEDIAN([C9.H5:.H34])" office:value-type="float" office:value="13566.595215" calcext:value-type="float">
            <text:p>13566,59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329.257019" calcext:value-type="float">
            <text:p>1329,257019</text:p>
          </table:table-cell>
          <table:table-cell table:style-name="ce1" table:formula="of:=MEDIAN([C9.K5:.K34])" office:value-type="float" office:value="17.5" calcext:value-type="float">
            <text:p>17,5</text:p>
          </table:table-cell>
          <table:table-cell table:style-name="ce15" table:formula="of:=MEDIAN([C9.L5:.L34])" office:value-type="float" office:value="13501.126465" calcext:value-type="float">
            <text:p>13501,12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331.6905515" calcext:value-type="float">
            <text:p>1331,6905515</text:p>
          </table:table-cell>
          <table:table-cell table:style-name="ce1" table:formula="of:=MEDIAN([C9.O5:.O34])" office:value-type="float" office:value="22" calcext:value-type="float">
            <text:p>22</text:p>
          </table:table-cell>
          <table:table-cell table:style-name="ce15" table:formula="of:=MEDIAN([C9.P5:.P34])" office:value-type="float" office:value="11348.55957" calcext:value-type="float">
            <text:p>11348,55957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430.242004" calcext:value-type="float">
            <text:p>1430,242004</text:p>
          </table:table-cell>
          <table:table-cell table:style-name="ce1" table:formula="of:=MEDIAN([C9.S5:.S34])" office:value-type="float" office:value="18" calcext:value-type="float">
            <text:p>18</text:p>
          </table:table-cell>
          <table:table-cell table:style-name="ce15" table:formula="of:=MEDIAN([C9.T5:.T34])" office:value-type="float" office:value="11693.1796875" calcext:value-type="float">
            <text:p>11693,17968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1361.1940305" calcext:value-type="float">
            <text:p>1361,1940305</text:p>
          </table:table-cell>
          <table:table-cell table:style-name="ce1" table:formula="of:=MEDIAN([C9.W5:.W34])" office:value-type="float" office:value="16.5" calcext:value-type="float">
            <text:p>16,5</text:p>
          </table:table-cell>
          <table:table-cell table:style-name="ce15" table:formula="of:=MEDIAN([C9.X5:.X34])" office:value-type="float" office:value="11995.9521485" calcext:value-type="float">
            <text:p>11995,95214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365.434021" calcext:value-type="float">
            <text:p>1365,434021</text:p>
          </table:table-cell>
          <table:table-cell table:style-name="ce1" table:formula="of:=MEDIAN([C9.AA5:.AA34])" office:value-type="float" office:value="22" calcext:value-type="float">
            <text:p>22</text:p>
          </table:table-cell>
          <table:table-cell table:style-name="ce15" table:formula="of:=MEDIAN([C9.AB5:.AB34])" office:value-type="float" office:value="12958.229004" calcext:value-type="float">
            <text:p>12958,229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1404.36853" calcext:value-type="float">
            <text:p>1404,36853</text:p>
          </table:table-cell>
          <table:table-cell table:style-name="ce1" table:formula="of:=MEDIAN([C9.AE5:.AE34])" office:value-type="float" office:value="20.5" calcext:value-type="float">
            <text:p>20,5</text:p>
          </table:table-cell>
          <table:table-cell table:style-name="ce15" table:formula="of:=MEDIAN([C9.AF5:.AF34])" office:value-type="float" office:value="12073.876465" calcext:value-type="float">
            <text:p>12073,87646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1348.095947" calcext:value-type="float">
            <text:p>1348,095947</text:p>
          </table:table-cell>
          <table:table-cell table:style-name="ce1" table:formula="of:=MEDIAN([C9.AI5:.AI34])" office:value-type="float" office:value="15.5" calcext:value-type="float">
            <text:p>15,5</text:p>
          </table:table-cell>
          <table:table-cell table:style-name="ce15" table:formula="of:=MEDIAN([C9.AJ5:.AJ34])" office:value-type="float" office:value="8850.0517575" calcext:value-type="float">
            <text:p>8850,051757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9.897290785512" calcext:value-type="float">
            <text:p>149,8972907855</text:p>
          </table:table-cell>
          <table:table-cell table:style-name="ce11" table:formula="of:=STDEV([C9.C5:.C34])" office:value-type="float" office:value="90.9651253117837" calcext:value-type="float">
            <text:p>90,9651253118</text:p>
          </table:table-cell>
          <table:table-cell table:style-name="ce16" table:formula="of:=STDEV([C9.D5:.D34])" office:value-type="float" office:value="5987.38320348168" calcext:value-type="float">
            <text:p>5987,383203481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201.66780046262" calcext:value-type="float">
            <text:p>201,6678004626</text:p>
          </table:table-cell>
          <table:table-cell table:style-name="ce11" table:formula="of:=STDEV([C9.G5:.G34])" office:value-type="float" office:value="93.0278724763243" calcext:value-type="float">
            <text:p>93,0278724763</text:p>
          </table:table-cell>
          <table:table-cell table:style-name="ce16" table:formula="of:=STDEV([C9.H5:.H34])" office:value-type="float" office:value="6651.55726624951" calcext:value-type="float">
            <text:p>6651,557266249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205.564229666964" calcext:value-type="float">
            <text:p>205,564229667</text:p>
          </table:table-cell>
          <table:table-cell table:style-name="ce11" table:formula="of:=STDEV([C9.K5:.K34])" office:value-type="float" office:value="95.2901738973086" calcext:value-type="float">
            <text:p>95,2901738973</text:p>
          </table:table-cell>
          <table:table-cell table:style-name="ce16" table:formula="of:=STDEV([C9.L5:.L34])" office:value-type="float" office:value="6417.6595070381" calcext:value-type="float">
            <text:p>6417,65950703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213.359525612227" calcext:value-type="float">
            <text:p>213,3595256122</text:p>
          </table:table-cell>
          <table:table-cell table:style-name="ce11" table:formula="of:=STDEV([C9.O5:.O34])" office:value-type="float" office:value="87.9842005148077" calcext:value-type="float">
            <text:p>87,9842005148</text:p>
          </table:table-cell>
          <table:table-cell table:style-name="ce16" table:formula="of:=STDEV([C9.P5:.P34])" office:value-type="float" office:value="5496.5572972747" calcext:value-type="float">
            <text:p>5496,557297274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261.988819495948" calcext:value-type="float">
            <text:p>261,9888194959</text:p>
          </table:table-cell>
          <table:table-cell table:style-name="ce11" table:formula="of:=STDEV([C9.S5:.S34])" office:value-type="float" office:value="28.1148915423265" calcext:value-type="float">
            <text:p>28,1148915423</text:p>
          </table:table-cell>
          <table:table-cell table:style-name="ce16" table:formula="of:=STDEV([C9.T5:.T34])" office:value-type="float" office:value="7924.55264870922" calcext:value-type="float">
            <text:p>7924,552648709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232.728703690645" calcext:value-type="float">
            <text:p>232,7287036906</text:p>
          </table:table-cell>
          <table:table-cell table:style-name="ce11" table:formula="of:=STDEV([C9.W5:.W34])" office:value-type="float" office:value="90.0618497567599" calcext:value-type="float">
            <text:p>90,0618497568</text:p>
          </table:table-cell>
          <table:table-cell table:style-name="ce16" table:formula="of:=STDEV([C9.X5:.X34])" office:value-type="float" office:value="5963.9578111841" calcext:value-type="float">
            <text:p>5963,957811184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84.783991497671" calcext:value-type="float">
            <text:p>184,7839914977</text:p>
          </table:table-cell>
          <table:table-cell table:style-name="ce11" table:formula="of:=STDEV([C9.AA5:.AA34])" office:value-type="float" office:value="86.8878521461701" calcext:value-type="float">
            <text:p>86,8878521462</text:p>
          </table:table-cell>
          <table:table-cell table:style-name="ce16" table:formula="of:=STDEV([C9.AB5:.AB34])" office:value-type="float" office:value="6990.13320464773" calcext:value-type="float">
            <text:p>6990,133204647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229.975535068024" calcext:value-type="float">
            <text:p>229,975535068</text:p>
          </table:table-cell>
          <table:table-cell table:style-name="ce11" table:formula="of:=STDEV([C9.AE5:.AE34])" office:value-type="float" office:value="88.4142808457506" calcext:value-type="float">
            <text:p>88,4142808458</text:p>
          </table:table-cell>
          <table:table-cell table:style-name="ce16" table:formula="of:=STDEV([C9.AF5:.AF34])" office:value-type="float" office:value="5967.45402816779" calcext:value-type="float">
            <text:p>5967,45402816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282.498802660418" calcext:value-type="float">
            <text:p>282,4988026604</text:p>
          </table:table-cell>
          <table:table-cell table:style-name="ce11" table:formula="of:=STDEV([C9.AI5:.AI34])" office:value-type="float" office:value="87.8451157880511" calcext:value-type="float">
            <text:p>87,8451157881</text:p>
          </table:table-cell>
          <table:table-cell table:style-name="ce16" table:formula="of:=STDEV([C9.AJ5:.AJ34])" office:value-type="float" office:value="6485.84099204287" calcext:value-type="float">
            <text:p>6485,840992042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1394.30127111111" calcext:value-type="float">
            <text:p>1394,3012711111</text:p>
          </table:table-cell>
          <table:table-cell table:formula="of:=STDEV([.B5:.B34];[.F5:.F34];[.J5:.J34];[.N5:.N34];[.R5:.R34];[.V5:.V34];[.Z5:.Z34];[.AD5:.AD34];[.AH5:.AH34])" office:value-type="float" office:value="219.194929608795" calcext:value-type="float">
            <text:p>219,1949296088</text:p>
          </table:table-cell>
          <table:table-cell table:style-name="Default" table:formula="of:=COUNT([.B5:.B34];[.F5:.F34];[.J5:.J34];[.N5:.N34];[.R5:.R34];[.V5:.V34];[.Z5:.Z34];[.AD5:.AD34];[.AH5:.AH34])" office:value-type="float" office:value="270" calcext:value-type="float">
            <text:p>270</text:p>
          </table:table-cell>
          <table:table-cell table:style-name="Default" table:formula="of:=2*[.C40]/SQRT([.D40])" office:value-type="float" office:value="26.679557208332" calcext:value-type="float">
            <text:p>26,679557208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67.7592592592593" calcext:value-type="float">
            <text:p>67,7592592593</text:p>
          </table:table-cell>
          <table:table-cell table:formula="of:=STDEV([.C5:.C34];[.G5:.G34];[.K5:.K34];[.O5:.O34];[.S5:.S34];[.W5:.W34];[.AA5:.AA34];[.AE5:.AE34];[.AI5:.AI34])" office:value-type="float" office:value="85.3729920782969" calcext:value-type="float">
            <text:p>85,3729920783</text:p>
          </table:table-cell>
          <table:table-cell table:style-name="ce17" table:formula="of:=COUNT([.C5:.C34];[.G5:.G34];[.K5:.K34];[.O5:.O34];[.S5:.S34];[.W5:.W34];[.AA5:.AA34];[.AE5:.AE34];[.AI5:.AI34])" office:value-type="float" office:value="270" calcext:value-type="float">
            <text:p>270</text:p>
          </table:table-cell>
          <table:table-cell table:style-name="Default" table:formula="of:=2*[.C41]/SQRT([.D41])" office:value-type="float" office:value="10.3912696806651" calcext:value-type="float">
            <text:p>10,391269680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12869.7639661889" calcext:value-type="float">
            <text:p>12869,7639661889</text:p>
          </table:table-cell>
          <table:table-cell table:formula="of:=STDEV([.D5:.D34];[.H5:.H34];[.L5:.L34];[.P5:.P34];[.T5:.T34];[.X5:.X34];[.AB5:.AB34];[.AF5:.AF34];[.AJ5:.AJ34])" office:value-type="float" office:value="6417.68082842709" calcext:value-type="float">
            <text:p>6417,6808284271</text:p>
          </table:table-cell>
          <table:table-cell table:style-name="Default" table:formula="of:=COUNT([.D5:.D34];[.H5:.H34];[.L5:.L34];[.P5:.P34];[.T5:.T34];[.X5:.X34];[.AB5:.AB34];[.AF5:.AF34];[.AJ5:.AJ34])" office:value-type="float" office:value="270" calcext:value-type="float">
            <text:p>270</text:p>
          </table:table-cell>
          <table:table-cell table:style-name="Default" table:formula="of:=2*[.C42]/SQRT([.D42])" office:value-type="float" office:value="781.135234799546" calcext:value-type="float">
            <text:p>781,135234799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4.71mm" svg:y="54.97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5.46mm" svg:y="147.69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0.14mm" svg:y="55.19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159.99mm" svg:height="89.99mm" svg:x="169.95mm" svg:y="147.01mm">
            <loext:p draw:notify-on-update-of-ranges="'Data Overview'.A4:'Data Overview'.A12 'Data Overview'.N4:'Data Overview'.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1" table:default-cell-style-name="ce34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2" table:default-cell-style-name="ce57"/>
        <table:table-column table:style-name="co15" table:default-cell-style-name="ce57"/>
        <table:table-column table:style-name="co12" table:default-cell-style-name="ce61"/>
        <table:table-column table:style-name="co5" table:default-cell-style-name="ce65"/>
        <table:table-column table:style-name="co5" table:default-cell-style-name="ce67"/>
        <table:table-column table:style-name="co5" table:number-columns-repeated="2" table:default-cell-style-name="ce61"/>
        <table:table-column table:style-name="co5" table:number-columns-repeated="3" table:default-cell-style-name="ce69"/>
        <table:table-row table:style-name="ro2">
          <table:table-cell table:style-name="ce53" office:value-type="string" calcext:value-type="string" table:number-columns-spanned="14" table:number-rows-spanned="1">
            <text:p>RANDOM WAY POINT</text:p>
          </table:table-cell>
          <table:covered-table-cell table:number-columns-repeated="13" table:style-name="Default"/>
        </table:table-row>
        <table:table-row table:style-name="ro1">
          <table:table-cell table:style-name="ce54" office:value-type="string" calcext:value-type="string" table:number-columns-spanned="1" table:number-rows-spanned="2">
            <text:p>Number or UAVs</text:p>
          </table:table-cell>
          <table:table-cell table:style-name="ce52" office:value-type="string" calcext:value-type="string" table:number-columns-spanned="2" table:number-rows-spanned="1">
            <text:p>Initialization time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Number of stalls</text:p>
          </table:table-cell>
          <table:covered-table-cell table:style-name="ce59"/>
          <table:table-cell table:style-name="ce52" office:value-type="string" calcext:value-type="string" table:number-columns-spanned="2" table:number-rows-spanned="1">
            <text:p>Stall time</text:p>
          </table:table-cell>
          <table:covered-table-cell table:style-name="ce59"/>
          <table:table-cell table:style-name="ce63" office:value-type="string" calcext:value-type="string" table:number-columns-spanned="7" table:number-rows-spanned="1">
            <text:p>MOS</text:p>
          </table:table-cell>
          <table:covered-table-cell table:number-columns-repeated="4" table:style-name="ce63"/>
          <table:covered-table-cell table:number-columns-repeated="2" table:style-name="ce40"/>
        </table:table-row>
        <table:table-row table:style-name="ro1">
          <table:covered-table-cell/>
          <table:table-cell table:style-name="ce56" office:value-type="string" calcext:value-type="string">
            <text:p>Avg</text:p>
          </table:table-cell>
          <table:table-cell table:style-name="ce60" office:value-type="string" calcext:value-type="string">
            <text:p>Std error</text:p>
          </table:table-cell>
          <table:table-cell table:style-name="ce56" office:value-type="string" calcext:value-type="string">
            <text:p>Avg</text:p>
          </table:table-cell>
          <table:table-cell table:style-name="ce60" office:value-type="string" calcext:value-type="string">
            <text:p>Std error</text:p>
          </table:table-cell>
          <table:table-cell table:style-name="ce56" office:value-type="string" calcext:value-type="string">
            <text:p>Avg</text:p>
          </table:table-cell>
          <table:table-cell table:style-name="ce60" office:value-type="string" calcext:value-type="string">
            <text:p>Std error</text:p>
          </table:table-cell>
          <table:table-cell table:style-name="ce64" office:value-type="string" calcext:value-type="string">
            <text:p>Q_ini</text:p>
          </table:table-cell>
          <table:table-cell table:style-name="ce64" office:value-type="string" calcext:value-type="string">
            <text:p>Lambda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b</text:p>
          </table:table-cell>
          <table:table-cell table:style-name="ce64" office:value-type="string" calcext:value-type="string">
            <text:p>c</text:p>
          </table:table-cell>
          <table:table-cell table:style-name="ce64" office:value-type="string" calcext:value-type="string">
            <text:p>MOS2</text:p>
          </table:table-cell>
          <table:table-cell table:style-name="ce64" office:value-type="string" calcext:value-type="string">
            <text:p>MOS_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214.6157613" calcext:value-type="float">
            <text:p>1214,615761</text:p>
          </table:table-cell>
          <table:table-cell table:formula="of:=[C1.E40]" office:value-type="float" office:value="61.8429555334588" calcext:value-type="float">
            <text:p>61,842956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1105710069144" calcext:value-type="float">
            <text:p>4,21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71" table:formula="of:=IF([.D4]&gt;6;1;[.$J4]*(EXP(1)^(-[.$K4]*[.$D4]))+[.$L4])" office:value-type="float" office:value="5.003682983" calcext:value-type="float">
            <text:p>5,003682983</text:p>
          </table:table-cell>
          <table:table-cell table:style-name="ce71" table:formula="of:=ROUND((MIN([.$H4];[.$M4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213.8852651" calcext:value-type="float">
            <text:p>1213,885265</text:p>
          </table:table-cell>
          <table:table-cell table:formula="of:=[C2.E40]" office:value-type="float" office:value="73.0866209741533" calcext:value-type="float">
            <text:p>73,086621</text:p>
          </table:table-cell>
          <table:table-cell table:formula="of:=[C2.$B$41]" office:value-type="float" office:value="0.25" calcext:value-type="float">
            <text:p>0,250000</text:p>
          </table:table-cell>
          <table:table-cell table:formula="of:=[C2.$E$41]" office:value-type="float" office:value="0.12235910841629" calcext:value-type="float">
            <text:p>0,122359</text:p>
          </table:table-cell>
          <table:table-cell table:formula="of:=[C2.$B$42]" office:value-type="float" office:value="16.3794662" calcext:value-type="float">
            <text:p>16,379466</text:p>
          </table:table-cell>
          <table:table-cell table:formula="of:=[C2.$E$42]" office:value-type="float" office:value="15.2194133342215" calcext:value-type="float">
            <text:p>15,219413</text:p>
          </table:table-cell>
          <table:table-cell table:formula="of:=-0.963*LOG10(([.B5]/1000)+5.381)+5" office:value-type="float" office:value="4.21110342375393" calcext:value-type="float">
            <text:p>4,21</text:p>
          </table:table-cell>
          <table:table-cell table:formula="of:=([.F5]/1000)/([.F5]/1000+60)" office:value-type="float" office:value="0.00027291659952971" calcext:value-type="float">
            <text:p>0,0002729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4.47904880344451" calcext:value-type="float">
            <text:p>4,4790488034</text:p>
          </table:table-cell>
          <table:table-cell table:formula="of:=ROUND((MIN([.$H5];[.$M5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219.77256672222" calcext:value-type="float">
            <text:p>1219,772567</text:p>
          </table:table-cell>
          <table:table-cell table:formula="of:=[C3.E40]" office:value-type="float" office:value="48.2743671528239" calcext:value-type="float">
            <text:p>48,274367</text:p>
          </table:table-cell>
          <table:table-cell table:formula="of:=[C3.$B$41]" office:value-type="float" office:value="2.01111111111111" calcext:value-type="float">
            <text:p>2,011111</text:p>
          </table:table-cell>
          <table:table-cell table:formula="of:=[C3.$E$41]" office:value-type="float" office:value="0.87209160341017" calcext:value-type="float">
            <text:p>0,872092</text:p>
          </table:table-cell>
          <table:table-cell table:formula="of:=[C3.$B$42]" office:value-type="float" office:value="174.624198188889" calcext:value-type="float">
            <text:p>174,624198</text:p>
          </table:table-cell>
          <table:table-cell table:formula="of:=[C3.$E$42]" office:value-type="float" office:value="57.9190799946062" calcext:value-type="float">
            <text:p>57,919080</text:p>
          </table:table-cell>
          <table:table-cell table:formula="of:=-0.963*LOG10(([.B6]/1000)+5.381)+5" office:value-type="float" office:value="4.21073023730638" calcext:value-type="float">
            <text:p>4,21</text:p>
          </table:table-cell>
          <table:table-cell table:formula="of:=([.F6]/1000)/([.F6]/1000+60)" office:value-type="float" office:value="0.00290195743663896" calcext:value-type="float">
            <text:p>0,0029020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2.63740398863999" calcext:value-type="float">
            <text:p>2,6374039886</text:p>
          </table:table-cell>
          <table:table-cell table:formula="of:=ROUND((MIN([.$H6];[.$M6])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251.03436938333" calcext:value-type="float">
            <text:p>1251,034369</text:p>
          </table:table-cell>
          <table:table-cell table:formula="of:=[C4.E40]" office:value-type="float" office:value="40.8356669731202" calcext:value-type="float">
            <text:p>40,835667</text:p>
          </table:table-cell>
          <table:table-cell table:formula="of:=[C4.$B$41]" office:value-type="float" office:value="6.6" calcext:value-type="float">
            <text:p>6,600000</text:p>
          </table:table-cell>
          <table:table-cell table:formula="of:=[C4.$E$41]" office:value-type="float" office:value="2.57050714894962" calcext:value-type="float">
            <text:p>2,570507</text:p>
          </table:table-cell>
          <table:table-cell table:formula="of:=[C4.$B$42]" office:value-type="float" office:value="448.369001933333" calcext:value-type="float">
            <text:p>448,369002</text:p>
          </table:table-cell>
          <table:table-cell table:formula="of:=[C4.$E$42]" office:value-type="float" office:value="113.846115428678" calcext:value-type="float">
            <text:p>113,846115</text:p>
          </table:table-cell>
          <table:table-cell table:formula="of:=-0.963*LOG10(([.B7]/1000)+5.381)+5" office:value-type="float" office:value="4.20875416221869" calcext:value-type="float">
            <text:p>4,21</text:p>
          </table:table-cell>
          <table:table-cell table:formula="of:=([.F7]/1000)/([.F7]/1000+60)" office:value-type="float" office:value="0.00741738791858872" calcext:value-type="float">
            <text:p>0,0074174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1" calcext:value-type="float">
            <text:p>1</text:p>
          </table:table-cell>
          <table:table-cell table:formula="of:=ROUND((MIN([.$H7];[.$M7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1290.6120829" calcext:value-type="float">
            <text:p>1290,612083</text:p>
          </table:table-cell>
          <table:table-cell table:formula="of:=[C5.E40]" office:value-type="float" office:value="29.5056697375797" calcext:value-type="float">
            <text:p>29,505670</text:p>
          </table:table-cell>
          <table:table-cell table:formula="of:=[C5.$B$41]" office:value-type="float" office:value="14.6333333333333" calcext:value-type="float">
            <text:p>14,633333</text:p>
          </table:table-cell>
          <table:table-cell table:formula="of:=[C5.$E$41]" office:value-type="float" office:value="2.17430894504807" calcext:value-type="float">
            <text:p>2,174309</text:p>
          </table:table-cell>
          <table:table-cell table:formula="of:=[C5.$B$42]" office:value-type="float" office:value="2243.2503835" calcext:value-type="float">
            <text:p>2243,250384</text:p>
          </table:table-cell>
          <table:table-cell table:formula="of:=[C5.$E$42]" office:value-type="float" office:value="99.6344918091429" calcext:value-type="float">
            <text:p>99,634492</text:p>
          </table:table-cell>
          <table:table-cell table:formula="of:=-0.963*LOG10(([.B8]/1000)+5.381)+5" office:value-type="float" office:value="4.20626575254514" calcext:value-type="float">
            <text:p>4,21</text:p>
          </table:table-cell>
          <table:table-cell table:formula="of:=([.F8]/1000)/([.F8]/1000+60)" office:value-type="float" office:value="0.0360400584750738" calcext:value-type="float">
            <text:p>0,0360401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1281.60417072778" calcext:value-type="float">
            <text:p>1281,604171</text:p>
          </table:table-cell>
          <table:table-cell table:formula="of:=[C6.E40]" office:value-type="float" office:value="32.1842906271872" calcext:value-type="float">
            <text:p>32,184291</text:p>
          </table:table-cell>
          <table:table-cell table:formula="of:=[C6.$B$41]" office:value-type="float" office:value="14.8444444444444" calcext:value-type="float">
            <text:p>14,844444</text:p>
          </table:table-cell>
          <table:table-cell table:formula="of:=[C6.$E$41]" office:value-type="float" office:value="4.32117826030688" calcext:value-type="float">
            <text:p>4,321178</text:p>
          </table:table-cell>
          <table:table-cell table:formula="of:=[C6.$B$42]" office:value-type="float" office:value="2261.52340338889" calcext:value-type="float">
            <text:p>2261,523403</text:p>
          </table:table-cell>
          <table:table-cell table:formula="of:=[C6.$E$42]" office:value-type="float" office:value="353.444789986779" calcext:value-type="float">
            <text:p>353,444790</text:p>
          </table:table-cell>
          <table:table-cell table:formula="of:=-0.963*LOG10(([.B9]/1000)+5.381)+5" office:value-type="float" office:value="4.20683081611527" calcext:value-type="float">
            <text:p>4,21</text:p>
          </table:table-cell>
          <table:table-cell table:formula="of:=([.F9]/1000)/([.F9]/1000+60)" office:value-type="float" office:value="0.0363229693037963" calcext:value-type="float">
            <text:p>0,0363230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1047.81846106667" calcext:value-type="float">
            <text:p>1047,818461</text:p>
          </table:table-cell>
          <table:table-cell table:formula="of:=[C7.E40]" office:value-type="float" office:value="22.6610558746442" calcext:value-type="float">
            <text:p>22,661056</text:p>
          </table:table-cell>
          <table:table-cell table:formula="of:=[C7.$B$41]" office:value-type="float" office:value="24.4714285714286" calcext:value-type="float">
            <text:p>24,471429</text:p>
          </table:table-cell>
          <table:table-cell table:formula="of:=[C7.$E$41]" office:value-type="float" office:value="6.09611127403608" calcext:value-type="float">
            <text:p>6,096111</text:p>
          </table:table-cell>
          <table:table-cell table:formula="of:=[C7.$B$42]" office:value-type="float" office:value="1771.90411505714" calcext:value-type="float">
            <text:p>1771,904115</text:p>
          </table:table-cell>
          <table:table-cell table:formula="of:=[C7.$E$42]" office:value-type="float" office:value="266.060190872936" calcext:value-type="float">
            <text:p>266,060191</text:p>
          </table:table-cell>
          <table:table-cell table:formula="of:=-0.963*LOG10(([.B10]/1000)+5.381)+5" office:value-type="float" office:value="4.22176969080639" calcext:value-type="float">
            <text:p>4,22</text:p>
          </table:table-cell>
          <table:table-cell table:formula="of:=([.F10]/1000)/([.F10]/1000+60)" office:value-type="float" office:value="0.0286846283992925" calcext:value-type="float">
            <text:p>0,0286846</text:p>
          </table:table-cell>
          <table:table-cell table:formula="of:=IF([.I10]&lt;0.05;3.012682983;IF([.I10]&lt;0.1;3.098391523;IF([.I10]&lt;0.2;3.190341904;IF([.I10]&lt;0.5;3.248113258;3.302343627))))" office:value-type="float" office:value="3.012682983" calcext:value-type="float">
            <text:p>3,012683</text:p>
          </table:table-cell>
          <table:table-cell table:formula="of:=IF([.$I10]&lt;0.05;0.765328992;IF([.$I10]&lt;0.1;0.994413063;IF([.$I10]&lt;0.2;1.520322299;IF([.$I10]&lt;0.5;1.69389348;1.888050118))))" office:value-type="float" office:value="0.765328992" calcext:value-type="float">
            <text:p>0,765329</text:p>
          </table:table-cell>
          <table:table-cell table:formula="of:=IF([.$I10]&lt;0.05;1.991;IF([.$I10]&lt;0.1;1.901;IF([.$I10]&lt;0.2;1.810138616;IF([.$I10]&lt;0.5;1.751982415;1.697472392))))" office:value-type="float" office:value="1.991" calcext:value-type="float">
            <text:p>1,991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1058.5454437125" calcext:value-type="float">
            <text:p>1058,545444</text:p>
          </table:table-cell>
          <table:table-cell table:formula="of:=[C8.E40]" office:value-type="float" office:value="25.5374328337506" calcext:value-type="float">
            <text:p>25,537433</text:p>
          </table:table-cell>
          <table:table-cell table:formula="of:=[C8.$B$41]" office:value-type="float" office:value="47.5666666666667" calcext:value-type="float">
            <text:p>47,566667</text:p>
          </table:table-cell>
          <table:table-cell table:formula="of:=[C8.$E$41]" office:value-type="float" office:value="8.1067964553216" calcext:value-type="float">
            <text:p>8,106796</text:p>
          </table:table-cell>
          <table:table-cell table:formula="of:=[C8.$B$42]" office:value-type="float" office:value="3483.3234767875" calcext:value-type="float">
            <text:p>3483,323477</text:p>
          </table:table-cell>
          <table:table-cell table:formula="of:=[C8.$E$42]" office:value-type="float" office:value="413.189006862841" calcext:value-type="float">
            <text:p>413,189007</text:p>
          </table:table-cell>
          <table:table-cell table:formula="of:=-0.963*LOG10(([.B11]/1000)+5.381)+5" office:value-type="float" office:value="4.22107243050568" calcext:value-type="float">
            <text:p>4,22</text:p>
          </table:table-cell>
          <table:table-cell table:formula="of:=([.F11]/1000)/([.F11]/1000+60)" office:value-type="float" office:value="0.0548698978883985" calcext:value-type="float">
            <text:p>0,0548699</text:p>
          </table:table-cell>
          <table:table-cell table:formula="of:=IF([.I11]&lt;0.05;3.012682983;IF([.I11]&lt;0.1;3.098391523;IF([.I11]&lt;0.2;3.190341904;IF([.I11]&lt;0.5;3.248113258;3.302343627))))" office:value-type="float" office:value="3.098391523" calcext:value-type="float">
            <text:p>3,098392</text:p>
          </table:table-cell>
          <table:table-cell table:formula="of:=IF([.$I11]&lt;0.05;0.765328992;IF([.$I11]&lt;0.1;0.994413063;IF([.$I11]&lt;0.2;1.520322299;IF([.$I11]&lt;0.5;1.69389348;1.888050118))))" office:value-type="float" office:value="0.994413063" calcext:value-type="float">
            <text:p>0,994413</text:p>
          </table:table-cell>
          <table:table-cell table:formula="of:=IF([.$I11]&lt;0.05;1.991;IF([.$I11]&lt;0.1;1.901;IF([.$I11]&lt;0.2;1.810138616;IF([.$I11]&lt;0.5;1.751982415;1.697472392))))" office:value-type="float" office:value="1.901" calcext:value-type="float">
            <text:p>1,901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8" table:formula="of:=[C9.B40]" office:value-type="float" office:value="1394.30127111111" calcext:value-type="float">
            <text:p>1394,301271</text:p>
          </table:table-cell>
          <table:table-cell table:style-name="ce58" table:formula="of:=[C9.E40]" office:value-type="float" office:value="26.679557208332" calcext:value-type="float">
            <text:p>26,679557</text:p>
          </table:table-cell>
          <table:table-cell table:style-name="ce58" table:formula="of:=[C9.$B$41]" office:value-type="float" office:value="67.7592592592593" calcext:value-type="float">
            <text:p>67,759259</text:p>
          </table:table-cell>
          <table:table-cell table:style-name="ce58" table:formula="of:=[C9.$E$41]" office:value-type="float" office:value="10.3912696806651" calcext:value-type="float">
            <text:p>10,391270</text:p>
          </table:table-cell>
          <table:table-cell table:style-name="ce58" table:formula="of:=[C9.$B$42]" office:value-type="float" office:value="12869.7639661889" calcext:value-type="float">
            <text:p>12869,763966</text:p>
          </table:table-cell>
          <table:table-cell table:style-name="ce62" table:formula="of:=[C9.$E$42]" office:value-type="float" office:value="781.135234799546" calcext:value-type="float">
            <text:p>781,135235</text:p>
          </table:table-cell>
          <table:table-cell table:style-name="ce66" table:formula="of:=-0.963*LOG10(([.B12]/1000)+5.381)+5" office:value-type="float" office:value="4.19981574726952" calcext:value-type="float">
            <text:p>4,20</text:p>
          </table:table-cell>
          <table:table-cell table:style-name="ce68" table:formula="of:=([.F12]/1000)/([.F12]/1000+60)" office:value-type="float" office:value="0.176613224274479" calcext:value-type="float">
            <text:p>0,1766132</text:p>
          </table:table-cell>
          <table:table-cell table:style-name="ce62" table:formula="of:=IF([.I12]&lt;0.05;3.012682983;IF([.I12]&lt;0.1;3.098391523;IF([.I12]&lt;0.2;3.190341904;IF([.I12]&lt;0.5;3.248113258;3.302343627))))" office:value-type="float" office:value="3.190341904" calcext:value-type="float">
            <text:p>3,190342</text:p>
          </table:table-cell>
          <table:table-cell table:style-name="ce62" table:formula="of:=IF([.$I12]&lt;0.05;0.765328992;IF([.$I12]&lt;0.1;0.994413063;IF([.$I12]&lt;0.2;1.520322299;IF([.$I12]&lt;0.5;1.69389348;1.888050118))))" office:value-type="float" office:value="1.520322299" calcext:value-type="float">
            <text:p>1,520322</text:p>
          </table:table-cell>
          <table:table-cell table:style-name="ce70" table:formula="of:=IF([.$I12]&lt;0.05;1.991;IF([.$I12]&lt;0.1;1.901;IF([.$I12]&lt;0.2;1.810138616;IF([.$I12]&lt;0.5;1.751982415;1.697472392))))" office:value-type="float" office:value="1.810138616" calcext:value-type="float">
            <text:p>1,810138616</text:p>
          </table:table-cell>
          <table:table-cell table:style-name="ce70" table:formula="of:=IF([.D12]&gt;6;1;[.$J12]*(EXP(1)^(-[.$K12]*[.$D12]))+[.$L12])" office:value-type="float" office:value="1" calcext:value-type="float">
            <text:p>1</text:p>
          </table:table-cell>
          <table:table-cell table:style-name="ce70" table:formula="of:=ROUND((MIN([.$H12];[.$M12]));0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6" table:target-range-address="C7.A48:C7.AB97" table:contains-header="false">
          <table:sort>
            <table:sort-by table:field-number="2" table:data-type="automatic"/>
            <table:sort-by table:field-number="6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7:50:09.0370056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4T18:05:12.701264996</dc:date>
    <meta:editing-duration>PT6H19M58S</meta:editing-duration>
    <meta:editing-cycles>44</meta:editing-cycles>
    <meta:document-statistic meta:table-count="10" meta:cell-count="74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plot-area chart:style-name="ch3" table:cell-range-address="'Data Overview'.A4:'Data Overview'.B12" chart:data-source-has-labels="column" svg:x="1.669cm" svg:y="1.274cm" svg:width="14.011cm" svg:height="6.581cm">
          <chartooo:coordinate-region svg:x="2.747cm" svg:y="1.482cm" svg:width="12.829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087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214.6157613">
                <text:p>1214.6157613</text:p>
                <draw:g>
                  <svg:desc>'Data Overview'.B4:'Data Overview'.B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  <table:table-cell office:value-type="float" office:value="61.8429555334588">
                <text:p>61.8429555334588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13.8852651">
                <text:p>1213.8852651</text:p>
              </table:table-cell>
              <table:table-cell office:value-type="float" office:value="73.0866209741533">
                <text:p>73.0866209741533</text:p>
              </table:table-cell>
              <table:table-cell office:value-type="float" office:value="73.0866209741533">
                <text:p>73.08662097415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19.77256672222">
                <text:p>1219.77256672222</text:p>
              </table:table-cell>
              <table:table-cell office:value-type="float" office:value="48.2743671528239">
                <text:p>48.2743671528239</text:p>
              </table:table-cell>
              <table:table-cell office:value-type="float" office:value="48.2743671528239">
                <text:p>48.27436715282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1.03436938333">
                <text:p>1251.03436938333</text:p>
              </table:table-cell>
              <table:table-cell office:value-type="float" office:value="40.8356669731202">
                <text:p>40.8356669731202</text:p>
              </table:table-cell>
              <table:table-cell office:value-type="float" office:value="40.8356669731202">
                <text:p>40.83566697312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0.6120829">
                <text:p>1290.6120829</text:p>
              </table:table-cell>
              <table:table-cell office:value-type="float" office:value="29.5056697375797">
                <text:p>29.5056697375797</text:p>
              </table:table-cell>
              <table:table-cell office:value-type="float" office:value="29.5056697375797">
                <text:p>29.50566973757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81.60417072778">
                <text:p>1281.60417072778</text:p>
              </table:table-cell>
              <table:table-cell office:value-type="float" office:value="32.1842906271872">
                <text:p>32.1842906271872</text:p>
              </table:table-cell>
              <table:table-cell office:value-type="float" office:value="32.1842906271872">
                <text:p>32.18429062718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47.81846106667">
                <text:p>1047.81846106667</text:p>
              </table:table-cell>
              <table:table-cell office:value-type="float" office:value="22.6610558746442">
                <text:p>22.6610558746442</text:p>
              </table:table-cell>
              <table:table-cell office:value-type="float" office:value="22.6610558746442">
                <text:p>22.6610558746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58.5454437125">
                <text:p>1058.5454437125</text:p>
              </table:table-cell>
              <table:table-cell office:value-type="float" office:value="25.5374328337506">
                <text:p>25.5374328337506</text:p>
              </table:table-cell>
              <table:table-cell office:value-type="float" office:value="25.5374328337506">
                <text:p>25.5374328337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94.30127111111">
                <text:p>1394.30127111111</text:p>
              </table:table-cell>
              <table:table-cell office:value-type="float" office:value="26.679557208332">
                <text:p>26.679557208332</text:p>
              </table:table-cell>
              <table:table-cell office:value-type="float" office:value="26.679557208332">
                <text:p>26.679557208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669cm" svg:y="1.274cm" svg:width="14.011cm" svg:height="6.581cm">
          <chartooo:coordinate-region svg:x="2.333cm" svg:y="1.482cm" svg:width="13.242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55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2235910841629">
                <text:p>0.12235910841629</text:p>
              </table:table-cell>
              <table:table-cell office:value-type="float" office:value="0.12235910841629">
                <text:p>0.122359108416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01111111111111">
                <text:p>2.01111111111111</text:p>
              </table:table-cell>
              <table:table-cell office:value-type="float" office:value="0.87209160341017">
                <text:p>0.87209160341017</text:p>
              </table:table-cell>
              <table:table-cell office:value-type="float" office:value="0.87209160341017">
                <text:p>0.872091603410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  <table:table-cell office:value-type="float" office:value="2.57050714894962">
                <text:p>2.57050714894962</text:p>
              </table:table-cell>
              <table:table-cell office:value-type="float" office:value="2.57050714894962">
                <text:p>2.57050714894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2.17430894504807">
                <text:p>2.17430894504807</text:p>
              </table:table-cell>
              <table:table-cell office:value-type="float" office:value="2.17430894504807">
                <text:p>2.174308945048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8444444444444">
                <text:p>14.8444444444444</text:p>
              </table:table-cell>
              <table:table-cell office:value-type="float" office:value="4.32117826030688">
                <text:p>4.32117826030688</text:p>
              </table:table-cell>
              <table:table-cell office:value-type="float" office:value="4.32117826030688">
                <text:p>4.321178260306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.4714285714286">
                <text:p>24.4714285714286</text:p>
              </table:table-cell>
              <table:table-cell office:value-type="float" office:value="6.09611127403608">
                <text:p>6.09611127403608</text:p>
              </table:table-cell>
              <table:table-cell office:value-type="float" office:value="6.09611127403608">
                <text:p>6.09611127403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5666666666667">
                <text:p>47.5666666666667</text:p>
              </table:table-cell>
              <table:table-cell office:value-type="float" office:value="8.1067964553216">
                <text:p>8.1067964553216</text:p>
              </table:table-cell>
              <table:table-cell office:value-type="float" office:value="8.1067964553216">
                <text:p>8.106796455321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.7592592592593">
                <text:p>67.7592592592593</text:p>
              </table:table-cell>
              <table:table-cell office:value-type="float" office:value="10.3912696806651">
                <text:p>10.3912696806651</text:p>
              </table:table-cell>
              <table:table-cell office:value-type="float" office:value="10.3912696806651">
                <text:p>10.3912696806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669cm" svg:y="2.13cm" svg:width="14.011cm" svg:height="5.725cm">
          <chartooo:coordinate-region svg:x="2.747cm" svg:y="2.338cm" svg:width="12.622cm" svg:height="4.853cm"/>
          <chart:axis chart:dimension="x" chart:name="primary-x" chart:style-name="ch5" chartooo:axis-type="auto">
            <chartooo:date-scale/>
            <chart:title svg:x="5.619cm" svg:y="8.035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27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3794662">
                <text:p>16.3794662</text:p>
              </table:table-cell>
              <table:table-cell office:value-type="float" office:value="15.2194133342215">
                <text:p>15.2194133342215</text:p>
              </table:table-cell>
              <table:table-cell office:value-type="float" office:value="15.2194133342215">
                <text:p>15.21941333422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4.624198188889">
                <text:p>174.624198188889</text:p>
              </table:table-cell>
              <table:table-cell office:value-type="float" office:value="57.9190799946062">
                <text:p>57.9190799946062</text:p>
              </table:table-cell>
              <table:table-cell office:value-type="float" office:value="57.9190799946062">
                <text:p>57.9190799946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8.369001933333">
                <text:p>448.369001933333</text:p>
              </table:table-cell>
              <table:table-cell office:value-type="float" office:value="113.846115428678">
                <text:p>113.846115428678</text:p>
              </table:table-cell>
              <table:table-cell office:value-type="float" office:value="113.846115428678">
                <text:p>113.8461154286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3.2503835">
                <text:p>2243.2503835</text:p>
              </table:table-cell>
              <table:table-cell office:value-type="float" office:value="99.6344918091429">
                <text:p>99.6344918091429</text:p>
              </table:table-cell>
              <table:table-cell office:value-type="float" office:value="99.6344918091429">
                <text:p>99.63449180914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1.52340338889">
                <text:p>2261.52340338889</text:p>
              </table:table-cell>
              <table:table-cell office:value-type="float" office:value="353.444789986779">
                <text:p>353.444789986779</text:p>
              </table:table-cell>
              <table:table-cell office:value-type="float" office:value="353.444789986779">
                <text:p>353.4447899867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71.90411505714">
                <text:p>1771.90411505714</text:p>
              </table:table-cell>
              <table:table-cell office:value-type="float" office:value="266.060190872936">
                <text:p>266.060190872936</text:p>
              </table:table-cell>
              <table:table-cell office:value-type="float" office:value="266.060190872936">
                <text:p>266.0601908729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83.3234767875">
                <text:p>3483.3234767875</text:p>
              </table:table-cell>
              <table:table-cell office:value-type="float" office:value="413.189006862841">
                <text:p>413.189006862841</text:p>
              </table:table-cell>
              <table:table-cell office:value-type="float" office:value="413.189006862841">
                <text:p>413.1890068628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869.7639661889">
                <text:p>12869.7639661889</text:p>
              </table:table-cell>
              <table:table-cell office:value-type="float" office:value="781.135234799546">
                <text:p>781.135234799546</text:p>
              </table:table-cell>
              <table:table-cell office:value-type="float" office:value="781.135234799546">
                <text:p>781.135234799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Data Overview'.A4:'Data Overview'.A12 'Data Overview'.N4:'Data Overview'.N12" chart:data-source-has-labels="column" svg:x="0.32cm" svg:y="0.18cm" svg:width="15.36cm" svg:height="8.64cm">
          <chartooo:coordinate-region svg:x="1.073cm" svg:y="0.388cm" svg:width="14.607cm" svg:height="7.768cm"/>
          <chart:axis chart:dimension="x" chart:name="primary-x" chart:style-name="ch3" chartooo:axis-type="auto">
            <chartooo:date-scale/>
            <chart:categories table:cell-range-address="'Data Overview'.A4:'Data Overview'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ata Overview'.N4:'Data Overview'.N1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4">
                <text:p>4</text:p>
                <draw:g>
                  <svg:desc>'Data Overview'.N4:'Data Overview'.N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